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000000300AF0F2D7E12160C44.jpg" manifest:media-type="image/jpeg"/>
  <manifest:file-entry manifest:full-path="Pictures/100002010000041A000002BCED4C369C0C013333.png" manifest:media-type="image/png"/>
  <manifest:file-entry manifest:full-path="Pictures/1000000000000500000002D0846086E84C319FF3.jpg" manifest:media-type="image/jpeg"/>
  <manifest:file-entry manifest:full-path="Pictures/1000000000000500000002D0BD67F78042058C07.jpg" manifest:media-type="image/jpeg"/>
  <manifest:file-entry manifest:full-path="Pictures/10000000000002A3000003847D091C5C02C792AC.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charset="x-symbol"/>
    <style:font-face style:name="Arial" svg:font-family="Arial"/>
    <style:font-face style:name="DejaVu Sans1" svg:font-family="'DejaVu Sans'"/>
    <style:font-face style:name="Droid Sans" svg:font-family="'Droid Sans'"/>
    <style:font-face style:name="Hind" svg:font-family="Hind"/>
    <style:font-face style:name="Montserrat" svg:font-family="Montserrat"/>
    <style:font-face style:name="Playfair Display1" svg:font-family="'Playfair Display'"/>
    <style:font-face style:name="arial" svg:font-family="arial, helvetica"/>
    <style:font-face style:name="F" svg:font-family="" style:font-family-generic="roman"/>
    <style:font-face style:name="Arial Unicode MS1" svg:font-family="'Arial Unicode MS'" style:font-family-generic="swiss"/>
    <style:font-face style:name="Arial1" svg:font-family="Arial" style:font-pitch="variable"/>
    <style:font-face style:name="Arial Unicode MS" svg:font-family="'Arial Unicode MS'" style:font-pitch="variable"/>
    <style:font-face style:name="DejaVu Sans" svg:font-family="'DejaVu Sans'" style:font-pitch="variable"/>
    <style:font-face style:name="Droid Sans1" svg:font-family="'Droid Sans'" style:font-pitch="variable"/>
    <style:font-face style:name="Hind1" svg:font-family="Hind" style:font-pitch="variable"/>
    <style:font-face style:name="Liberation Sans1" svg:font-family="'Liberation Sans'" style:font-pitch="variable"/>
    <style:font-face style:name="Microsoft YaHei1" svg:font-family="'Microsoft YaHei'" style:font-pitch="variable"/>
    <style:font-face style:name="Montserrat1" svg:font-family="Montserrat" style:font-pitch="variable"/>
    <style:font-face style:name="Playfair Display" svg:font-family="'Playfair Display'" style:font-pitch="variable"/>
    <style:font-face style:name="arial1" svg:font-family="arial, helvetica" style:font-pitch="variable"/>
    <style:font-face style:name="Arial Unicode MS3" svg:font-family="'Arial Unicode MS'"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 Unicode MS2"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d900" draw:fill-gradient-name="" draw:fill-image-name="msFillBitmap_20_1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draw:fill-gradient-name="" draw:fill-image-name="msFillBitmap_20_11"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style:shrink-to-fit="false" fo:min-height="1.769cm" fo:min-width="17.891cm" fo:padding-top="0.254cm" fo:padding-bottom="0.254cm" fo:padding-left="0.25cm" fo:padding-right="0.25cm" fo:wrap-option="wrap"/>
      <style:paragraph-properties style:writing-mode="lr-tb"/>
    </style:style>
    <style:style style:name="gr4" style:family="graphic" style:parent-style-name="standard">
      <style:graphic-properties draw:stroke="none" svg:stroke-width="0cm" draw:fill="none" draw:textarea-vertical-align="top" draw:auto-grow-height="false" draw:fit-to-size="false" style:shrink-to-fit="false" fo:min-height="0.584cm" fo:min-width="1.023cm" fo:padding-top="0.254cm" fo:padding-bottom="0.254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2.093cm" fo:min-width="18.96cm" fo:padding-top="0.254cm" fo:padding-bottom="0.254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8" style:family="graphic" style:parent-style-name="standard">
      <style:graphic-properties draw:stroke="none" draw:fill="none" fo:min-height="2.684cm"/>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9.569cm" fo:min-width="22.501cm" fo:padding-top="0.254cm" fo:padding-bottom="0.254cm" fo:padding-left="0.25cm" fo:padding-right="0.25cm" fo:wrap-option="wrap"/>
      <style:paragraph-properties style:writing-mode="lr-tb"/>
    </style:style>
    <style:style style:name="gr10" style:family="graphic" style:parent-style-name="standard">
      <style:graphic-properties draw:stroke="none" svg:stroke-width="0cm" draw:fill="none" draw:textarea-vertical-align="bottom" draw:auto-grow-height="false" draw:fit-to-size="false" style:shrink-to-fit="false" fo:min-height="2.971cm" fo:min-width="0cm" fo:padding-top="0.254cm" fo:padding-bottom="0.254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solid" draw:fill-color="#ffd900"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34cm" svg:stroke-color="#1d1d1b" draw:stroke-linejoin="round" svg:stroke-linecap="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1d1d1b"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106cm" svg:stroke-color="#b45f06" draw:stroke-linejoin="round" svg:stroke-linecap="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dash" draw:stroke-dash="Dashed_20__28_var_29__20_4" svg:stroke-width="0.026cm" svg:stroke-color="#b45f06" draw:stroke-linejoin="round" svg:stroke-linecap="round" draw:fill="solid" draw:fill-color="#ff0000"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34cm" svg:stroke-color="#b45f06" draw:stroke-linejoin="round" svg:stroke-linecap="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106cm" svg:stroke-color="#1d1d1b" draw:stroke-linejoin="round" svg:stroke-linecap="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dash" draw:stroke-dash="Dashed_20__28_var_29__20_4" svg:stroke-width="0.026cm" svg:stroke-color="#1d1d1b" draw:stroke-linejoin="round" svg:stroke-linecap="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solid" draw:fill-color="#666666"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solid" draw:fill-color="#999999"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b7b7b7"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solid" draw:fill-color="#434343"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solid" draw:fill-color="#d89f39"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solid" draw:fill-color="#1d1d1b"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solid" draw:fill-color="#f3f3f3"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solid" draw:fill-color="#6aa84f"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45818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solid" draw:fill-color="#a2c4c9"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solid" draw:fill-color="#3c78d8"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b6d7a8"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solid" draw:fill-color="#a4c2f4"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solid" draw:fill-color="#cc0000"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none" svg:stroke-width="0cm" draw:fill="solid" draw:fill-color="#e69138"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none" svg:stroke-width="0cm" draw:fill="solid" draw:fill-color="#a64d79"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none" svg:stroke-width="0cm" draw:fill="solid" draw:fill-color="#a61c00"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solid" draw:fill-color="#3d85c6"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solid" draw:fill-color="#f1c232"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cm" draw:fill="solid" draw:fill-color="#674ea7"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none" svg:stroke-width="0cm" draw:fill="solid" draw:fill-color="#76a5af"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solid" draw:fill-color="#6d9eeb"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none" svg:stroke-width="0cm" draw:fill="solid" draw:fill-color="#93c47d"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79cm" svg:stroke-color="#000000" draw:stroke-linejoin="miter" svg:stroke-linecap="round" draw:fill="non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79cm" svg:stroke-color="#000000" draw:stroke-linejoin="round" svg:stroke-linecap="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cm" draw:fill="solid" draw:fill-color="#cccccc"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none" svg:stroke-width="0cm" draw:fill="solid" draw:fill-color="#bd2a35"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none" svg:stroke-width="0cm" draw:fill="solid" draw:fill-color="#b4a7d6"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none" svg:stroke-width="0cm" draw:fill="solid" draw:fill-color="#8e7cc3"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none" svg:stroke-width="0cm" draw:fill="solid" draw:fill-color="#ffe599"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cm" draw:fill="solid" draw:fill-color="#ffd966"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cm" draw:fill="solid" draw:fill-color="#bf9000"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none" svg:stroke-width="0cm" draw:fill="solid" draw:fill-color="#38761d"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cm" draw:fill="solid" draw:fill-color="#351c75"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none" svg:stroke-width="0cm" draw:fill="solid" draw:fill-color="#1155cc"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none" svg:stroke-width="0cm" draw:fill="solid" draw:fill-color="#b45f06"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cm" draw:fill="solid" draw:fill-color="#134f5c"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none" svg:stroke-width="0cm" draw:fill="solid" draw:fill-color="#741b47" draw:textarea-vertical-align="top" draw:auto-grow-height="false" fo:min-height="0cm" fo:min-width="0cm" fo:padding-top="0.125cm" fo:padding-bottom="0.125cm" fo:padding-left="0.25cm" fo:padding-right="0.25cm" fo:wrap-option="wrap"/>
    </style:style>
    <style:style style:name="gr59" style:family="graphic" style:parent-style-name="standard">
      <style:graphic-properties draw:stroke="none" svg:stroke-width="0cm" draw:fill="solid" draw:fill-color="#990000"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none" svg:stroke-width="0cm" draw:fill="solid" draw:fill-color="#1c4587" draw:textarea-vertical-align="top" draw:auto-grow-heigh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r3" style:family="presentation" style:parent-style-name="Title_2c__20_2_20_Content-notes">
      <style:graphic-properties draw:fill-color="#ffffff" fo:min-height="13.364cm"/>
      <style:paragraph-properties style:writing-mode="lr-tb"/>
    </style:style>
    <style:style style:name="pr4" style:family="presentation" style:parent-style-name="Title_2c__20_Content-notes">
      <style:graphic-properties draw:fill-color="#ffffff" fo:min-height="13.364cm"/>
      <style:paragraph-properties style:writing-mode="lr-tb"/>
    </style:style>
    <style:style style:name="pr5" style:family="presentation" style:parent-style-name="Title_2c__20_2_20_Content-title">
      <style:graphic-properties fo:min-height="2.384cm"/>
      <style:paragraph-properties style:writing-mode="lr-tb"/>
    </style:style>
    <style:style style:name="pr6" style:family="presentation" style:parent-style-name="Title_2c__20_2_20_Content-outline1">
      <style:graphic-properties fo:min-height="8.035cm"/>
      <style:paragraph-properties style:writing-mode="lr-tb"/>
    </style:style>
    <style:style style:name="pr7" style:family="presentation" style:parent-style-name="Standard-notes">
      <style:graphic-properties draw:fill-color="#ffffff" fo:min-height="13.364cm"/>
      <style:paragraph-properties style:writing-mode="lr-tb"/>
    </style:style>
    <style:style style:name="pr8" style:family="presentation" style:parent-style-name="Standard_20_1-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size="18pt"/>
    </style:style>
    <style:style style:name="P2" style:family="paragraph">
      <style:paragraph-properties fo:text-align="center"/>
    </style:style>
    <style:style style:name="P3" style:family="paragraph">
      <loext:graphic-properties draw:fill="none"/>
      <style:paragraph-properties fo:text-align="center"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margin-top="0.212cm" fo:margin-bottom="0cm" fo:line-height="100%" fo:text-align="center" style:writing-mode="lr-tb"/>
      <style:text-properties fo:font-size="18pt"/>
    </style:style>
    <style:style style:name="P6" style:family="paragraph">
      <loext:graphic-properties draw:fill="none"/>
      <style:paragraph-properties fo:margin-top="0.212cm" fo:margin-bottom="0cm" fo:line-height="100%" fo:text-align="center" style:writing-mode="lr-tb" style:font-independent-line-spacing="true"/>
      <style:text-properties fo:font-size="18pt"/>
    </style:style>
    <style:style style:name="P7" style:family="paragraph">
      <style:paragraph-properties fo:margin-top="0cm" fo:margin-bottom="0cm" fo:line-height="100%" fo:text-align="center" style:writing-mode="lr-tb"/>
      <style:text-properties fo:font-size="18pt"/>
    </style:style>
    <style:style style:name="P8" style:family="paragraph">
      <loext:graphic-properties draw:fill="none"/>
      <style:paragraph-properties fo:margin-top="0cm" fo:margin-bottom="0cm" fo:line-height="100%" fo:text-align="center" style:writing-mode="lr-tb" style:font-independent-line-spacing="true"/>
      <style:text-properties fo:font-size="18pt"/>
    </style:style>
    <style:style style:name="P9" style:family="paragraph">
      <loext:graphic-properties draw:fill-color="#ffffff"/>
      <style:paragraph-properties style:writing-mode="lr-tb"/>
      <style:text-properties fo:font-size="20pt"/>
    </style:style>
    <style:style style:name="P10" style:family="paragraph">
      <loext:graphic-properties draw:fill="none"/>
      <style:paragraph-properties fo:text-align="start" style:writing-mode="lr-tb" style:font-independent-line-spacing="true"/>
      <style:text-properties fo:font-size="18pt"/>
    </style:style>
    <style:style style:name="P11" style:family="paragraph">
      <style:paragraph-properties fo:margin-top="0.212cm" fo:margin-bottom="0cm" fo:line-height="100%" fo:text-align="start" style:writing-mode="lr-tb"/>
      <style:text-properties fo:font-size="18pt"/>
    </style:style>
    <style:style style:name="P12" style:family="paragraph">
      <loext:graphic-properties draw:fill="none"/>
      <style:paragraph-properties fo:text-align="center"/>
    </style:style>
    <style:style style:name="P13" style:family="paragraph">
      <style:paragraph-properties fo:margin-left="1.27cm" fo:margin-right="0cm" fo:text-indent="-0.635cm"/>
    </style:style>
    <style:style style:name="P14" style:family="paragraph">
      <loext:graphic-properties draw:fill="none"/>
      <style:paragraph-properties fo:margin-top="0.212cm" fo:margin-bottom="0cm" fo:line-height="100%" fo:text-align="start" style:writing-mode="lr-tb" style:font-independent-line-spacing="true"/>
      <style:text-properties fo:font-size="18pt"/>
    </style:style>
    <style:style style:name="P15" style:family="paragraph">
      <loext:graphic-properties draw:fill-color="#ffffff"/>
      <style:text-properties fo:font-size="20pt"/>
    </style:style>
    <style:style style:name="P16" style:family="paragraph">
      <loext:graphic-properties draw:fill-color="#ffffff"/>
    </style:style>
    <style:style style:name="P17" style:family="paragraph">
      <loext:graphic-properties draw:fill="none"/>
      <style:paragraph-properties fo:text-align="start" style:writing-mode="lr-tb" style:font-independent-line-spacing="true"/>
      <style:text-properties fo:color="#ffff00" fo:font-size="18pt"/>
    </style:style>
    <style:style style:name="P18" style:family="paragraph">
      <style:text-properties fo:color="#ffffff"/>
    </style:style>
    <style:style style:name="P19" style:family="paragraph">
      <style:text-properties fo:font-size="20pt" style:font-size-asian="20pt" style:font-size-complex="20pt"/>
    </style:style>
    <style:style style:name="P20" style:family="paragraph">
      <style:paragraph-properties fo:margin-top="0cm" fo:margin-bottom="0cm" fo:line-height="100%" fo:text-align="start" style:writing-mode="lr-tb"/>
      <style:text-properties fo:font-size="18pt"/>
    </style:style>
    <style:style style:name="P21" style:family="paragraph">
      <loext:graphic-properties draw:fill="solid" draw:fill-color="#ffd900"/>
      <style:paragraph-properties fo:text-align="start"/>
      <style:text-properties fo:font-size="18pt"/>
    </style:style>
    <style:style style:name="P22" style:family="paragraph">
      <style:paragraph-properties fo:margin-left="0cm" fo:margin-right="0cm" fo:margin-top="0cm" fo:margin-bottom="0cm" fo:line-height="100%" fo:text-align="start" fo:text-indent="0cm" style:writing-mode="lr-tb"/>
      <style:text-properties fo:font-size="18pt"/>
    </style:style>
    <style:style style:name="P23" style:family="paragraph">
      <loext:graphic-properties draw:fill="none"/>
      <style:paragraph-properties fo:text-align="start"/>
      <style:text-properties fo:font-size="18pt"/>
    </style:style>
    <style:style style:name="P24" style:family="paragraph">
      <loext:graphic-properties draw:fill="solid" draw:fill-color="#ff0000"/>
      <style:paragraph-properties fo:text-align="start"/>
      <style:text-properties fo:font-size="18pt"/>
    </style:style>
    <style:style style:name="P25" style:family="paragraph">
      <loext:graphic-properties draw:fill="solid" draw:fill-color="#666666"/>
      <style:paragraph-properties fo:text-align="start"/>
      <style:text-properties fo:font-size="18pt"/>
    </style:style>
    <style:style style:name="P26" style:family="paragraph">
      <loext:graphic-properties draw:fill="solid" draw:fill-color="#999999"/>
      <style:paragraph-properties fo:text-align="start"/>
      <style:text-properties fo:font-size="18pt"/>
    </style:style>
    <style:style style:name="P27" style:family="paragraph">
      <loext:graphic-properties draw:fill="solid" draw:fill-color="#b7b7b7"/>
      <style:paragraph-properties fo:text-align="start"/>
      <style:text-properties fo:font-size="18pt"/>
    </style:style>
    <style:style style:name="P28" style:family="paragraph">
      <loext:graphic-properties draw:fill="solid" draw:fill-color="#434343"/>
      <style:paragraph-properties fo:text-align="start"/>
      <style:text-properties fo:font-size="18pt"/>
    </style:style>
    <style:style style:name="P29" style:family="paragraph">
      <loext:graphic-properties draw:fill="solid" draw:fill-color="#d89f39"/>
      <style:paragraph-properties fo:text-align="start"/>
      <style:text-properties fo:font-size="18pt"/>
    </style:style>
    <style:style style:name="P30" style:family="paragraph">
      <loext:graphic-properties draw:fill="solid" draw:fill-color="#1d1d1b"/>
      <style:paragraph-properties fo:text-align="start"/>
      <style:text-properties fo:font-size="18pt"/>
    </style:style>
    <style:style style:name="P31" style:family="paragraph">
      <loext:graphic-properties draw:fill="solid" draw:fill-color="#f3f3f3"/>
      <style:paragraph-properties fo:text-align="start"/>
      <style:text-properties fo:font-size="18pt"/>
    </style:style>
    <style:style style:name="P32" style:family="paragraph">
      <loext:graphic-properties draw:fill="solid" draw:fill-color="#6aa84f"/>
      <style:paragraph-properties fo:text-align="start"/>
      <style:text-properties fo:font-size="18pt"/>
    </style:style>
    <style:style style:name="P33" style:family="paragraph">
      <loext:graphic-properties draw:fill="solid" draw:fill-color="#45818e"/>
      <style:paragraph-properties fo:text-align="start"/>
      <style:text-properties fo:font-size="18pt"/>
    </style:style>
    <style:style style:name="P34" style:family="paragraph">
      <loext:graphic-properties draw:fill="solid" draw:fill-color="#a2c4c9"/>
      <style:paragraph-properties fo:text-align="start"/>
      <style:text-properties fo:font-size="18pt"/>
    </style:style>
    <style:style style:name="P35" style:family="paragraph">
      <loext:graphic-properties draw:fill="solid" draw:fill-color="#3c78d8"/>
      <style:paragraph-properties fo:text-align="start"/>
      <style:text-properties fo:font-size="18pt"/>
    </style:style>
    <style:style style:name="P36" style:family="paragraph">
      <loext:graphic-properties draw:fill="solid" draw:fill-color="#b6d7a8"/>
      <style:paragraph-properties fo:text-align="start"/>
      <style:text-properties fo:font-size="18pt"/>
    </style:style>
    <style:style style:name="P37" style:family="paragraph">
      <loext:graphic-properties draw:fill="solid" draw:fill-color="#a4c2f4"/>
      <style:paragraph-properties fo:text-align="start"/>
      <style:text-properties fo:font-size="18pt"/>
    </style:style>
    <style:style style:name="P38" style:family="paragraph">
      <loext:graphic-properties draw:fill="solid" draw:fill-color="#000000"/>
      <style:paragraph-properties fo:text-align="start"/>
      <style:text-properties fo:font-size="18pt"/>
    </style:style>
    <style:style style:name="P39" style:family="paragraph">
      <loext:graphic-properties draw:fill="solid" draw:fill-color="#cc0000"/>
      <style:paragraph-properties fo:text-align="start"/>
      <style:text-properties fo:font-size="18pt"/>
    </style:style>
    <style:style style:name="P40" style:family="paragraph">
      <loext:graphic-properties draw:fill="solid" draw:fill-color="#e69138"/>
      <style:paragraph-properties fo:text-align="start"/>
      <style:text-properties fo:font-size="18pt"/>
    </style:style>
    <style:style style:name="P41" style:family="paragraph">
      <loext:graphic-properties draw:fill="solid" draw:fill-color="#a64d79"/>
      <style:paragraph-properties fo:text-align="start"/>
      <style:text-properties fo:font-size="18pt"/>
    </style:style>
    <style:style style:name="P42" style:family="paragraph">
      <loext:graphic-properties draw:fill="solid" draw:fill-color="#a61c00"/>
      <style:paragraph-properties fo:text-align="start"/>
      <style:text-properties fo:font-size="18pt"/>
    </style:style>
    <style:style style:name="P43" style:family="paragraph">
      <loext:graphic-properties draw:fill="solid" draw:fill-color="#3d85c6"/>
      <style:paragraph-properties fo:text-align="start"/>
      <style:text-properties fo:font-size="18pt"/>
    </style:style>
    <style:style style:name="P44" style:family="paragraph">
      <loext:graphic-properties draw:fill="solid" draw:fill-color="#f1c232"/>
      <style:paragraph-properties fo:text-align="start"/>
      <style:text-properties fo:font-size="18pt"/>
    </style:style>
    <style:style style:name="P45" style:family="paragraph">
      <loext:graphic-properties draw:fill="solid" draw:fill-color="#674ea7"/>
      <style:paragraph-properties fo:text-align="start"/>
      <style:text-properties fo:font-size="18pt"/>
    </style:style>
    <style:style style:name="P46" style:family="paragraph">
      <loext:graphic-properties draw:fill="solid" draw:fill-color="#76a5af"/>
      <style:paragraph-properties fo:text-align="start"/>
      <style:text-properties fo:font-size="18pt"/>
    </style:style>
    <style:style style:name="P47" style:family="paragraph">
      <loext:graphic-properties draw:fill="solid" draw:fill-color="#6d9eeb"/>
      <style:paragraph-properties fo:text-align="start"/>
      <style:text-properties fo:font-size="18pt"/>
    </style:style>
    <style:style style:name="P48" style:family="paragraph">
      <loext:graphic-properties draw:fill="solid" draw:fill-color="#93c47d"/>
      <style:paragraph-properties fo:text-align="start"/>
      <style:text-properties fo:font-size="18pt"/>
    </style:style>
    <style:style style:name="P49" style:family="paragraph">
      <loext:graphic-properties draw:fill="solid" draw:fill-color="#cccccc"/>
      <style:paragraph-properties fo:text-align="start"/>
      <style:text-properties fo:font-size="18pt"/>
    </style:style>
    <style:style style:name="P50" style:family="paragraph">
      <loext:graphic-properties draw:fill="solid" draw:fill-color="#bd2a35"/>
      <style:paragraph-properties fo:text-align="start"/>
      <style:text-properties fo:font-size="18pt"/>
    </style:style>
    <style:style style:name="P51" style:family="paragraph">
      <loext:graphic-properties draw:fill="solid" draw:fill-color="#b4a7d6"/>
      <style:paragraph-properties fo:text-align="start"/>
      <style:text-properties fo:font-size="18pt"/>
    </style:style>
    <style:style style:name="P52" style:family="paragraph">
      <loext:graphic-properties draw:fill="solid" draw:fill-color="#8e7cc3"/>
      <style:paragraph-properties fo:text-align="start"/>
      <style:text-properties fo:font-size="18pt"/>
    </style:style>
    <style:style style:name="P53" style:family="paragraph">
      <loext:graphic-properties draw:fill="solid" draw:fill-color="#ffe599"/>
      <style:paragraph-properties fo:text-align="start"/>
      <style:text-properties fo:font-size="18pt"/>
    </style:style>
    <style:style style:name="P54" style:family="paragraph">
      <loext:graphic-properties draw:fill="solid" draw:fill-color="#ffd966"/>
      <style:paragraph-properties fo:text-align="start"/>
      <style:text-properties fo:font-size="18pt"/>
    </style:style>
    <style:style style:name="P55" style:family="paragraph">
      <loext:graphic-properties draw:fill="solid" draw:fill-color="#bf9000"/>
      <style:paragraph-properties fo:text-align="start"/>
      <style:text-properties fo:font-size="18pt"/>
    </style:style>
    <style:style style:name="P56" style:family="paragraph">
      <loext:graphic-properties draw:fill="solid" draw:fill-color="#38761d"/>
      <style:paragraph-properties fo:text-align="start"/>
      <style:text-properties fo:font-size="18pt"/>
    </style:style>
    <style:style style:name="P57" style:family="paragraph">
      <loext:graphic-properties draw:fill="solid" draw:fill-color="#351c75"/>
      <style:paragraph-properties fo:text-align="start"/>
      <style:text-properties fo:font-size="18pt"/>
    </style:style>
    <style:style style:name="P58" style:family="paragraph">
      <loext:graphic-properties draw:fill="solid" draw:fill-color="#1155cc"/>
      <style:paragraph-properties fo:text-align="start"/>
      <style:text-properties fo:font-size="18pt"/>
    </style:style>
    <style:style style:name="P59" style:family="paragraph">
      <loext:graphic-properties draw:fill="solid" draw:fill-color="#b45f06"/>
      <style:paragraph-properties fo:text-align="start"/>
      <style:text-properties fo:font-size="18pt"/>
    </style:style>
    <style:style style:name="P60" style:family="paragraph">
      <loext:graphic-properties draw:fill="solid" draw:fill-color="#134f5c"/>
      <style:paragraph-properties fo:text-align="start"/>
      <style:text-properties fo:font-size="18pt"/>
    </style:style>
    <style:style style:name="P61" style:family="paragraph">
      <loext:graphic-properties draw:fill="solid" draw:fill-color="#741b47"/>
      <style:paragraph-properties fo:text-align="start"/>
      <style:text-properties fo:font-size="18pt"/>
    </style:style>
    <style:style style:name="P62" style:family="paragraph">
      <loext:graphic-properties draw:fill="solid" draw:fill-color="#990000"/>
      <style:paragraph-properties fo:text-align="start"/>
      <style:text-properties fo:font-size="18pt"/>
    </style:style>
    <style:style style:name="P63" style:family="paragraph">
      <loext:graphic-properties draw:fill="solid" draw:fill-color="#1c4587"/>
      <style:paragraph-properties fo:text-align="start"/>
      <style:text-properties fo:font-size="18pt"/>
    </style:style>
    <style:style style:name="T1" style:family="text">
      <style:text-properties fo:font-variant="normal" fo:text-transform="none" fo:color="#ffffff" style:text-outline="false" style:text-line-through-style="none" style:text-line-through-type="none" style:text-position="0% 100%" style:font-name="Hind" fo:font-size="46pt" fo:letter-spacing="normal" fo:font-style="normal" fo:text-shadow="none" style:text-underline-style="none" fo:font-weight="bold" style:letter-kerning="true" style:font-name-asian="Hind" style:font-size-asian="46pt" style:font-style-asian="normal" style:font-weight-asian="bold" style:font-name-complex="DejaVu Sans1" style:font-size-complex="46pt" style:font-style-complex="normal" style:font-weight-complex="bold" style:text-emphasize="none" style:font-relief="none" style:text-overline-style="none" style:text-overline-color="font-color"/>
    </style:style>
    <style:style style:name="T2" style:family="text">
      <style:text-properties fo:font-variant="normal" fo:text-transform="none" fo:color="#ffffff" style:text-outline="false" style:text-line-through-style="none" style:text-line-through-type="none" style:text-position="0% 100%" style:font-name="Hind" fo:font-size="18pt" fo:letter-spacing="normal" fo:font-style="normal" fo:text-shadow="none" style:text-underline-style="none" fo:font-weight="bold" style:letter-kerning="true" style:font-name-asian="Hind" style:font-size-asian="46pt" style:font-style-asian="normal" style:font-weight-asian="bold" style:font-name-complex="DejaVu Sans1" style:font-size-complex="46pt" style:font-style-complex="normal" style:font-weight-complex="bold" style:text-emphasize="none" style:font-relief="none" style:text-overline-style="none" style:text-overline-color="font-color"/>
    </style:style>
    <style:style style:name="T3" style:family="text">
      <style:text-properties fo:font-variant="normal" fo:text-transform="none" fo:color="#ffffff" style:text-line-through-style="none" style:text-line-through-type="none" style:text-position="0% 100%" style:font-name="Playfair Display1" fo:font-size="24pt" fo:letter-spacing="normal" fo:font-style="italic" style:text-underline-style="none" fo:font-weight="normal" style:font-name-asian="Playfair Display1" style:font-size-asian="24pt" style:font-style-asian="italic" style:font-weight-asian="normal" style:font-size-complex="24pt" style:font-style-complex="italic" style:font-weight-complex="normal"/>
    </style:style>
    <style:style style:name="T4" style:family="text">
      <style:text-properties fo:font-variant="normal" fo:text-transform="none" fo:color="#ffffff" style:text-line-through-style="none" style:text-line-through-type="none" style:text-position="0% 100%" style:font-name="Playfair Display1" fo:font-size="26pt" fo:letter-spacing="normal" fo:font-style="italic" style:text-underline-style="none" fo:font-weight="bold" style:font-name-asian="Playfair Display1" style:font-size-asian="26pt" style:font-style-asian="italic" style:font-weight-asian="bold" style:font-size-complex="26pt" style:font-style-complex="italic" style:font-weight-complex="bold"/>
    </style:style>
    <style:style style:name="T5" style:family="text">
      <style:text-properties fo:font-variant="normal" fo:text-transform="none" fo:color="#ffd900" style:text-line-through-style="none" style:text-line-through-type="none" style:text-position="0% 100%" style:font-name="Playfair Display1" fo:font-size="12pt" fo:letter-spacing="normal" fo:font-style="normal" style:text-underline-style="none" fo:font-weight="normal" style:font-name-asian="Playfair Display1"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Playfair Display1" fo:font-size="28pt" fo:letter-spacing="normal" fo:font-style="normal" style:text-underline-style="none" fo:font-weight="normal" style:font-name-asian="Playfair Display1" style:font-size-asian="28pt" style:font-style-asian="normal" style:font-weight-asian="normal" style:font-size-complex="28pt" style:font-style-complex="normal" style:font-weight-complex="normal"/>
    </style:style>
    <style:style style:name="T7" style:family="text">
      <style:text-properties fo:font-variant="normal" fo:text-transform="none" fo:color="#ffd900" style:text-line-through-style="none" style:text-line-through-type="none" style:text-position="0% 100%" style:font-name="Droid Sans" fo:font-size="18pt" fo:letter-spacing="normal" fo:font-style="normal" style:text-underline-style="none" fo:font-weight="bold" style:font-name-asian="Droid Sans" style:font-size-asian="16pt" style:font-style-asian="normal" style:font-weight-asian="bold" style:font-name-complex="DejaVu Sans1"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Droid Sans" fo:font-size="36pt" fo:letter-spacing="normal" fo:font-style="normal" style:text-underline-style="none" fo:font-weight="normal" style:font-name-asian="Droid Sans"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Droid Sans" fo:font-size="18pt" fo:letter-spacing="normal" fo:font-style="normal" style:text-underline-style="none" fo:font-weight="normal" style:font-name-asian="Droid Sans"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roid Sans" style:font-size-asian="24pt" style:font-style-asian="normal" style:font-weight-asian="normal" style:font-size-complex="2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Droid Sans" fo:font-size="24pt" fo:letter-spacing="normal" fo:font-style="normal" style:text-underline-style="none" fo:font-weight="normal" style:font-name-asian="Droid Sans" style:font-size-asian="24pt" style:font-style-asian="normal" style:font-weight-asian="normal" style:font-size-complex="24pt" style:font-style-complex="normal" style:font-weight-complex="normal"/>
    </style:style>
    <style:style style:name="T15" style:family="text">
      <style:text-properties fo:font-variant="normal" fo:text-transform="none" style:use-window-font-color="true" style:text-outline="false" style:text-line-through-style="none" style:text-line-through-type="none" style:text-position="0% 100%" style:font-name="Cambria" fo:font-size="32pt" fo:letter-spacing="normal" fo:font-style="normal" fo:text-shadow="none" style:text-underline-style="none" fo:font-weight="normal" style:letter-kerning="true" fo:background-color="transparent" style:font-name-asian="Microsoft YaHei" style:font-size-asian="32pt" style:font-style-asian="normal" style:font-weight-asian="normal" style:font-name-complex="Cambria" style:font-size-complex="11.5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0% 100%" fo:letter-spacing="normal" fo:font-style="normal" fo:text-shadow="none" style:text-underline-style="none" fo:font-weight="normal" style:letter-kerning="true" fo:background-color="transparent" style:font-name-asian="Microsoft YaHei" style:font-style-asian="normal" style:font-weight-asian="normal"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ff00" style:text-outline="false" style:text-line-through-style="none" style:text-line-through-type="none" style:text-position="0% 100%" fo:letter-spacing="normal" fo:font-style="normal" fo:text-shadow="none" style:text-underline-style="none" fo:font-weight="bold" style:letter-kerning="true" fo:background-color="transparent" style:font-name-asian="Microsoft YaHei" style:font-style-asian="normal" style:font-weight-asian="bold" style:font-style-complex="normal" style:font-weight-complex="bold" style:text-emphasize="none" style:font-relief="none" style:text-overline-style="none" style:text-overline-color="font-color"/>
    </style:style>
    <style:style style:name="T18" style:family="text">
      <style:text-properties fo:font-variant="normal" fo:text-transform="none" fo:color="#ffff00" style:text-outline="false" style:text-line-through-style="none" style:text-line-through-type="none" style:text-position="0% 100%" style:font-name="Cambria" fo:letter-spacing="normal" fo:font-style="normal" fo:text-shadow="none" style:text-underline-style="none" fo:font-weight="bold" style:letter-kerning="true" fo:background-color="transparent" style:font-name-asian="Microsoft YaHei" style:font-style-asian="normal" style:font-weight-asian="bold" style:font-name-complex="Cambria" style:font-style-complex="normal" style:font-weight-complex="bold" style:text-emphasize="none" style:font-relief="none" style:text-overline-style="none" style:text-overline-color="font-color"/>
    </style:style>
    <style:style style:name="T19" style:family="text">
      <style:text-properties fo:font-variant="normal" fo:text-transform="none" fo:color="#ffff00" style:text-outline="false" style:text-line-through-style="none" style:text-line-through-type="none" style:text-position="0% 100%" style:font-name="Cambria" fo:letter-spacing="normal" fo:font-style="normal" fo:text-shadow="none" style:text-underline-style="none" fo:font-weight="normal" style:letter-kerning="true" fo:background-color="transparent" style:font-name-asian="Microsoft YaHei" style:font-style-asian="normal" style:font-weight-asian="normal" style:font-name-complex="Cambria"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Cambria" fo:letter-spacing="normal" fo:font-style="normal" fo:text-shadow="none" style:text-underline-style="none" fo:font-weight="normal" style:letter-kerning="true" fo:background-color="transparent" style:font-name-asian="Microsoft YaHei" style:font-style-asian="normal" style:font-weight-asian="normal" style:font-name-complex="Cambria"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0% 100%" style:font-name="Cambria" fo:letter-spacing="normal" fo:font-style="normal" fo:text-shadow="none" style:text-underline-style="none" fo:font-weight="bold" style:letter-kerning="true" fo:background-color="transparent" style:font-name-asian="Microsoft YaHei" style:font-style-asian="normal" style:font-weight-asian="bold" style:font-name-complex="Cambria" style:font-style-complex="normal" style:font-weight-complex="bold" style:text-emphasize="none" style:font-relief="none" style:text-overline-style="none" style:text-overline-color="font-color"/>
    </style:style>
    <style:style style:name="T22" style:family="text">
      <style:text-properties fo:font-variant="normal" fo:text-transform="none" fo:color="#ffffff" style:text-line-through-style="none" style:text-line-through-type="none" style:text-position="0% 100%" style:font-name="Playfair Display1" fo:font-size="48pt" fo:letter-spacing="normal" fo:font-style="normal" style:text-underline-style="none" fo:font-weight="normal" style:font-name-asian="Playfair Display1" style:font-size-asian="48pt" style:font-style-asian="normal" style:font-weight-asian="normal" style:font-size-complex="48pt" style:font-style-complex="normal" style:font-weight-complex="normal"/>
    </style:style>
    <style:style style:name="T23" style:family="text">
      <style:text-properties fo:font-variant="normal" fo:text-transform="none" fo:color="#ffffff" style:text-outline="false" style:text-line-through-style="none" style:text-line-through-type="none" style:text-position="0% 100%" style:font-name="arial" fo:font-size="32pt" fo:letter-spacing="normal"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italic" style:font-weight-complex="normal" style:text-emphasize="none" style:font-relief="none" style:text-overline-style="none" style:text-overline-color="font-color"/>
    </style:style>
    <style:style style:name="T24" style:family="text">
      <style:text-properties fo:font-variant="normal" fo:text-transform="none" fo:color="#ffffff" style:text-outline="false" style:text-line-through-style="none" style:text-line-through-type="none" style:text-position="0% 100%" style:font-name="Liberation Sans" fo:font-size="32pt" fo:letter-spacing="normal" fo:font-style="normal" fo:text-shadow="none" style:text-underline-style="none" fo:font-weight="normal" style:letter-kerning="true" fo:background-color="transparent" style:font-name-asian="Microsoft YaHei" style:font-size-asian="32pt" style:font-style-asian="normal" style:font-weight-asian="normal" style:font-name-complex="Arial Unicode MS2" style:font-size-complex="3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ffff" style:text-outline="false" style:text-line-through-style="none" style:text-line-through-type="none" style:text-position="0% 100%" style:font-name="arial" fo:font-size="32pt" fo:letter-spacing="normal"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text-emphasize="none" style:font-relief="none" style:text-overline-style="none" style:text-overline-color="font-color"/>
    </style:style>
    <style:style style:name="T26" style:family="text">
      <style:text-properties fo:font-variant="normal" fo:text-transform="none" fo:color="#ffffff" style:text-outline="false" style:text-line-through-style="none" style:text-line-through-type="none" style:text-position="0% 100%" style:font-name="arial" fo:font-size="32pt" fo:letter-spacing="normal"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text-position="0% 100%" style:font-name="arial" fo:font-size="32pt" fo:letter-spacing="normal"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style:text-line-through-style="none" style:text-line-through-type="none" style:text-position="0% 100%" style:font-name="Hind" fo:font-size="20pt" fo:letter-spacing="normal" fo:font-style="normal" style:text-underline-style="none" fo:font-weight="bold" style:font-name-asian="Hind" style:font-size-asian="20pt" style:font-style-asian="normal" style:font-weight-asian="bold" style:font-name-complex="DejaVu Sans1" style:font-size-complex="20pt" style:font-style-complex="normal" style:font-weight-complex="bold"/>
    </style:style>
    <style:style style:name="T29"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variant="normal" fo:text-transform="none"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Playfair Display1" fo:font-size="30pt" fo:letter-spacing="normal" fo:font-style="italic" style:text-underline-style="none" fo:font-weight="normal" style:font-name-asian="Playfair Display1" style:font-size-asian="30pt" style:font-style-asian="italic" style:font-weight-asian="normal" style:font-size-complex="30pt" style:font-style-complex="italic" style:font-weight-complex="normal"/>
    </style:style>
    <style:style style:name="T32" style:family="text">
      <style:text-properties fo:font-variant="normal" fo:text-transform="none" fo:color="#ffd900" style:text-line-through-style="none" style:text-line-through-type="none" style:text-position="0% 100%" style:font-name="Playfair Display1" fo:font-size="48pt" fo:letter-spacing="normal" fo:font-style="normal" style:text-underline-style="none" fo:font-weight="bold" style:font-name-asian="Playfair Display1" style:font-size-asian="48pt" style:font-style-asian="normal" style:font-weight-asian="bold" style:font-size-complex="48pt" style:font-style-complex="normal" style:font-weight-complex="bold"/>
    </style:style>
    <style:style style:name="T33" style:family="text">
      <style:text-properties fo:font-variant="normal" fo:text-transform="none" fo:color="#ffffff" style:text-line-through-style="none" style:text-line-through-type="none" style:text-position="0% 100%" style:font-name="Droid Sans" fo:font-size="18pt" fo:letter-spacing="normal" fo:font-style="normal" style:text-underline-style="none" fo:font-weight="normal" style:font-name-asian="Droid Sans" style:font-size-asian="18pt" style:font-style-asian="normal" style:font-weight-asian="normal" style:font-size-complex="18pt" style:font-style-complex="normal" style:font-weight-complex="normal"/>
    </style:style>
    <style:style style:name="T34" style:family="text">
      <style:text-properties fo:font-variant="normal" fo:text-transform="none" fo:color="#1d1d1b" style:text-line-through-style="none" style:text-line-through-type="none" style:text-position="0% 100%" style:font-name="Droid Sans" fo:font-size="9pt" fo:letter-spacing="normal" fo:font-style="normal" style:text-underline-style="none" fo:font-weight="bold" style:font-name-asian="Droid Sans" style:font-size-asian="9pt" style:font-style-asian="normal" style:font-weight-asian="bold" style:font-name-complex="DejaVu Sans1" style:font-size-complex="9pt" style:font-style-complex="normal" style:font-weight-complex="bold"/>
    </style:style>
    <style:style style:name="T35" style:family="text">
      <style:text-properties fo:font-variant="normal" fo:text-transform="none" fo:color="#1d1d1b" style:text-line-through-style="none" style:text-line-through-type="none" style:text-position="0% 100%" style:font-name="Droid Sans" fo:font-size="9pt" fo:letter-spacing="normal" fo:font-style="normal" style:text-underline-style="none" fo:font-weight="normal" style:font-name-asian="Droid Sans" style:font-size-asian="9pt" style:font-style-asian="normal" style:font-weight-asian="normal" style:font-name-complex="DejaVu Sans1" style:font-size-complex="9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DejaVu Sans1" style:font-size-asian="9pt" style:font-style-asian="normal" style:font-weight-asian="normal" style:font-name-complex="DejaVu Sans1" style:font-size-complex="9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layfair Display1" fo:font-size="20pt" fo:letter-spacing="normal" fo:font-style="normal" style:text-underline-style="none" fo:font-weight="normal" style:font-name-asian="Playfair Display1"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78cm" text:min-label-width="0.792cm"/>
        <style:text-properties style:font-name="Droid Sans" fo:color="#1d1d1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3" draw:layer="layout" svg:width="15.294cm" svg:height="3.22cm" svg:x="4.5cm" svg:y="5.2cm">
          <text:p text:style-name="P1"><text:span text:style-name="T1">Les Bilans Alimentaires :</text:span></text:p>
          <text:p text:style-name="P2"><text:span text:style-name="T2"/></text:p>
          <text:p text:style-name="P2"><text:span text:style-name="T2">Organisation des Nations Unies pour l'alimentation et l'agriculture (FA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Blank_20_Slide">
        <draw:custom-shape draw:name="TextShape 1" draw:style-name="gr3" draw:text-style-name="P6" draw:layer="layout" svg:width="18.39cm" svg:height="2.276cm" svg:x="3.504cm" svg:y="6.005cm">
          <text:p text:style-name="P5"><text:span text:style-name="T3">Bon aller, tapez dans votre browser l’URL :</text:span></text:p>
          <text:p text:style-name="P5"><text:span text:style-name="T4"><text:s/></text:span><text:span text:style-name="T4">https://www.fao.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8" draw:layer="layout" svg:width="1.522cm" svg:height="1.091cm" svg:x="11.938cm" svg:y="12.982cm">
          <text:p text:style-name="P7"><text:span text:style-name="T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9.797cm" svg:height="11.136cm" svg:x="0.601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Title_2c__20_2_20_Content" presentation:presentation-page-layout-name="AL2T3">
        <draw:custom-shape draw:name="TextShape 1" draw:style-name="gr5" draw:text-style-name="P10" draw:layer="layout" svg:width="22.858cm" svg:height="2.697cm" svg:x="1.27cm" svg:y="0cm">
          <text:p text:style-name="P7"><text:span text:style-name="T6">C’est quoi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19.459cm" svg:height="2.6cm" svg:x="2.97cm" svg:y="7cm">
          <text:p text:style-name="P2"><text:span text:style-name="T7"/></text:p>
          <text:p text:style-name="P2"><text:span text:style-name="T7"/></text:p>
          <text:p text:style-name="P2"><text:span text:style-name="T7">Il servent également à l'examen détaillé et à l'analyse, l'évaluation de la situation alimentaire et agricole mondiale </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0" draw:layer="layout" svg:width="9.731cm" svg:height="4.596cm" svg:x="13.127cm" svg:y="3.394cm">
          <text:p text:style-name="P11"><text:span text:style-name="T9"/></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10" draw:layer="layout" svg:width="1.522cm" svg:height="1.091cm" svg:x="11.938cm" svg:y="12.982cm">
          <text:p text:style-name="P7"><text:span text:style-name="T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25.36cm" svg:height="2.934cm" svg:x="0.083cm" svg:y="4.588cm">
          <draw:text-box>
            <text:p text:style-name="P2"><text:span text:style-name="T7">Les bilans alimentaires donnent une idée d'ensemble de la composition des approvisionnements alimentaires d'un pays durant une période spécifiée</text:span></text:p>
          </draw:text-box>
        </draw:frame>
        <presentation:notes draw:style-name="dp2">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Title_2c__20_Content" presentation:presentation-page-layout-name="AL3T11">
        <draw:custom-shape draw:name="TextShape 1" draw:style-name="gr5" draw:text-style-name="P10" draw:layer="layout" svg:width="22.858cm" svg:height="2.697cm" svg:x="1.27cm" svg:y="0cm">
          <text:p text:style-name="P7"><text:span text:style-name="T10"><text:s/></text:span><text:span text:style-name="T10">Les Avantag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14" draw:layer="layout" svg:width="23cm" svg:height="10.076cm" svg:x="1cm" svg:y="2.334cm">
          <text:p text:style-name="P11"><text:span text:style-name="T11"/></text:p>
          <text:list text:style-name="L1">
            <text:list-item>
              <text:p text:style-name="P13"><text:span text:style-name="T12">les problèmes de la nutrition </text:span></text:p>
            </text:list-item>
            <text:list-item>
              <text:p text:style-name="P13"><text:span text:style-name="T12">pour étudier les besoins des pays </text:span></text:p>
            </text:list-item>
            <text:list-item>
              <text:p text:style-name="P13"><text:span text:style-name="T12">Les niveaux de la consommation alimentaire </text:span></text:p>
            </text:list-item>
            <text:list-item>
              <text:p text:style-name="P13"><text:span text:style-name="T12">pour le développement de l'agriculture</text:span></text:p>
            </text:list-item>
            <text:list-item>
              <text:p text:style-name="P13"><text:span text:style-name="T12">montrent l'évolution des disponibilités alimentaires </text:span></text:p>
            </text:list-item>
            <text:list-item>
              <text:p text:style-name="P13"><text:span text:style-name="T12">les sources d'approvisionnements et l’ utilisation de produits transformés potentiellement utilisables pour la consommation humaine  …</text:span></text:p>
            </text:list-item>
            <text:list-item>
              <text:p text:style-name="P13"><text:span text:style-name="T12">Pour obtenir les disponibilités par habitant de chaque denrée utilisée pour la consommation humaine </text:span></text:p>
            </text:list-item>
            <text:list-item>
              <text:p text:style-name="P13"><text:span text:style-name="T12">à l'établissement des relations entre les disponibilités alimentaires nationales, la famine et la malnutrition, ainsi qu'à l'évaluation des politiques nationales de l'alimentation et de la nutrition </text:span></text:p>
            </text:list-item>
          </text:list>
          <text:p text:style-name="P5"><text:span text:style-name="T13"/></text:p>
          <text:p text:style-name="P5"><text:span text:style-name="T14">- Accès gratuit aux GPU / TPU</text:span></text:p>
          <text:p text:style-name="P5"><text:span text:style-name="T13"/></text:p>
          <text:p text:style-name="P5"><text:span text:style-name="T14">- Partage facile</text:span></text:p>
          <text:p text:style-name="P11"><text:span text:style-name="T13"/></text:p>
          <text:p text:style-name="P11"><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0" draw:layer="layout" svg:width="1.522cm" svg:height="1.091cm" svg:x="11.938cm" svg:y="12.982cm">
          <text:p text:style-name="P7"><text:span text:style-name="T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Title_2c__20_2_20_Content" presentation:presentation-page-layout-name="AL2T3">
        <draw:frame presentation:style-name="pr5" draw:layer="layout" svg:width="22.858cm" svg:height="2.384cm" svg:x="1.27cm" svg:y="0.57cm" presentation:class="title">
          <draw:text-box>
            <text:p>Incovénients</text:p>
          </draw:text-box>
        </draw:frame>
        <draw:frame presentation:style-name="pr6" draw:layer="layout" svg:width="24.13cm" svg:height="8.285cm" svg:x="1.27cm" svg:y="3.343cm" presentation:class="outline" presentation:user-transformed="true">
          <draw:text-box>
            <text:p>Dans la pratique, les données de base sont inévitablement puisées à des sources très variées </text:p>
            <text:p>Des inexactitudes et des erreurs peuvent s'introduire à chaque stade de l'élaboration d'un bilan. </text:p>
            <text:p>Les limites de ces statistiques devront donc rester présentes à l'esprit de leurs utilisateurs. </text:p>
            <text:p>Comme les données de base proviennent de sources diverses, elles courent le risque de manquer de cohérence. </text:p>
            <text:p/>
            <text:p>Le plus souvent, la production de subsistance non commercialisée - à savoir la production domestique et les aliments que les ménages tirent de la chasse, de la pêche et de la cueillette - n'est pas incluse, alors qu'elle peut constituer, dans certains pays, une proportion notable des approvisionnements. </text:p>
          </draw:text-box>
        </draw:frame>
        <presentation:notes draw:style-name="dp3">
          <draw:page-thumbnail draw:style-name="gr2" draw:layer="layout" svg:width="19.797cm" svg:height="11.136cm" svg:x="0.601cm" svg:y="2.257cm" draw:page-number="5" presentation:class="page"/>
          <draw:frame presentation:style-name="pr3" draw:text-style-name="P15" draw:layer="layout" svg:width="16.799cm" svg:height="13.364cm" svg:x="2.1cm" svg:y="14.107cm" presentation:class="notes" presentation:placeholder="true">
            <draw:text-box/>
          </draw:frame>
        </presentation:notes>
      </draw:page>
      <draw:page draw:name="page6" draw:style-name="dp1" draw:master-page-name="Title_2c__20_2_20_Content" presentation:presentation-page-layout-name="AL2T3">
        <draw:frame presentation:style-name="pr5" draw:layer="layout" svg:width="22.858cm" svg:height="2.384cm" svg:x="1.27cm" svg:y="0.57cm" presentation:class="title" presentation:user-transformed="true">
          <draw:text-box>
            <text:p><text:span text:style-name="T15">Nous avons à disposition 5 fichiers :</text:span></text:p>
          </draw:text-box>
        </draw:frame>
        <draw:frame presentation:style-name="pr6" draw:layer="layout" svg:width="24.6cm" svg:height="9.457cm" svg:x="0.6cm" svg:y="3.343cm" presentation:class="outline" presentation:user-transformed="true">
          <draw:text-box>
            <text:p><text:span text:style-name="T16">•</text:span><text:span text:style-name="T17"> </text:span><text:span text:style-name="T18">fr_animaux.csv</text:span><text:span text:style-name="T19"> </text:span><text:span text:style-name="T20">: multiples indicateurs de production des produits </text:span><text:span text:style-name="T20"><text:tab/></text:span><text:span text:style-name="T20"><text:tab/></text:span><text:span text:style-name="T20"> <text:s text:c="2"/></text:span><text:span text:style-name="T20"><text:tab/></text:span><text:span text:style-name="T20"> </text:span><text:span text:style-name="T20"><text:tab/></text:span><text:span text:style-name="T20"> <text:s/></text:span><text:span text:style-name="T20"><text:tab/></text:span><text:span text:style-name="T20"><text:tab/></text:span><text:span text:style-name="T20"> </text:span><text:span text:style-name="T20"><text:tab/></text:span><text:span text:style-name="T20"> </text:span><text:span text:style-name="T20"><text:tab/></text:span><text:span text:style-name="T20"> </text:span><text:span text:style-name="T20"><text:tab/></text:span><text:span text:style-name="T20"><text:tab/></text:span><text:span text:style-name="T20"> <text:s text:c="11"/>animaux en 2013 </text:span></text:p>
            <text:p><text:span text:style-name="T16">• </text:span><text:span text:style-name="T17">fr_population.csv</text:span><text:span text:style-name="T16">: population mondiale par pays en 2013 </text:span></text:p>
            <text:p><text:span text:style-name="T16">• </text:span><text:span text:style-name="T18">fr_vegetaux.csv</text:span><text:span text:style-name="T21">:</text:span><text:span text:style-name="T20"> multiples indicateurs de production des produits</text:span><text:span text:style-name="T20"><text:tab/></text:span><text:span text:style-name="T20"><text:tab/></text:span><text:span text:style-name="T20"><text:tab/></text:span><text:span text:style-name="T20"> </text:span><text:span text:style-name="T20"><text:tab/></text:span><text:span text:style-name="T20"><text:tab/></text:span><text:span text:style-name="T20"><text:tab/></text:span><text:span text:style-name="T20"><text:tab/></text:span><text:span text:style-name="T20"> </text:span><text:span text:style-name="T20"><text:tab/></text:span><text:span text:style-name="T20"> </text:span><text:span text:style-name="T20"><text:tab/></text:span><text:span text:style-name="T20"> </text:span><text:span text:style-name="T20"><text:tab/></text:span><text:span text:style-name="T20"> </text:span><text:span text:style-name="T20"><text:tab/></text:span><text:span text:style-name="T20"> <text:s/></text:span><text:span text:style-name="T20"><text:tab/></text:span><text:span text:style-name="T20"> <text:s/></text:span><text:span text:style-name="T20"><text:tab/></text:span><text:span text:style-name="T20"> <text:s text:c="5"/>végétaux en 2013 </text:span></text:p>
            <text:p><text:span text:style-name="T16">• </text:span><text:span text:style-name="T18">fr_céréales.csv</text:span><text:span text:style-name="T21">:</text:span><text:span text:style-name="T20"> quantité de céréales produites au niveau mondial en 2013 </text:span></text:p>
            <text:p><text:span text:style-name="T16">• </text:span><text:span text:style-name="T18">fr_sousalimentation.csv</text:span><text:span text:style-name="T20">: nombre de personnes sous alimentées dans le</text:span><text:span text:style-name="T20"><text:tab/></text:span><text:span text:style-name="T20"> <text:s text:c="5"/></text:span><text:span text:style-name="T20"><text:tab/></text:span><text:span text:style-name="T20"><text:tab/></text:span><text:span text:style-name="T20"><text:tab/></text:span><text:span text:style-name="T20"><text:tab/></text:span><text:span text:style-name="T20"> </text:span><text:span text:style-name="T20"><text:tab/></text:span><text:span text:style-name="T20"> </text:span><text:span text:style-name="T20"><text:tab/></text:span><text:span text:style-name="T20"> </text:span><text:span text:style-name="T20"><text:tab/></text:span><text:span text:style-name="T20"> </text:span><text:span text:style-name="T20"><text:tab/></text:span><text:span text:style-name="T20"> </text:span><text:span text:style-name="T20"><text:tab/></text:span><text:span text:style-name="T20"> </text:span><text:span text:style-name="T20"><text:tab/></text:span><text:span text:style-name="T20"> </text:span><text:span text:style-name="T20"><text:tab/></text:span><text:span text:style-name="T20"> </text:span><text:span text:style-name="T20"><text:tab/></text:span><text:span text:style-name="T20"> </text:span><text:span text:style-name="T20"><text:tab/></text:span><text:span text:style-name="T20"> <text:s text:c="3"/>monde de 2013 à 2017. </text:span></text:p>
          </draw:text-box>
        </draw:frame>
        <presentation:notes draw:style-name="dp2">
          <draw:page-thumbnail draw:style-name="gr2" draw:layer="layout" svg:width="19.797cm" svg:height="11.136cm" svg:x="0.601cm" svg:y="2.257cm" draw:page-number="6" presentation:class="page"/>
          <draw:frame presentation:style-name="pr3" draw:text-style-name="P16" draw:layer="layout" svg:width="16.799cm" svg:height="13.364cm" svg:x="2.1cm" svg:y="14.107cm" presentation:class="notes" presentation:placeholder="true">
            <draw:text-box/>
          </draw:frame>
        </presentation:notes>
      </draw:page>
      <draw:page draw:name="page7" draw:style-name="dp1" draw:master-page-name="Standard">
        <draw:custom-shape draw:name="TextShape 1" draw:style-name="gr10" draw:text-style-name="P17" draw:layer="layout" svg:width="21.199cm" svg:height="3.22cm" svg:x="2cm" svg:y="6.485cm">
          <text:p text:style-name="P7"><text:span text:style-name="T22">1. Les Et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0" draw:layer="layout" svg:width="1.522cm" svg:height="1.091cm" svg:x="11.938cm" svg:y="12.982cm">
          <text:p text:style-name="P7"><text:span text:style-name="T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Title_2c__20_2_20_Content" presentation:presentation-page-layout-name="AL2T3">
        <draw:frame presentation:style-name="pr5" draw:layer="layout" svg:width="22.858cm" svg:height="2.384cm" svg:x="1.27cm" svg:y="0.57cm" presentation:class="title" presentation:user-transformed="true">
          <draw:text-box>
            <text:p><text:span text:style-name="T23">L’étape de connexion aux données </text:span></text:p>
          </draw:text-box>
        </draw:frame>
        <draw:frame presentation:style-name="pr6" draw:text-style-name="P18" draw:layer="layout" svg:width="22.93cm" svg:height="8.285cm" svg:x="1.27cm" svg:y="3.343cm" presentation:class="outline" presentation:user-transformed="true">
          <draw:text-box>
            <text:p text:style-name="P18"><text:span text:style-name="T23"/></text:p>
            <text:p text:style-name="P18"><text:span text:style-name="T23">Consiste à choisir les données à rapatrier, à les filtrer, et le cas échéant à les « nettoyer » </text:span></text:p>
            <text:p text:style-name="P18"><text:span text:style-name="T23"/></text:p>
            <text:p text:style-name="P18"><text:span text:style-name="T23">Afin de générer les tables sur lesquelles s’appuie Power BI pour l’étape de visualisation.</text:span><text:span text:style-name="T24"> </text:span></text:p>
          </draw:text-box>
        </draw:frame>
        <presentation:notes draw:style-name="dp3">
          <draw:page-thumbnail draw:style-name="gr2" draw:layer="layout" svg:width="19.797cm" svg:height="11.136cm" svg:x="0.601cm" svg:y="2.257cm" draw:page-number="8" presentation:class="page"/>
          <draw:frame presentation:style-name="pr3" draw:text-style-name="P15" draw:layer="layout" svg:width="16.799cm" svg:height="13.364cm" svg:x="2.1cm" svg:y="14.107cm" presentation:class="notes" presentation:placeholder="true">
            <draw:text-box/>
          </draw:frame>
        </presentation:notes>
      </draw:page>
      <draw:page draw:name="page9" draw:style-name="dp1" draw:master-page-name="Title_2c__20_2_20_Content" presentation:presentation-page-layout-name="AL2T3">
        <draw:frame presentation:style-name="pr5" draw:layer="layout" svg:width="22.858cm" svg:height="2.384cm" svg:x="1.27cm" svg:y="0.57cm" presentation:class="title">
          <draw:text-box>
            <text:p>Transformation des données</text:p>
          </draw:text-box>
        </draw:frame>
        <draw:frame presentation:style-name="pr6" draw:text-style-name="P18" draw:layer="layout" svg:width="22.73cm" svg:height="8.285cm" svg:x="1.27cm" svg:y="3.343cm" presentation:class="outline" presentation:user-transformed="true">
          <draw:text-box>
            <text:p text:style-name="P18"><text:span text:style-name="T25"/></text:p>
            <text:p text:style-name="P18"><text:span text:style-name="T25">Une fois la connexion aux données établie, il sera souvent nécessaire d’opérer des transformations. </text:span></text:p>
            <text:p text:style-name="P18"><text:span text:style-name="T25"/></text:p>
            <text:p text:style-name="P18"><text:span text:style-name="T25">Cela se passe dans l’éditeur </text:span><text:span text:style-name="T26">Power Query</text:span><text:span text:style-name="T27">.</text:span><text:span text:style-name="T24"> </text:span></text:p>
          </draw:text-box>
        </draw:frame>
        <presentation:notes draw:style-name="dp2">
          <draw:page-thumbnail draw:style-name="gr2" draw:layer="layout" svg:width="19.797cm" svg:height="11.136cm" svg:x="0.601cm" svg:y="2.257cm" draw:page-number="9" presentation:class="page"/>
          <draw:frame presentation:style-name="pr3" draw:text-style-name="P16" draw:layer="layout" svg:width="16.799cm" svg:height="13.364cm" svg:x="2.1cm" svg:y="14.107cm" presentation:class="notes" presentation:placeholder="true">
            <draw:text-box/>
          </draw:frame>
        </presentation:notes>
      </draw:page>
      <draw:page draw:name="page10" draw:style-name="dp1" draw:master-page-name="Title_2c__20_2_20_Content" presentation:presentation-page-layout-name="AL2T3">
        <draw:frame presentation:style-name="pr5" draw:text-style-name="P19" draw:layer="layout" svg:width="22.858cm" svg:height="2.384cm" svg:x="1.27cm" svg:y="0.57cm" presentation:class="title" presentation:user-transformed="true">
          <draw:text-box>
            <text:p text:style-name="P19"><text:span text:style-name="T28">Quelles sont les transformations Power Query / Editor appliquées ?</text:span><text:span text:style-name="T28"><text:tab/></text:span><text:span text:style-name="T28"><text:tab/></text:span></text:p>
          </draw:text-box>
        </draw:frame>
        <draw:frame presentation:style-name="pr6" draw:layer="layout" svg:width="5.443cm" svg:height="8.285cm" svg:x="1.27cm" svg:y="3.343cm" presentation:class="outline" presentation:placeholder="true">
          <draw:text-box/>
        </draw:frame>
        <draw:frame presentation:style-name="pr6" draw:layer="layout" svg:width="5.443cm" svg:height="8.285cm" svg:x="6.986cm" svg:y="3.343cm" presentation:class="outline" presentation:placeholder="true">
          <draw:text-box/>
        </draw:frame>
        <presentation:notes draw:style-name="dp2">
          <draw:page-thumbnail draw:style-name="gr2" draw:layer="layout" svg:width="19.797cm" svg:height="11.136cm" svg:x="0.601cm" svg:y="2.257cm" draw:page-number="10" presentation:class="page"/>
          <draw:frame presentation:style-name="pr3" draw:text-style-name="P16" draw:layer="layout" svg:width="16.799cm" svg:height="13.364cm" svg:x="2.1cm" svg:y="14.107cm" presentation:class="notes" presentation:placeholder="true">
            <draw:text-box/>
          </draw:frame>
        </presentation:notes>
      </draw:page>
      <draw:page draw:name="page11" draw:style-name="dp1" draw:master-page-name="Blank_20_Slide">
        <draw:custom-shape draw:name="TextShape 1" draw:style-name="gr11" draw:text-style-name="P10" draw:layer="layout" svg:width="25.605cm" svg:height="8.782cm" svg:x="0.459cm" svg:y="4.933cm">
          <text:p text:style-name="P7"><text:span text:style-name="T29"/></text:p>
          <text:p text:style-name="P7"><text:span text:style-name="T29"/></text:p>
          <text:p text:style-name="P7"><text:span text:style-name="T29"/></text:p>
          <text:p text:style-name="P7"><text:span text:style-name="T2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10" draw:layer="layout" svg:width="7.399cm" svg:height="2.452cm" svg:x="9.3cm" svg:y="1.137cm">
          <text:p text:style-name="P20"><text:span text:style-name="T30">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Standard_20_1">
        <draw:custom-shape draw:name="TextShape 1" draw:style-name="gr1" draw:text-style-name="P10" draw:layer="layout" svg:width="21.345cm" svg:height="1.866cm" svg:x="2.027cm" svg:y="3.665cm">
          <text:p text:style-name="P7"><text:span text:style-name="T31">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0" draw:layer="layout" svg:width="21.345cm" svg:height="2.178cm" svg:x="2.027cm" svg:y="5.19cm">
          <text:p text:style-name="P5"><text:span text:style-name="T32">Any 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0" draw:layer="layout" svg:width="21.345cm" svg:height="2.836cm" svg:x="2.027cm" svg:y="8.015cm">
          <text:p text:style-name="P5"><text:span text:style-name="T33">You can find me at:</text:span></text:p>
          <text:p text:style-name="P5"><text:span text:style-name="T33">@username</text:span></text:p>
          <text:p text:style-name="P5"><text:span text:style-name="T33">user@mail.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1" draw:layer="layout" svg:width="4.547cm" svg:height="2.457cm" svg:x="10.426cm" svg:y="1.146cm">
          <text:p/>
          <draw:enhanced-geometry draw:mirror-horizontal="false" draw:mirror-vertical="false" svg:viewBox="0 0 0 0" drawooo:sub-view-size="2 2" draw:text-areas="?f2 0 ?f0 ?f3" draw:type="ooxml-flowChartMerge" draw:enhanced-path="M 0 0 L 2 0 1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name="TextShape 5" draw:style-name="gr7" draw:text-style-name="P10" draw:layer="layout" svg:width="1.522cm" svg:height="1.091cm" svg:x="11.938cm" svg:y="12.982cm">
          <text:p text:style-name="P7"><text:span text:style-name="T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1" draw:master-page-name="Blank_20_Slide">
        <presentation:notes draw:style-name="dp2">
          <draw:page-thumbnail draw:style-name="gr2" draw:layer="layout" svg:width="19.797cm" svg:height="11.136cm" svg:x="0.601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4" draw:master-page-name="Standard_20_1">
        <draw:custom-shape draw:name="TextShape 1" draw:style-name="gr7" draw:text-style-name="P10" draw:layer="layout" svg:width="1.522cm" svg:height="1.091cm" svg:x="11.938cm" svg:y="12.982cm">
          <text:p text:style-name="P7"><text:span text:style-name="T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0" draw:layer="layout" svg:width="7.198cm" svg:height="4.236cm" svg:x="17.357cm" svg:y="1.066cm">
          <text:p text:style-name="P20"><text:span text:style-name="T34">SlidesCarnival icons are editable shapes</text:span><text:span text:style-name="T35">. </text:span></text:p>
          <text:p text:style-name="P20"><text:span text:style-name="T36"/></text:p>
          <text:p text:style-name="P20"><text:span text:style-name="T35">This means that you can:</text:span></text:p>
          <text:list text:style-name="L3">
            <text:list-item>
              <text:p text:style-name="P22"><text:span text:style-name="T35">Resize them without losing quality.</text:span></text:p>
            </text:list-item>
            <text:list-item>
              <text:p text:style-name="P22"><text:span text:style-name="T35">Change line color, width and style.</text:span></text:p>
            </text:list-item>
          </text:list>
          <text:p text:style-name="P22"><text:span text:style-name="T36"/></text:p>
          <text:p text:style-name="P22"><text:span text:style-name="T35">Isn’t that nice? :)</text:span></text:p>
          <text:p text:style-name="P22"><text:span text:style-name="T36"/></text:p>
          <text:p text:style-name="P22"><text:span text:style-name="T35">Examples:</text:span></text:p>
          <text:p text:style-name="P22"><text:span text:style-name="T36"/></text:p>
          <text:p text:style-name="P22"><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3" draw:text-style-name="P23" draw:layer="layout" svg:width="0.874cm" svg:height="1.078cm" svg:x="1.045cm" svg:y="1.287cm">
            <text:p/>
            <draw:enhanced-geometry draw:mirror-horizontal="false" draw:mirror-vertical="false" svg:viewBox="0 0 0 0" drawooo:sub-view-size="15004 18510" draw:text-areas="0 0 ?f0 ?f1"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N">
              <draw:equation draw:name="f0" draw:formula="logwidth"/>
              <draw:equation draw:name="f1" draw:formula="logheight"/>
            </draw:enhanced-geometry>
          </draw:custom-shape>
          <draw:custom-shape draw:name="CustomShape 5" draw:style-name="gr13" draw:text-style-name="P23" draw:layer="layout" svg:width="0.879cm" svg:height="1.078cm" svg:x="0.969cm" svg:y="1.184cm">
            <text:p/>
            <draw:enhanced-geometry draw:mirror-horizontal="false" draw:mirror-vertical="false" svg:viewBox="0 0 0 0" drawooo:sub-view-size="15101 18511" draw:text-areas="0 0 ?f0 ?f1"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N">
              <draw:equation draw:name="f0" draw:formula="logwidth"/>
              <draw:equation draw:name="f1" draw:formula="logheight"/>
            </draw:enhanced-geometry>
          </draw:custom-shape>
          <draw:custom-shape draw:name="CustomShape 6" draw:style-name="gr13" draw:text-style-name="P23" draw:layer="layout" svg:width="0.103cm" svg:height="0.103cm" svg:x="1.451cm" svg:y="1.194cm">
            <text:p/>
            <draw:enhanced-geometry draw:mirror-horizontal="false" draw:mirror-vertical="false" svg:viewBox="0 0 0 0" drawooo:sub-view-size="1804 1804" draw:text-areas="0 0 ?f0 ?f1"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N">
              <draw:equation draw:name="f0" draw:formula="logwidth"/>
              <draw:equation draw:name="f1" draw:formula="logheight"/>
            </draw:enhanced-geometry>
          </draw:custom-shape>
          <draw:custom-shape draw:name="CustomShape 7" draw:style-name="gr13" draw:text-style-name="P23" draw:layer="layout" svg:width="0.103cm" svg:height="0.103cm" svg:x="1.257cm" svg:y="1.194cm">
            <text:p/>
            <draw:enhanced-geometry draw:mirror-horizontal="false" draw:mirror-vertical="false" svg:viewBox="0 0 0 0" drawooo:sub-view-size="1803 1804" draw:text-areas="0 0 ?f0 ?f1"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N">
              <draw:equation draw:name="f0" draw:formula="logwidth"/>
              <draw:equation draw:name="f1" draw:formula="logheight"/>
            </draw:enhanced-geometry>
          </draw:custom-shape>
          <draw:custom-shape draw:name="CustomShape 8" draw:style-name="gr13" draw:text-style-name="P23" draw:layer="layout" svg:width="0.103cm" svg:height="0.103cm" svg:x="1.064cm" svg:y="1.194cm">
            <text:p/>
            <draw:enhanced-geometry draw:mirror-horizontal="false" draw:mirror-vertical="false" svg:viewBox="0 0 0 0" drawooo:sub-view-size="1803 1804" draw:text-areas="0 0 ?f0 ?f1"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N">
              <draw:equation draw:name="f0" draw:formula="logwidth"/>
              <draw:equation draw:name="f1" draw:formula="logheight"/>
            </draw:enhanced-geometry>
          </draw:custom-shape>
          <draw:custom-shape draw:name="CustomShape 9" draw:style-name="gr13" draw:text-style-name="P23" draw:layer="layout" svg:width="0.311cm" svg:height="0.001cm" svg:x="1.108cm" svg:y="1.932cm">
            <text:p/>
            <draw:enhanced-geometry draw:mirror-horizontal="false" draw:mirror-vertical="false" svg:viewBox="0 0 0 0" drawooo:sub-view-size="5359 1" draw:text-areas="0 0 ?f0 ?f1" draw:type="ooxml-non-primitive" draw:enhanced-path="M 5358 0 L 0 0 N">
              <draw:equation draw:name="f0" draw:formula="logwidth"/>
              <draw:equation draw:name="f1" draw:formula="logheight"/>
            </draw:enhanced-geometry>
          </draw:custom-shape>
          <draw:custom-shape draw:name="CustomShape 10" draw:style-name="gr13" draw:text-style-name="P23" draw:layer="layout" svg:width="0.595cm" svg:height="0.001cm" svg:x="1.108cm" svg:y="1.802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11" draw:style-name="gr13" draw:text-style-name="P23" draw:layer="layout" svg:width="0.595cm" svg:height="0.001cm" svg:x="1.108cm" svg:y="1.675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12" draw:style-name="gr13" draw:text-style-name="P23" draw:layer="layout" svg:width="0.595cm" svg:height="0.001cm" svg:x="1.108cm" svg:y="1.545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13" draw:style-name="gr13" draw:text-style-name="P23" draw:layer="layout" svg:width="0.103cm" svg:height="0.103cm" svg:x="1.644cm" svg:y="1.194cm">
            <text:p/>
            <draw:enhanced-geometry draw:mirror-horizontal="false" draw:mirror-vertical="false" svg:viewBox="0 0 0 0" drawooo:sub-view-size="1803 1804" draw:text-areas="0 0 ?f0 ?f1"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N">
              <draw:equation draw:name="f0" draw:formula="logwidth"/>
              <draw:equation draw:name="f1" draw:formula="logheight"/>
            </draw:enhanced-geometry>
          </draw:custom-shape>
          <draw:custom-shape draw:name="CustomShape 14" draw:style-name="gr13" draw:text-style-name="P23" draw:layer="layout" svg:width="0.001cm" svg:height="0.117cm" svg:x="1.119cm" svg:y="1.124cm">
            <text:p/>
            <draw:enhanced-geometry draw:mirror-horizontal="false" draw:mirror-vertical="false" svg:viewBox="0 0 0 0" drawooo:sub-view-size="1 2047" draw:text-areas="0 0 ?f0 ?f1" draw:type="ooxml-non-primitive" draw:enhanced-path="M 0 1 L 0 2046 N">
              <draw:equation draw:name="f0" draw:formula="logwidth"/>
              <draw:equation draw:name="f1" draw:formula="logheight"/>
            </draw:enhanced-geometry>
          </draw:custom-shape>
          <draw:custom-shape draw:name="CustomShape 15" draw:style-name="gr13" draw:text-style-name="P23" draw:layer="layout" svg:width="0.001cm" svg:height="0.117cm" svg:x="1.313cm" svg:y="1.124cm">
            <text:p/>
            <draw:enhanced-geometry draw:mirror-horizontal="false" draw:mirror-vertical="false" svg:viewBox="0 0 0 0" drawooo:sub-view-size="1 2047" draw:text-areas="0 0 ?f0 ?f1" draw:type="ooxml-non-primitive" draw:enhanced-path="M 1 1 L 1 2046 N">
              <draw:equation draw:name="f0" draw:formula="logwidth"/>
              <draw:equation draw:name="f1" draw:formula="logheight"/>
            </draw:enhanced-geometry>
          </draw:custom-shape>
          <draw:custom-shape draw:name="CustomShape 16" draw:style-name="gr13" draw:text-style-name="P23" draw:layer="layout" svg:width="0.001cm" svg:height="0.117cm" svg:x="1.506cm" svg:y="1.124cm">
            <text:p/>
            <draw:enhanced-geometry draw:mirror-horizontal="false" draw:mirror-vertical="false" svg:viewBox="0 0 0 0" drawooo:sub-view-size="1 2047" draw:text-areas="0 0 ?f0 ?f1" draw:type="ooxml-non-primitive" draw:enhanced-path="M 1 1 L 1 2046 N">
              <draw:equation draw:name="f0" draw:formula="logwidth"/>
              <draw:equation draw:name="f1" draw:formula="logheight"/>
            </draw:enhanced-geometry>
          </draw:custom-shape>
          <draw:custom-shape draw:name="CustomShape 17" draw:style-name="gr13" draw:text-style-name="P23" draw:layer="layout" svg:width="0.001cm" svg:height="0.117cm" svg:x="1.699cm" svg:y="1.124cm">
            <text:p/>
            <draw:enhanced-geometry draw:mirror-horizontal="false" draw:mirror-vertical="false" svg:viewBox="0 0 0 0" drawooo:sub-view-size="1 2047" draw:text-areas="0 0 ?f0 ?f1" draw:type="ooxml-non-primitive" draw:enhanced-path="M 0 1 L 0 2046 N">
              <draw:equation draw:name="f0" draw:formula="logwidth"/>
              <draw:equation draw:name="f1" draw:formula="logheight"/>
            </draw:enhanced-geometry>
          </draw:custom-shape>
        </draw:g>
        <draw:g draw:name="Group 18">
          <draw:custom-shape draw:name="CustomShape 19" draw:style-name="gr13" draw:text-style-name="P23" draw:layer="layout" svg:width="1.033cm" svg:height="0.86cm" svg:x="2.504cm" svg:y="1.308cm">
            <text:p/>
            <draw:enhanced-geometry draw:mirror-horizontal="false" draw:mirror-vertical="false" svg:viewBox="0 0 0 0" drawooo:sub-view-size="17732 14760" draw:text-areas="0 0 ?f0 ?f1"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N">
              <draw:equation draw:name="f0" draw:formula="logwidth"/>
              <draw:equation draw:name="f1" draw:formula="logheight"/>
            </draw:enhanced-geometry>
          </draw:custom-shape>
          <draw:custom-shape draw:name="CustomShape 20" draw:style-name="gr13" draw:text-style-name="P23" draw:layer="layout" svg:width="0.331cm" svg:height="0.001cm" svg:x="2.855cm" svg:y="1.457cm">
            <text:p/>
            <draw:enhanced-geometry draw:mirror-horizontal="false" draw:mirror-vertical="false" svg:viewBox="0 0 0 0" drawooo:sub-view-size="5700 1" draw:text-areas="0 0 ?f0 ?f1" draw:type="ooxml-non-primitive" draw:enhanced-path="M 5700 1 L 1 1 N">
              <draw:equation draw:name="f0" draw:formula="logwidth"/>
              <draw:equation draw:name="f1" draw:formula="logheight"/>
            </draw:enhanced-geometry>
          </draw:custom-shape>
          <draw:custom-shape draw:name="CustomShape 21" draw:style-name="gr13" draw:text-style-name="P23" draw:layer="layout" svg:width="0.461cm" svg:height="0.46cm" svg:x="2.79cm" svg:y="1.605cm">
            <text:p/>
            <draw:enhanced-geometry draw:mirror-horizontal="false" draw:mirror-vertical="false" svg:viewBox="0 0 0 0" drawooo:sub-view-size="7940 7916" draw:text-areas="0 0 ?f0 ?f1"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N">
              <draw:equation draw:name="f0" draw:formula="logwidth"/>
              <draw:equation draw:name="f1" draw:formula="logheight"/>
            </draw:enhanced-geometry>
          </draw:custom-shape>
          <draw:custom-shape draw:name="CustomShape 22" draw:style-name="gr13" draw:text-style-name="P23" draw:layer="layout" svg:width="0.308cm" svg:height="0.307cm" svg:x="2.867cm" svg:y="1.682cm">
            <text:p/>
            <draw:enhanced-geometry draw:mirror-horizontal="false" draw:mirror-vertical="false" svg:viewBox="0 0 0 0" drawooo:sub-view-size="5310 5286" draw:text-areas="0 0 ?f0 ?f1"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N">
              <draw:equation draw:name="f0" draw:formula="logwidth"/>
              <draw:equation draw:name="f1" draw:formula="logheight"/>
            </draw:enhanced-geometry>
          </draw:custom-shape>
          <draw:custom-shape draw:name="CustomShape 23" draw:style-name="gr13" draw:text-style-name="P23" draw:layer="layout" svg:width="0.153cm" svg:height="0.1cm" svg:x="3.3cm" svg:y="1.571cm">
            <text:p/>
            <draw:enhanced-geometry draw:mirror-horizontal="false" draw:mirror-vertical="false" svg:viewBox="0 0 0 0" drawooo:sub-view-size="2656 1754" draw:text-areas="0 0 ?f0 ?f1"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N">
              <draw:equation draw:name="f0" draw:formula="logwidth"/>
              <draw:equation draw:name="f1" draw:formula="logheight"/>
            </draw:enhanced-geometry>
          </draw:custom-shape>
        </draw:g>
        <draw:g draw:name="Group 24">
          <draw:custom-shape draw:name="CustomShape 25" draw:style-name="gr13" draw:text-style-name="P23" draw:layer="layout" svg:width="0.987cm" svg:height="0.868cm" svg:x="4.096cm" svg:y="1.304cm">
            <text:p/>
            <draw:enhanced-geometry draw:mirror-horizontal="false" draw:mirror-vertical="false" svg:viewBox="0 0 0 0" drawooo:sub-view-size="16952 14906" draw:text-areas="0 0 ?f0 ?f1" draw:type="ooxml-non-primitive" draw:enhanced-path="M 16172 0 L 780 0 780 0 634 25 488 73 341 146 220 244 122 341 74 487 25 634 0 780 0 14126 0 14126 25 14272 74 14418 122 14565 220 14662 341 14759 488 14832 634 14881 780 14906 16172 14906 16172 14906 16318 14881 16464 14832 16611 14759 16732 14662 16830 14565 16878 14418 16927 14272 16952 14126 16952 780 16952 780 16927 634 16878 487 16830 341 16732 244 16611 146 16464 73 16318 25 16172 0 16172 0 Z N">
              <draw:equation draw:name="f0" draw:formula="logwidth"/>
              <draw:equation draw:name="f1" draw:formula="logheight"/>
            </draw:enhanced-geometry>
          </draw:custom-shape>
          <draw:custom-shape draw:name="CustomShape 26" draw:style-name="gr13" draw:text-style-name="P23" draw:layer="layout" svg:width="0.874cm" svg:height="0.754cm" svg:x="4.153cm" svg:y="1.36cm">
            <text:p/>
            <draw:enhanced-geometry draw:mirror-horizontal="false" draw:mirror-vertical="false" svg:viewBox="0 0 0 0" drawooo:sub-view-size="15004 12958" draw:text-areas="0 0 ?f0 ?f1" draw:type="ooxml-non-primitive" draw:enhanced-path="M 15003 12957 L 1 12957 1 0 15003 0 15003 12957 Z N">
              <draw:equation draw:name="f0" draw:formula="logwidth"/>
              <draw:equation draw:name="f1" draw:formula="logheight"/>
            </draw:enhanced-geometry>
          </draw:custom-shape>
          <draw:custom-shape draw:name="CustomShape 27" draw:style-name="gr13" draw:text-style-name="P23" draw:layer="layout" svg:width="0.341cm" svg:height="0.262cm" svg:x="4.639cm" svg:y="1.802cm">
            <text:p/>
            <draw:enhanced-geometry draw:mirror-horizontal="false" draw:mirror-vertical="false" svg:viewBox="0 0 0 0" drawooo:sub-view-size="5870 4531" draw:text-areas="0 0 ?f0 ?f1" draw:type="ooxml-non-primitive" draw:enhanced-path="M 0 2266 L 1534 244 1534 244 1632 147 1754 50 1875 1 2022 1 2143 1 2289 50 2411 147 2509 244 5870 4531 N">
              <draw:equation draw:name="f0" draw:formula="logwidth"/>
              <draw:equation draw:name="f1" draw:formula="logheight"/>
            </draw:enhanced-geometry>
          </draw:custom-shape>
          <draw:custom-shape draw:name="CustomShape 28" draw:style-name="gr13" draw:text-style-name="P23" draw:layer="layout" svg:width="0.541cm" svg:height="0.416cm" svg:x="4.2cm" svg:y="1.649cm">
            <text:p/>
            <draw:enhanced-geometry draw:mirror-horizontal="false" draw:mirror-vertical="false" svg:viewBox="0 0 0 0" drawooo:sub-view-size="9304 7161" draw:text-areas="0 0 ?f0 ?f1" draw:type="ooxml-non-primitive" draw:enhanced-path="M 0 3995 L 2923 244 2923 244 3020 147 3142 49 3264 1 3410 1 3532 1 3678 49 3800 147 3897 244 9304 7161 N">
              <draw:equation draw:name="f0" draw:formula="logwidth"/>
              <draw:equation draw:name="f1" draw:formula="logheight"/>
            </draw:enhanced-geometry>
          </draw:custom-shape>
          <draw:custom-shape draw:name="CustomShape 29" draw:style-name="gr13" draw:text-style-name="P23" draw:layer="layout" svg:width="0.226cm" svg:height="0.226cm" svg:x="4.656cm" svg:y="1.48cm">
            <text:p/>
            <draw:enhanced-geometry draw:mirror-horizontal="false" draw:mirror-vertical="false" svg:viewBox="0 0 0 0" drawooo:sub-view-size="3898 3898" draw:text-areas="0 0 ?f0 ?f1" draw:type="ooxml-non-primitive" draw:enhanced-path="M 1949 3897 L 1949 3897 1754 3897 1559 3873 1364 3824 1194 3751 1023 3678 853 3580 707 3459 560 3337 439 3191 317 3045 220 2874 146 2704 73 2533 25 2338 0 2168 0 1949 0 1949 0 1754 25 1559 73 1389 146 1194 220 1023 317 877 439 707 560 585 707 463 853 341 1023 244 1194 171 1364 98 1559 49 1754 25 1949 0 1949 0 2144 25 2338 49 2533 98 2704 171 2874 244 3020 341 3191 463 3313 585 3459 707 3556 877 3654 1023 3727 1194 3800 1389 3848 1559 3873 1754 3897 1949 3897 1949 3873 2168 3848 2338 3800 2533 3727 2704 3654 2874 3556 3045 3459 3191 3313 3337 3191 3459 3020 3580 2874 3678 2704 3751 2533 3824 2338 3873 2144 3897 1949 3897 1949 3897 N">
              <draw:equation draw:name="f0" draw:formula="logwidth"/>
              <draw:equation draw:name="f1" draw:formula="logheight"/>
            </draw:enhanced-geometry>
          </draw:custom-shape>
        </draw:g>
        <draw:custom-shape draw:name="CustomShape 30" draw:style-name="gr13" draw:text-style-name="P23" draw:layer="layout" svg:width="0.808cm" svg:height="0.931cm" svg:x="5.755cm" svg:y="1.272cm">
          <text:p/>
          <draw:enhanced-geometry draw:mirror-horizontal="false" draw:mirror-vertical="false" svg:viewBox="0 0 0 0" drawooo:sub-view-size="13883 15978" draw:text-areas="0 0 ?f0 ?f1" draw:type="ooxml-non-primitive" draw:enhanced-path="M 3240 3240 L 3240 12616 3240 12616 2899 12592 2558 12592 2193 12641 1827 12738 1827 12738 1608 12811 1389 12909 1194 13030 999 13128 804 13274 658 13396 512 13542 390 13688 269 13858 171 14005 98 14175 49 14346 25 14492 1 14662 25 14833 49 14979 49 14979 122 15149 196 15295 293 15417 415 15539 561 15636 707 15734 877 15807 1072 15880 1243 15929 1462 15953 1657 15977 1876 15977 2095 15953 2339 15929 2558 15880 2801 15831 2801 15831 3216 15661 3581 15466 3897 15247 4165 14979 4360 14711 4458 14565 4531 14419 4579 14272 4604 14126 4628 13980 4628 13834 4628 6187 12470 3727 12470 10108 12470 10108 12154 10083 11813 10083 11447 10132 11082 10230 11082 10230 10863 10303 10644 10400 10425 10522 10254 10619 10059 10765 9913 10887 9767 11033 9621 11179 9523 11350 9426 11496 9353 11666 9304 11837 9280 11983 9256 12154 9280 12324 9304 12470 9304 12470 9377 12641 9450 12787 9548 12909 9670 13030 9816 13128 9962 13225 10132 13298 10303 13371 10498 13420 10717 13444 10912 13469 11131 13469 11350 13444 11594 13420 11813 13371 12056 13323 12056 13323 12422 13176 12763 13006 13055 12787 13323 12568 13542 12324 13713 12056 13810 11788 13859 11642 13883 11520 13883 0 3240 3240 Z N">
            <draw:equation draw:name="f0" draw:formula="logwidth"/>
            <draw:equation draw:name="f1" draw:formula="logheight"/>
          </draw:enhanced-geometry>
        </draw:custom-shape>
        <draw:custom-shape draw:name="CustomShape 31" draw:style-name="gr13" draw:text-style-name="P23" draw:layer="layout" svg:width="0.697cm" svg:height="0.925cm" svg:x="7.38cm" svg:y="1.275cm">
          <text:p/>
          <draw:enhanced-geometry draw:mirror-horizontal="false" draw:mirror-vertical="false" svg:viewBox="0 0 0 0" drawooo:sub-view-size="11983 15880" draw:text-areas="0 0 ?f0 ?f1"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N">
            <draw:equation draw:name="f0" draw:formula="logwidth"/>
            <draw:equation draw:name="f1" draw:formula="logheight"/>
          </draw:enhanced-geometry>
        </draw:custom-shape>
        <draw:g draw:name="Group 32">
          <draw:custom-shape draw:name="CustomShape 33" draw:style-name="gr13" draw:text-style-name="P23" draw:layer="layout" svg:width="0.865cm" svg:height="0.224cm" svg:x="10.469cm" svg:y="1.32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N">
              <draw:equation draw:name="f0" draw:formula="logwidth"/>
              <draw:equation draw:name="f1" draw:formula="logheight"/>
            </draw:enhanced-geometry>
          </draw:custom-shape>
          <draw:custom-shape draw:name="CustomShape 34" draw:style-name="gr13" draw:text-style-name="P23" draw:layer="layout" svg:width="0.865cm" svg:height="0.224cm" svg:x="10.401cm" svg:y="1.611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N">
              <draw:equation draw:name="f0" draw:formula="logwidth"/>
              <draw:equation draw:name="f1" draw:formula="logheight"/>
            </draw:enhanced-geometry>
          </draw:custom-shape>
          <draw:custom-shape draw:name="CustomShape 35" draw:style-name="gr13" draw:text-style-name="P23" draw:layer="layout" svg:width="0.1cm" svg:height="0.115cm" svg:x="10.817cm" svg:y="1.20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N">
              <draw:equation draw:name="f0" draw:formula="logwidth"/>
              <draw:equation draw:name="f1" draw:formula="logheight"/>
            </draw:enhanced-geometry>
          </draw:custom-shape>
          <draw:custom-shape draw:name="CustomShape 36" draw:style-name="gr13" draw:text-style-name="P23" draw:layer="layout" svg:width="0.1cm" svg:height="0.433cm" svg:x="10.817cm" svg:y="1.837cm">
            <text:p/>
            <draw:enhanced-geometry draw:mirror-horizontal="false" draw:mirror-vertical="false" svg:viewBox="0 0 0 0" drawooo:sub-view-size="1755 7453" draw:text-areas="0 0 ?f0 ?f1" draw:type="ooxml-non-primitive" draw:enhanced-path="M 1 0 L 1 7453 1754 7453 1754 0 1 0 Z N">
              <draw:equation draw:name="f0" draw:formula="logwidth"/>
              <draw:equation draw:name="f1" draw:formula="logheight"/>
            </draw:enhanced-geometry>
          </draw:custom-shape>
        </draw:g>
        <draw:custom-shape draw:name="CustomShape 37" draw:style-name="gr13" draw:text-style-name="P23" draw:layer="layout" svg:width="1.07cm" svg:height="0.933cm" svg:x="11.902cm" svg:y="1.271cm">
          <text:p/>
          <draw:enhanced-geometry draw:mirror-horizontal="false" draw:mirror-vertical="false" svg:viewBox="0 0 0 0" drawooo:sub-view-size="18365 16026" draw:text-areas="0 0 ?f0 ?f1"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N">
            <draw:equation draw:name="f0" draw:formula="logwidth"/>
            <draw:equation draw:name="f1" draw:formula="logheight"/>
          </draw:enhanced-geometry>
        </draw:custom-shape>
        <draw:g draw:name="Group 38">
          <draw:custom-shape draw:name="CustomShape 39" draw:style-name="gr13" draw:text-style-name="P23" draw:layer="layout" svg:width="0.902cm" svg:height="1.103cm" svg:x="0.983cm" svg:y="2.781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N">
              <draw:equation draw:name="f0" draw:formula="logwidth"/>
              <draw:equation draw:name="f1" draw:formula="logheight"/>
            </draw:enhanced-geometry>
          </draw:custom-shape>
          <draw:custom-shape draw:name="CustomShape 40" draw:style-name="gr13" draw:text-style-name="P23" draw:layer="layout" svg:width="0.879cm" svg:height="1.078cm" svg:x="1.054cm" svg:y="2.724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N">
              <draw:equation draw:name="f0" draw:formula="logwidth"/>
              <draw:equation draw:name="f1" draw:formula="logheight"/>
            </draw:enhanced-geometry>
          </draw:custom-shape>
          <draw:custom-shape draw:name="CustomShape 41" draw:style-name="gr13" draw:text-style-name="P23" draw:layer="layout" svg:width="0.311cm" svg:height="0.001cm" svg:x="1.199cm" svg:y="3.487cm">
            <text:p/>
            <draw:enhanced-geometry draw:mirror-horizontal="false" draw:mirror-vertical="false" svg:viewBox="0 0 0 0" drawooo:sub-view-size="5359 1" draw:text-areas="0 0 ?f0 ?f1" draw:type="ooxml-non-primitive" draw:enhanced-path="M 5358 0 L 0 0 N">
              <draw:equation draw:name="f0" draw:formula="logwidth"/>
              <draw:equation draw:name="f1" draw:formula="logheight"/>
            </draw:enhanced-geometry>
          </draw:custom-shape>
          <draw:custom-shape draw:name="CustomShape 42" draw:style-name="gr13" draw:text-style-name="P23" draw:layer="layout" svg:width="0.595cm" svg:height="0.001cm" svg:x="1.199cm" svg:y="3.359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43" draw:style-name="gr13" draw:text-style-name="P23" draw:layer="layout" svg:width="0.595cm" svg:height="0.001cm" svg:x="1.199cm" svg:y="3.23cm">
            <text:p/>
            <draw:enhanced-geometry draw:mirror-horizontal="false" draw:mirror-vertical="false" svg:viewBox="0 0 0 0" drawooo:sub-view-size="10230 1" draw:text-areas="0 0 ?f0 ?f1" draw:type="ooxml-non-primitive" draw:enhanced-path="M 10229 0 L 0 0 N">
              <draw:equation draw:name="f0" draw:formula="logwidth"/>
              <draw:equation draw:name="f1" draw:formula="logheight"/>
            </draw:enhanced-geometry>
          </draw:custom-shape>
          <draw:custom-shape draw:name="CustomShape 44" draw:style-name="gr13" draw:text-style-name="P23" draw:layer="layout" svg:width="0.595cm" svg:height="0.001cm" svg:x="1.199cm" svg:y="3.1cm">
            <text:p/>
            <draw:enhanced-geometry draw:mirror-horizontal="false" draw:mirror-vertical="false" svg:viewBox="0 0 0 0" drawooo:sub-view-size="10230 1" draw:text-areas="0 0 ?f0 ?f1" draw:type="ooxml-non-primitive" draw:enhanced-path="M 10229 1 L 0 1 N">
              <draw:equation draw:name="f0" draw:formula="logwidth"/>
              <draw:equation draw:name="f1" draw:formula="logheight"/>
            </draw:enhanced-geometry>
          </draw:custom-shape>
          <draw:custom-shape draw:name="CustomShape 45" draw:style-name="gr13" draw:text-style-name="P23" draw:layer="layout" svg:width="0.194cm" svg:height="0.194cm" svg:x="1.739cm" svg:y="2.724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N">
              <draw:equation draw:name="f0" draw:formula="logwidth"/>
              <draw:equation draw:name="f1" draw:formula="logheight"/>
            </draw:enhanced-geometry>
          </draw:custom-shape>
        </draw:g>
        <draw:g draw:name="Group 46">
          <draw:custom-shape draw:name="CustomShape 47" draw:style-name="gr13" draw:text-style-name="P23" draw:layer="layout" svg:width="0.483cm" svg:height="0.123cm" svg:x="4.106cm" svg:y="3.598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N">
              <draw:equation draw:name="f0" draw:formula="logwidth"/>
              <draw:equation draw:name="f1" draw:formula="logheight"/>
            </draw:enhanced-geometry>
          </draw:custom-shape>
          <draw:custom-shape draw:name="CustomShape 48" draw:style-name="gr13" draw:text-style-name="P23" draw:layer="layout" svg:width="0.483cm" svg:height="0.123cm" svg:x="4.591cm" svg:y="3.598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N">
              <draw:equation draw:name="f0" draw:formula="logwidth"/>
              <draw:equation draw:name="f1" draw:formula="logheight"/>
            </draw:enhanced-geometry>
          </draw:custom-shape>
          <draw:custom-shape draw:name="CustomShape 49" draw:style-name="gr13" draw:text-style-name="P23" draw:layer="layout" svg:width="0.483cm" svg:height="0.771cm" svg:x="4.106cm" svg:y="2.893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N">
              <draw:equation draw:name="f0" draw:formula="logwidth"/>
              <draw:equation draw:name="f1" draw:formula="logheight"/>
            </draw:enhanced-geometry>
          </draw:custom-shape>
          <draw:custom-shape draw:name="CustomShape 50" draw:style-name="gr13" draw:text-style-name="P23" draw:layer="layout" svg:width="0.483cm" svg:height="0.771cm" svg:x="4.591cm" svg:y="2.893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N">
              <draw:equation draw:name="f0" draw:formula="logwidth"/>
              <draw:equation draw:name="f1" draw:formula="logheight"/>
            </draw:enhanced-geometry>
          </draw:custom-shape>
        </draw:g>
        <draw:custom-shape draw:name="CustomShape 51" draw:style-name="gr13" draw:text-style-name="P23" draw:layer="layout" svg:width="0.973cm" svg:height="0.968cm" svg:x="5.673cm" svg:y="2.823cm">
          <text:p/>
          <draw:enhanced-geometry draw:mirror-horizontal="false" draw:mirror-vertical="false" svg:viewBox="0 0 0 0" drawooo:sub-view-size="16708 16611" draw:text-areas="0 0 ?f0 ?f1" draw:type="ooxml-non-primitive" draw:enhanced-path="M 414 8842 L 8403 1048 8403 1048 8500 951 8597 829 8865 658 9158 488 9450 317 9450 317 9839 171 10180 74 10497 25 10814 1 15344 1 15344 1 15465 1 15587 49 15855 122 16099 269 16294 415 16294 415 16391 537 16488 658 16561 780 16610 902 16659 1048 16683 1170 16708 1486 16708 5992 16708 5992 16683 6309 16635 6625 16537 6942 16391 7258 16391 7258 16342 7453 16294 7624 16196 7770 16123 7916 15928 8160 15758 8403 7891 16197 7891 16197 7794 16294 7696 16392 7574 16465 7453 16513 7185 16586 6941 16611 6941 16611 6649 16586 6503 16562 6381 16513 6235 16465 6113 16392 5991 16294 5894 16197 414 10839 414 10839 268 10595 122 10352 24 10108 0 10011 0 9889 0 9889 0 9718 24 9597 122 9329 268 9061 414 8842 414 8842 Z M 12519 4190 L 12519 4190 12689 4336 12859 4433 13030 4482 13249 4482 13249 4482 13444 4482 13615 4433 13761 4336 13882 4190 13882 4190 14029 4044 14102 3873 14150 3727 14175 3557 14175 3557 14150 3362 14102 3167 14029 2996 13882 2850 13882 2850 13761 2728 13615 2655 13444 2582 13249 2558 13249 2558 13030 2582 12859 2655 12689 2728 12519 2850 12519 2850 12445 2996 12372 3167 12324 3362 12324 3557 12324 3557 12324 3727 12372 3873 12445 4044 12519 4190 12519 4190 Z N">
            <draw:equation draw:name="f0" draw:formula="logwidth"/>
            <draw:equation draw:name="f1" draw:formula="logheight"/>
          </draw:enhanced-geometry>
        </draw:custom-shape>
        <draw:custom-shape draw:name="CustomShape 52" draw:style-name="gr13" draw:text-style-name="P23" draw:layer="layout" svg:width="0.97cm" svg:height="0.871cm" svg:x="7.244cm" svg:y="2.872cm">
          <text:p/>
          <draw:enhanced-geometry draw:mirror-horizontal="false" draw:mirror-vertical="false" svg:viewBox="0 0 0 0" drawooo:sub-view-size="16660 14955" draw:text-areas="0 0 ?f0 ?f1"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N">
            <draw:equation draw:name="f0" draw:formula="logwidth"/>
            <draw:equation draw:name="f1" draw:formula="logheight"/>
          </draw:enhanced-geometry>
        </draw:custom-shape>
        <draw:custom-shape draw:name="CustomShape 53" draw:style-name="gr13" draw:text-style-name="P23" draw:layer="layout" svg:width="0.942cm" svg:height="0.857cm" svg:x="8.827cm" svg:y="2.879cm">
          <text:p/>
          <draw:enhanced-geometry draw:mirror-horizontal="false" draw:mirror-vertical="false" svg:viewBox="0 0 0 0" drawooo:sub-view-size="16173 14711" draw:text-areas="0 0 ?f0 ?f1"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N">
            <draw:equation draw:name="f0" draw:formula="logwidth"/>
            <draw:equation draw:name="f1" draw:formula="logheight"/>
          </draw:enhanced-geometry>
        </draw:custom-shape>
        <draw:custom-shape draw:name="CustomShape 54" draw:style-name="gr13" draw:text-style-name="P23" draw:layer="layout" svg:width="0.879cm" svg:height="0.84cm" svg:x="10.428cm" svg:y="2.887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N">
            <draw:equation draw:name="f0" draw:formula="logwidth"/>
            <draw:equation draw:name="f1" draw:formula="logheight"/>
          </draw:enhanced-geometry>
        </draw:custom-shape>
        <draw:g draw:name="Group 55">
          <draw:custom-shape draw:name="CustomShape 56" draw:style-name="gr13" draw:text-style-name="P23" draw:layer="layout" svg:width="0.352cm" svg:height="0.359cm" svg:x="12.024cm" svg:y="2.884cm">
            <text:p/>
            <draw:enhanced-geometry draw:mirror-horizontal="false" draw:mirror-vertical="false" svg:viewBox="0 0 0 0" drawooo:sub-view-size="6066 6188" draw:text-areas="0 0 ?f0 ?f1" draw:type="ooxml-non-primitive" draw:enhanced-path="M 2680 74 L 2680 74 2607 1 2534 1 2461 25 2436 147 2095 1803 2095 1803 2047 1925 1974 2047 1852 2169 1730 2217 123 2753 123 2753 25 2826 1 2875 25 2948 98 3021 1584 3849 1584 3849 1706 3922 1803 4044 1852 4190 1876 4312 1901 6017 1901 6017 1925 6114 1974 6187 2047 6187 2120 6114 3362 4969 3362 4969 3484 4872 3630 4823 3776 4823 3922 4848 5530 5335 5530 5335 5651 5359 5700 5335 5724 5262 5700 5164 4994 3606 4994 3606 4945 3484 4945 3338 4969 3191 5042 3070 6017 1681 6017 1681 6065 1584 6065 1511 5992 1462 5895 1462 4190 1657 4190 1657 4068 1657 3922 1608 3800 1535 3703 1438 2680 74 Z N">
              <draw:equation draw:name="f0" draw:formula="logwidth"/>
              <draw:equation draw:name="f1" draw:formula="logheight"/>
            </draw:enhanced-geometry>
          </draw:custom-shape>
          <draw:custom-shape draw:name="CustomShape 57" draw:style-name="gr13" draw:text-style-name="P23" draw:layer="layout" svg:width="0.97cm" svg:height="0.972cm" svg:x="11.952cm" svg:y="2.83cm">
            <text:p/>
            <draw:enhanced-geometry draw:mirror-horizontal="false" draw:mirror-vertical="false" svg:viewBox="0 0 0 0" drawooo:sub-view-size="16660 16684" draw:text-areas="0 0 ?f0 ?f1" draw:type="ooxml-non-primitive" draw:enhanced-path="M 4872 12202 L 4872 12202 5261 12178 5627 12154 5992 12105 6357 12032 6698 11959 7039 11861 7380 11740 7721 11618 8038 11472 8355 11301 8671 11131 8963 10936 9256 10741 9524 10522 9792 10303 10035 10059 10279 9791 10522 9523 10741 9255 10936 8963 11131 8671 11302 8379 11472 8062 11618 7721 11740 7404 11862 7063 11959 6722 12032 6357 12105 5992 12154 5626 12178 5261 12178 4896 12178 4896 12178 4531 12154 4190 12105 3849 12057 3508 11983 3191 11886 2850 11789 2533 11691 2217 11545 1925 11423 1632 11253 1340 11107 1048 10912 780 10717 512 10303 0 10303 0 10644 98 10985 220 11642 463 12251 780 12836 1121 13396 1535 13932 1973 14419 2460 14857 2972 15271 3532 15612 4116 15929 4750 16197 5383 16294 5724 16392 6065 16465 6406 16538 6771 16587 7112 16635 7477 16660 7843 16660 8208 16660 8208 16660 8647 16611 9061 16562 9499 16489 9913 16392 10327 16294 10717 16148 11131 16002 11496 15832 11886 15637 12251 15442 12592 15223 12933 14979 13274 14736 13591 14468 13907 14175 14199 13883 14467 13591 14735 13274 15003 12933 15222 12592 15442 12227 15661 11862 15831 11496 16002 11107 16172 10717 16294 10303 16416 9913 16513 9475 16586 9061 16635 8622 16659 8208 16684 8208 16684 7819 16659 7453 16635 7112 16611 6747 16562 6406 16489 6065 16391 5724 16294 5383 16197 4726 15929 4117 15636 3532 15271 2972 14857 2436 14419 1974 13932 1511 13420 1121 12860 756 12275 464 11642 196 10985 98 10668 1 10327 1 10327 488 10741 756 10936 1048 11106 1316 11277 1608 11423 1901 11569 2217 11691 2534 11813 2850 11910 3167 11983 3508 12056 3849 12129 4190 12154 4531 12178 4872 12202 4872 12202 Z N">
              <draw:equation draw:name="f0" draw:formula="logwidth"/>
              <draw:equation draw:name="f1" draw:formula="logheight"/>
            </draw:enhanced-geometry>
          </draw:custom-shape>
        </draw:g>
        <draw:g draw:name="Group 58">
          <draw:custom-shape draw:name="CustomShape 59" draw:style-name="gr13" draw:text-style-name="P23" draw:layer="layout" svg:width="1.204cm" svg:height="1.172cm" svg:x="13.404cm" svg:y="2.721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N">
              <draw:equation draw:name="f0" draw:formula="logwidth"/>
              <draw:equation draw:name="f1" draw:formula="logheight"/>
            </draw:enhanced-geometry>
          </draw:custom-shape>
          <draw:custom-shape draw:name="CustomShape 60" draw:style-name="gr13" draw:text-style-name="P23" draw:layer="layout" svg:width="0.783cm" svg:height="0.783cm" svg:x="13.615cm" svg:y="2.916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N">
              <draw:equation draw:name="f0" draw:formula="logwidth"/>
              <draw:equation draw:name="f1" draw:formula="logheight"/>
            </draw:enhanced-geometry>
          </draw:custom-shape>
        </draw:g>
        <draw:g draw:name="Group 61">
          <draw:custom-shape draw:name="CustomShape 62" draw:style-name="gr13" draw:text-style-name="P23" draw:layer="layout" svg:width="1.084cm" svg:height="0.066cm" svg:x="0.909cm" svg:y="4.525cm">
            <text:p/>
            <draw:enhanced-geometry draw:mirror-horizontal="false" draw:mirror-vertical="false" svg:viewBox="0 0 0 0" drawooo:sub-view-size="18608 1170" draw:text-areas="0 0 ?f0 ?f1" draw:type="ooxml-non-primitive" draw:enhanced-path="M 18608 1170 L 18608 488 18608 488 18608 390 18559 293 18535 220 18462 147 18389 74 18316 49 18218 1 18121 1 488 1 488 1 390 1 293 49 220 74 147 147 74 220 49 293 1 390 1 488 1 1170 N">
              <draw:equation draw:name="f0" draw:formula="logwidth"/>
              <draw:equation draw:name="f1" draw:formula="logheight"/>
            </draw:enhanced-geometry>
          </draw:custom-shape>
          <draw:custom-shape draw:name="CustomShape 63" draw:style-name="gr13" draw:text-style-name="P23" draw:layer="layout" svg:width="1.084cm" svg:height="0.633cm" svg:x="0.909cm" svg:y="4.599cm">
            <text:p/>
            <draw:enhanced-geometry draw:mirror-horizontal="false" draw:mirror-vertical="false" svg:viewBox="0 0 0 0" drawooo:sub-view-size="18608 10887" draw:text-areas="0 0 ?f0 ?f1" draw:type="ooxml-non-primitive" draw:enhanced-path="M 13493 7209 L 18608 10887 18608 10887 18608 10814 18608 0 9450 6625 9450 6625 9377 6673 9304 6673 9304 6673 9231 6673 9158 6625 1 0 1 10814 1 10814 1 10887 5115 7209 N">
              <draw:equation draw:name="f0" draw:formula="logwidth"/>
              <draw:equation draw:name="f1" draw:formula="logheight"/>
            </draw:enhanced-geometry>
          </draw:custom-shape>
          <draw:custom-shape draw:name="CustomShape 64" draw:style-name="gr13" draw:text-style-name="P23" draw:layer="layout" svg:width="1.047cm" svg:height="0.001cm" svg:x="0.928cm" svg:y="5.257cm">
            <text:p/>
            <draw:enhanced-geometry draw:mirror-horizontal="false" draw:mirror-vertical="false" svg:viewBox="0 0 0 0" drawooo:sub-view-size="17975 25" draw:text-areas="0 0 ?f0 ?f1" draw:type="ooxml-non-primitive" draw:enhanced-path="M 0 0 L 0 0 98 25 171 25 17804 25 17804 25 17877 25 17974 0 N">
              <draw:equation draw:name="f0" draw:formula="logwidth"/>
              <draw:equation draw:name="f1" draw:formula="logheight"/>
            </draw:enhanced-geometry>
          </draw:custom-shape>
        </draw:g>
        <draw:g draw:name="Group 65">
          <draw:custom-shape draw:name="CustomShape 66" draw:style-name="gr13" draw:text-style-name="P23" draw:layer="layout" svg:width="1.084cm" svg:height="1.037cm" svg:x="2.478cm" svg:y="4.346cm">
            <text:p/>
            <draw:enhanced-geometry draw:mirror-horizontal="false" draw:mirror-vertical="false" svg:viewBox="0 0 0 0" drawooo:sub-view-size="18608 17805" draw:text-areas="0 0 ?f0 ?f1" draw:type="ooxml-non-primitive" draw:enhanced-path="M 13493 14127 L 18608 17804 18608 17804 18608 17731 18608 6723 9304 1 1 6723 1 17731 1 17731 1 17804 5115 14127 N">
              <draw:equation draw:name="f0" draw:formula="logwidth"/>
              <draw:equation draw:name="f1" draw:formula="logheight"/>
            </draw:enhanced-geometry>
          </draw:custom-shape>
          <draw:custom-shape draw:name="CustomShape 67" draw:style-name="gr13" draw:text-style-name="P23" draw:layer="layout" svg:width="1.047cm" svg:height="0.001cm" svg:x="2.497cm" svg:y="5.408cm">
            <text:p/>
            <draw:enhanced-geometry draw:mirror-horizontal="false" draw:mirror-vertical="false" svg:viewBox="0 0 0 0" drawooo:sub-view-size="17975 25" draw:text-areas="0 0 ?f0 ?f1" draw:type="ooxml-non-primitive" draw:enhanced-path="M 0 0 L 0 0 98 0 171 24 17804 24 17804 24 17877 0 17974 0 N">
              <draw:equation draw:name="f0" draw:formula="logwidth"/>
              <draw:equation draw:name="f1" draw:formula="logheight"/>
            </draw:enhanced-geometry>
          </draw:custom-shape>
          <draw:custom-shape draw:name="CustomShape 68" draw:style-name="gr13" draw:text-style-name="P23" draw:layer="layout" svg:width="1.084cm" svg:height="0.399cm" svg:x="2.478cm" svg:y="4.738cm">
            <text:p/>
            <draw:enhanced-geometry draw:mirror-horizontal="false" draw:mirror-vertical="false" svg:viewBox="0 0 0 0" drawooo:sub-view-size="18608 6869" draw:text-areas="0 0 ?f0 ?f1" draw:type="ooxml-non-primitive" draw:enhanced-path="M 18608 1 L 9450 6820 9450 6820 9377 6845 9304 6869 9304 6869 9231 6845 9158 6820 1 1 N">
              <draw:equation draw:name="f0" draw:formula="logwidth"/>
              <draw:equation draw:name="f1" draw:formula="logheight"/>
            </draw:enhanced-geometry>
          </draw:custom-shape>
          <draw:custom-shape draw:name="CustomShape 69" draw:style-name="gr13" draw:text-style-name="P23" draw:layer="layout" svg:width="0.649cm" svg:height="0.257cm" svg:x="2.696cm" svg:y="4.641cm">
            <text:p/>
            <draw:enhanced-geometry draw:mirror-horizontal="false" draw:mirror-vertical="false" svg:viewBox="0 0 0 0" drawooo:sub-view-size="11156 4434" draw:text-areas="0 0 ?f0 ?f1" draw:type="ooxml-non-primitive" draw:enhanced-path="M 1 4433 L 1 1 11155 1 11155 4433 N">
              <draw:equation draw:name="f0" draw:formula="logwidth"/>
              <draw:equation draw:name="f1" draw:formula="logheight"/>
            </draw:enhanced-geometry>
          </draw:custom-shape>
          <draw:custom-shape draw:name="CustomShape 70" draw:style-name="gr13" draw:text-style-name="P23" draw:layer="layout" svg:width="0.311cm" svg:height="0.001cm" svg:x="2.865cm" svg:y="4.781cm">
            <text:p/>
            <draw:enhanced-geometry draw:mirror-horizontal="false" draw:mirror-vertical="false" svg:viewBox="0 0 0 0" drawooo:sub-view-size="5359 1" draw:text-areas="0 0 ?f0 ?f1" draw:type="ooxml-non-primitive" draw:enhanced-path="M 0 0 L 5358 0 N">
              <draw:equation draw:name="f0" draw:formula="logwidth"/>
              <draw:equation draw:name="f1" draw:formula="logheight"/>
            </draw:enhanced-geometry>
          </draw:custom-shape>
          <draw:custom-shape draw:name="CustomShape 71" draw:style-name="gr13" draw:text-style-name="P23" draw:layer="layout" svg:width="0.311cm" svg:height="0.001cm" svg:x="2.865cm" svg:y="4.86cm">
            <text:p/>
            <draw:enhanced-geometry draw:mirror-horizontal="false" draw:mirror-vertical="false" svg:viewBox="0 0 0 0" drawooo:sub-view-size="5359 1" draw:text-areas="0 0 ?f0 ?f1" draw:type="ooxml-non-primitive" draw:enhanced-path="M 0 0 L 5358 0 N">
              <draw:equation draw:name="f0" draw:formula="logwidth"/>
              <draw:equation draw:name="f1" draw:formula="logheight"/>
            </draw:enhanced-geometry>
          </draw:custom-shape>
          <draw:custom-shape draw:name="CustomShape 72" draw:style-name="gr13" draw:text-style-name="P23" draw:layer="layout" svg:width="0.197cm" svg:height="0.001cm" svg:x="2.865cm" svg:y="4.94cm">
            <text:p/>
            <draw:enhanced-geometry draw:mirror-horizontal="false" draw:mirror-vertical="false" svg:viewBox="0 0 0 0" drawooo:sub-view-size="3410 1" draw:text-areas="0 0 ?f0 ?f1" draw:type="ooxml-non-primitive" draw:enhanced-path="M 0 0 L 3410 0 N">
              <draw:equation draw:name="f0" draw:formula="logwidth"/>
              <draw:equation draw:name="f1" draw:formula="logheight"/>
            </draw:enhanced-geometry>
          </draw:custom-shape>
        </draw:g>
        <draw:g draw:name="Group 73">
          <draw:custom-shape draw:name="CustomShape 74" draw:style-name="gr13" draw:text-style-name="P23" draw:layer="layout" svg:width="0.349cm" svg:height="0.349cm" svg:x="4.749cm" svg:y="4.368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N">
              <draw:equation draw:name="f0" draw:formula="logwidth"/>
              <draw:equation draw:name="f1" draw:formula="logheight"/>
            </draw:enhanced-geometry>
          </draw:custom-shape>
          <draw:custom-shape draw:name="CustomShape 75" draw:style-name="gr13" draw:text-style-name="P23" draw:layer="layout" svg:width="0.609cm" svg:height="0.609cm" svg:x="4.307cm" svg:y="4.657cm">
            <text:p/>
            <draw:enhanced-geometry draw:mirror-horizontal="false" draw:mirror-vertical="false" svg:viewBox="0 0 0 0" drawooo:sub-view-size="10473 10474" draw:text-areas="0 0 ?f0 ?f1" draw:type="ooxml-non-primitive" draw:enhanced-path="M 10473 1 L 0 10473 N">
              <draw:equation draw:name="f0" draw:formula="logwidth"/>
              <draw:equation draw:name="f1" draw:formula="logheight"/>
            </draw:enhanced-geometry>
          </draw:custom-shape>
          <draw:custom-shape draw:name="CustomShape 76" draw:style-name="gr13" draw:text-style-name="P23" draw:layer="layout" svg:width="0.905cm" svg:height="0.905cm" svg:x="4.082cm" svg:y="4.479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N">
              <draw:equation draw:name="f0" draw:formula="logwidth"/>
              <draw:equation draw:name="f1" draw:formula="logheight"/>
            </draw:enhanced-geometry>
          </draw:custom-shape>
          <draw:custom-shape draw:name="CustomShape 77" draw:style-name="gr13" draw:text-style-name="P23" draw:layer="layout" svg:width="0.609cm" svg:height="0.609cm" svg:x="4.2cm" svg:y="4.55cm">
            <text:p/>
            <draw:enhanced-geometry draw:mirror-horizontal="false" draw:mirror-vertical="false" svg:viewBox="0 0 0 0" drawooo:sub-view-size="10473 10474" draw:text-areas="0 0 ?f0 ?f1" draw:type="ooxml-non-primitive" draw:enhanced-path="M 0 10474 L 10473 1 N">
              <draw:equation draw:name="f0" draw:formula="logwidth"/>
              <draw:equation draw:name="f1" draw:formula="logheight"/>
            </draw:enhanced-geometry>
          </draw:custom-shape>
          <draw:custom-shape draw:name="CustomShape 78" draw:style-name="gr13" draw:text-style-name="P23" draw:layer="layout" svg:width="0.102cm" svg:height="0.102cm" svg:x="4.108cm" svg:y="5.257cm">
            <text:p/>
            <draw:enhanced-geometry draw:mirror-horizontal="false" draw:mirror-vertical="false" svg:viewBox="0 0 0 0" drawooo:sub-view-size="1779 1779" draw:text-areas="0 0 ?f0 ?f1" draw:type="ooxml-non-primitive" draw:enhanced-path="M 1778 1778 L 0 0 N">
              <draw:equation draw:name="f0" draw:formula="logwidth"/>
              <draw:equation draw:name="f1" draw:formula="logheight"/>
            </draw:enhanced-geometry>
          </draw:custom-shape>
          <draw:custom-shape draw:name="CustomShape 79" draw:style-name="gr13" draw:text-style-name="P23" draw:layer="layout" svg:width="0.235cm" svg:height="0.235cm" svg:x="4.13cm" svg:y="5.101cm">
            <text:p/>
            <draw:enhanced-geometry draw:mirror-horizontal="false" draw:mirror-vertical="false" svg:viewBox="0 0 0 0" drawooo:sub-view-size="4069 4068" draw:text-areas="0 0 ?f0 ?f1" draw:type="ooxml-non-primitive" draw:enhanced-path="M 1 49 L 1 49 25 0 25 0 4068 4043 4068 4043 4068 4043 4020 4068 N">
              <draw:equation draw:name="f0" draw:formula="logwidth"/>
              <draw:equation draw:name="f1" draw:formula="logheight"/>
            </draw:enhanced-geometry>
          </draw:custom-shape>
        </draw:g>
        <draw:g draw:name="Group 80">
          <draw:custom-shape draw:name="CustomShape 81" draw:style-name="gr13" draw:text-style-name="P23" draw:layer="layout" svg:width="0.437cm" svg:height="0.437cm" svg:x="5.647cm" svg:y="4.951cm">
            <text:p/>
            <draw:enhanced-geometry draw:mirror-horizontal="false" draw:mirror-vertical="false" svg:viewBox="0 0 0 0" drawooo:sub-view-size="7527 7526" draw:text-areas="0 0 ?f0 ?f1" draw:type="ooxml-non-primitive" draw:enhanced-path="M 5992 0 L 537 6430 1 7526 1097 6990 7526 1534 5992 0 Z N">
              <draw:equation draw:name="f0" draw:formula="logwidth"/>
              <draw:equation draw:name="f1" draw:formula="logheight"/>
            </draw:enhanced-geometry>
          </draw:custom-shape>
          <draw:custom-shape draw:name="CustomShape 82" draw:style-name="gr13" draw:text-style-name="P23" draw:layer="layout" svg:width="0.409cm" svg:height="0.409cm" svg:x="6.263cm" svg:y="4.364cm">
            <text:p/>
            <draw:enhanced-geometry draw:mirror-horizontal="false" draw:mirror-vertical="false" svg:viewBox="0 0 0 0" drawooo:sub-view-size="7039 7040" draw:text-areas="0 0 ?f0 ?f1"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N">
              <draw:equation draw:name="f0" draw:formula="logwidth"/>
              <draw:equation draw:name="f1" draw:formula="logheight"/>
            </draw:enhanced-geometry>
          </draw:custom-shape>
          <draw:custom-shape draw:name="CustomShape 83" draw:style-name="gr13" draw:text-style-name="P23" draw:layer="layout" svg:width="0.706cm" svg:height="0.706cm" svg:x="5.808cm" svg:y="4.522cm">
            <text:p/>
            <draw:enhanced-geometry draw:mirror-horizontal="false" draw:mirror-vertical="false" svg:viewBox="0 0 0 0" drawooo:sub-view-size="12130 12130" draw:text-areas="0 0 ?f0 ?f1"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N">
              <draw:equation draw:name="f0" draw:formula="logwidth"/>
              <draw:equation draw:name="f1" draw:formula="logheight"/>
            </draw:enhanced-geometry>
          </draw:custom-shape>
          <draw:custom-shape draw:name="CustomShape 84" draw:style-name="gr13" draw:text-style-name="P23" draw:layer="layout" svg:width="0.115cm" svg:height="0.115cm" svg:x="6.132cm" svg:y="4.619cm">
            <text:p/>
            <draw:enhanced-geometry draw:mirror-horizontal="false" draw:mirror-vertical="false" svg:viewBox="0 0 0 0" drawooo:sub-view-size="1998 1998" draw:text-areas="0 0 ?f0 ?f1" draw:type="ooxml-non-primitive" draw:enhanced-path="M 1 1997 L 1998 0 N">
              <draw:equation draw:name="f0" draw:formula="logwidth"/>
              <draw:equation draw:name="f1" draw:formula="logheight"/>
            </draw:enhanced-geometry>
          </draw:custom-shape>
        </draw:g>
        <draw:custom-shape draw:name="CustomShape 85" draw:style-name="gr13" draw:text-style-name="P23" draw:layer="layout" svg:width="0.933cm" svg:height="0.933cm" svg:x="7.262cm" svg:y="4.41cm">
          <text:p/>
          <draw:enhanced-geometry draw:mirror-horizontal="false" draw:mirror-vertical="false" svg:viewBox="0 0 0 0" drawooo:sub-view-size="16027 16027" draw:text-areas="0 0 ?f0 ?f1"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N">
            <draw:equation draw:name="f0" draw:formula="logwidth"/>
            <draw:equation draw:name="f1" draw:formula="logheight"/>
          </draw:enhanced-geometry>
        </draw:custom-shape>
        <draw:g draw:name="Group 86">
          <draw:custom-shape draw:name="CustomShape 87" draw:style-name="gr13" draw:text-style-name="P23" draw:layer="layout" svg:width="0.102cm" svg:height="1.169cm" svg:x="8.883cm" svg:y="4.296cm">
            <text:p/>
            <draw:enhanced-geometry draw:mirror-horizontal="false" draw:mirror-vertical="false" svg:viewBox="0 0 0 0" drawooo:sub-view-size="1779 20069" draw:text-areas="0 0 ?f0 ?f1" draw:type="ooxml-non-primitive" draw:enhanced-path="M 1778 20069 L 1778 488 1778 488 1778 390 1730 293 1705 220 1632 147 1559 74 1486 25 1389 0 1291 0 488 0 488 0 390 0 293 25 220 74 147 147 98 220 49 293 25 390 1 488 1 20069 1778 20069 Z N">
              <draw:equation draw:name="f0" draw:formula="logwidth"/>
              <draw:equation draw:name="f1" draw:formula="logheight"/>
            </draw:enhanced-geometry>
          </draw:custom-shape>
          <draw:custom-shape draw:name="CustomShape 88" draw:style-name="gr13" draw:text-style-name="P23" draw:layer="layout" svg:width="0.697cm" svg:height="0.533cm" svg:x="9.016cm" svg:y="4.287cm">
            <text:p/>
            <draw:enhanced-geometry draw:mirror-horizontal="false" draw:mirror-vertical="false" svg:viewBox="0 0 0 0" drawooo:sub-view-size="11984 9158" draw:text-areas="0 0 ?f0 ?f1" draw:type="ooxml-non-primitive" draw:enhanced-path="M 1 8403 L 1 8403 366 8184 732 8013 1097 7867 1438 7770 1803 7696 2168 7672 2534 7648 2875 7672 3240 7696 3605 7745 3971 7818 4312 7891 5042 8111 5749 8330 6479 8549 7186 8768 7916 8963 8282 9036 8623 9085 8988 9133 9353 9158 9719 9133 10059 9109 10425 9060 10790 8963 11155 8841 11496 8671 11496 8671 11667 8573 11789 8476 11862 8354 11935 8232 11984 8111 11984 7989 11935 7891 11886 7794 11886 7794 11496 7404 11107 6941 10741 6454 10352 5943 10352 5943 10279 5797 10230 5651 10206 5480 10181 5285 10206 5115 10230 4944 10279 4774 10352 4603 10352 4603 10741 3873 11107 3118 11496 2338 11886 1486 11886 1486 11959 1315 11984 1169 11984 1048 11935 975 11862 950 11789 926 11667 975 11496 1023 11496 1023 11155 1194 10790 1315 10425 1413 10059 1462 9719 1510 9353 1510 8988 1486 8623 1462 8282 1389 7916 1315 7186 1145 6479 926 5749 682 5042 463 4312 268 3971 171 3605 98 3240 49 2875 25 2534 0 2168 25 1803 73 1438 122 1097 244 732 366 366 536 1 755 N">
              <draw:equation draw:name="f0" draw:formula="logwidth"/>
              <draw:equation draw:name="f1" draw:formula="logheight"/>
            </draw:enhanced-geometry>
          </draw:custom-shape>
        </draw:g>
        <draw:g draw:name="Group 89">
          <draw:custom-shape draw:name="CustomShape 90" draw:style-name="gr13" draw:text-style-name="P23" draw:layer="layout" svg:width="0.095cm" svg:height="0.095cm" svg:x="10.82cm" svg:y="4.54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N">
              <draw:equation draw:name="f0" draw:formula="logwidth"/>
              <draw:equation draw:name="f1" draw:formula="logheight"/>
            </draw:enhanced-geometry>
          </draw:custom-shape>
          <draw:custom-shape draw:name="CustomShape 91" draw:style-name="gr13" draw:text-style-name="P23" draw:layer="layout" svg:width="0.095cm" svg:height="0.095cm" svg:x="11.32cm" svg:y="4.667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N">
              <draw:equation draw:name="f0" draw:formula="logwidth"/>
              <draw:equation draw:name="f1" draw:formula="logheight"/>
            </draw:enhanced-geometry>
          </draw:custom-shape>
          <draw:custom-shape draw:name="CustomShape 92" draw:style-name="gr13" draw:text-style-name="P23" draw:layer="layout" svg:width="0.939cm" svg:height="0.413cm" svg:x="10.398cm" svg:y="4.664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N">
              <draw:equation draw:name="f0" draw:formula="logwidth"/>
              <draw:equation draw:name="f1" draw:formula="logheight"/>
            </draw:enhanced-geometry>
          </draw:custom-shape>
          <draw:custom-shape draw:name="CustomShape 93" draw:style-name="gr13" draw:text-style-name="P23" draw:layer="layout" svg:width="0.095cm" svg:height="0.095cm" svg:x="10.32cm" svg:y="4.667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N">
              <draw:equation draw:name="f0" draw:formula="logwidth"/>
              <draw:equation draw:name="f1" draw:formula="logheight"/>
            </draw:enhanced-geometry>
          </draw:custom-shape>
          <draw:custom-shape draw:name="CustomShape 94" draw:style-name="gr13" draw:text-style-name="P23" draw:layer="layout" svg:width="0.76cm" svg:height="0.102cm" svg:x="10.487cm" svg:y="5.1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N">
              <draw:equation draw:name="f0" draw:formula="logwidth"/>
              <draw:equation draw:name="f1" draw:formula="logheight"/>
            </draw:enhanced-geometry>
          </draw:custom-shape>
        </draw:g>
        <draw:g draw:name="Group 95">
          <draw:custom-shape draw:name="CustomShape 96" draw:style-name="gr13" draw:text-style-name="P23" draw:layer="layout" svg:width="0.493cm" svg:height="0.294cm" svg:x="12.19cm" svg:y="5.083cm">
            <text:p/>
            <draw:enhanced-geometry draw:mirror-horizontal="false" draw:mirror-vertical="false" svg:viewBox="0 0 0 0" drawooo:sub-view-size="8476 5066" draw:text-areas="0 0 ?f0 ?f1"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N">
              <draw:equation draw:name="f0" draw:formula="logwidth"/>
              <draw:equation draw:name="f1" draw:formula="logheight"/>
            </draw:enhanced-geometry>
          </draw:custom-shape>
          <draw:custom-shape draw:name="CustomShape 97" draw:style-name="gr13" draw:text-style-name="P23" draw:layer="layout" svg:width="0.99cm" svg:height="0.685cm" svg:x="11.942cm" svg:y="4.376cm">
            <text:p/>
            <draw:enhanced-geometry draw:mirror-horizontal="false" draw:mirror-vertical="false" svg:viewBox="0 0 0 0" drawooo:sub-view-size="17001 11764" draw:text-areas="0 0 ?f0 ?f1"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N">
              <draw:equation draw:name="f0" draw:formula="logwidth"/>
              <draw:equation draw:name="f1" draw:formula="logheight"/>
            </draw:enhanced-geometry>
          </draw:custom-shape>
        </draw:g>
        <draw:g draw:name="Group 98">
          <draw:custom-shape draw:name="CustomShape 99" draw:style-name="gr13" draw:text-style-name="P23" draw:layer="layout" svg:width="0.878cm" svg:height="0.878cm" svg:x="13.508cm" svg:y="4.474cm">
            <text:p/>
            <draw:enhanced-geometry draw:mirror-horizontal="false" draw:mirror-vertical="false" svg:viewBox="0 0 0 0" drawooo:sub-view-size="15077 15077" draw:text-areas="0 0 ?f0 ?f1"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N">
              <draw:equation draw:name="f0" draw:formula="logwidth"/>
              <draw:equation draw:name="f1" draw:formula="logheight"/>
            </draw:enhanced-geometry>
          </draw:custom-shape>
          <draw:custom-shape draw:name="CustomShape 100" draw:style-name="gr13" draw:text-style-name="P23" draw:layer="layout" svg:width="0.651cm" svg:height="0.651cm" svg:x="13.622cm" svg:y="4.587cm">
            <text:p/>
            <draw:enhanced-geometry draw:mirror-horizontal="false" draw:mirror-vertical="false" svg:viewBox="0 0 0 0" drawooo:sub-view-size="11180 11180" draw:text-areas="0 0 ?f0 ?f1"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N">
              <draw:equation draw:name="f0" draw:formula="logwidth"/>
              <draw:equation draw:name="f1" draw:formula="logheight"/>
            </draw:enhanced-geometry>
          </draw:custom-shape>
          <draw:custom-shape draw:name="CustomShape 101" draw:style-name="gr13" draw:text-style-name="P23" draw:layer="layout" svg:width="0.196cm" svg:height="0.196cm" svg:x="13.849cm" svg:y="4.815cm">
            <text:p/>
            <draw:enhanced-geometry draw:mirror-horizontal="false" draw:mirror-vertical="false" svg:viewBox="0 0 0 0" drawooo:sub-view-size="3386 3386" draw:text-areas="0 0 ?f0 ?f1"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N">
              <draw:equation draw:name="f0" draw:formula="logwidth"/>
              <draw:equation draw:name="f1" draw:formula="logheight"/>
            </draw:enhanced-geometry>
          </draw:custom-shape>
          <draw:custom-shape draw:name="CustomShape 102" draw:style-name="gr13" draw:text-style-name="P23" draw:layer="layout" svg:width="0.423cm" svg:height="0.423cm" svg:x="13.736cm" svg:y="4.701cm">
            <text:p/>
            <draw:enhanced-geometry draw:mirror-horizontal="false" draw:mirror-vertical="false" svg:viewBox="0 0 0 0" drawooo:sub-view-size="7283 7283" draw:text-areas="0 0 ?f0 ?f1"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N">
              <draw:equation draw:name="f0" draw:formula="logwidth"/>
              <draw:equation draw:name="f1" draw:formula="logheight"/>
            </draw:enhanced-geometry>
          </draw:custom-shape>
          <draw:custom-shape draw:name="CustomShape 103" draw:style-name="gr13" draw:text-style-name="P23" draw:layer="layout" svg:width="0.173cm" svg:height="0.163cm" svg:x="13.532cm" svg:y="5.227cm">
            <text:p/>
            <draw:enhanced-geometry draw:mirror-horizontal="false" draw:mirror-vertical="false" svg:viewBox="0 0 0 0" drawooo:sub-view-size="2997 2827" draw:text-areas="0 0 ?f0 ?f1" draw:type="ooxml-non-primitive" draw:enhanced-path="M 1462 1 L 293 1170 293 1170 171 1316 74 1487 25 1657 1 1852 25 2047 74 2217 171 2388 293 2534 293 2534 439 2656 609 2753 804 2802 975 2826 975 2826 1170 2802 1340 2753 1511 2656 1681 2534 2850 1365 2850 1365 2996 1194 N">
              <draw:equation draw:name="f0" draw:formula="logwidth"/>
              <draw:equation draw:name="f1" draw:formula="logheight"/>
            </draw:enhanced-geometry>
          </draw:custom-shape>
          <draw:custom-shape draw:name="CustomShape 104" draw:style-name="gr13" draw:text-style-name="P23" draw:layer="layout" svg:width="0.172cm" svg:height="0.163cm" svg:x="14.191cm" svg:y="5.227cm">
            <text:p/>
            <draw:enhanced-geometry draw:mirror-horizontal="false" draw:mirror-vertical="false" svg:viewBox="0 0 0 0" drawooo:sub-view-size="2973 2827" draw:text-areas="0 0 ?f0 ?f1" draw:type="ooxml-non-primitive" draw:enhanced-path="M 1 1194 L 1 1194 123 1365 1316 2534 1316 2534 1462 2656 1633 2753 1827 2802 1998 2826 1998 2826 2193 2802 2363 2753 2534 2656 2704 2534 2704 2534 2826 2388 2923 2217 2972 2047 2972 1852 2972 1657 2923 1487 2826 1316 2704 1170 1535 1 N">
              <draw:equation draw:name="f0" draw:formula="logwidth"/>
              <draw:equation draw:name="f1" draw:formula="logheight"/>
            </draw:enhanced-geometry>
          </draw:custom-shape>
          <draw:custom-shape draw:name="CustomShape 105" draw:style-name="gr13" draw:text-style-name="P23" draw:layer="layout" svg:width="0.584cm" svg:height="0.594cm" svg:x="13.92cm" svg:y="4.346cm">
            <text:p/>
            <draw:enhanced-geometry draw:mirror-horizontal="false" draw:mirror-vertical="false" svg:viewBox="0 0 0 0" drawooo:sub-view-size="10035 10206" draw:text-areas="0 0 ?f0 ?f1"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N">
              <draw:equation draw:name="f0" draw:formula="logwidth"/>
              <draw:equation draw:name="f1" draw:formula="logheight"/>
            </draw:enhanced-geometry>
          </draw:custom-shape>
        </draw:g>
        <draw:g draw:name="Group 106">
          <draw:custom-shape draw:name="CustomShape 107" draw:style-name="gr13" draw:text-style-name="P23" draw:layer="layout" svg:width="0.272cm" svg:height="0.38cm" svg:x="15.149cm" svg:y="5cm">
            <text:p/>
            <draw:enhanced-geometry draw:mirror-horizontal="false" draw:mirror-vertical="false" svg:viewBox="0 0 0 0" drawooo:sub-view-size="4701 6552" draw:text-areas="0 0 ?f0 ?f1" draw:type="ooxml-non-primitive" draw:enhanced-path="M 0 0 L 512 6016 512 6016 536 6138 585 6235 633 6332 706 6406 804 6454 877 6503 999 6552 1096 6552 4116 6552 4116 6552 4238 6527 4360 6503 4457 6430 4554 6332 4554 6332 4628 6235 4676 6113 4701 5991 4676 5845 3678 98 N">
              <draw:equation draw:name="f0" draw:formula="logwidth"/>
              <draw:equation draw:name="f1" draw:formula="logheight"/>
            </draw:enhanced-geometry>
          </draw:custom-shape>
          <draw:custom-shape draw:name="CustomShape 108" draw:style-name="gr13" draw:text-style-name="P23" draw:layer="layout" svg:width="0.066cm" svg:height="0.23cm" svg:x="16.041cm" svg:y="4.7cm">
            <text:p/>
            <draw:enhanced-geometry draw:mirror-horizontal="false" draw:mirror-vertical="false" svg:viewBox="0 0 0 0" drawooo:sub-view-size="1170 3971" draw:text-areas="0 0 ?f0 ?f1" draw:type="ooxml-non-primitive" draw:enhanced-path="M 1 3970 L 1 3970 245 3824 488 3629 683 3410 853 3166 1000 2898 1097 2606 1170 2314 1170 1997 1170 1997 1170 1681 1097 1364 1000 1096 853 828 683 585 488 366 245 171 1 0 N">
              <draw:equation draw:name="f0" draw:formula="logwidth"/>
              <draw:equation draw:name="f1" draw:formula="logheight"/>
            </draw:enhanced-geometry>
          </draw:custom-shape>
          <draw:custom-shape draw:name="CustomShape 109" draw:style-name="gr13" draw:text-style-name="P23" draw:layer="layout" svg:width="0.224cm" svg:height="0.341cm" svg:x="15.043cm" svg:y="4.644cm">
            <text:p/>
            <draw:enhanced-geometry draw:mirror-horizontal="false" draw:mirror-vertical="false" svg:viewBox="0 0 0 0" drawooo:sub-view-size="3874 5870" draw:text-areas="0 0 ?f0 ?f1" draw:type="ooxml-non-primitive" draw:enhanced-path="M 3873 0 L 3873 0 2704 0 1730 0 1730 0 1560 25 1413 49 1243 98 1097 147 926 244 780 317 658 439 537 536 415 682 293 804 220 950 147 1096 74 1267 25 1437 1 1583 1 1754 1 4092 1 4092 1 4263 25 4433 74 4579 147 4750 220 4896 293 5042 415 5188 537 5310 658 5407 780 5529 926 5626 1097 5699 1243 5748 1413 5797 1560 5821 1730 5846 1730 5846 2704 5846 3873 5870 N">
              <draw:equation draw:name="f0" draw:formula="logwidth"/>
              <draw:equation draw:name="f1" draw:formula="logheight"/>
            </draw:enhanced-geometry>
          </draw:custom-shape>
          <draw:custom-shape draw:name="CustomShape 110" draw:style-name="gr13" draw:text-style-name="P23" draw:layer="layout" svg:width="0.649cm" svg:height="0.767cm" svg:x="15.284cm" svg:y="4.431cm">
            <text:p/>
            <draw:enhanced-geometry draw:mirror-horizontal="false" draw:mirror-vertical="false" svg:viewBox="0 0 0 0" drawooo:sub-view-size="11156 13177" draw:text-areas="0 0 ?f0 ?f1" draw:type="ooxml-non-primitive" draw:enhanced-path="M 11155 0 L 11155 0 10766 317 10352 609 9938 901 9524 1169 9085 1413 8671 1632 7843 2046 7015 2387 6211 2679 5456 2898 4774 3093 4774 3093 4239 3215 3678 3312 3070 3410 2461 3459 1219 3580 1 3629 1 9523 1 9523 1219 9596 2461 9693 3070 9767 3678 9840 4239 9937 4774 10059 4774 10059 5456 10254 6211 10497 7015 10765 7843 11130 8671 11520 9085 11764 9524 12007 9938 12251 10352 12543 10766 12835 11155 13176 N">
              <draw:equation draw:name="f0" draw:formula="logwidth"/>
              <draw:equation draw:name="f1" draw:formula="logheight"/>
            </draw:enhanced-geometry>
          </draw:custom-shape>
          <draw:custom-shape draw:name="CustomShape 111" draw:style-name="gr13" draw:text-style-name="P23" draw:layer="layout" svg:width="0.079cm" svg:height="0.882cm" svg:x="15.949cm" svg:y="4.373cm">
            <text:p/>
            <draw:enhanced-geometry draw:mirror-horizontal="false" draw:mirror-vertical="false" svg:viewBox="0 0 0 0" drawooo:sub-view-size="1390 15150" draw:text-areas="0 0 ?f0 ?f1" draw:type="ooxml-non-primitive" draw:enhanced-path="M 1024 49 L 1024 49 902 1 805 1 805 1 683 1 585 49 464 98 391 171 391 171 1 536 1 14638 1 14638 391 14979 391 14979 464 15052 585 15101 683 15149 805 15149 805 15149 902 15149 1024 15101 1024 15101 1170 15028 1292 14906 1365 14735 1389 14565 1389 585 1389 585 1365 415 1292 269 1170 122 1024 49 1024 49 Z N">
              <draw:equation draw:name="f0" draw:formula="logwidth"/>
              <draw:equation draw:name="f1" draw:formula="logheight"/>
            </draw:enhanced-geometry>
          </draw:custom-shape>
        </draw:g>
        <draw:g draw:name="Group 112">
          <draw:custom-shape draw:name="CustomShape 113" draw:style-name="gr13" draw:text-style-name="P23" draw:layer="layout" svg:width="0.842cm" svg:height="0.905cm" svg:x="1.03cm" svg:y="5.993cm">
            <text:p/>
            <draw:enhanced-geometry draw:mirror-horizontal="false" draw:mirror-vertical="false" svg:viewBox="0 0 0 0" drawooo:sub-view-size="14468 15539" draw:text-areas="0 0 ?f0 ?f1"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N">
              <draw:equation draw:name="f0" draw:formula="logwidth"/>
              <draw:equation draw:name="f1" draw:formula="logheight"/>
            </draw:enhanced-geometry>
          </draw:custom-shape>
          <draw:custom-shape draw:name="CustomShape 114" draw:style-name="gr13" draw:text-style-name="P23" draw:layer="layout" svg:width="0.43cm" svg:height="0.001cm" svg:x="1.236cm" svg:y="6.498cm">
            <text:p/>
            <draw:enhanced-geometry draw:mirror-horizontal="false" draw:mirror-vertical="false" svg:viewBox="0 0 0 0" drawooo:sub-view-size="7405 1" draw:text-areas="0 0 ?f0 ?f1" draw:type="ooxml-non-primitive" draw:enhanced-path="M 7404 0 L 0 0 N">
              <draw:equation draw:name="f0" draw:formula="logwidth"/>
              <draw:equation draw:name="f1" draw:formula="logheight"/>
            </draw:enhanced-geometry>
          </draw:custom-shape>
          <draw:custom-shape draw:name="CustomShape 115" draw:style-name="gr13" draw:text-style-name="P23" draw:layer="layout" svg:width="0.071cm" svg:height="0.071cm" svg:x="1.486cm" svg:y="6.686cm">
            <text:p/>
            <draw:enhanced-geometry draw:mirror-horizontal="false" draw:mirror-vertical="false" svg:viewBox="0 0 0 0" drawooo:sub-view-size="1243 1243" draw:text-areas="0 0 ?f0 ?f1"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N">
              <draw:equation draw:name="f0" draw:formula="logwidth"/>
              <draw:equation draw:name="f1" draw:formula="logheight"/>
            </draw:enhanced-geometry>
          </draw:custom-shape>
          <draw:custom-shape draw:name="CustomShape 116" draw:style-name="gr13" draw:text-style-name="P23" draw:layer="layout" svg:width="0.125cm" svg:height="0.123cm" svg:x="1.344cm" svg:y="6.55cm">
            <text:p/>
            <draw:enhanced-geometry draw:mirror-horizontal="false" draw:mirror-vertical="false" svg:viewBox="0 0 0 0" drawooo:sub-view-size="2168 2144" draw:text-areas="0 0 ?f0 ?f1"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N">
              <draw:equation draw:name="f0" draw:formula="logwidth"/>
              <draw:equation draw:name="f1" draw:formula="logheight"/>
            </draw:enhanced-geometry>
          </draw:custom-shape>
          <draw:custom-shape draw:name="CustomShape 117" draw:style-name="gr13" draw:text-style-name="P23" draw:layer="layout" svg:width="0.054cm" svg:height="0.054cm" svg:x="1.388cm" svg:y="6.771cm">
            <text:p/>
            <draw:enhanced-geometry draw:mirror-horizontal="false" draw:mirror-vertical="false" svg:viewBox="0 0 0 0" drawooo:sub-view-size="951 951" draw:text-areas="0 0 ?f0 ?f1"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N">
              <draw:equation draw:name="f0" draw:formula="logwidth"/>
              <draw:equation draw:name="f1" draw:formula="logheight"/>
            </draw:enhanced-geometry>
          </draw:custom-shape>
          <draw:custom-shape draw:name="CustomShape 118" draw:style-name="gr13" draw:text-style-name="P23" draw:layer="layout" svg:width="0.055cm" svg:height="0.054cm" svg:x="1.458cm" svg:y="6.398cm">
            <text:p/>
            <draw:enhanced-geometry draw:mirror-horizontal="false" draw:mirror-vertical="false" svg:viewBox="0 0 0 0" drawooo:sub-view-size="975 951" draw:text-areas="0 0 ?f0 ?f1"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N">
              <draw:equation draw:name="f0" draw:formula="logwidth"/>
              <draw:equation draw:name="f1" draw:formula="logheight"/>
            </draw:enhanced-geometry>
          </draw:custom-shape>
          <draw:custom-shape draw:name="CustomShape 119" draw:style-name="gr13" draw:text-style-name="P23" draw:layer="layout" svg:width="0.14cm" svg:height="0.001cm" svg:x="1.381cm" svg:y="6.13cm">
            <text:p/>
            <draw:enhanced-geometry draw:mirror-horizontal="false" draw:mirror-vertical="false" svg:viewBox="0 0 0 0" drawooo:sub-view-size="2437 1" draw:text-areas="0 0 ?f0 ?f1" draw:type="ooxml-non-primitive" draw:enhanced-path="M 2436 0 L 1 0 N">
              <draw:equation draw:name="f0" draw:formula="logwidth"/>
              <draw:equation draw:name="f1" draw:formula="logheight"/>
            </draw:enhanced-geometry>
          </draw:custom-shape>
          <draw:custom-shape draw:name="CustomShape 120" draw:style-name="gr13" draw:text-style-name="P23" draw:layer="layout" svg:width="0.071cm" svg:height="0.071cm" svg:x="1.388cm" svg:y="6.289cm">
            <text:p/>
            <draw:enhanced-geometry draw:mirror-horizontal="false" draw:mirror-vertical="false" svg:viewBox="0 0 0 0" drawooo:sub-view-size="1243 1243" draw:text-areas="0 0 ?f0 ?f1"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N">
              <draw:equation draw:name="f0" draw:formula="logwidth"/>
              <draw:equation draw:name="f1" draw:formula="logheight"/>
            </draw:enhanced-geometry>
          </draw:custom-shape>
        </draw:g>
        <draw:g draw:name="Group 121">
          <draw:custom-shape draw:name="CustomShape 122" draw:style-name="gr13" draw:text-style-name="P23" draw:layer="layout" svg:width="0.888cm" svg:height="0.888cm" svg:x="2.577cm" svg:y="6.002cm">
            <text:p/>
            <draw:enhanced-geometry draw:mirror-horizontal="false" draw:mirror-vertical="false" svg:viewBox="0 0 0 0" drawooo:sub-view-size="15247 15247" draw:text-areas="0 0 ?f0 ?f1"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N">
              <draw:equation draw:name="f0" draw:formula="logwidth"/>
              <draw:equation draw:name="f1" draw:formula="logheight"/>
            </draw:enhanced-geometry>
          </draw:custom-shape>
          <draw:custom-shape draw:name="CustomShape 123" draw:style-name="gr13" draw:text-style-name="P23" draw:layer="layout" svg:width="0.1cm" svg:height="0.109cm" svg:x="3.152cm" svg:y="6.398cm">
            <text:p/>
            <draw:enhanced-geometry draw:mirror-horizontal="false" draw:mirror-vertical="false" svg:viewBox="0 0 0 0" drawooo:sub-view-size="1755 1901" draw:text-areas="0 0 ?f0 ?f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N">
              <draw:equation draw:name="f0" draw:formula="logwidth"/>
              <draw:equation draw:name="f1" draw:formula="logheight"/>
            </draw:enhanced-geometry>
          </draw:custom-shape>
          <draw:custom-shape draw:name="CustomShape 124" draw:style-name="gr13" draw:text-style-name="P23" draw:layer="layout" svg:width="0.1cm" svg:height="0.109cm" svg:x="2.788cm" svg:y="6.398cm">
            <text:p/>
            <draw:enhanced-geometry draw:mirror-horizontal="false" draw:mirror-vertical="false" svg:viewBox="0 0 0 0" drawooo:sub-view-size="1755 1901" draw:text-areas="0 0 ?f0 ?f1"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N">
              <draw:equation draw:name="f0" draw:formula="logwidth"/>
              <draw:equation draw:name="f1" draw:formula="logheight"/>
            </draw:enhanced-geometry>
          </draw:custom-shape>
          <draw:custom-shape draw:name="CustomShape 125" draw:style-name="gr13" draw:text-style-name="P23" draw:layer="layout" svg:width="0.464cm" svg:height="0.093cm" svg:x="2.788cm" svg:y="6.634cm">
            <text:p/>
            <draw:enhanced-geometry draw:mirror-horizontal="false" draw:mirror-vertical="false" svg:viewBox="0 0 0 0" drawooo:sub-view-size="7990 1633" draw:text-areas="0 0 ?f0 ?f1" draw:type="ooxml-non-primitive" draw:enhanced-path="M 7989 0 L 7989 0 7575 366 7137 707 6650 975 6163 1218 5627 1389 5115 1535 4555 1608 3995 1632 3995 1632 3435 1608 2875 1535 2363 1389 1828 1218 1340 975 853 707 415 366 1 0 N">
              <draw:equation draw:name="f0" draw:formula="logwidth"/>
              <draw:equation draw:name="f1" draw:formula="logheight"/>
            </draw:enhanced-geometry>
          </draw:custom-shape>
        </draw:g>
        <draw:g draw:name="Group 126">
          <draw:custom-shape draw:name="CustomShape 127" draw:style-name="gr13" draw:text-style-name="P23" draw:layer="layout" svg:width="0.888cm" svg:height="0.888cm" svg:x="4.146cm" svg:y="6.002cm">
            <text:p/>
            <draw:enhanced-geometry draw:mirror-horizontal="false" draw:mirror-vertical="false" svg:viewBox="0 0 0 0" drawooo:sub-view-size="15248 15247" draw:text-areas="0 0 ?f0 ?f1" draw:type="ooxml-non-primitive" draw:enhanced-path="M 7624 0 L 7624 0 7234 0 6845 49 6455 98 6090 147 5724 244 5359 341 4994 463 4653 609 4312 755 3995 926 3678 1096 3362 1291 3070 1510 2777 1730 2509 1973 2242 2241 1974 2509 1730 2777 1511 3069 1292 3361 1097 3678 926 3995 756 4311 610 4652 464 4993 342 5358 244 5724 147 6089 98 6454 50 6844 1 7234 1 7623 1 7623 1 8013 50 8403 98 8793 147 9158 244 9523 342 9889 464 10254 610 10595 756 10936 926 11252 1097 11569 1292 11886 1511 12178 1730 12470 1974 12738 2242 13006 2509 13274 2777 13517 3070 13737 3362 13956 3678 14151 3995 14321 4312 14492 4653 14638 4994 14784 5359 14906 5724 15003 6090 15100 6455 15149 6845 15198 7234 15247 7624 15247 7624 15247 8014 15247 8403 15198 8793 15149 9158 15100 9524 15003 9889 14906 10254 14784 10595 14638 10936 14492 11253 14321 11569 14151 11886 13956 12178 13737 12471 13517 12739 13274 13006 13006 13274 12738 13518 12470 13737 12178 13956 11886 14151 11569 14322 11252 14492 10936 14638 10595 14784 10254 14906 9889 15004 9523 15101 9158 15150 8793 15198 8403 15247 8013 15247 7623 15247 7623 15247 7234 15198 6844 15150 6454 15101 6089 15004 5724 14906 5358 14784 4993 14638 4652 14492 4311 14322 3995 14151 3678 13956 3361 13737 3069 13518 2777 13274 2509 13006 2241 12739 1973 12471 1730 12178 1510 11886 1291 11569 1096 11253 926 10936 755 10595 609 10254 463 9889 341 9524 244 9158 147 8793 98 8403 49 8014 0 7624 0 7624 0 N">
              <draw:equation draw:name="f0" draw:formula="logwidth"/>
              <draw:equation draw:name="f1" draw:formula="logheight"/>
            </draw:enhanced-geometry>
          </draw:custom-shape>
          <draw:custom-shape draw:name="CustomShape 128" draw:style-name="gr13" draw:text-style-name="P23" draw:layer="layout" svg:width="0.1cm" svg:height="0.109cm" svg:x="4.722cm" svg:y="6.398cm">
            <text:p/>
            <draw:enhanced-geometry draw:mirror-horizontal="false" draw:mirror-vertical="false" svg:viewBox="0 0 0 0" drawooo:sub-view-size="1755 1901" draw:text-areas="0 0 ?f0 ?f1" draw:type="ooxml-non-primitive" draw:enhanced-path="M 877 0 L 877 0 1048 25 1218 73 1365 171 1511 268 1608 414 1681 585 1730 755 1754 950 1754 950 1730 1145 1681 1316 1608 1486 1511 1632 1365 1730 1218 1827 1048 1876 877 1900 877 1900 707 1876 536 1827 390 1730 244 1632 147 1486 74 1316 25 1145 1 950 1 950 25 755 74 585 147 414 244 268 390 171 536 73 707 25 877 0 877 0 N">
              <draw:equation draw:name="f0" draw:formula="logwidth"/>
              <draw:equation draw:name="f1" draw:formula="logheight"/>
            </draw:enhanced-geometry>
          </draw:custom-shape>
          <draw:custom-shape draw:name="CustomShape 129" draw:style-name="gr13" draw:text-style-name="P23" draw:layer="layout" svg:width="0.1cm" svg:height="0.109cm" svg:x="4.358cm" svg:y="6.398cm">
            <text:p/>
            <draw:enhanced-geometry draw:mirror-horizontal="false" draw:mirror-vertical="false" svg:viewBox="0 0 0 0" drawooo:sub-view-size="1755 1901" draw:text-areas="0 0 ?f0 ?f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N">
              <draw:equation draw:name="f0" draw:formula="logwidth"/>
              <draw:equation draw:name="f1" draw:formula="logheight"/>
            </draw:enhanced-geometry>
          </draw:custom-shape>
          <draw:custom-shape draw:name="CustomShape 130" draw:style-name="gr13" draw:text-style-name="P23" draw:layer="layout" svg:width="0.464cm" svg:height="0.095cm" svg:x="4.358cm" svg:y="6.587cm">
            <text:p/>
            <draw:enhanced-geometry draw:mirror-horizontal="false" draw:mirror-vertical="false" svg:viewBox="0 0 0 0" drawooo:sub-view-size="7990 1657" draw:text-areas="0 0 ?f0 ?f1" draw:type="ooxml-non-primitive" draw:enhanced-path="M 1 1657 L 1 1657 415 1291 853 950 1340 683 1827 439 2363 244 2875 122 3435 49 3995 1 3995 1 4555 49 5115 122 5627 244 6163 439 6650 683 7137 950 7575 1291 7989 1657 N">
              <draw:equation draw:name="f0" draw:formula="logwidth"/>
              <draw:equation draw:name="f1" draw:formula="logheight"/>
            </draw:enhanced-geometry>
          </draw:custom-shape>
        </draw:g>
        <draw:g draw:name="Group 131">
          <draw:custom-shape draw:name="CustomShape 132" draw:style-name="gr13" draw:text-style-name="P23" draw:layer="layout" svg:width="0.888cm" svg:height="0.888cm" svg:x="5.715cm" svg:y="6.002cm">
            <text:p/>
            <draw:enhanced-geometry draw:mirror-horizontal="false" draw:mirror-vertical="false" svg:viewBox="0 0 0 0" drawooo:sub-view-size="15247 15247" draw:text-areas="0 0 ?f0 ?f1"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N">
              <draw:equation draw:name="f0" draw:formula="logwidth"/>
              <draw:equation draw:name="f1" draw:formula="logheight"/>
            </draw:enhanced-geometry>
          </draw:custom-shape>
          <draw:custom-shape draw:name="CustomShape 133" draw:style-name="gr13" draw:text-style-name="P23" draw:layer="layout" svg:width="0.1cm" svg:height="0.109cm" svg:x="6.291cm" svg:y="6.398cm">
            <text:p/>
            <draw:enhanced-geometry draw:mirror-horizontal="false" draw:mirror-vertical="false" svg:viewBox="0 0 0 0" drawooo:sub-view-size="1755 1901" draw:text-areas="0 0 ?f0 ?f1"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N">
              <draw:equation draw:name="f0" draw:formula="logwidth"/>
              <draw:equation draw:name="f1" draw:formula="logheight"/>
            </draw:enhanced-geometry>
          </draw:custom-shape>
          <draw:custom-shape draw:name="CustomShape 134" draw:style-name="gr13" draw:text-style-name="P23" draw:layer="layout" svg:width="0.1cm" svg:height="0.109cm" svg:x="5.927cm" svg:y="6.398cm">
            <text:p/>
            <draw:enhanced-geometry draw:mirror-horizontal="false" draw:mirror-vertical="false" svg:viewBox="0 0 0 0" drawooo:sub-view-size="1755 1901" draw:text-areas="0 0 ?f0 ?f1"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N">
              <draw:equation draw:name="f0" draw:formula="logwidth"/>
              <draw:equation draw:name="f1" draw:formula="logheight"/>
            </draw:enhanced-geometry>
          </draw:custom-shape>
          <draw:custom-shape draw:name="CustomShape 135" draw:style-name="gr13" draw:text-style-name="P23" draw:layer="layout" svg:width="0.231cm" svg:height="0.071cm" svg:x="6.152cm" svg:y="6.614cm">
            <text:p/>
            <draw:enhanced-geometry draw:mirror-horizontal="false" draw:mirror-vertical="false" svg:viewBox="0 0 0 0" drawooo:sub-view-size="3995 1243" draw:text-areas="0 0 ?f0 ?f1" draw:type="ooxml-non-primitive" draw:enhanced-path="M 1 1242 L 3995 0 N">
              <draw:equation draw:name="f0" draw:formula="logwidth"/>
              <draw:equation draw:name="f1" draw:formula="logheight"/>
            </draw:enhanced-geometry>
          </draw:custom-shape>
        </draw:g>
        <draw:g draw:name="Group 136">
          <draw:custom-shape draw:name="CustomShape 137" draw:style-name="gr13" draw:text-style-name="P23" draw:layer="layout" svg:width="0.473cm" svg:height="0.936cm" svg:x="7.492cm" svg:y="6.096cm">
            <text:p/>
            <draw:enhanced-geometry draw:mirror-horizontal="false" draw:mirror-vertical="false" svg:viewBox="0 0 0 0" drawooo:sub-view-size="8135 16076" draw:text-areas="0 0 ?f0 ?f1" draw:type="ooxml-non-primitive" draw:enhanced-path="M 4896 1 L 4896 1 4701 74 4506 147 4287 196 4068 196 4068 196 3848 196 3654 147 3434 98 3240 1 3240 1 2996 50 2777 98 2558 171 2363 269 2168 366 1973 464 1803 585 1632 731 1486 878 1340 1024 1072 1365 853 1779 658 2193 488 2680 341 3167 244 3727 147 4287 73 4896 49 5529 25 6187 0 6869 0 6869 25 7015 49 7161 98 7307 171 7405 268 7502 390 7575 512 7624 658 7648 658 7648 804 7624 926 7575 1048 7502 1145 7405 1218 7307 1267 7161 1291 7015 1316 6869 1316 6869 1340 6260 1413 5554 1510 4847 1632 4141 1754 3532 1876 3021 1998 2680 2046 2607 2095 2582 2095 2582 2095 2631 2119 2729 2119 3143 2071 4555 1949 6577 1827 8842 1535 13128 1389 15077 1389 15077 1389 15247 1413 15418 1462 15564 1559 15710 1657 15856 1778 15953 1924 16026 2095 16075 2095 16075 2217 16075 2217 16075 2387 16075 2509 16026 2655 15953 2777 15880 2874 15758 2947 15637 3020 15491 3045 15344 3702 8525 3702 8525 3727 8452 3775 8330 3824 8282 3873 8208 3970 8184 4068 8160 4068 8160 4165 8184 4263 8208 4311 8282 4360 8330 4409 8452 4433 8525 5091 15344 5091 15344 5115 15491 5188 15637 5261 15758 5358 15880 5480 15953 5626 16026 5748 16075 5919 16075 5919 16075 6040 16075 6040 16075 6211 16026 6357 15953 6479 15856 6576 15710 6674 15564 6722 15418 6747 15247 6747 15077 6747 15077 6601 13128 6333 8890 6187 6601 6089 4604 6040 3167 6040 2753 6040 2582 6040 2582 6065 2582 6089 2582 6138 2680 6235 2996 6381 3484 6503 4117 6625 4823 6722 5554 6795 6260 6820 6869 6820 6869 6844 7015 6869 7161 6917 7307 6990 7405 7088 7502 7209 7575 7331 7624 7477 7648 7477 7648 7624 7624 7745 7575 7867 7502 7964 7405 8038 7307 8086 7161 8111 7015 8135 6869 8135 6869 8111 5505 8086 4872 8038 4287 7964 3703 7867 3167 7745 2656 7599 2168 7404 1754 7185 1365 7063 1170 6917 999 6771 853 6625 707 6454 561 6260 439 6065 342 5870 244 5651 171 5407 98 5164 50 4896 1 4896 1 Z N">
              <draw:equation draw:name="f0" draw:formula="logwidth"/>
              <draw:equation draw:name="f1" draw:formula="logheight"/>
            </draw:enhanced-geometry>
          </draw:custom-shape>
          <draw:custom-shape draw:name="CustomShape 138" draw:style-name="gr13" draw:text-style-name="P23" draw:layer="layout" svg:width="0.197cm" svg:height="0.217cm" svg:x="7.63cm" svg:y="5.848cm">
            <text:p/>
            <draw:enhanced-geometry draw:mirror-horizontal="false" draw:mirror-vertical="false" svg:viewBox="0 0 0 0" drawooo:sub-view-size="3411 3751" draw:text-areas="0 0 ?f0 ?f1" draw:type="ooxml-non-primitive" draw:enhanced-path="M 1 1705 L 1 1705 1 1510 25 1315 74 1145 123 999 196 852 293 706 391 585 488 463 610 341 756 268 902 171 1048 122 1194 49 1365 24 1535 0 1706 0 1706 0 1876 0 2047 24 2217 49 2363 122 2509 171 2656 268 2802 341 2923 463 3021 585 3118 706 3216 852 3289 999 3337 1145 3386 1315 3411 1510 3411 1705 3411 1705 3411 1900 3386 2095 3337 2265 3289 2460 3216 2630 3118 2801 3021 2971 2923 3117 2802 3264 2656 3385 2509 3483 2363 3580 2217 3653 2047 3702 1876 3751 1706 3751 1706 3751 1535 3751 1365 3702 1194 3653 1048 3580 902 3483 756 3385 610 3264 488 3117 391 2971 293 2801 196 2630 123 2460 74 2265 25 2095 1 1900 1 1705 1 1705 Z N">
              <draw:equation draw:name="f0" draw:formula="logwidth"/>
              <draw:equation draw:name="f1" draw:formula="logheight"/>
            </draw:enhanced-geometry>
          </draw:custom-shape>
        </draw:g>
        <draw:g draw:name="Group 139">
          <draw:custom-shape draw:name="CustomShape 140" draw:style-name="gr13" draw:text-style-name="P23" draw:layer="layout" svg:width="0.388cm" svg:height="0.66cm" svg:x="10.674cm" svg:y="6.221cm">
            <text:p/>
            <draw:enhanced-geometry draw:mirror-horizontal="false" draw:mirror-vertical="false" svg:viewBox="0 0 0 0" drawooo:sub-view-size="6674 11350" draw:text-areas="0 0 ?f0 ?f1" draw:type="ooxml-non-primitive" draw:enhanced-path="M 4019 0 L 4019 0 3873 73 3703 122 3508 171 3337 171 3337 171 3167 171 2996 146 2826 73 2655 24 2655 24 2412 24 2168 97 1949 171 1706 317 1486 487 1243 682 1048 926 853 1193 658 1510 512 1851 366 2216 244 2630 123 3093 49 3580 1 4092 1 4652 1 4652 1 4774 25 4895 74 4993 147 5090 220 5163 317 5236 415 5261 537 5285 537 5285 658 5261 756 5236 853 5163 926 5090 999 4993 1024 4895 1048 4774 1072 4652 1072 4652 1097 4189 1145 3726 1218 3312 1316 2923 1438 2582 1535 2338 1633 2168 1681 2143 1706 2143 1706 2143 1730 2241 1730 2509 1681 3483 1608 4822 1486 6357 1243 9231 1145 10521 1145 10521 1145 10668 1145 10814 1194 10935 1267 11057 1340 11155 1462 11252 1584 11325 1706 11349 1706 11349 1827 11349 1827 11349 1949 11349 2071 11325 2168 11252 2266 11179 2339 11106 2412 11008 2461 10887 2509 10765 3045 7014 3045 7014 3045 6966 3094 6868 3143 6819 3191 6771 3264 6746 3337 6722 3337 6722 3410 6746 3484 6771 3532 6819 3581 6868 3630 6966 3630 7014 4165 10765 4165 10765 4214 10887 4263 11008 4336 11106 4409 11179 4506 11252 4604 11325 4726 11349 4847 11349 4847 11349 4969 11349 4969 11349 5091 11325 5213 11252 5334 11155 5408 11057 5481 10935 5529 10814 5529 10668 5529 10521 5529 10521 5188 6381 4994 3507 4945 2533 4945 2241 4969 2143 4969 2143 4994 2143 5042 2168 5140 2314 5237 2557 5334 2898 5432 3288 5529 3726 5578 4189 5602 4652 5602 4652 5627 4774 5651 4895 5675 4993 5749 5090 5822 5163 5919 5236 6016 5261 6138 5285 6138 5285 6260 5261 6357 5236 6455 5163 6528 5090 6601 4993 6650 4895 6674 4774 6674 4652 6674 4652 6674 4092 6625 3556 6552 3069 6455 2630 6357 2216 6211 1827 6065 1486 5895 1169 5700 901 5505 658 5286 463 5042 292 4799 171 4555 73 4287 24 4019 0 4019 0 Z N">
              <draw:equation draw:name="f0" draw:formula="logwidth"/>
              <draw:equation draw:name="f1" draw:formula="logheight"/>
            </draw:enhanced-geometry>
          </draw:custom-shape>
          <draw:custom-shape draw:name="CustomShape 141" draw:style-name="gr13" draw:text-style-name="P23" draw:layer="layout" svg:width="0.177cm" svg:height="0.194cm" svg:x="10.779cm" svg:y="5.999cm">
            <text:p/>
            <draw:enhanced-geometry draw:mirror-horizontal="false" draw:mirror-vertical="false" svg:viewBox="0 0 0 0" drawooo:sub-view-size="3069 3362" draw:text-areas="0 0 ?f0 ?f1" draw:type="ooxml-non-primitive" draw:enhanced-path="M 0 1511 L 0 1511 24 1340 49 1170 73 1024 122 877 195 756 268 634 365 512 463 415 682 220 950 98 1218 25 1534 1 1534 1 1851 25 2119 98 2387 220 2606 415 2703 512 2801 634 2874 756 2947 877 2996 1024 3020 1170 3044 1340 3069 1511 3069 1511 3044 1681 3020 1852 2947 2193 2801 2509 2606 2777 2509 2899 2387 3021 2265 3118 2119 3191 1997 3264 1851 3313 1681 3337 1534 3362 1534 3362 1388 3337 1218 3313 1072 3264 950 3191 804 3118 682 3021 560 2899 463 2777 268 2509 122 2193 49 1852 24 1681 0 1511 0 1511 Z N">
              <draw:equation draw:name="f0" draw:formula="logwidth"/>
              <draw:equation draw:name="f1" draw:formula="logheight"/>
            </draw:enhanced-geometry>
          </draw:custom-shape>
        </draw:g>
        <draw:g draw:name="Group 142">
          <draw:custom-shape draw:name="CustomShape 143" draw:style-name="gr13" draw:text-style-name="P23" draw:layer="layout" svg:width="0.186cm" svg:height="0.211cm" svg:x="9.205cm" svg:y="5.854cm">
            <text:p/>
            <draw:enhanced-geometry draw:mirror-horizontal="false" draw:mirror-vertical="false" svg:viewBox="0 0 0 0" drawooo:sub-view-size="3215 3654" draw:text-areas="0 0 ?f0 ?f1" draw:type="ooxml-non-primitive" draw:enhanced-path="M 0 1657 L 0 1657 0 1462 24 1291 73 1121 122 975 195 829 268 682 365 561 463 439 585 341 706 244 853 171 974 122 1120 74 1291 25 1437 0 1608 0 1608 0 1778 0 1924 25 2095 74 2241 122 2363 171 2509 244 2630 341 2752 439 2850 561 2947 682 3020 829 3093 975 3142 1121 3191 1291 3215 1462 3215 1657 3215 1657 3215 1827 3191 2022 3142 2217 3093 2387 3020 2558 2947 2728 2850 2874 2752 3020 2630 3167 2509 3288 2363 3386 2241 3483 2095 3556 1924 3605 1778 3629 1608 3654 1608 3654 1437 3629 1291 3605 1120 3556 974 3483 853 3386 706 3288 585 3167 463 3020 365 2874 268 2728 195 2558 122 2387 73 2217 24 2022 0 1827 0 1657 0 1657 Z N">
              <draw:equation draw:name="f0" draw:formula="logwidth"/>
              <draw:equation draw:name="f1" draw:formula="logheight"/>
            </draw:enhanced-geometry>
          </draw:custom-shape>
          <draw:custom-shape draw:name="CustomShape 144" draw:style-name="gr13" draw:text-style-name="P23" draw:layer="layout" svg:width="0.402cm" svg:height="0.932cm" svg:x="9.097cm" svg:y="6.094cm">
            <text:p/>
            <draw:enhanced-geometry draw:mirror-horizontal="false" draw:mirror-vertical="false" svg:viewBox="0 0 0 0" drawooo:sub-view-size="6917 16002" draw:text-areas="0 0 ?f0 ?f1" draw:type="ooxml-non-primitive" draw:enhanced-path="M 4189 0 L 4189 0 4019 98 3848 147 3653 195 3459 220 3459 220 3264 195 3069 147 2898 98 2728 0 2728 0 2533 49 2338 122 2168 195 2022 293 1705 488 1437 755 1169 1072 950 1413 755 1803 585 2217 439 2704 317 3191 219 3727 146 4311 73 4896 24 5529 0 6187 0 6869 0 6869 24 7015 49 7161 98 7307 171 7404 244 7502 317 7575 414 7624 487 7624 487 7624 633 7624 731 7575 804 7502 877 7404 926 7307 950 7161 974 6869 974 6869 999 6503 1023 6089 1145 5091 1291 4092 1364 3654 1461 3288 1461 3288 1413 3094 1388 2899 1388 2704 1413 2533 1437 2387 1510 2241 1583 2119 1656 2046 1656 2046 1583 2144 1534 2290 1486 2485 1486 2680 1510 2874 1559 3069 1608 3167 1681 3264 1754 3337 1851 3410 1851 3410 1900 3775 1924 3970 1949 4190 1924 4433 1900 4725 1827 5018 1705 5383 1705 5383 1510 5894 1364 6381 1267 6820 1218 7210 1169 7599 1169 7989 1194 8793 1194 8793 1242 9962 1291 11131 1315 13201 1340 14686 1340 15271 1340 15271 1364 15490 1413 15661 1486 15782 1583 15880 1656 15953 1729 15977 1827 16002 1827 16002 1949 16002 2070 15953 2168 15904 2241 15831 2314 15758 2387 15636 2411 15490 2460 15344 3142 8525 3142 8525 3142 8427 3191 8257 3239 8159 3288 8062 3361 7989 3459 7965 3459 7965 3556 7989 3629 8062 3678 8159 3726 8257 3775 8427 3775 8525 4457 15344 4457 15344 4506 15490 4530 15636 4603 15758 4676 15831 4749 15904 4847 15953 4969 16002 5090 16002 5090 16002 5188 15977 5261 15953 5334 15880 5431 15782 5504 15661 5553 15490 5577 15271 5577 15271 5577 14686 5602 13201 5626 11131 5675 9962 5724 8793 5724 8793 5748 7989 5748 7599 5699 7210 5650 6820 5553 6381 5407 5894 5212 5383 5212 5383 5090 5018 5017 4725 4993 4433 4969 4190 4993 3970 5017 3775 5066 3410 5066 3410 5163 3337 5236 3264 5310 3167 5358 3069 5407 2874 5431 2680 5431 2485 5383 2290 5334 2144 5261 2046 5261 2046 5334 2119 5407 2241 5480 2387 5504 2533 5529 2704 5529 2899 5504 3094 5456 3288 5456 3288 5553 3654 5626 4092 5772 5091 5894 6089 5918 6503 5943 6869 5943 6869 5967 7161 5991 7307 6040 7404 6113 7502 6186 7575 6284 7624 6430 7624 6430 7624 6503 7624 6600 7575 6673 7502 6746 7404 6820 7307 6868 7161 6893 7015 6917 6869 6917 6869 6917 6187 6893 5529 6844 4896 6771 4311 6698 3727 6600 3191 6479 2704 6332 2217 6162 1803 5967 1413 5748 1072 5480 755 5212 488 4895 293 4749 195 4579 122 4384 49 4189 0 4189 0 Z N">
              <draw:equation draw:name="f0" draw:formula="logwidth"/>
              <draw:equation draw:name="f1" draw:formula="logheight"/>
            </draw:enhanced-geometry>
          </draw:custom-shape>
        </draw:g>
        <draw:custom-shape draw:name="CustomShape 145" draw:style-name="gr13" draw:text-style-name="P23" draw:layer="layout" svg:width="0.888cm" svg:height="0.936cm" svg:x="11.993cm" svg:y="5.978cm">
          <text:p/>
          <draw:enhanced-geometry draw:mirror-horizontal="false" draw:mirror-vertical="false" svg:viewBox="0 0 0 0" drawooo:sub-view-size="15247 16075" draw:text-areas="0 0 ?f0 ?f1"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N">
            <draw:equation draw:name="f0" draw:formula="logwidth"/>
            <draw:equation draw:name="f1" draw:formula="logheight"/>
          </draw:enhanced-geometry>
        </draw:custom-shape>
        <draw:g draw:name="Group 146">
          <draw:custom-shape draw:name="CustomShape 147" draw:style-name="gr13" draw:text-style-name="P23" draw:layer="layout" svg:width="0.227cm" svg:height="0.511cm" svg:x="13.535cm" svg:y="6.337cm">
            <text:p/>
            <draw:enhanced-geometry draw:mirror-horizontal="false" draw:mirror-vertical="false" svg:viewBox="0 0 0 0" drawooo:sub-view-size="3922 8793" draw:text-areas="0 0 ?f0 ?f1"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N">
              <draw:equation draw:name="f0" draw:formula="logwidth"/>
              <draw:equation draw:name="f1" draw:formula="logheight"/>
            </draw:enhanced-geometry>
          </draw:custom-shape>
          <draw:custom-shape draw:name="CustomShape 148" draw:style-name="gr13" draw:text-style-name="P23" draw:layer="layout" svg:width="0.713cm" svg:height="0.902cm" svg:x="13.781cm" svg:y="5.995cm">
            <text:p/>
            <draw:enhanced-geometry draw:mirror-horizontal="false" draw:mirror-vertical="false" svg:viewBox="0 0 0 0" drawooo:sub-view-size="12252 15491" draw:text-areas="0 0 ?f0 ?f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N">
              <draw:equation draw:name="f0" draw:formula="logwidth"/>
              <draw:equation draw:name="f1" draw:formula="logheight"/>
            </draw:enhanced-geometry>
          </draw:custom-shape>
        </draw:g>
        <draw:g draw:name="Group 149">
          <draw:custom-shape draw:name="CustomShape 150" draw:style-name="gr13" draw:text-style-name="P23" draw:layer="layout" svg:width="0.302cm" svg:height="1.107cm" svg:x="1.3cm" svg:y="7.462cm">
            <text:p/>
            <draw:enhanced-geometry draw:mirror-horizontal="false" draw:mirror-vertical="false" svg:viewBox="0 0 0 0" drawooo:sub-view-size="5213 18998" draw:text-areas="0 0 ?f0 ?f1"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N">
              <draw:equation draw:name="f0" draw:formula="logwidth"/>
              <draw:equation draw:name="f1" draw:formula="logheight"/>
            </draw:enhanced-geometry>
          </draw:custom-shape>
          <draw:custom-shape draw:name="CustomShape 151" draw:style-name="gr13" draw:text-style-name="P23" draw:layer="layout" svg:width="0.189cm" svg:height="0.742cm" svg:x="1.357cm" svg:y="7.77cm">
            <text:p/>
            <draw:enhanced-geometry draw:mirror-horizontal="false" draw:mirror-vertical="false" svg:viewBox="0 0 0 0" drawooo:sub-view-size="3265 12739" draw:text-areas="0 0 ?f0 ?f1"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N">
              <draw:equation draw:name="f0" draw:formula="logwidth"/>
              <draw:equation draw:name="f1" draw:formula="logheight"/>
            </draw:enhanced-geometry>
          </draw:custom-shape>
          <draw:custom-shape draw:name="CustomShape 152" draw:style-name="gr13" draw:text-style-name="P23" draw:layer="layout" svg:width="0.029cm" svg:height="0.001cm" svg:x="1.465cm" svg:y="7.86cm">
            <text:p/>
            <draw:enhanced-geometry draw:mirror-horizontal="false" draw:mirror-vertical="false" svg:viewBox="0 0 0 0" drawooo:sub-view-size="537 1" draw:text-areas="0 0 ?f0 ?f1" draw:type="ooxml-non-primitive" draw:enhanced-path="M 536 0 L 0 0 N">
              <draw:equation draw:name="f0" draw:formula="logwidth"/>
              <draw:equation draw:name="f1" draw:formula="logheight"/>
            </draw:enhanced-geometry>
          </draw:custom-shape>
          <draw:custom-shape draw:name="CustomShape 153" draw:style-name="gr13" draw:text-style-name="P23" draw:layer="layout" svg:width="0.029cm" svg:height="0.001cm" svg:x="1.465cm" svg:y="7.938cm">
            <text:p/>
            <draw:enhanced-geometry draw:mirror-horizontal="false" draw:mirror-vertical="false" svg:viewBox="0 0 0 0" drawooo:sub-view-size="537 1" draw:text-areas="0 0 ?f0 ?f1" draw:type="ooxml-non-primitive" draw:enhanced-path="M 536 1 L 0 1 N">
              <draw:equation draw:name="f0" draw:formula="logwidth"/>
              <draw:equation draw:name="f1" draw:formula="logheight"/>
            </draw:enhanced-geometry>
          </draw:custom-shape>
          <draw:custom-shape draw:name="CustomShape 154" draw:style-name="gr13" draw:text-style-name="P23" draw:layer="layout" svg:width="0.029cm" svg:height="0.001cm" svg:x="1.465cm" svg:y="8.016cm">
            <text:p/>
            <draw:enhanced-geometry draw:mirror-horizontal="false" draw:mirror-vertical="false" svg:viewBox="0 0 0 0" drawooo:sub-view-size="537 1" draw:text-areas="0 0 ?f0 ?f1" draw:type="ooxml-non-primitive" draw:enhanced-path="M 536 0 L 0 0 N">
              <draw:equation draw:name="f0" draw:formula="logwidth"/>
              <draw:equation draw:name="f1" draw:formula="logheight"/>
            </draw:enhanced-geometry>
          </draw:custom-shape>
          <draw:custom-shape draw:name="CustomShape 155" draw:style-name="gr13" draw:text-style-name="P23" draw:layer="layout" svg:width="0.029cm" svg:height="0.001cm" svg:x="1.465cm" svg:y="8.094cm">
            <text:p/>
            <draw:enhanced-geometry draw:mirror-horizontal="false" draw:mirror-vertical="false" svg:viewBox="0 0 0 0" drawooo:sub-view-size="537 1" draw:text-areas="0 0 ?f0 ?f1" draw:type="ooxml-non-primitive" draw:enhanced-path="M 536 1 L 0 1 N">
              <draw:equation draw:name="f0" draw:formula="logwidth"/>
              <draw:equation draw:name="f1" draw:formula="logheight"/>
            </draw:enhanced-geometry>
          </draw:custom-shape>
          <draw:custom-shape draw:name="CustomShape 156" draw:style-name="gr13" draw:text-style-name="P23" draw:layer="layout" svg:width="0.029cm" svg:height="0.001cm" svg:x="1.465cm" svg:y="8.172cm">
            <text:p/>
            <draw:enhanced-geometry draw:mirror-horizontal="false" draw:mirror-vertical="false" svg:viewBox="0 0 0 0" drawooo:sub-view-size="537 1" draw:text-areas="0 0 ?f0 ?f1" draw:type="ooxml-non-primitive" draw:enhanced-path="M 536 0 L 0 0 N">
              <draw:equation draw:name="f0" draw:formula="logwidth"/>
              <draw:equation draw:name="f1" draw:formula="logheight"/>
            </draw:enhanced-geometry>
          </draw:custom-shape>
          <draw:custom-shape draw:name="CustomShape 157" draw:style-name="gr13" draw:text-style-name="P23" draw:layer="layout" svg:width="0.029cm" svg:height="0.001cm" svg:x="1.465cm" svg:y="8.251cm">
            <text:p/>
            <draw:enhanced-geometry draw:mirror-horizontal="false" draw:mirror-vertical="false" svg:viewBox="0 0 0 0" drawooo:sub-view-size="537 1" draw:text-areas="0 0 ?f0 ?f1" draw:type="ooxml-non-primitive" draw:enhanced-path="M 536 1 L 0 1 N">
              <draw:equation draw:name="f0" draw:formula="logwidth"/>
              <draw:equation draw:name="f1" draw:formula="logheight"/>
            </draw:enhanced-geometry>
          </draw:custom-shape>
        </draw:g>
        <draw:custom-shape draw:name="CustomShape 158" draw:style-name="gr13" draw:text-style-name="P23" draw:layer="layout" svg:width="0.931cm" svg:height="1.195cm" svg:x="4.125cm" svg:y="7.418cm">
          <text:p/>
          <draw:enhanced-geometry draw:mirror-horizontal="false" draw:mirror-vertical="false" svg:viewBox="0 0 0 0" drawooo:sub-view-size="15978 20508" draw:text-areas="0 0 ?f0 ?f1"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N">
            <draw:equation draw:name="f0" draw:formula="logwidth"/>
            <draw:equation draw:name="f1" draw:formula="logheight"/>
          </draw:enhanced-geometry>
        </draw:custom-shape>
        <draw:custom-shape draw:name="CustomShape 159" draw:style-name="gr13" draw:text-style-name="P23" draw:layer="layout" svg:width="0.689cm" svg:height="1.195cm" svg:x="2.676cm" svg:y="7.418cm">
          <text:p/>
          <draw:enhanced-geometry draw:mirror-horizontal="false" draw:mirror-vertical="false" svg:viewBox="0 0 0 0" drawooo:sub-view-size="11838 20508" draw:text-areas="0 0 ?f0 ?f1"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N">
            <draw:equation draw:name="f0" draw:formula="logwidth"/>
            <draw:equation draw:name="f1" draw:formula="logheight"/>
          </draw:enhanced-geometry>
        </draw:custom-shape>
        <draw:g draw:name="Group 160">
          <draw:custom-shape draw:name="CustomShape 161" draw:style-name="gr13" draw:text-style-name="P23" draw:layer="layout" svg:width="0.524cm" svg:height="0.22cm" svg:x="5.897cm" svg:y="8.296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N">
              <draw:equation draw:name="f0" draw:formula="logwidth"/>
              <draw:equation draw:name="f1" draw:formula="logheight"/>
            </draw:enhanced-geometry>
          </draw:custom-shape>
          <draw:custom-shape draw:name="CustomShape 162" draw:style-name="gr13" draw:text-style-name="P23" draw:layer="layout" svg:width="1.076cm" svg:height="0.783cm" svg:x="5.621cm" svg:y="7.497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N">
              <draw:equation draw:name="f0" draw:formula="logwidth"/>
              <draw:equation draw:name="f1" draw:formula="logheight"/>
            </draw:enhanced-geometry>
          </draw:custom-shape>
        </draw:g>
        <draw:custom-shape draw:name="CustomShape 163" draw:style-name="gr13" draw:text-style-name="P23" draw:layer="layout" svg:width="0.987cm" svg:height="0.987cm" svg:x="10.374cm" svg:y="7.52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N">
            <draw:equation draw:name="f0" draw:formula="logwidth"/>
            <draw:equation draw:name="f1" draw:formula="logheight"/>
          </draw:enhanced-geometry>
        </draw:custom-shape>
        <draw:g draw:name="Group 164">
          <draw:custom-shape draw:name="CustomShape 165" draw:style-name="gr13" draw:text-style-name="P23" draw:layer="layout" svg:width="0.813cm" svg:height="0.813cm" svg:x="11.842cm" svg:y="7.575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N">
              <draw:equation draw:name="f0" draw:formula="logwidth"/>
              <draw:equation draw:name="f1" draw:formula="logheight"/>
            </draw:enhanced-geometry>
          </draw:custom-shape>
          <draw:custom-shape draw:name="CustomShape 166" draw:style-name="gr13" draw:text-style-name="P23" draw:layer="layout" svg:width="0.462cm" svg:height="0.462cm" svg:x="12.587cm" svg:y="8.01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N">
              <draw:equation draw:name="f0" draw:formula="logwidth"/>
              <draw:equation draw:name="f1" draw:formula="logheight"/>
            </draw:enhanced-geometry>
          </draw:custom-shape>
        </draw:g>
        <draw:g draw:name="Group 167">
          <draw:custom-shape draw:name="CustomShape 168" draw:style-name="gr13" draw:text-style-name="P23" draw:layer="layout" svg:width="0.733cm" svg:height="0.733cm" svg:x="8.817cm" svg:y="7.524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N">
              <draw:equation draw:name="f0" draw:formula="logwidth"/>
              <draw:equation draw:name="f1" draw:formula="logheight"/>
            </draw:enhanced-geometry>
          </draw:custom-shape>
          <draw:custom-shape draw:name="CustomShape 169" draw:style-name="gr13" draw:text-style-name="P23" draw:layer="layout" svg:width="0.562cm" svg:height="0.562cm" svg:x="8.902cm" svg:y="7.61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N">
              <draw:equation draw:name="f0" draw:formula="logwidth"/>
              <draw:equation draw:name="f1" draw:formula="logheight"/>
            </draw:enhanced-geometry>
          </draw:custom-shape>
          <draw:custom-shape draw:name="CustomShape 170" draw:style-name="gr13" draw:text-style-name="P23" draw:layer="layout" svg:width="0.196cm" svg:height="0.196cm" svg:x="8.986cm" svg:y="7.695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N">
              <draw:equation draw:name="f0" draw:formula="logwidth"/>
              <draw:equation draw:name="f1" draw:formula="logheight"/>
            </draw:enhanced-geometry>
          </draw:custom-shape>
          <draw:custom-shape draw:name="CustomShape 171" draw:style-name="gr13" draw:text-style-name="P23" draw:layer="layout" svg:width="0.358cm" svg:height="0.356cm" svg:x="9.41cm" svg:y="8.138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N">
              <draw:equation draw:name="f0" draw:formula="logwidth"/>
              <draw:equation draw:name="f1" draw:formula="logheight"/>
            </draw:enhanced-geometry>
          </draw:custom-shape>
        </draw:g>
        <draw:g draw:name="Group 172">
          <draw:custom-shape draw:name="CustomShape 173" draw:style-name="gr13" draw:text-style-name="P23" draw:layer="layout" svg:width="1.101cm" svg:height="0.845cm" svg:x="0.919cm" svg:y="9.162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N">
              <draw:equation draw:name="f0" draw:formula="logwidth"/>
              <draw:equation draw:name="f1" draw:formula="logheight"/>
            </draw:enhanced-geometry>
          </draw:custom-shape>
          <draw:custom-shape draw:name="CustomShape 174" draw:style-name="gr13" draw:text-style-name="P23" draw:layer="layout" svg:width="0.078cm" svg:height="0.078cm" svg:x="1.098cm" svg:y="9.475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N">
              <draw:equation draw:name="f0" draw:formula="logwidth"/>
              <draw:equation draw:name="f1" draw:formula="logheight"/>
            </draw:enhanced-geometry>
          </draw:custom-shape>
          <draw:custom-shape draw:name="CustomShape 175" draw:style-name="gr13" draw:text-style-name="P23" draw:layer="layout" svg:width="0.197cm" svg:height="0.026cm" svg:x="1.337cm" svg:y="9.318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N">
              <draw:equation draw:name="f0" draw:formula="logwidth"/>
              <draw:equation draw:name="f1" draw:formula="logheight"/>
            </draw:enhanced-geometry>
          </draw:custom-shape>
        </draw:g>
        <draw:custom-shape draw:name="CustomShape 176" draw:style-name="gr13" draw:text-style-name="P23" draw:layer="layout" svg:width="0.749cm" svg:height="1.078cm" svg:x="13.632cm" svg:y="7.476cm">
          <text:p/>
          <draw:enhanced-geometry draw:mirror-horizontal="false" draw:mirror-vertical="false" svg:viewBox="0 0 0 0" drawooo:sub-view-size="12860 18511" draw:text-areas="0 0 ?f0 ?f1" draw:type="ooxml-non-primitive" draw:enhanced-path="M 12373 7526 L 11618 7526 11618 5188 11618 5188 11593 4677 11520 4141 11398 3654 11204 3167 10984 2728 10741 2290 10424 1900 10108 1535 9718 1194 9328 902 8914 634 8452 415 7964 244 7477 122 6966 25 6430 0 6430 0 5894 25 5383 122 4896 244 4409 415 3970 634 3532 902 3142 1194 2752 1535 2436 1900 2119 2290 1876 2728 1656 3167 1462 3654 1340 4141 1267 4677 1242 5188 1242 7526 487 7526 487 7526 390 7526 293 7551 220 7599 146 7648 73 7721 49 7818 0 7891 0 8013 0 18023 0 18023 0 18121 49 18218 73 18291 146 18364 220 18413 293 18462 390 18486 487 18510 12373 18510 12373 18510 12470 18486 12568 18462 12641 18413 12714 18364 12787 18291 12811 18218 12860 18121 12860 18023 12860 8013 12860 8013 12860 7891 12811 7818 12787 7721 12714 7648 12641 7599 12568 7551 12470 7526 12373 7526 12373 7526 Z M 2801 5188 L 2801 5188 2826 4823 2874 4457 2972 4116 3093 3775 3240 3459 3410 3167 3629 2874 3873 2631 4116 2387 4409 2192 4701 1998 5017 1851 5358 1730 5699 1632 6065 1584 6430 1559 6430 1559 6795 1584 7161 1632 7502 1730 7843 1851 8159 1998 8452 2192 8744 2387 8987 2631 9231 2874 9450 3167 9621 3459 9767 3775 9888 4116 9986 4457 10035 4823 10059 5188 10059 7526 2801 7526 2801 5188 Z M 7063 13225 L 7209 15052 5651 15052 5797 13225 5797 13225 5675 13152 5553 13030 5456 12933 5358 12787 5285 12665 5237 12495 5212 12348 5212 12178 5212 12178 5237 11934 5310 11715 5407 11496 5553 11326 5748 11179 5943 11058 6187 10985 6430 10960 6430 10960 6674 10985 6917 11058 7112 11179 7307 11326 7453 11496 7550 11715 7623 11934 7648 12178 7648 12178 7648 12348 7623 12495 7575 12665 7502 12787 7404 12933 7307 13030 7185 13152 7063 13225 7063 13225 Z N">
            <draw:equation draw:name="f0" draw:formula="logwidth"/>
            <draw:equation draw:name="f1" draw:formula="logheight"/>
          </draw:enhanced-geometry>
        </draw:custom-shape>
        <draw:g draw:name="Group 177">
          <draw:custom-shape draw:name="CustomShape 178" draw:style-name="gr13" draw:text-style-name="P23" draw:layer="layout" svg:width="1.047cm" svg:height="0.703cm" svg:x="2.497cm" svg:y="9.233cm">
            <text:p/>
            <draw:enhanced-geometry draw:mirror-horizontal="false" draw:mirror-vertical="false" svg:viewBox="0 0 0 0" drawooo:sub-view-size="17975 12081" draw:text-areas="0 0 ?f0 ?f1" draw:type="ooxml-non-primitive" draw:enhanced-path="M 17000 0 L 974 0 974 0 780 25 585 73 414 171 292 292 171 439 73 609 25 780 0 974 0 11106 0 11106 25 11301 73 11471 171 11642 292 11788 414 11910 585 12007 780 12056 974 12080 17000 12080 17000 12080 17195 12056 17390 12007 17560 11910 17682 11788 17804 11642 17901 11471 17950 11301 17974 11106 17974 974 17974 974 17950 780 17901 609 17804 439 17682 292 17560 171 17390 73 17195 25 17000 0 17000 0 N">
              <draw:equation draw:name="f0" draw:formula="logwidth"/>
              <draw:equation draw:name="f1" draw:formula="logheight"/>
            </draw:enhanced-geometry>
          </draw:custom-shape>
          <draw:custom-shape draw:name="CustomShape 179" draw:style-name="gr13" draw:text-style-name="P23" draw:layer="layout" svg:width="1.047cm" svg:height="0.001cm" svg:x="2.497cm" svg:y="9.415cm">
            <text:p/>
            <draw:enhanced-geometry draw:mirror-horizontal="false" draw:mirror-vertical="false" svg:viewBox="0 0 0 0" drawooo:sub-view-size="17975 1" draw:text-areas="0 0 ?f0 ?f1" draw:type="ooxml-non-primitive" draw:enhanced-path="M 17974 1 L 0 1 N">
              <draw:equation draw:name="f0" draw:formula="logwidth"/>
              <draw:equation draw:name="f1" draw:formula="logheight"/>
            </draw:enhanced-geometry>
          </draw:custom-shape>
          <draw:custom-shape draw:name="CustomShape 180" draw:style-name="gr13" draw:text-style-name="P23" draw:layer="layout" svg:width="1.047cm" svg:height="0.001cm" svg:x="2.497cm" svg:y="9.55cm">
            <text:p/>
            <draw:enhanced-geometry draw:mirror-horizontal="false" draw:mirror-vertical="false" svg:viewBox="0 0 0 0" drawooo:sub-view-size="17975 1" draw:text-areas="0 0 ?f0 ?f1" draw:type="ooxml-non-primitive" draw:enhanced-path="M 0 0 L 17974 0 N">
              <draw:equation draw:name="f0" draw:formula="logwidth"/>
              <draw:equation draw:name="f1" draw:formula="logheight"/>
            </draw:enhanced-geometry>
          </draw:custom-shape>
          <draw:custom-shape draw:name="CustomShape 181" draw:style-name="gr13" draw:text-style-name="P23" draw:layer="layout" svg:width="0.375cm" svg:height="0.001cm" svg:x="2.632cm" svg:y="9.645cm">
            <text:p/>
            <draw:enhanced-geometry draw:mirror-horizontal="false" draw:mirror-vertical="false" svg:viewBox="0 0 0 0" drawooo:sub-view-size="6455 1" draw:text-areas="0 0 ?f0 ?f1" draw:type="ooxml-non-primitive" draw:enhanced-path="M 6455 0 L 1 0 N">
              <draw:equation draw:name="f0" draw:formula="logwidth"/>
              <draw:equation draw:name="f1" draw:formula="logheight"/>
            </draw:enhanced-geometry>
          </draw:custom-shape>
          <draw:custom-shape draw:name="CustomShape 182" draw:style-name="gr13" draw:text-style-name="P23" draw:layer="layout" svg:width="0.255cm" svg:height="0.001cm" svg:x="2.632cm" svg:y="9.739cm">
            <text:p/>
            <draw:enhanced-geometry draw:mirror-horizontal="false" draw:mirror-vertical="false" svg:viewBox="0 0 0 0" drawooo:sub-view-size="4410 1" draw:text-areas="0 0 ?f0 ?f1" draw:type="ooxml-non-primitive" draw:enhanced-path="M 4409 1 L 1 1 N">
              <draw:equation draw:name="f0" draw:formula="logwidth"/>
              <draw:equation draw:name="f1" draw:formula="logheight"/>
            </draw:enhanced-geometry>
          </draw:custom-shape>
          <draw:custom-shape draw:name="CustomShape 183" draw:style-name="gr13" draw:text-style-name="P23" draw:layer="layout" svg:width="0.143cm" svg:height="0.092cm" svg:x="3.263cm" svg:y="9.659cm">
            <text:p/>
            <draw:enhanced-geometry draw:mirror-horizontal="false" draw:mirror-vertical="false" svg:viewBox="0 0 0 0" drawooo:sub-view-size="2485 1609" draw:text-areas="0 0 ?f0 ?f1" draw:type="ooxml-non-primitive" draw:enhanced-path="M 1998 1 L 488 1 488 1 390 1 293 25 220 74 147 147 98 220 49 293 25 390 0 488 0 1121 0 1121 25 1218 49 1316 98 1389 147 1462 220 1511 293 1559 390 1584 488 1608 1998 1608 1998 1608 2095 1584 2192 1559 2265 1511 2339 1462 2387 1389 2436 1316 2485 1218 2485 1121 2485 488 2485 488 2485 390 2436 293 2387 220 2339 147 2265 74 2192 25 2095 1 1998 1 1998 1 Z N">
              <draw:equation draw:name="f0" draw:formula="logwidth"/>
              <draw:equation draw:name="f1" draw:formula="logheight"/>
            </draw:enhanced-geometry>
          </draw:custom-shape>
        </draw:g>
        <draw:g draw:name="Group 184">
          <draw:custom-shape draw:name="CustomShape 185" draw:style-name="gr13" draw:text-style-name="P23" draw:layer="layout" svg:width="0.12cm" svg:height="0.12cm" svg:x="4.838cm" svg:y="9.85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N">
              <draw:equation draw:name="f0" draw:formula="logwidth"/>
              <draw:equation draw:name="f1" draw:formula="logheight"/>
            </draw:enhanced-geometry>
          </draw:custom-shape>
          <draw:custom-shape draw:name="CustomShape 186" draw:style-name="gr13" draw:text-style-name="P23" draw:layer="layout" svg:width="0.12cm" svg:height="0.12cm" svg:x="4.342cm" svg:y="9.85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N">
              <draw:equation draw:name="f0" draw:formula="logwidth"/>
              <draw:equation draw:name="f1" draw:formula="logheight"/>
            </draw:enhanced-geometry>
          </draw:custom-shape>
          <draw:custom-shape draw:name="CustomShape 187" draw:style-name="gr13" draw:text-style-name="P23" draw:layer="layout" svg:width="1.019cm" svg:height="0.652cm" svg:x="4.081cm" svg:y="9.179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N">
              <draw:equation draw:name="f0" draw:formula="logwidth"/>
              <draw:equation draw:name="f1" draw:formula="logheight"/>
            </draw:enhanced-geometry>
          </draw:custom-shape>
          <draw:custom-shape draw:name="CustomShape 188" draw:style-name="gr13" draw:text-style-name="P23" draw:layer="layout" svg:width="0.112cm" svg:height="0.251cm" svg:x="4.869cm" svg:y="9.384cm">
            <text:p/>
            <draw:enhanced-geometry draw:mirror-horizontal="false" draw:mirror-vertical="false" svg:viewBox="0 0 0 0" drawooo:sub-view-size="1949 4336" draw:text-areas="0 0 ?f0 ?f1" draw:type="ooxml-non-primitive" draw:enhanced-path="M 1 4336 L 1949 1 N">
              <draw:equation draw:name="f0" draw:formula="logwidth"/>
              <draw:equation draw:name="f1" draw:formula="logheight"/>
            </draw:enhanced-geometry>
          </draw:custom-shape>
          <draw:custom-shape draw:name="CustomShape 189" draw:style-name="gr13" draw:text-style-name="P23" draw:layer="layout" svg:width="0.073cm" svg:height="0.264cm" svg:x="4.787cm" svg:y="9.381cm">
            <text:p/>
            <draw:enhanced-geometry draw:mirror-horizontal="false" draw:mirror-vertical="false" svg:viewBox="0 0 0 0" drawooo:sub-view-size="1292 4555" draw:text-areas="0 0 ?f0 ?f1" draw:type="ooxml-non-primitive" draw:enhanced-path="M 1 4554 L 1292 0 N">
              <draw:equation draw:name="f0" draw:formula="logwidth"/>
              <draw:equation draw:name="f1" draw:formula="logheight"/>
            </draw:enhanced-geometry>
          </draw:custom-shape>
          <draw:custom-shape draw:name="CustomShape 190" draw:style-name="gr13" draw:text-style-name="P23" draw:layer="layout" svg:width="0.035cm" svg:height="0.277cm" svg:x="4.705cm" svg:y="9.378cm">
            <text:p/>
            <draw:enhanced-geometry draw:mirror-horizontal="false" draw:mirror-vertical="false" svg:viewBox="0 0 0 0" drawooo:sub-view-size="634 4774" draw:text-areas="0 0 ?f0 ?f1" draw:type="ooxml-non-primitive" draw:enhanced-path="M 0 4774 L 634 0 N">
              <draw:equation draw:name="f0" draw:formula="logwidth"/>
              <draw:equation draw:name="f1" draw:formula="logheight"/>
            </draw:enhanced-geometry>
          </draw:custom-shape>
          <draw:custom-shape draw:name="CustomShape 191" draw:style-name="gr13" draw:text-style-name="P23" draw:layer="layout" svg:width="0.001cm" svg:height="0.292cm" svg:x="4.621cm" svg:y="9.374cm">
            <text:p/>
            <draw:enhanced-geometry draw:mirror-horizontal="false" draw:mirror-vertical="false" svg:viewBox="0 0 0 0" drawooo:sub-view-size="50 5042" draw:text-areas="0 0 ?f0 ?f1" draw:type="ooxml-non-primitive" draw:enhanced-path="M 49 5042 L 0 0 N">
              <draw:equation draw:name="f0" draw:formula="logwidth"/>
              <draw:equation draw:name="f1" draw:formula="logheight"/>
            </draw:enhanced-geometry>
          </draw:custom-shape>
          <draw:custom-shape draw:name="CustomShape 192" draw:style-name="gr13" draw:text-style-name="P23" draw:layer="layout" svg:width="0.038cm" svg:height="0.305cm" svg:x="4.501cm" svg:y="9.371cm">
            <text:p/>
            <draw:enhanced-geometry draw:mirror-horizontal="false" draw:mirror-vertical="false" svg:viewBox="0 0 0 0" drawooo:sub-view-size="683 5262" draw:text-areas="0 0 ?f0 ?f1" draw:type="ooxml-non-primitive" draw:enhanced-path="M 683 5261 L 1 1 N">
              <draw:equation draw:name="f0" draw:formula="logwidth"/>
              <draw:equation draw:name="f1" draw:formula="logheight"/>
            </draw:enhanced-geometry>
          </draw:custom-shape>
          <draw:custom-shape draw:name="CustomShape 193" draw:style-name="gr13" draw:text-style-name="P23" draw:layer="layout" svg:width="0.078cm" svg:height="0.318cm" svg:x="4.38cm" svg:y="9.368cm">
            <text:p/>
            <draw:enhanced-geometry draw:mirror-horizontal="false" draw:mirror-vertical="false" svg:viewBox="0 0 0 0" drawooo:sub-view-size="1365 5481" draw:text-areas="0 0 ?f0 ?f1" draw:type="ooxml-non-primitive" draw:enhanced-path="M 1364 5481 L 0 1 N">
              <draw:equation draw:name="f0" draw:formula="logwidth"/>
              <draw:equation draw:name="f1" draw:formula="logheight"/>
            </draw:enhanced-geometry>
          </draw:custom-shape>
        </draw:g>
        <draw:g draw:name="Group 194">
          <draw:custom-shape draw:name="CustomShape 195" draw:style-name="gr13" draw:text-style-name="P23" draw:layer="layout" svg:width="0.999cm" svg:height="0.392cm" svg:x="5.66cm" svg:y="9.166cm">
            <text:p/>
            <draw:enhanced-geometry draw:mirror-horizontal="false" draw:mirror-vertical="false" svg:viewBox="0 0 0 0" drawooo:sub-view-size="17147 6747" draw:text-areas="0 0 ?f0 ?f1" draw:type="ooxml-non-primitive" draw:enhanced-path="M 16660 1876 L 11594 1876 11594 1462 11594 1462 11594 1316 11569 1170 11472 902 11350 658 11155 439 10961 268 10693 122 10425 49 10279 25 10133 1 7015 1 7015 1 6869 25 6723 49 6455 122 6187 268 5992 439 5797 658 5676 902 5578 1170 5554 1316 5554 1462 5554 1876 488 1876 488 1876 391 1876 293 1900 220 1949 147 2022 74 2071 50 2168 1 2266 1 2363 1 5773 1 5773 25 5967 74 6138 171 6308 293 6455 439 6576 585 6674 780 6722 975 6747 7721 6747 7721 6138 7721 6138 7746 6041 7770 5967 7819 5870 7868 5797 7941 5748 8038 5700 8111 5675 8209 5651 8939 5651 8939 5651 9037 5675 9110 5700 9207 5748 9280 5797 9329 5870 9378 5967 9402 6041 9426 6138 9426 6747 16173 6747 16173 6747 16367 6722 16562 6674 16708 6576 16855 6455 16976 6308 17074 6138 17122 5967 17147 5773 17147 2363 17147 2363 17147 2266 17098 2168 17074 2071 17001 2022 16928 1949 16855 1900 16757 1876 16660 1876 16660 1876 Z M 10620 1876 L 6528 1876 6528 1462 6528 1462 6528 1364 6577 1291 6601 1194 6674 1121 6747 1072 6820 1023 6918 999 7015 975 10133 975 10133 975 10230 999 10327 1023 10400 1072 10474 1121 10547 1194 10571 1291 10620 1364 10620 1462 10620 1876 Z N">
              <draw:equation draw:name="f0" draw:formula="logwidth"/>
              <draw:equation draw:name="f1" draw:formula="logheight"/>
            </draw:enhanced-geometry>
          </draw:custom-shape>
          <draw:custom-shape draw:name="CustomShape 196" draw:style-name="gr13" draw:text-style-name="P23" draw:layer="layout" svg:width="0.098cm" svg:height="0.054cm" svg:x="6.11cm" svg:y="9.571cm">
            <text:p/>
            <draw:enhanced-geometry draw:mirror-horizontal="false" draw:mirror-vertical="false" svg:viewBox="0 0 0 0" drawooo:sub-view-size="1706 951" draw:text-areas="0 0 ?f0 ?f1" draw:type="ooxml-non-primitive" draw:enhanced-path="M 1705 1 L 1705 463 1705 463 1681 561 1657 658 1608 756 1559 804 1486 877 1389 926 1316 951 1218 951 488 951 488 951 390 951 317 926 220 877 147 804 98 756 49 658 25 561 0 463 0 1 N">
              <draw:equation draw:name="f0" draw:formula="logwidth"/>
              <draw:equation draw:name="f1" draw:formula="logheight"/>
            </draw:enhanced-geometry>
          </draw:custom-shape>
          <draw:custom-shape draw:name="CustomShape 197" draw:style-name="gr13" draw:text-style-name="P23" draw:layer="layout" svg:width="0.999cm" svg:height="0.437cm" svg:x="5.66cm" svg:y="9.549cm">
            <text:p/>
            <draw:enhanced-geometry draw:mirror-horizontal="false" draw:mirror-vertical="false" svg:viewBox="0 0 0 0" drawooo:sub-view-size="17147 7527" draw:text-areas="0 0 ?f0 ?f1" draw:type="ooxml-non-primitive" draw:enhanced-path="M 1 1 L 1 7040 1 7040 1 7137 50 7210 74 7307 147 7381 220 7429 293 7478 391 7502 488 7527 16660 7527 16660 7527 16757 7502 16855 7478 16928 7429 17001 7381 17074 7307 17098 7210 17147 7137 17147 7040 17147 1 N">
              <draw:equation draw:name="f0" draw:formula="logwidth"/>
              <draw:equation draw:name="f1" draw:formula="logheight"/>
            </draw:enhanced-geometry>
          </draw:custom-shape>
        </draw:g>
        <draw:g draw:name="Group 198">
          <draw:custom-shape draw:name="CustomShape 199" draw:style-name="gr13" draw:text-style-name="P23" draw:layer="layout" svg:width="0.874cm" svg:height="0.874cm" svg:x="7.278cm" svg:y="9.148cm">
            <text:p/>
            <draw:enhanced-geometry draw:mirror-horizontal="false" draw:mirror-vertical="false" svg:viewBox="0 0 0 0" drawooo:sub-view-size="15004 15004" draw:text-areas="0 0 ?f0 ?f1"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N">
              <draw:equation draw:name="f0" draw:formula="logwidth"/>
              <draw:equation draw:name="f1" draw:formula="logheight"/>
            </draw:enhanced-geometry>
          </draw:custom-shape>
          <draw:custom-shape draw:name="CustomShape 200" draw:style-name="gr13" draw:text-style-name="P23" draw:layer="layout" svg:width="0.305cm" svg:height="0.356cm" svg:x="7.772cm" svg:y="9.109cm">
            <text:p/>
            <draw:enhanced-geometry draw:mirror-horizontal="false" draw:mirror-vertical="false" svg:viewBox="0 0 0 0" drawooo:sub-view-size="5261 6138" draw:text-areas="0 0 ?f0 ?f1" draw:type="ooxml-non-primitive" draw:enhanced-path="M 0 0 L 0 0 390 25 780 98 1169 171 1559 268 1924 414 2314 560 2655 731 3020 901 3020 901 3337 1121 3654 1340 3946 1559 4238 1803 4530 2070 4774 2363 5017 2655 5261 2972 0 6138 0 0 Z N">
              <draw:equation draw:name="f0" draw:formula="logwidth"/>
              <draw:equation draw:name="f1" draw:formula="logheight"/>
            </draw:enhanced-geometry>
          </draw:custom-shape>
          <draw:custom-shape draw:name="CustomShape 201" draw:style-name="gr13" draw:text-style-name="P23" draw:layer="layout" svg:width="0.436cm" svg:height="0.224cm" svg:x="7.767cm" svg:y="9.308cm">
            <text:p/>
            <draw:enhanced-geometry draw:mirror-horizontal="false" draw:mirror-vertical="false" svg:viewBox="0 0 0 0" drawooo:sub-view-size="7503 3873" draw:text-areas="0 0 ?f0 ?f1" draw:type="ooxml-non-primitive" draw:enhanced-path="M 6431 0 L 1 3872 7502 3872 7502 3872 7478 3337 7429 2825 7332 2314 7210 1827 7064 1340 6893 877 6674 438 6431 0 6431 0 Z N">
              <draw:equation draw:name="f0" draw:formula="logwidth"/>
              <draw:equation draw:name="f1" draw:formula="logheight"/>
            </draw:enhanced-geometry>
          </draw:custom-shape>
        </draw:g>
        <draw:g draw:name="Group 202">
          <draw:custom-shape draw:name="CustomShape 203" draw:style-name="gr13" draw:text-style-name="P23" draw:layer="layout" svg:width="1.024cm" svg:height="0.743cm" svg:x="8.772cm" svg:y="9.227cm">
            <text:p/>
            <draw:enhanced-geometry draw:mirror-horizontal="false" draw:mirror-vertical="false" svg:viewBox="0 0 0 0" drawooo:sub-view-size="17586 12763" draw:text-areas="0 0 ?f0 ?f1" draw:type="ooxml-non-primitive" draw:enhanced-path="M 1 1 L 1 12276 1 12276 1 12373 25 12471 74 12544 123 12617 196 12690 293 12714 366 12763 488 12763 17585 12763 N">
              <draw:equation draw:name="f0" draw:formula="logwidth"/>
              <draw:equation draw:name="f1" draw:formula="logheight"/>
            </draw:enhanced-geometry>
          </draw:custom-shape>
          <draw:custom-shape draw:name="CustomShape 204" draw:style-name="gr13" draw:text-style-name="P23" draw:layer="layout" svg:width="0.179cm" svg:height="0.308cm" svg:x="8.86cm" svg:y="9.573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1 24 293 49 220 97 147 146 74 219 50 292 1 390 1 487 1 5309 3094 5309 Z N">
              <draw:equation draw:name="f0" draw:formula="logwidth"/>
              <draw:equation draw:name="f1" draw:formula="logheight"/>
            </draw:enhanced-geometry>
          </draw:custom-shape>
          <draw:custom-shape draw:name="CustomShape 205" draw:style-name="gr13" draw:text-style-name="P23" draw:layer="layout" svg:width="0.179cm" svg:height="0.308cm" svg:x="9.58cm" svg:y="9.573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0 24 293 49 220 97 147 146 74 219 50 292 1 390 1 487 1 5309 3094 5309 Z N">
              <draw:equation draw:name="f0" draw:formula="logwidth"/>
              <draw:equation draw:name="f1" draw:formula="logheight"/>
            </draw:enhanced-geometry>
          </draw:custom-shape>
          <draw:custom-shape draw:name="CustomShape 206" draw:style-name="gr13" draw:text-style-name="P23" draw:layer="layout" svg:width="0.179cm" svg:height="0.649cm" svg:x="9.1cm" svg:y="9.232cm">
            <text:p/>
            <draw:enhanced-geometry draw:mirror-horizontal="false" draw:mirror-vertical="false" svg:viewBox="0 0 0 0" drawooo:sub-view-size="3094 11156" draw:text-areas="0 0 ?f0 ?f1" draw:type="ooxml-non-primitive" draw:enhanced-path="M 3094 11155 L 3094 488 3094 488 3094 391 3070 293 3021 220 2948 147 2899 98 2802 50 2704 25 2607 1 488 1 488 1 391 25 293 50 220 98 147 147 74 220 50 293 1 391 1 488 1 11155 3094 11155 Z N">
              <draw:equation draw:name="f0" draw:formula="logwidth"/>
              <draw:equation draw:name="f1" draw:formula="logheight"/>
            </draw:enhanced-geometry>
          </draw:custom-shape>
          <draw:custom-shape draw:name="CustomShape 207" draw:style-name="gr13" draw:text-style-name="P23" draw:layer="layout" svg:width="0.179cm" svg:height="0.484cm" svg:x="9.34cm" svg:y="9.396cm">
            <text:p/>
            <draw:enhanced-geometry draw:mirror-horizontal="false" draw:mirror-vertical="false" svg:viewBox="0 0 0 0" drawooo:sub-view-size="3094 8330" draw:text-areas="0 0 ?f0 ?f1" draw:type="ooxml-non-primitive" draw:enhanced-path="M 3094 8329 L 3094 487 3094 487 3094 390 3070 292 3021 219 2948 146 2899 97 2802 49 2704 24 2607 0 488 0 488 0 391 24 293 49 220 97 147 146 74 219 50 292 1 390 1 487 1 8329 3094 8329 Z N">
              <draw:equation draw:name="f0" draw:formula="logwidth"/>
              <draw:equation draw:name="f1" draw:formula="logheight"/>
            </draw:enhanced-geometry>
          </draw:custom-shape>
        </draw:g>
        <draw:g draw:name="Group 208">
          <draw:custom-shape draw:name="CustomShape 209" draw:style-name="gr13" draw:text-style-name="P23" draw:layer="layout" svg:width="1.024cm" svg:height="0.743cm" svg:x="10.341cm" svg:y="9.227cm">
            <text:p/>
            <draw:enhanced-geometry draw:mirror-horizontal="false" draw:mirror-vertical="false" svg:viewBox="0 0 0 0" drawooo:sub-view-size="17585 12763" draw:text-areas="0 0 ?f0 ?f1" draw:type="ooxml-non-primitive" draw:enhanced-path="M 1 1 L 1 12276 1 12276 1 12373 25 12471 74 12544 122 12617 196 12690 293 12714 366 12763 488 12763 17585 12763 N">
              <draw:equation draw:name="f0" draw:formula="logwidth"/>
              <draw:equation draw:name="f1" draw:formula="logheight"/>
            </draw:enhanced-geometry>
          </draw:custom-shape>
          <draw:custom-shape draw:name="CustomShape 210" draw:style-name="gr13" draw:text-style-name="P23" draw:layer="layout" svg:width="0.825cm" svg:height="0.497cm" svg:x="10.441cm" svg:y="9.337cm">
            <text:p/>
            <draw:enhanced-geometry draw:mirror-horizontal="false" draw:mirror-vertical="false" svg:viewBox="0 0 0 0" drawooo:sub-view-size="14176 8549" draw:text-areas="0 0 ?f0 ?f1" draw:type="ooxml-non-primitive" draw:enhanced-path="M 1 8549 L 3654 4408 5821 5699 9085 1924 9085 1924 9085 1924 9085 1924 9061 1924 9085 1924 9085 1924 9085 1924 9085 1924 9061 1924 9085 1924 10571 3337 14175 0 N">
              <draw:equation draw:name="f0" draw:formula="logwidth"/>
              <draw:equation draw:name="f1" draw:formula="logheight"/>
            </draw:enhanced-geometry>
          </draw:custom-shape>
        </draw:g>
        <draw:g draw:name="Group 211">
          <draw:custom-shape draw:name="CustomShape 212" draw:style-name="gr13" draw:text-style-name="P23" draw:layer="layout" svg:width="0.979cm" svg:height="0.621cm" svg:x="11.947cm" svg:y="9.209cm">
            <text:p/>
            <draw:enhanced-geometry draw:mirror-horizontal="false" draw:mirror-vertical="false" svg:viewBox="0 0 0 0" drawooo:sub-view-size="16806 10668" draw:text-areas="0 0 ?f0 ?f1"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N">
              <draw:equation draw:name="f0" draw:formula="logwidth"/>
              <draw:equation draw:name="f1" draw:formula="logheight"/>
            </draw:enhanced-geometry>
          </draw:custom-shape>
          <draw:custom-shape draw:name="CustomShape 213" draw:style-name="gr13" draw:text-style-name="P23" draw:layer="layout" svg:width="0.055cm" svg:height="0.056cm" svg:x="12.409cm" svg:y="9.151cm">
            <text:p/>
            <draw:enhanced-geometry draw:mirror-horizontal="false" draw:mirror-vertical="false" svg:viewBox="0 0 0 0" drawooo:sub-view-size="975 1000" draw:text-areas="0 0 ?f0 ?f1" draw:type="ooxml-non-primitive" draw:enhanced-path="M 974 999 L 974 488 974 488 974 390 926 293 901 220 828 147 755 74 682 49 585 1 487 1 487 1 390 1 292 49 219 74 146 147 73 220 49 293 0 390 0 488 0 999 N">
              <draw:equation draw:name="f0" draw:formula="logwidth"/>
              <draw:equation draw:name="f1" draw:formula="logheight"/>
            </draw:enhanced-geometry>
          </draw:custom-shape>
          <draw:custom-shape draw:name="CustomShape 214" draw:style-name="gr13" draw:text-style-name="P23" draw:layer="layout" svg:width="0.14cm" svg:height="0.189cm" svg:x="12.101cm" svg:y="9.831cm">
            <text:p/>
            <draw:enhanced-geometry draw:mirror-horizontal="false" draw:mirror-vertical="false" svg:viewBox="0 0 0 0" drawooo:sub-view-size="2436 3265" draw:text-areas="0 0 ?f0 ?f1" draw:type="ooxml-non-primitive" draw:enhanced-path="M 1340 1 L 49 2558 49 2558 24 2631 0 2728 0 2826 24 2923 73 2996 122 3094 195 3142 268 3215 268 3215 390 3240 487 3264 487 3264 633 3240 755 3191 853 3094 926 2996 2436 1 N">
              <draw:equation draw:name="f0" draw:formula="logwidth"/>
              <draw:equation draw:name="f1" draw:formula="logheight"/>
            </draw:enhanced-geometry>
          </draw:custom-shape>
          <draw:custom-shape draw:name="CustomShape 215" draw:style-name="gr13" draw:text-style-name="P23" draw:layer="layout" svg:width="0.14cm" svg:height="0.189cm" svg:x="12.633cm" svg:y="9.831cm">
            <text:p/>
            <draw:enhanced-geometry draw:mirror-horizontal="false" draw:mirror-vertical="false" svg:viewBox="0 0 0 0" drawooo:sub-view-size="2437 3265" draw:text-areas="0 0 ?f0 ?f1" draw:type="ooxml-non-primitive" draw:enhanced-path="M 1 1 L 1511 2996 1511 2996 1584 3094 1681 3191 1803 3240 1949 3264 1949 3264 2047 3240 2168 3215 2168 3215 2241 3142 2315 3094 2363 2996 2412 2923 2436 2826 2436 2728 2412 2631 2388 2558 1097 1 N">
              <draw:equation draw:name="f0" draw:formula="logwidth"/>
              <draw:equation draw:name="f1" draw:formula="logheight"/>
            </draw:enhanced-geometry>
          </draw:custom-shape>
          <draw:custom-shape draw:name="CustomShape 216" draw:style-name="gr13" draw:text-style-name="P23" draw:layer="layout" svg:width="0.865cm" svg:height="0.507cm" svg:x="12.004cm" svg:y="9.266cm">
            <text:p/>
            <draw:enhanced-geometry draw:mirror-horizontal="false" draw:mirror-vertical="false" svg:viewBox="0 0 0 0" drawooo:sub-view-size="14858 8720" draw:text-areas="0 0 ?f0 ?f1" draw:type="ooxml-non-primitive" draw:enhanced-path="M 1 0 L 1 8719 14857 8719 14857 0 1 0 Z N">
              <draw:equation draw:name="f0" draw:formula="logwidth"/>
              <draw:equation draw:name="f1" draw:formula="logheight"/>
            </draw:enhanced-geometry>
          </draw:custom-shape>
          <draw:custom-shape draw:name="CustomShape 217" draw:style-name="gr13" draw:text-style-name="P23" draw:layer="layout" svg:width="0.535cm" svg:height="0.268cm" svg:x="12.152cm" svg:y="9.391cm">
            <text:p/>
            <draw:enhanced-geometry draw:mirror-horizontal="false" draw:mirror-vertical="false" svg:viewBox="0 0 0 0" drawooo:sub-view-size="9208 4629" draw:text-areas="0 0 ?f0 ?f1" draw:type="ooxml-non-primitive" draw:enhanced-path="M 9207 1 L 5213 3995 5213 3995 5140 4044 5067 4092 4969 4117 4872 4141 4774 4117 4677 4092 4604 4044 4531 3995 2582 2046 1 4628 N">
              <draw:equation draw:name="f0" draw:formula="logwidth"/>
              <draw:equation draw:name="f1" draw:formula="logheight"/>
            </draw:enhanced-geometry>
          </draw:custom-shape>
          <draw:custom-shape draw:name="CustomShape 218" draw:style-name="gr13" draw:text-style-name="P23" draw:layer="layout" svg:width="0.159cm" svg:height="0.159cm" svg:x="12.543cm" svg:y="9.379cm">
            <text:p/>
            <draw:enhanced-geometry draw:mirror-horizontal="false" draw:mirror-vertical="false" svg:viewBox="0 0 0 0" drawooo:sub-view-size="2753 2753" draw:text-areas="0 0 ?f0 ?f1" draw:type="ooxml-non-primitive" draw:enhanced-path="M 0 1 L 2265 1 2265 1 2363 1 2460 25 2533 74 2606 147 2680 220 2728 293 2753 390 2753 488 2753 2753 N">
              <draw:equation draw:name="f0" draw:formula="logwidth"/>
              <draw:equation draw:name="f1" draw:formula="logheight"/>
            </draw:enhanced-geometry>
          </draw:custom-shape>
        </draw:g>
        <draw:g draw:name="Group 219">
          <draw:custom-shape draw:name="CustomShape 220" draw:style-name="gr13" draw:text-style-name="P23" draw:layer="layout" svg:width="1.09cm" svg:height="1.09cm" svg:x="13.461cm" svg:y="9.04cm">
            <text:p/>
            <draw:enhanced-geometry draw:mirror-horizontal="false" draw:mirror-vertical="false" svg:viewBox="0 0 0 0" drawooo:sub-view-size="18706 18706" draw:text-areas="0 0 ?f0 ?f1"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N">
              <draw:equation draw:name="f0" draw:formula="logwidth"/>
              <draw:equation draw:name="f1" draw:formula="logheight"/>
            </draw:enhanced-geometry>
          </draw:custom-shape>
          <draw:custom-shape draw:name="CustomShape 221" draw:style-name="gr13" draw:text-style-name="P23" draw:layer="layout" svg:width="0.044cm" svg:height="0.042cm" svg:x="14.094cm" svg:y="9.317cm">
            <text:p/>
            <draw:enhanced-geometry draw:mirror-horizontal="false" draw:mirror-vertical="false" svg:viewBox="0 0 0 0" drawooo:sub-view-size="781 756" draw:text-areas="0 0 ?f0 ?f1"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N">
              <draw:equation draw:name="f0" draw:formula="logwidth"/>
              <draw:equation draw:name="f1" draw:formula="logheight"/>
            </draw:enhanced-geometry>
          </draw:custom-shape>
          <draw:custom-shape draw:name="CustomShape 222" draw:style-name="gr13" draw:text-style-name="P23" draw:layer="layout" svg:width="0.413cm" svg:height="0.818cm" svg:x="13.467cm" svg:y="9.183cm">
            <text:p/>
            <draw:enhanced-geometry draw:mirror-horizontal="false" draw:mirror-vertical="false" svg:viewBox="0 0 0 0" drawooo:sub-view-size="7112 14054" draw:text-areas="0 0 ?f0 ?f1"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N">
              <draw:equation draw:name="f0" draw:formula="logwidth"/>
              <draw:equation draw:name="f1" draw:formula="logheight"/>
            </draw:enhanced-geometry>
          </draw:custom-shape>
          <draw:custom-shape draw:name="CustomShape 223" draw:style-name="gr13" draw:text-style-name="P23" draw:layer="layout" svg:width="0.2cm" svg:height="0.109cm" svg:x="13.899cm" svg:y="9.183cm">
            <text:p/>
            <draw:enhanced-geometry draw:mirror-horizontal="false" draw:mirror-vertical="false" svg:viewBox="0 0 0 0" drawooo:sub-view-size="3459 1901" draw:text-areas="0 0 ?f0 ?f1"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N">
              <draw:equation draw:name="f0" draw:formula="logwidth"/>
              <draw:equation draw:name="f1" draw:formula="logheight"/>
            </draw:enhanced-geometry>
          </draw:custom-shape>
          <draw:custom-shape draw:name="CustomShape 224" draw:style-name="gr13" draw:text-style-name="P23" draw:layer="layout" svg:width="0.042cm" svg:height="0.079cm" svg:x="14.434cm" svg:y="9.753cm">
            <text:p/>
            <draw:enhanced-geometry draw:mirror-horizontal="false" draw:mirror-vertical="false" svg:viewBox="0 0 0 0" drawooo:sub-view-size="756 1389" draw:text-areas="0 0 ?f0 ?f1"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N">
              <draw:equation draw:name="f0" draw:formula="logwidth"/>
              <draw:equation draw:name="f1" draw:formula="logheight"/>
            </draw:enhanced-geometry>
          </draw:custom-shape>
          <draw:custom-shape draw:name="CustomShape 225" draw:style-name="gr13" draw:text-style-name="P23" draw:layer="layout" svg:width="0.474cm" svg:height="0.649cm" svg:x="14.073cm" svg:y="9.242cm">
            <text:p/>
            <draw:enhanced-geometry draw:mirror-horizontal="false" draw:mirror-vertical="false" svg:viewBox="0 0 0 0" drawooo:sub-view-size="8160 11155" draw:text-areas="0 0 ?f0 ?f1"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N">
              <draw:equation draw:name="f0" draw:formula="logwidth"/>
              <draw:equation draw:name="f1" draw:formula="logheight"/>
            </draw:enhanced-geometry>
          </draw:custom-shape>
        </draw:g>
        <draw:g draw:name="Group 226">
          <draw:custom-shape draw:name="CustomShape 227" draw:style-name="gr13" draw:text-style-name="P23" draw:layer="layout" svg:width="0.491cm" svg:height="0.491cm" svg:x="15.453cm" svg:y="9.462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N">
              <draw:equation draw:name="f0" draw:formula="logwidth"/>
              <draw:equation draw:name="f1" draw:formula="logheight"/>
            </draw:enhanced-geometry>
          </draw:custom-shape>
          <draw:custom-shape draw:name="CustomShape 228" draw:style-name="gr13" draw:text-style-name="P23" draw:layer="layout" svg:width="0.95cm" svg:height="0.951cm" svg:x="15.1cm" svg:y="9.109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N">
              <draw:equation draw:name="f0" draw:formula="logwidth"/>
              <draw:equation draw:name="f1" draw:formula="logheight"/>
            </draw:enhanced-geometry>
          </draw:custom-shape>
        </draw:g>
        <draw:g draw:name="Group 229">
          <draw:custom-shape draw:name="CustomShape 230" draw:style-name="gr13" draw:text-style-name="P23" draw:layer="layout" svg:width="1.03cm" svg:height="1.03cm" svg:x="0.936cm" svg:y="10.639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N">
              <draw:equation draw:name="f0" draw:formula="logwidth"/>
              <draw:equation draw:name="f1" draw:formula="logheight"/>
            </draw:enhanced-geometry>
          </draw:custom-shape>
          <draw:custom-shape draw:name="CustomShape 231" draw:style-name="gr13" draw:text-style-name="P23" draw:layer="layout" svg:width="0.169cm" svg:height="0.169cm" svg:x="0.982cm" svg:y="11.455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N">
              <draw:equation draw:name="f0" draw:formula="logwidth"/>
              <draw:equation draw:name="f1" draw:formula="logheight"/>
            </draw:enhanced-geometry>
          </draw:custom-shape>
          <draw:custom-shape draw:name="CustomShape 232" draw:style-name="gr13" draw:text-style-name="P23" draw:layer="layout" svg:width="0.108cm" svg:height="0.108cm" svg:x="1.114cm" svg:y="11.554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N">
              <draw:equation draw:name="f0" draw:formula="logwidth"/>
              <draw:equation draw:name="f1" draw:formula="logheight"/>
            </draw:enhanced-geometry>
          </draw:custom-shape>
          <draw:custom-shape draw:name="CustomShape 233" draw:style-name="gr13" draw:text-style-name="P23" draw:layer="layout" svg:width="0.107cm" svg:height="0.107cm" svg:x="0.943cm" svg:y="11.384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N">
              <draw:equation draw:name="f0" draw:formula="logwidth"/>
              <draw:equation draw:name="f1" draw:formula="logheight"/>
            </draw:enhanced-geometry>
          </draw:custom-shape>
        </draw:g>
        <draw:custom-shape draw:name="CustomShape 234" draw:style-name="gr13" draw:text-style-name="P23" draw:layer="layout" svg:width="1.115cm" svg:height="0.629cm" svg:x="2.463cm" svg:y="10.84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N">
            <draw:equation draw:name="f0" draw:formula="logwidth"/>
            <draw:equation draw:name="f1" draw:formula="logheight"/>
          </draw:enhanced-geometry>
        </draw:custom-shape>
        <draw:custom-shape draw:name="CustomShape 235" draw:style-name="gr13" draw:text-style-name="P23" draw:layer="layout" svg:width="0.945cm" svg:height="0.945cm" svg:x="8.826cm" svg:y="10.682cm">
          <text:p/>
          <draw:enhanced-geometry draw:mirror-horizontal="false" draw:mirror-vertical="false" svg:viewBox="0 0 0 0" drawooo:sub-view-size="16221 16222" draw:text-areas="0 0 ?f0 ?f1"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N">
            <draw:equation draw:name="f0" draw:formula="logwidth"/>
            <draw:equation draw:name="f1" draw:formula="logheight"/>
          </draw:enhanced-geometry>
        </draw:custom-shape>
        <draw:custom-shape draw:name="CustomShape 236" draw:style-name="gr13" draw:text-style-name="P23" draw:layer="layout" svg:width="0.945cm" svg:height="0.825cm" svg:x="7.257cm" svg:y="10.742cm">
          <text:p/>
          <draw:enhanced-geometry draw:mirror-horizontal="false" draw:mirror-vertical="false" svg:viewBox="0 0 0 0" drawooo:sub-view-size="16221 14176" draw:text-areas="0 0 ?f0 ?f1"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N">
            <draw:equation draw:name="f0" draw:formula="logwidth"/>
            <draw:equation draw:name="f1" draw:formula="logheight"/>
          </draw:enhanced-geometry>
        </draw:custom-shape>
        <draw:custom-shape draw:name="CustomShape 237" draw:style-name="gr13" draw:text-style-name="P23" draw:layer="layout" svg:width="0.953cm" svg:height="0.953cm" svg:x="10.391cm" svg:y="10.678cm">
          <text:p/>
          <draw:enhanced-geometry draw:mirror-horizontal="false" draw:mirror-vertical="false" svg:viewBox="0 0 0 0" drawooo:sub-view-size="16367 16368" draw:text-areas="0 0 ?f0 ?f1" draw:type="ooxml-non-primitive" draw:enhanced-path="M 16074 4385 L 11983 293 11983 293 11812 171 11642 74 11447 25 11252 1 5115 1 5115 1 4920 25 4725 74 4554 171 4384 293 292 4385 292 4385 171 4555 73 4726 24 4921 0 5115 0 11253 0 11253 24 11448 73 11642 171 11813 292 11983 4384 16075 4384 16075 4554 16197 4725 16294 4920 16343 5115 16367 11252 16367 11252 16367 11447 16343 11642 16294 11812 16197 11983 16075 16074 11983 16074 11983 16196 11813 16294 11642 16342 11448 16367 11253 16367 5115 16367 5115 16342 4921 16294 4726 16196 4555 16074 4385 16074 4385 Z M 9864 8452 L 11203 9792 11203 9792 11252 9840 11276 9913 11301 10059 11276 10206 11252 10279 11203 10327 10327 11204 10327 11204 10278 11253 10205 11277 10059 11302 9913 11277 9840 11253 9791 11204 8451 9865 8451 9865 8403 9816 8330 9792 8183 9767 8037 9792 7964 9816 7915 9865 6576 11204 6576 11204 6527 11253 6454 11277 6308 11302 6162 11277 6089 11253 6040 11204 5163 10327 5163 10327 5115 10279 5090 10206 5066 10059 5090 9913 5115 9840 5163 9792 6503 8452 6503 8452 6552 8403 6576 8330 6600 8184 6576 8038 6552 7965 6503 7916 5163 6577 5163 6577 5115 6528 5090 6455 5066 6309 5090 6163 5115 6090 5163 6041 6040 5164 6040 5164 6089 5115 6162 5091 6308 5067 6454 5091 6527 5115 6576 5164 7915 6504 7915 6504 7964 6552 8037 6577 8183 6601 8330 6577 8403 6552 8451 6504 9791 5164 9791 5164 9840 5115 9913 5091 10059 5067 10205 5091 10278 5115 10327 5164 11203 6041 11203 6041 11252 6090 11276 6163 11301 6309 11276 6455 11252 6528 11203 6577 9864 7916 9864 7916 9815 7965 9791 8038 9766 8184 9791 8330 9815 8403 9864 8452 9864 8452 Z N">
            <draw:equation draw:name="f0" draw:formula="logwidth"/>
            <draw:equation draw:name="f1" draw:formula="logheight"/>
          </draw:enhanced-geometry>
        </draw:custom-shape>
        <draw:g draw:name="Group 238">
          <draw:custom-shape draw:name="CustomShape 239" draw:style-name="gr13" draw:text-style-name="P23" draw:layer="layout" svg:width="0.152cm" svg:height="0.12cm" svg:x="12.788cm" svg:y="11.473cm">
            <text:p/>
            <draw:enhanced-geometry draw:mirror-horizontal="false" draw:mirror-vertical="false" svg:viewBox="0 0 0 0" drawooo:sub-view-size="2631 2096" draw:text-areas="0 0 ?f0 ?f1" draw:type="ooxml-non-primitive" draw:enhanced-path="M 1 1 L 1 780 1 780 25 1048 122 1291 244 1511 390 1705 585 1852 804 1973 1048 2071 1316 2095 1316 2095 1584 2071 1827 1973 2046 1852 2241 1705 2412 1511 2533 1291 2607 1048 2631 780 2631 1 N">
              <draw:equation draw:name="f0" draw:formula="logwidth"/>
              <draw:equation draw:name="f1" draw:formula="logheight"/>
            </draw:enhanced-geometry>
          </draw:custom-shape>
          <draw:custom-shape draw:name="CustomShape 240" draw:style-name="gr13" draw:text-style-name="P23" draw:layer="layout" svg:width="0.152cm" svg:height="0.12cm" svg:x="11.935cm" svg:y="11.473cm">
            <text:p/>
            <draw:enhanced-geometry draw:mirror-horizontal="false" draw:mirror-vertical="false" svg:viewBox="0 0 0 0" drawooo:sub-view-size="2631 2096" draw:text-areas="0 0 ?f0 ?f1" draw:type="ooxml-non-primitive" draw:enhanced-path="M 1 1 L 1 780 1 780 25 1048 98 1291 220 1511 390 1705 585 1852 804 1973 1048 2071 1316 2095 1316 2095 1584 2071 1827 1973 2046 1852 2241 1705 2387 1511 2509 1291 2607 1048 2631 780 2631 1 N">
              <draw:equation draw:name="f0" draw:formula="logwidth"/>
              <draw:equation draw:name="f1" draw:formula="logheight"/>
            </draw:enhanced-geometry>
          </draw:custom-shape>
          <draw:custom-shape draw:name="CustomShape 241" draw:style-name="gr13" draw:text-style-name="P23" draw:layer="layout" svg:width="1.093cm" svg:height="0.776cm" svg:x="11.891cm" svg:y="10.691cm">
            <text:p/>
            <draw:enhanced-geometry draw:mirror-horizontal="false" draw:mirror-vertical="false" svg:viewBox="0 0 0 0" drawooo:sub-view-size="18754 13323" draw:text-areas="0 0 ?f0 ?f1" draw:type="ooxml-non-primitive" draw:enhanced-path="M 18754 5553 L 18754 5553 18730 5334 18681 5091 18583 4847 18462 4628 18291 4433 18121 4287 18023 4214 17926 4165 17828 4141 17731 4141 16489 4141 15588 1803 15588 1803 15490 1583 15344 1364 15174 1169 15003 975 14784 804 14565 658 14346 536 14102 439 14102 439 13810 390 13444 317 12933 220 12275 147 11472 73 10498 25 9377 0 9377 0 8257 25 7283 73 6479 147 5821 220 5310 317 4945 390 4652 439 4652 439 4409 536 4190 658 3970 804 3751 975 3581 1169 3410 1364 3264 1583 3167 1803 2266 4141 1023 4141 1023 4141 926 4141 829 4165 731 4214 634 4287 463 4433 293 4628 171 4847 74 5091 25 5334 1 5553 1 5553 25 5748 74 5894 171 6016 293 6089 463 6138 634 6187 1023 6187 1462 6187 1145 7015 1145 7015 999 7526 877 8086 780 8671 756 9207 756 13323 17999 13323 17999 9207 17999 9207 17975 8671 17877 8086 17755 7526 17609 7015 17293 6187 17731 6187 17731 6187 18121 6187 18291 6138 18462 6089 18583 6016 18681 5894 18730 5748 18754 5553 18754 5553 N">
              <draw:equation draw:name="f0" draw:formula="logwidth"/>
              <draw:equation draw:name="f1" draw:formula="logheight"/>
            </draw:enhanced-geometry>
          </draw:custom-shape>
          <draw:custom-shape draw:name="CustomShape 242" draw:style-name="gr13" draw:text-style-name="P23" draw:layer="layout" svg:width="0.706cm" svg:height="0.348cm" svg:x="12.084cm" svg:y="10.77cm">
            <text:p/>
            <draw:enhanced-geometry draw:mirror-horizontal="false" draw:mirror-vertical="false" svg:viewBox="0 0 0 0" drawooo:sub-view-size="12130 5993" draw:text-areas="0 0 ?f0 ?f1" draw:type="ooxml-non-primitive" draw:enhanced-path="M 1 4628 L 1 4628 171 4019 585 2656 805 1925 1024 1292 1194 829 1267 707 1316 658 1316 658 1535 561 1852 464 2315 342 2948 220 3776 98 4799 25 5408 1 6065 1 6065 1 6723 1 7332 25 8355 98 9183 220 9816 342 10279 464 10595 561 10814 658 10814 658 10863 707 10936 829 11107 1292 11326 1925 11545 2656 11959 4019 12130 4628 12130 4628 12105 4677 12057 4750 11959 4823 11813 4921 11618 5042 11375 5164 11058 5262 10717 5383 10327 5505 9865 5627 9377 5724 8817 5822 8208 5895 7551 5944 6845 5992 6065 5992 6065 5992 5286 5992 4580 5944 3922 5895 3313 5822 2753 5724 2266 5627 1803 5505 1413 5383 1072 5262 756 5164 512 5042 317 4921 171 4823 74 4750 25 4677 1 4628 1 4628 N">
              <draw:equation draw:name="f0" draw:formula="logwidth"/>
              <draw:equation draw:name="f1" draw:formula="logheight"/>
            </draw:enhanced-geometry>
          </draw:custom-shape>
          <draw:custom-shape draw:name="CustomShape 243" draw:style-name="gr13" draw:text-style-name="P23" draw:layer="layout" svg:width="0.187cm" svg:height="0.15cm" svg:x="12.027cm" svg:y="11.222cm">
            <text:p/>
            <draw:enhanced-geometry draw:mirror-horizontal="false" draw:mirror-vertical="false" svg:viewBox="0 0 0 0" drawooo:sub-view-size="3240 2607" draw:text-areas="0 0 ?f0 ?f1" draw:type="ooxml-non-primitive" draw:enhanced-path="M 1632 2607 L 1632 2607 1291 2582 999 2509 731 2388 488 2217 293 2047 122 1803 74 1706 49 1559 25 1438 1 1316 1 1316 25 1170 49 1048 74 926 122 804 293 585 488 390 731 220 999 98 1291 25 1632 1 1632 1 1803 1 1949 49 2120 98 2266 171 2412 269 2534 390 2777 634 2972 926 3118 1219 3215 1535 3240 1681 3240 1803 3240 1803 3240 1949 3215 2047 3167 2144 3118 2241 3045 2314 2972 2388 2777 2485 2534 2558 2266 2582 1949 2607 1632 2607 1632 2607 N">
              <draw:equation draw:name="f0" draw:formula="logwidth"/>
              <draw:equation draw:name="f1" draw:formula="logheight"/>
            </draw:enhanced-geometry>
          </draw:custom-shape>
          <draw:custom-shape draw:name="CustomShape 244" draw:style-name="gr13" draw:text-style-name="P23" draw:layer="layout" svg:width="0.257cm" svg:height="0.001cm" svg:x="12.308cm" svg:y="11.331cm">
            <text:p/>
            <draw:enhanced-geometry draw:mirror-horizontal="false" draw:mirror-vertical="false" svg:viewBox="0 0 0 0" drawooo:sub-view-size="4434 1" draw:text-areas="0 0 ?f0 ?f1" draw:type="ooxml-non-primitive" draw:enhanced-path="M 1 0 L 4434 0 N">
              <draw:equation draw:name="f0" draw:formula="logwidth"/>
              <draw:equation draw:name="f1" draw:formula="logheight"/>
            </draw:enhanced-geometry>
          </draw:custom-shape>
          <draw:custom-shape draw:name="CustomShape 245" draw:style-name="gr13" draw:text-style-name="P23" draw:layer="layout" svg:width="0.291cm" svg:height="0.001cm" svg:x="12.291cm" svg:y="11.269cm">
            <text:p/>
            <draw:enhanced-geometry draw:mirror-horizontal="false" draw:mirror-vertical="false" svg:viewBox="0 0 0 0" drawooo:sub-view-size="5018 1" draw:text-areas="0 0 ?f0 ?f1" draw:type="ooxml-non-primitive" draw:enhanced-path="M 1 0 L 5018 0 N">
              <draw:equation draw:name="f0" draw:formula="logwidth"/>
              <draw:equation draw:name="f1" draw:formula="logheight"/>
            </draw:enhanced-geometry>
          </draw:custom-shape>
          <draw:custom-shape draw:name="CustomShape 246" draw:style-name="gr13" draw:text-style-name="P23" draw:layer="layout" svg:width="0.187cm" svg:height="0.15cm" svg:x="12.66cm" svg:y="11.222cm">
            <text:p/>
            <draw:enhanced-geometry draw:mirror-horizontal="false" draw:mirror-vertical="false" svg:viewBox="0 0 0 0" drawooo:sub-view-size="3240 2607" draw:text-areas="0 0 ?f0 ?f1" draw:type="ooxml-non-primitive" draw:enhanced-path="M 1608 2607 L 1608 2607 1291 2607 975 2582 707 2558 463 2485 268 2388 195 2314 122 2241 74 2144 25 2047 1 1949 1 1803 1 1803 1 1681 25 1535 122 1219 268 926 463 634 707 390 829 269 975 171 1121 98 1291 49 1438 1 1608 1 1608 1 1949 25 2241 98 2509 220 2753 390 2948 585 3118 804 3167 926 3191 1048 3215 1170 3240 1316 3240 1316 3215 1438 3191 1559 3167 1706 3118 1803 2948 2047 2753 2217 2509 2388 2241 2509 1949 2582 1608 2607 1608 2607 N">
              <draw:equation draw:name="f0" draw:formula="logwidth"/>
              <draw:equation draw:name="f1" draw:formula="logheight"/>
            </draw:enhanced-geometry>
          </draw:custom-shape>
        </draw:g>
        <draw:g draw:name="Group 247">
          <draw:custom-shape draw:name="CustomShape 248" draw:style-name="gr13" draw:text-style-name="P23" draw:layer="layout" svg:width="0.982cm" svg:height="0.982cm" svg:x="13.515cm" svg:y="10.663cm">
            <text:p/>
            <draw:enhanced-geometry draw:mirror-horizontal="false" draw:mirror-vertical="false" svg:viewBox="0 0 0 0" drawooo:sub-view-size="16854 16854" draw:text-areas="0 0 ?f0 ?f1" draw:type="ooxml-non-primitive" draw:enhanced-path="M 15636 14004 L 13517 6260 16196 3605 16196 3605 16318 3434 16440 3239 16537 3020 16610 2777 16732 2338 16805 2046 16805 2046 16830 1729 16854 1437 16854 1194 16854 950 16805 755 16732 585 16659 414 16562 293 16562 293 16440 195 16269 122 16099 49 15904 0 15660 0 15417 0 15125 25 14808 49 14808 49 14516 122 14077 244 13834 317 13615 414 13420 536 13249 658 10595 3337 2850 1218 2850 1218 2704 1194 2582 1218 2460 1267 2338 1340 1608 2095 1608 2095 1535 2192 1486 2290 1462 2411 1462 2509 1462 2509 1486 2606 1510 2679 1608 2825 1608 2825 1705 2899 7404 6600 4165 10863 926 10302 926 10302 828 10302 707 10327 609 10375 512 10449 146 10814 146 10814 73 10911 25 11033 0 11155 0 11277 0 11277 49 11423 146 11569 146 11569 244 11642 3434 13420 5212 16610 5212 16610 5285 16708 5285 16708 5431 16805 5578 16854 5578 16854 5699 16854 5821 16830 5943 16781 6040 16708 6406 16342 6406 16342 6479 16245 6527 16148 6552 16026 6552 15928 5992 12689 10254 9450 13956 15149 13956 15149 14029 15246 14029 15246 14175 15344 14248 15368 14345 15393 14345 15393 14443 15393 14565 15368 14662 15320 14759 15246 15514 14516 15514 14516 15587 14394 15636 14272 15660 14151 15636 14004 15636 14004 N">
              <draw:equation draw:name="f0" draw:formula="logwidth"/>
              <draw:equation draw:name="f1" draw:formula="logheight"/>
            </draw:enhanced-geometry>
          </draw:custom-shape>
          <draw:custom-shape draw:name="CustomShape 249" draw:style-name="gr13" draw:text-style-name="P23" draw:layer="layout" svg:width="0.072cm" svg:height="0.069cm" svg:x="14.353cm" svg:y="10.736cm">
            <text:p/>
            <draw:enhanced-geometry draw:mirror-horizontal="false" draw:mirror-vertical="false" svg:viewBox="0 0 0 0" drawooo:sub-view-size="1267 1219" draw:text-areas="0 0 ?f0 ?f1" draw:type="ooxml-non-primitive" draw:enhanced-path="M 1267 1218 L 1267 1218 1242 999 1169 755 1048 561 901 366 901 366 707 220 487 98 244 25 0 0 N">
              <draw:equation draw:name="f0" draw:formula="logwidth"/>
              <draw:equation draw:name="f1" draw:formula="logheight"/>
            </draw:enhanced-geometry>
          </draw:custom-shape>
        </draw:g>
        <draw:g draw:name="Group 250">
          <draw:custom-shape draw:name="CustomShape 251" draw:style-name="gr13" draw:text-style-name="P23" draw:layer="layout" svg:width="0.871cm" svg:height="0.515cm" svg:x="2.504cm" svg:y="12.621cm">
            <text:p/>
            <draw:enhanced-geometry draw:mirror-horizontal="false" draw:mirror-vertical="false" svg:viewBox="0 0 0 0" drawooo:sub-view-size="14955 8866" draw:text-areas="0 0 ?f0 ?f1" draw:type="ooxml-non-primitive" draw:enhanced-path="M 12178 8865 L 12178 8865 12325 8841 12471 8792 12592 8695 12666 8573 12666 8573 12958 8037 13323 7331 13688 6454 13883 5991 14078 5480 14249 4944 14419 4360 14565 3775 14711 3166 14809 2533 14882 1875 14931 1218 14955 536 14955 536 14955 438 14906 341 14857 244 14809 146 14711 97 14614 24 14516 0 14395 0 3338 0 3338 0 3216 0 3118 24 3021 97 2924 146 2875 244 2826 341 2777 438 2777 536 2777 536 2777 706 2777 706 2558 633 2363 585 2144 560 1949 536 1949 536 1755 560 1560 585 1365 633 1194 706 1024 779 853 877 707 999 561 1120 439 1242 342 1413 244 1559 147 1729 98 1900 50 2095 1 2289 1 2484 1 2484 25 2850 98 3191 220 3556 366 3872 561 4213 780 4530 1024 4822 1292 5090 1584 5334 1901 5577 2242 5772 2583 5943 2924 6089 3265 6186 3605 6259 3946 6284 3946 6284 4068 6625 4214 6941 4507 7574 4799 8110 5067 8573 5067 8573 5140 8695 5262 8792 5408 8841 5554 8865 N">
              <draw:equation draw:name="f0" draw:formula="logwidth"/>
              <draw:equation draw:name="f1" draw:formula="logheight"/>
            </draw:enhanced-geometry>
          </draw:custom-shape>
          <draw:custom-shape draw:name="CustomShape 252" draw:style-name="gr13" draw:text-style-name="P23" draw:layer="layout" svg:width="0.14cm" svg:height="0.201cm" svg:x="2.569cm" svg:y="12.717cm">
            <text:p/>
            <draw:enhanced-geometry draw:mirror-horizontal="false" draw:mirror-vertical="false" svg:viewBox="0 0 0 0" drawooo:sub-view-size="2436 3483" draw:text-areas="0 0 ?f0 ?f1" draw:type="ooxml-non-primitive" draw:enhanced-path="M 0 828 L 0 828 0 658 49 512 122 366 244 244 366 146 487 73 658 25 828 0 828 0 950 0 1072 25 1340 122 1559 268 1754 414 1754 414 1803 780 1876 1169 2046 1997 2265 2801 2436 3483 2436 3483 2241 3434 2022 3361 1827 3264 1608 3142 1413 3020 1194 2874 999 2704 804 2533 634 2338 487 2143 341 1924 219 1729 122 1510 49 1267 0 1047 0 828 0 828 N">
              <draw:equation draw:name="f0" draw:formula="logwidth"/>
              <draw:equation draw:name="f1" draw:formula="logheight"/>
            </draw:enhanced-geometry>
          </draw:custom-shape>
          <draw:custom-shape draw:name="CustomShape 253" draw:style-name="gr13" draw:text-style-name="P23" draw:layer="layout" svg:width="1.033cm" svg:height="0.089cm" svg:x="2.504cm" svg:y="13.142cm">
            <text:p/>
            <draw:enhanced-geometry draw:mirror-horizontal="false" draw:mirror-vertical="false" svg:viewBox="0 0 0 0" drawooo:sub-view-size="17732 1560" draw:text-areas="0 0 ?f0 ?f1" draw:type="ooxml-non-primitive" draw:enhanced-path="M 16611 1559 L 1121 1559 1121 1559 1000 1535 878 1510 780 1462 683 1389 488 1218 318 999 196 755 98 487 25 244 1 0 17731 0 17731 0 17707 244 17634 487 17537 755 17415 999 17244 1218 17049 1389 16952 1462 16855 1510 16733 1535 16611 1559 16611 1559 Z N">
              <draw:equation draw:name="f0" draw:formula="logwidth"/>
              <draw:equation draw:name="f1" draw:formula="logheight"/>
            </draw:enhanced-geometry>
          </draw:custom-shape>
          <draw:custom-shape draw:name="CustomShape 254" draw:style-name="gr13" draw:text-style-name="P23" draw:layer="layout" svg:width="0.038cm" svg:height="0.265cm" svg:x="2.987cm" svg:y="12.232cm">
            <text:p/>
            <draw:enhanced-geometry draw:mirror-horizontal="false" draw:mirror-vertical="false" svg:viewBox="0 0 0 0" drawooo:sub-view-size="683 4579" draw:text-areas="0 0 ?f0 ?f1" draw:type="ooxml-non-primitive" draw:enhanced-path="M 683 0 L 683 0 658 171 610 317 512 439 415 585 415 585 269 731 147 950 74 1072 49 1194 1 1364 1 1535 1 1535 1 1705 49 1851 74 1997 147 2095 269 2314 415 2484 415 2484 512 2606 610 2728 658 2874 683 3045 683 3045 658 3239 610 3385 512 3507 415 3629 415 3629 269 3800 147 3994 74 4116 49 4262 1 4408 1 4579 N">
              <draw:equation draw:name="f0" draw:formula="logwidth"/>
              <draw:equation draw:name="f1" draw:formula="logheight"/>
            </draw:enhanced-geometry>
          </draw:custom-shape>
          <draw:custom-shape draw:name="CustomShape 255" draw:style-name="gr13" draw:text-style-name="P23" draw:layer="layout" svg:width="0.038cm" svg:height="0.265cm" svg:x="2.885cm" svg:y="12.232cm">
            <text:p/>
            <draw:enhanced-geometry draw:mirror-horizontal="false" draw:mirror-vertical="false" svg:viewBox="0 0 0 0" drawooo:sub-view-size="683 4579" draw:text-areas="0 0 ?f0 ?f1" draw:type="ooxml-non-primitive" draw:enhanced-path="M 682 0 L 682 0 658 171 609 317 536 439 414 585 414 585 268 731 146 950 97 1072 49 1194 24 1364 0 1535 0 1535 24 1705 49 1851 97 1997 146 2095 268 2314 414 2484 414 2484 536 2606 609 2728 658 2874 682 3045 682 3045 658 3239 609 3385 536 3507 414 3629 414 3629 268 3800 146 3994 97 4116 49 4262 24 4408 0 4579 N">
              <draw:equation draw:name="f0" draw:formula="logwidth"/>
              <draw:equation draw:name="f1" draw:formula="logheight"/>
            </draw:enhanced-geometry>
          </draw:custom-shape>
          <draw:custom-shape draw:name="CustomShape 256" draw:style-name="gr13" draw:text-style-name="P23" draw:layer="layout" svg:width="0.036cm" svg:height="0.265cm" svg:x="3.09cm" svg:y="12.232cm">
            <text:p/>
            <draw:enhanced-geometry draw:mirror-horizontal="false" draw:mirror-vertical="false" svg:viewBox="0 0 0 0" drawooo:sub-view-size="658 4579" draw:text-areas="0 0 ?f0 ?f1" draw:type="ooxml-non-primitive" draw:enhanced-path="M 658 0 L 658 0 658 171 585 317 512 439 390 585 390 585 268 731 122 950 73 1072 25 1194 0 1364 0 1535 0 1535 0 1705 25 1851 73 1997 122 2095 268 2314 390 2484 390 2484 512 2606 585 2728 658 2874 658 3045 658 3045 658 3239 585 3385 512 3507 390 3629 390 3629 268 3800 122 3994 73 4116 25 4262 0 4408 0 4579 N">
              <draw:equation draw:name="f0" draw:formula="logwidth"/>
              <draw:equation draw:name="f1" draw:formula="logheight"/>
            </draw:enhanced-geometry>
          </draw:custom-shape>
        </draw:g>
        <draw:g draw:name="Group 257">
          <draw:custom-shape draw:name="CustomShape 258" draw:style-name="gr13" draw:text-style-name="P23" draw:layer="layout" svg:width="0.848cm" svg:height="0.557cm" svg:x="4.166cm" svg:y="12.183cm">
            <text:p/>
            <draw:enhanced-geometry draw:mirror-horizontal="false" draw:mirror-vertical="false" svg:viewBox="0 0 0 0" drawooo:sub-view-size="14566 9573" draw:text-areas="0 0 ?f0 ?f1" draw:type="ooxml-non-primitive" draw:enhanced-path="M 8769 9572 L 14565 9572 14565 6114 14565 6114 14541 6016 14516 5919 14468 5822 14419 5773 14346 5700 14249 5651 14175 5627 14078 5627 10814 5627 10814 5627 11228 5456 11643 5237 12008 4993 12178 4872 12349 4726 12349 4726 12617 4433 12836 4141 13031 3849 13177 3557 13274 3289 13372 3021 13396 2753 13420 2485 13396 2241 13347 1998 13274 1754 13201 1535 13079 1340 12958 1121 12812 951 12641 780 12641 780 12471 610 12300 463 12105 342 11886 220 11667 147 11423 74 11180 25 10936 1 10668 25 10400 49 10133 147 9865 244 9572 390 9280 585 8988 804 8696 1072 8696 1072 8452 1365 8257 1657 8062 1973 7892 2314 7770 2680 7648 3045 7551 3386 7478 3727 7380 4385 7307 4896 7283 5456 7283 5456 7283 5456 7283 5456 7283 5456 7259 4896 7186 4385 7088 3727 7015 3386 6918 3045 6796 2680 6674 2314 6504 1973 6309 1657 6114 1365 5870 1072 5870 1072 5578 804 5286 585 4994 390 4701 244 4433 147 4166 49 3898 25 3630 1 3386 25 3143 74 2899 147 2680 220 2461 342 2266 463 2095 610 1925 780 1925 780 1754 951 1608 1121 1487 1340 1365 1535 1292 1754 1219 1998 1170 2241 1146 2485 1170 2753 1194 3021 1292 3289 1389 3557 1535 3849 1730 4141 1949 4433 2217 4726 2217 4726 2388 4872 2558 4993 2923 5237 3337 5456 3752 5627 488 5627 488 5627 391 5627 317 5651 220 5700 147 5773 98 5822 50 5919 25 6016 1 6114 1 9572 5797 9572 N">
              <draw:equation draw:name="f0" draw:formula="logwidth"/>
              <draw:equation draw:name="f1" draw:formula="logheight"/>
            </draw:enhanced-geometry>
          </draw:custom-shape>
          <draw:custom-shape draw:name="CustomShape 259" draw:style-name="gr13" draw:text-style-name="P23" draw:layer="layout" svg:width="0.41cm" svg:height="0.001cm" svg:x="4.385cm" svg:y="12.511cm">
            <text:p/>
            <draw:enhanced-geometry draw:mirror-horizontal="false" draw:mirror-vertical="false" svg:viewBox="0 0 0 0" drawooo:sub-view-size="7064 1" draw:text-areas="0 0 ?f0 ?f1" draw:type="ooxml-non-primitive" draw:enhanced-path="M 1 1 L 7063 1 N">
              <draw:equation draw:name="f0" draw:formula="logwidth"/>
              <draw:equation draw:name="f1" draw:formula="logheight"/>
            </draw:enhanced-geometry>
          </draw:custom-shape>
          <draw:custom-shape draw:name="CustomShape 260" draw:style-name="gr13" draw:text-style-name="P23" draw:layer="layout" svg:width="0.171cm" svg:height="0.753cm" svg:x="4.504cm" svg:y="12.511cm">
            <text:p/>
            <draw:enhanced-geometry draw:mirror-horizontal="false" draw:mirror-vertical="false" svg:viewBox="0 0 0 0" drawooo:sub-view-size="2972 12934" draw:text-areas="0 0 ?f0 ?f1" draw:type="ooxml-non-primitive" draw:enhanced-path="M 0 1 L 0 12933 2972 12933 2972 1 N">
              <draw:equation draw:name="f0" draw:formula="logwidth"/>
              <draw:equation draw:name="f1" draw:formula="logheight"/>
            </draw:enhanced-geometry>
          </draw:custom-shape>
          <draw:custom-shape draw:name="CustomShape 261" draw:style-name="gr13" draw:text-style-name="P23" draw:layer="layout" svg:width="0.197cm" svg:height="0.197cm" svg:x="4.649cm" svg:y="12.284cm">
            <text:p/>
            <draw:enhanced-geometry draw:mirror-horizontal="false" draw:mirror-vertical="false" svg:viewBox="0 0 0 0" drawooo:sub-view-size="3411 3411" draw:text-areas="0 0 ?f0 ?f1" draw:type="ooxml-non-primitive" draw:enhanced-path="M 902 659 L 902 659 1194 391 1486 196 1754 74 1900 50 2022 25 2144 1 2290 25 2412 50 2533 74 2655 123 2777 196 3021 391 3021 391 3215 634 3288 756 3337 878 3362 999 3386 1121 3410 1267 3386 1389 3362 1535 3337 1657 3215 1925 3021 2217 2753 2509 2753 2509 2631 2607 2509 2704 2192 2899 1827 3045 1462 3167 1072 3264 682 3338 317 3386 1 3411 1 3411 25 3094 98 2729 147 2339 244 1949 366 1584 512 1219 707 902 804 780 902 659 902 659 N">
              <draw:equation draw:name="f0" draw:formula="logwidth"/>
              <draw:equation draw:name="f1" draw:formula="logheight"/>
            </draw:enhanced-geometry>
          </draw:custom-shape>
          <draw:custom-shape draw:name="CustomShape 262" draw:style-name="gr13" draw:text-style-name="P23" draw:layer="layout" svg:width="0.197cm" svg:height="0.197cm" svg:x="4.334cm" svg:y="12.284cm">
            <text:p/>
            <draw:enhanced-geometry draw:mirror-horizontal="false" draw:mirror-vertical="false" svg:viewBox="0 0 0 0" drawooo:sub-view-size="3411 3411" draw:text-areas="0 0 ?f0 ?f1" draw:type="ooxml-non-primitive" draw:enhanced-path="M 390 391 L 390 391 634 196 756 123 878 74 999 50 1121 25 1267 1 1389 25 1511 50 1657 74 1925 196 2217 391 2509 659 2509 659 2607 780 2704 902 2899 1219 3045 1584 3167 1949 3264 2339 3313 2729 3386 3094 3410 3411 3410 3411 3094 3386 2729 3338 2339 3264 1949 3167 1584 3045 1218 2899 902 2704 780 2607 658 2509 658 2509 390 2217 196 1925 74 1657 49 1535 25 1389 1 1267 25 1121 49 999 74 878 123 756 196 634 390 391 390 391 N">
              <draw:equation draw:name="f0" draw:formula="logwidth"/>
              <draw:equation draw:name="f1" draw:formula="logheight"/>
            </draw:enhanced-geometry>
          </draw:custom-shape>
          <draw:custom-shape draw:name="CustomShape 263" draw:style-name="gr13" draw:text-style-name="P23" draw:layer="layout" svg:width="0.291cm" svg:height="0.523cm" svg:x="4.211cm" svg:y="12.741cm">
            <text:p/>
            <draw:enhanced-geometry draw:mirror-horizontal="false" draw:mirror-vertical="false" svg:viewBox="0 0 0 0" drawooo:sub-view-size="5018 8988" draw:text-areas="0 0 ?f0 ?f1" draw:type="ooxml-non-primitive" draw:enhanced-path="M 0 0 L 0 8500 0 8500 25 8598 49 8695 98 8768 146 8841 219 8890 317 8938 390 8963 487 8987 5017 8987 N">
              <draw:equation draw:name="f0" draw:formula="logwidth"/>
              <draw:equation draw:name="f1" draw:formula="logheight"/>
            </draw:enhanced-geometry>
          </draw:custom-shape>
          <draw:custom-shape draw:name="CustomShape 264" draw:style-name="gr13" draw:text-style-name="P23" draw:layer="layout" svg:width="0.291cm" svg:height="0.523cm" svg:x="4.678cm" svg:y="12.741cm">
            <text:p/>
            <draw:enhanced-geometry draw:mirror-horizontal="false" draw:mirror-vertical="false" svg:viewBox="0 0 0 0" drawooo:sub-view-size="5018 8988" draw:text-areas="0 0 ?f0 ?f1" draw:type="ooxml-non-primitive" draw:enhanced-path="M 1 8987 L 4531 8987 4531 8987 4628 8963 4701 8938 4799 8890 4872 8841 4920 8768 4969 8695 4993 8598 5018 8500 5018 0 N">
              <draw:equation draw:name="f0" draw:formula="logwidth"/>
              <draw:equation draw:name="f1" draw:formula="logheight"/>
            </draw:enhanced-geometry>
          </draw:custom-shape>
        </draw:g>
        <draw:g draw:name="Group 265">
          <draw:custom-shape draw:name="CustomShape 266" draw:style-name="gr13" draw:text-style-name="P23" draw:layer="layout" svg:width="0.47cm" svg:height="0.49cm" svg:x="6.173cm" svg:y="12.734cm">
            <text:p/>
            <draw:enhanced-geometry draw:mirror-horizontal="false" draw:mirror-vertical="false" svg:viewBox="0 0 0 0" drawooo:sub-view-size="8086 8428" draw:text-areas="0 0 ?f0 ?f1" draw:type="ooxml-non-primitive" draw:enhanced-path="M 0 1851 L 5797 8135 5797 8135 5943 8257 6113 8354 6284 8403 6478 8427 6649 8403 6819 8354 6990 8257 7136 8135 7818 7453 7818 7453 7940 7307 8037 7136 8086 6966 8086 6795 8086 6601 8037 6430 7940 6260 7818 6114 1705 0 N">
              <draw:equation draw:name="f0" draw:formula="logwidth"/>
              <draw:equation draw:name="f1" draw:formula="logheight"/>
            </draw:enhanced-geometry>
          </draw:custom-shape>
          <draw:custom-shape draw:name="CustomShape 267" draw:style-name="gr13" draw:text-style-name="P23" draw:layer="layout" svg:width="0.473cm" svg:height="0.483cm" svg:x="5.675cm" svg:y="12.224cm">
            <text:p/>
            <draw:enhanced-geometry draw:mirror-horizontal="false" draw:mirror-vertical="false" svg:viewBox="0 0 0 0" drawooo:sub-view-size="8136 8306" draw:text-areas="0 0 ?f0 ?f1" draw:type="ooxml-non-primitive" draw:enhanced-path="M 8135 6649 L 4433 2947 1730 244 1730 244 1584 122 1413 49 1243 0 1048 0 878 0 683 49 512 122 390 244 390 244 269 365 171 511 98 682 50 852 1 1023 1 1218 1 1413 1 1607 74 2021 220 2484 390 2923 610 3385 853 3872 1121 4311 1413 4774 1706 5188 1998 5577 2290 5943 2582 6284 2850 6551 2850 6551 3070 6771 3313 6966 3557 7136 3800 7307 4312 7599 4823 7818 5310 8013 5724 8159 6333 8305 N">
              <draw:equation draw:name="f0" draw:formula="logwidth"/>
              <draw:equation draw:name="f1" draw:formula="logheight"/>
            </draw:enhanced-geometry>
          </draw:custom-shape>
          <draw:custom-shape draw:name="CustomShape 268" draw:style-name="gr13" draw:text-style-name="P23" draw:layer="layout" svg:width="0.973cm" svg:height="0.973cm" svg:x="5.673cm" svg:y="12.237cm">
            <text:p/>
            <draw:enhanced-geometry draw:mirror-horizontal="false" draw:mirror-vertical="false" svg:viewBox="0 0 0 0" drawooo:sub-view-size="16708 16708" draw:text-areas="0 0 ?f0 ?f1" draw:type="ooxml-non-primitive" draw:enhanced-path="M 13931 6820 L 13931 6820 14126 6625 14345 6357 14784 5797 15246 5139 15685 4482 16367 3386 16659 2923 16659 2923 16708 2825 16708 2728 16708 2655 16659 2582 16659 2582 16586 2533 16488 2533 16415 2533 16318 2582 13615 4944 13615 4944 13541 4993 13420 4993 13322 4969 13200 4871 13200 4871 13103 4749 13054 4628 13054 4530 13103 4433 13103 4433 15563 1486 15563 1486 15612 1388 15612 1315 15612 1218 15563 1145 15563 1145 15490 1096 15392 1096 15319 1096 15222 1145 15222 1145 12275 3605 12275 3605 12178 3653 12080 3653 11958 3605 11861 3507 11861 3507 11764 3386 11715 3288 11715 3166 11764 3093 14126 390 14126 390 14175 292 14175 219 14175 122 14126 49 14126 49 14053 0 13980 0 13882 0 13785 49 13785 49 13322 341 12226 1023 11569 1462 10911 1924 10351 2363 10083 2582 9888 2777 9888 2777 9766 2898 9669 3045 9572 3215 9499 3410 9377 3824 9304 4262 9255 4701 9279 5163 9328 5577 9352 5772 9425 5943 268 14418 268 14418 146 14564 73 14735 0 14905 0 15076 0 15271 73 15441 146 15612 268 15758 950 16440 950 16440 1096 16562 1267 16635 1437 16708 1632 16708 1802 16708 1973 16635 2143 16562 2289 16440 10765 7282 10765 7282 11130 7380 11544 7428 12007 7453 12445 7404 12884 7331 13298 7209 13493 7136 13663 7039 13809 6941 13931 6820 13931 6820 Z N">
              <draw:equation draw:name="f0" draw:formula="logwidth"/>
              <draw:equation draw:name="f1" draw:formula="logheight"/>
            </draw:enhanced-geometry>
          </draw:custom-shape>
        </draw:g>
        <draw:g draw:name="Group 269">
          <draw:custom-shape draw:name="CustomShape 270" draw:style-name="gr13" draw:text-style-name="P23" draw:layer="layout" svg:width="1.164cm" svg:height="0.251cm" svg:x="7.147cm" svg:y="12.95cm">
            <text:p/>
            <draw:enhanced-geometry draw:mirror-horizontal="false" draw:mirror-vertical="false" svg:viewBox="0 0 0 0" drawooo:sub-view-size="19972 4336" draw:text-areas="0 0 ?f0 ?f1" draw:type="ooxml-non-primitive" draw:enhanced-path="M 19533 0 L 439 0 439 0 365 0 268 25 195 73 122 122 73 195 49 268 25 341 0 439 0 439 25 512 49 585 73 658 122 731 195 780 268 828 365 853 439 853 439 853 487 877 560 902 706 1048 853 1242 1023 1486 1340 2022 1632 2509 1632 2509 1900 2996 2168 3459 2460 3873 2582 4043 2728 4214 2728 4214 2801 4263 2874 4287 2971 4311 3045 4336 16927 4336 16927 4336 17000 4311 17097 4287 17170 4263 17243 4214 17243 4214 17390 4043 17511 3873 17804 3459 18072 2996 18339 2509 18339 2509 18632 2022 18948 1486 19119 1242 19265 1048 19411 902 19484 877 19533 853 19533 853 19606 853 19703 828 19776 780 19849 731 19898 658 19922 585 19947 512 19971 439 19971 439 19947 341 19922 268 19898 195 19825 122 19776 73 19703 25 19606 0 19533 0 19533 0 N">
              <draw:equation draw:name="f0" draw:formula="logwidth"/>
              <draw:equation draw:name="f1" draw:formula="logheight"/>
            </draw:enhanced-geometry>
          </draw:custom-shape>
          <draw:custom-shape draw:name="CustomShape 271" draw:style-name="gr13" draw:text-style-name="P23" draw:layer="layout" svg:width="0.891cm" svg:height="0.001cm" svg:x="7.283cm" svg:y="13cm">
            <text:p/>
            <draw:enhanced-geometry draw:mirror-horizontal="false" draw:mirror-vertical="false" svg:viewBox="0 0 0 0" drawooo:sub-view-size="15296 1" draw:text-areas="0 0 ?f0 ?f1" draw:type="ooxml-non-primitive" draw:enhanced-path="M 0 1 L 15295 1 N">
              <draw:equation draw:name="f0" draw:formula="logwidth"/>
              <draw:equation draw:name="f1" draw:formula="logheight"/>
            </draw:enhanced-geometry>
          </draw:custom-shape>
          <draw:custom-shape draw:name="CustomShape 272" draw:style-name="gr13" draw:text-style-name="P23" draw:layer="layout" svg:width="0.959cm" svg:height="0.325cm" svg:x="7.249cm" svg:y="12.608cm">
            <text:p/>
            <draw:enhanced-geometry draw:mirror-horizontal="false" draw:mirror-vertical="false" svg:viewBox="0 0 0 0" drawooo:sub-view-size="16465 5603" draw:text-areas="0 0 ?f0 ?f1" draw:type="ooxml-non-primitive" draw:enhanced-path="M 16465 5602 L 16465 5602 16392 5408 16294 5237 16075 4921 15807 4628 15490 4385 15320 4287 15149 4190 14979 4092 14784 4044 14589 3971 14394 3946 14175 3922 13980 3898 13980 3898 13737 3922 13518 3946 13518 3946 13420 3532 13299 3143 13128 2753 12933 2388 12714 2047 12470 1706 12178 1413 11886 1121 11545 878 11204 658 10839 464 10449 293 10059 171 9645 74 9207 25 8768 1 8768 1 8452 1 8135 50 7819 98 7502 171 7210 269 6918 366 6625 512 6357 658 6089 805 5846 999 5602 1170 5383 1389 5188 1608 4993 1852 4799 2095 4628 2363 4628 2363 4360 2266 4092 2217 3824 2193 3532 2168 3532 2168 3191 2193 2850 2242 2509 2339 2193 2436 1876 2582 1584 2753 1316 2948 1072 3167 853 3411 634 3678 463 3971 317 4263 196 4580 98 4896 25 5237 1 5602 N">
              <draw:equation draw:name="f0" draw:formula="logwidth"/>
              <draw:equation draw:name="f1" draw:formula="logheight"/>
            </draw:enhanced-geometry>
          </draw:custom-shape>
          <draw:custom-shape draw:name="CustomShape 273" draw:style-name="gr13" draw:text-style-name="P23" draw:layer="layout" svg:width="0.038cm" svg:height="0.265cm" svg:x="7.696cm" svg:y="12.232cm">
            <text:p/>
            <draw:enhanced-geometry draw:mirror-horizontal="false" draw:mirror-vertical="false" svg:viewBox="0 0 0 0" drawooo:sub-view-size="683 4579" draw:text-areas="0 0 ?f0 ?f1" draw:type="ooxml-non-primitive" draw:enhanced-path="M 682 0 L 682 0 658 171 609 317 512 439 414 585 414 585 268 731 146 950 73 1072 49 1194 0 1364 0 1535 0 1535 0 1705 49 1851 73 1997 146 2095 268 2314 414 2484 414 2484 512 2606 609 2728 658 2874 682 3045 682 3045 658 3239 609 3385 512 3507 414 3629 414 3629 268 3800 146 3994 73 4116 49 4262 0 4408 0 4579 N">
              <draw:equation draw:name="f0" draw:formula="logwidth"/>
              <draw:equation draw:name="f1" draw:formula="logheight"/>
            </draw:enhanced-geometry>
          </draw:custom-shape>
          <draw:custom-shape draw:name="CustomShape 274" draw:style-name="gr13" draw:text-style-name="P23" draw:layer="layout" svg:width="0.038cm" svg:height="0.265cm" svg:x="7.593cm" svg:y="12.232cm">
            <text:p/>
            <draw:enhanced-geometry draw:mirror-horizontal="false" draw:mirror-vertical="false" svg:viewBox="0 0 0 0" drawooo:sub-view-size="683 4579" draw:text-areas="0 0 ?f0 ?f1" draw:type="ooxml-non-primitive" draw:enhanced-path="M 683 0 L 683 0 658 171 609 317 536 439 415 585 415 585 269 731 147 950 98 1072 49 1194 25 1364 1 1535 1 1535 25 1705 49 1851 98 1997 147 2095 269 2314 415 2484 415 2484 536 2606 609 2728 658 2874 683 3045 683 3045 658 3239 609 3385 536 3507 415 3629 415 3629 269 3800 147 3994 98 4116 49 4262 25 4408 1 4579 N">
              <draw:equation draw:name="f0" draw:formula="logwidth"/>
              <draw:equation draw:name="f1" draw:formula="logheight"/>
            </draw:enhanced-geometry>
          </draw:custom-shape>
          <draw:custom-shape draw:name="CustomShape 275" draw:style-name="gr13" draw:text-style-name="P23" draw:layer="layout" svg:width="0.036cm" svg:height="0.265cm" svg:x="7.798cm" svg:y="12.232cm">
            <text:p/>
            <draw:enhanced-geometry draw:mirror-horizontal="false" draw:mirror-vertical="false" svg:viewBox="0 0 0 0" drawooo:sub-view-size="659 4579" draw:text-areas="0 0 ?f0 ?f1" draw:type="ooxml-non-primitive" draw:enhanced-path="M 658 0 L 658 0 658 171 585 317 512 439 390 585 390 585 269 731 122 950 74 1072 25 1194 1 1364 1 1535 1 1535 1 1705 25 1851 74 1997 122 2095 269 2314 390 2484 390 2484 512 2606 585 2728 658 2874 658 3045 658 3045 658 3239 585 3385 512 3507 390 3629 390 3629 269 3800 122 3994 74 4116 25 4262 1 4408 1 4579 N">
              <draw:equation draw:name="f0" draw:formula="logwidth"/>
              <draw:equation draw:name="f1" draw:formula="logheight"/>
            </draw:enhanced-geometry>
          </draw:custom-shape>
        </draw:g>
        <draw:g draw:name="Group 276">
          <draw:custom-shape draw:name="CustomShape 277" draw:style-name="gr13" draw:text-style-name="P23" draw:layer="layout" svg:width="0.198cm" svg:height="0.237cm" svg:x="9.322cm" svg:y="12.183cm">
            <text:p/>
            <draw:enhanced-geometry draw:mirror-horizontal="false" draw:mirror-vertical="false" svg:viewBox="0 0 0 0" drawooo:sub-view-size="3435 4093" draw:text-areas="0 0 ?f0 ?f1" draw:type="ooxml-non-primitive" draw:enhanced-path="M 317 1486 L 317 1486 487 1292 682 1097 901 951 1145 780 1388 658 1632 537 2143 317 2631 171 3020 74 3386 1 3386 1 3410 366 3434 780 3434 1267 3410 1827 3386 2095 3312 2363 3264 2655 3166 2899 3045 3143 2923 3362 2923 3362 2752 3557 2582 3703 2387 3824 2192 3922 1997 3995 1778 4044 1583 4092 1388 4092 1047 4092 755 4044 487 3995 487 3995 341 3751 219 3483 98 3143 49 2972 25 2753 0 2558 0 2339 25 2120 98 1900 195 1706 317 1486 317 1486 Z N">
              <draw:equation draw:name="f0" draw:formula="logwidth"/>
              <draw:equation draw:name="f1" draw:formula="logheight"/>
            </draw:enhanced-geometry>
          </draw:custom-shape>
          <draw:custom-shape draw:name="CustomShape 278" draw:style-name="gr13" draw:text-style-name="P23" draw:layer="layout" svg:width="0.885cm" svg:height="0.908cm" svg:x="8.855cm" svg:y="12.329cm">
            <text:p/>
            <draw:enhanced-geometry draw:mirror-horizontal="false" draw:mirror-vertical="false" svg:viewBox="0 0 0 0" drawooo:sub-view-size="15199 15588" draw:text-areas="0 0 ?f0 ?f1" draw:type="ooxml-non-primitive" draw:enhanced-path="M 7965 2679 L 7965 2679 7478 2655 6942 2606 5822 2509 5261 2484 4726 2509 4482 2533 4239 2582 4019 2655 3825 2728 3825 2728 3410 2947 2996 3166 2631 3434 2266 3702 1925 4019 1608 4335 1316 4676 1072 5042 829 5431 610 5845 439 6284 293 6722 171 7185 74 7672 25 8184 1 8695 1 8695 25 9231 74 9767 171 10278 293 10765 464 11277 658 11739 878 12202 1121 12641 1389 13055 1706 13469 2022 13834 2388 14199 2753 14540 3143 14832 3581 15125 4019 15368 4019 15368 4214 15466 4409 15539 4628 15587 4847 15587 5042 15587 5261 15587 5724 15514 6650 15320 7112 15246 7356 15222 7600 15222 7600 15222 7843 15222 8087 15246 8574 15320 9524 15514 9962 15563 10181 15587 10400 15587 10620 15563 10839 15514 11034 15441 11253 15344 11253 15344 11691 15100 12081 14808 12495 14491 12860 14175 13201 13810 13518 13420 13834 13030 14102 12616 14346 12178 14565 11715 14760 11252 14906 10765 15028 10254 15125 9742 15174 9231 15198 8695 15198 8695 15174 8159 15125 7648 15028 7161 14906 6674 14736 6235 14565 5797 14346 5383 14102 4993 13810 4603 13518 4262 13177 3946 12836 3629 12471 3361 12056 3093 11642 2850 11228 2655 11228 2655 11034 2582 10863 2533 10668 2509 10498 2484 10084 2484 9670 2509 8817 2606 8403 2655 7965 2679 7965 2679 6357 0 N">
              <draw:equation draw:name="f0" draw:formula="logwidth"/>
              <draw:equation draw:name="f1" draw:formula="logheight"/>
            </draw:enhanced-geometry>
          </draw:custom-shape>
          <draw:custom-shape draw:name="CustomShape 279" draw:style-name="gr13" draw:text-style-name="P23" draw:layer="layout" svg:width="0.125cm" svg:height="0.142cm" svg:x="9.002cm" svg:y="12.579cm">
            <text:p/>
            <draw:enhanced-geometry draw:mirror-horizontal="false" draw:mirror-vertical="false" svg:viewBox="0 0 0 0" drawooo:sub-view-size="2168 2461" draw:text-areas="0 0 ?f0 ?f1" draw:type="ooxml-non-primitive" draw:enhanced-path="M 2168 1 L 2168 1 1900 49 1656 123 1437 220 1218 342 1048 488 877 634 731 780 585 951 487 1121 366 1316 220 1681 98 2071 0 2461 N">
              <draw:equation draw:name="f0" draw:formula="logwidth"/>
              <draw:equation draw:name="f1" draw:formula="logheight"/>
            </draw:enhanced-geometry>
          </draw:custom-shape>
        </draw:g>
        <draw:g draw:name="Group 280">
          <draw:custom-shape draw:name="CustomShape 281" draw:style-name="gr13" draw:text-style-name="P23" draw:layer="layout" svg:width="0.733cm" svg:height="0.501cm" svg:x="13.842cm" svg:y="12.419cm">
            <text:p/>
            <draw:enhanced-geometry draw:mirror-horizontal="false" draw:mirror-vertical="false" svg:viewBox="0 0 0 0" drawooo:sub-view-size="12593 8623" draw:text-areas="0 0 ?f0 ?f1" draw:type="ooxml-non-primitive" draw:enhanced-path="M 5481 8622 L 5481 8622 6017 8574 6382 8525 6796 8452 7234 8354 7697 8257 8184 8086 8671 7892 9134 7648 9353 7526 9597 7356 9792 7185 9986 7015 10181 6820 10376 6601 10522 6357 10668 6114 10814 5846 10912 5554 11009 5261 11082 4945 11131 4579 11155 4214 11155 4214 11155 3873 11131 3435 11131 2972 11131 2753 11180 2582 12032 2607 11594 2120 11594 2120 11764 2046 11935 1973 12300 1827 12568 1730 12592 1681 12592 1657 12568 1632 12568 1632 12203 1511 11789 1389 11302 1267 11302 1267 11082 1024 10863 780 10547 512 10352 390 10157 269 9938 171 9719 98 9475 25 9231 1 8964 25 8696 74 8696 74 8501 122 8306 171 8111 269 7916 366 7746 488 7575 610 7405 756 7283 926 7137 1097 7039 1267 6942 1462 6845 1657 6796 1876 6747 2095 6723 2339 6723 2558 1 4360 1 4360 318 4579 634 4799 951 5018 1267 5188 1608 5359 1925 5481 2266 5602 2583 5724 2923 5797 3264 5846 3581 5895 3922 5919 4263 5919 4604 5895 4945 5846 5286 5797 5286 5797 5603 5700 5919 5627 6455 5407 6942 5188 7356 4969 7697 4750 7941 4579 8160 4409 8160 4409 8233 4360 8330 4336 8428 4360 8501 4409 N">
              <draw:equation draw:name="f0" draw:formula="logwidth"/>
              <draw:equation draw:name="f1" draw:formula="logheight"/>
            </draw:enhanced-geometry>
          </draw:custom-shape>
          <draw:custom-shape draw:name="CustomShape 282" draw:style-name="gr13" draw:text-style-name="P23" draw:layer="layout" svg:width="0.777cm" svg:height="0.309cm" svg:x="13.454cm" svg:y="12.719cm">
            <text:p/>
            <draw:enhanced-geometry draw:mirror-horizontal="false" draw:mirror-vertical="false" svg:viewBox="0 0 0 0" drawooo:sub-view-size="13348 5335" draw:text-areas="0 0 ?f0 ?f1" draw:type="ooxml-non-primitive" draw:enhanced-path="M 7819 1 L 318 2533 318 2533 245 2582 147 2631 98 2704 50 2777 1 2874 1 2972 1 3045 25 3142 25 3142 98 3288 196 3386 318 3459 488 3483 488 3483 610 3459 269 3629 269 3629 171 3678 123 3751 50 3824 25 3922 1 3995 1 4092 1 4190 50 4287 50 4287 123 4409 220 4482 342 4531 488 4555 488 4555 586 4555 683 4506 853 4433 853 4433 780 4555 756 4701 780 4847 829 4993 829 4993 926 5091 1024 5139 1121 5188 1243 5212 1243 5212 1389 5188 1511 5115 6065 2144 6065 2144 6528 2363 7088 2582 7770 2826 8501 3045 9280 3240 10060 3386 10425 3435 10790 3483 11156 3483 11497 3483 12178 5188 12178 5188 12227 5237 12276 5286 12349 5310 12422 5334 13347 5334 N">
              <draw:equation draw:name="f0" draw:formula="logwidth"/>
              <draw:equation draw:name="f1" draw:formula="logheight"/>
            </draw:enhanced-geometry>
          </draw:custom-shape>
          <draw:custom-shape draw:name="CustomShape 283" draw:style-name="gr14" draw:text-style-name="P23" draw:layer="layout" svg:width="0.044cm" svg:height="0.042cm" svg:x="14.421cm" svg:y="12.483cm">
            <text:p/>
            <draw:enhanced-geometry draw:mirror-horizontal="false" draw:mirror-vertical="false" svg:viewBox="0 0 0 0" drawooo:sub-view-size="780 756" draw:text-areas="0 0 ?f0 ?f1" draw:type="ooxml-non-primitive" draw:enhanced-path="M 317 1 L 244 25 122 98 49 220 25 293 0 390 25 463 49 536 122 658 244 731 317 756 463 756 536 731 658 658 755 536 780 463 780 390 780 293 755 220 658 98 536 25 463 1 Z N">
              <draw:equation draw:name="f0" draw:formula="logwidth"/>
              <draw:equation draw:name="f1" draw:formula="logheight"/>
            </draw:enhanced-geometry>
          </draw:custom-shape>
        </draw:g>
        <draw:g draw:name="Group 284">
          <draw:custom-shape draw:name="CustomShape 285" draw:style-name="gr13" draw:text-style-name="P23" draw:layer="layout" svg:width="0.244cm" svg:height="0.342cm" svg:x="15.308cm" svg:y="12.301cm">
            <text:p/>
            <draw:enhanced-geometry draw:mirror-horizontal="false" draw:mirror-vertical="false" svg:viewBox="0 0 0 0" drawooo:sub-view-size="4215 5895" draw:text-areas="0 0 ?f0 ?f1" draw:type="ooxml-non-primitive" draw:enhanced-path="M 2436 5894 L 2436 5894 2656 5845 2850 5772 3045 5699 3216 5577 3386 5456 3532 5285 3678 5115 3800 4920 3922 4725 4019 4506 4092 4262 4141 4019 4190 3775 4214 3507 4190 3239 4166 2971 4166 2971 4044 1876 3946 1364 3825 901 3727 682 3654 512 3532 341 3411 219 3264 122 3118 49 2923 0 2729 25 2729 25 2509 73 2266 146 2022 268 1779 414 1535 609 1316 804 1072 1023 853 1267 658 1535 488 1802 317 2095 196 2363 98 2655 25 2947 1 3239 1 3507 1 3507 50 3775 123 4043 196 4287 293 4530 415 4749 561 4944 707 5139 853 5310 1024 5456 1219 5602 1389 5699 1584 5797 1803 5845 1998 5894 2217 5894 2436 5894 2436 5894 Z N">
              <draw:equation draw:name="f0" draw:formula="logwidth"/>
              <draw:equation draw:name="f1" draw:formula="logheight"/>
            </draw:enhanced-geometry>
          </draw:custom-shape>
          <draw:custom-shape draw:name="CustomShape 286" draw:style-name="gr13" draw:text-style-name="P23" draw:layer="layout" svg:width="0.194cm" svg:height="0.271cm" svg:x="15.171cm" svg:y="12.571cm">
            <text:p/>
            <draw:enhanced-geometry draw:mirror-horizontal="false" draw:mirror-vertical="false" svg:viewBox="0 0 0 0" drawooo:sub-view-size="3362 4677" draw:text-areas="0 0 ?f0 ?f1" draw:type="ooxml-non-primitive" draw:enhanced-path="M 2875 4579 L 2875 4579 3021 4482 3143 4385 3240 4287 3313 4141 3362 3995 3362 3849 3362 3678 3337 3508 3240 3118 3069 2704 2704 1803 2704 1803 2363 950 2193 609 2022 342 1949 220 1852 122 1730 74 1633 25 1486 1 1365 1 1194 25 1024 98 1024 98 853 171 707 269 561 390 439 536 317 683 220 853 147 1048 74 1243 49 1438 1 1657 1 1876 1 2095 25 2339 74 2558 147 2801 220 3045 220 3045 342 3264 439 3483 585 3678 731 3849 878 4019 1048 4165 1219 4311 1389 4409 1559 4506 1754 4579 1949 4628 2120 4677 2314 4677 2509 4677 2680 4628 2875 4579 2875 4579 Z N">
              <draw:equation draw:name="f0" draw:formula="logwidth"/>
              <draw:equation draw:name="f1" draw:formula="logheight"/>
            </draw:enhanced-geometry>
          </draw:custom-shape>
          <draw:custom-shape draw:name="CustomShape 287" draw:style-name="gr13" draw:text-style-name="P23" draw:layer="layout" svg:width="0.244cm" svg:height="0.336cm" svg:x="15.605cm" svg:y="12.306cm">
            <text:p/>
            <draw:enhanced-geometry draw:mirror-horizontal="false" draw:mirror-vertical="false" svg:viewBox="0 0 0 0" drawooo:sub-view-size="4214 5798" draw:text-areas="0 0 ?f0 ?f1" draw:type="ooxml-non-primitive" draw:enhanced-path="M 1778 5797 L 1778 5797 1997 5797 2216 5797 2411 5748 2630 5700 2825 5602 2996 5505 3191 5359 3361 5213 3507 5042 3653 4847 3799 4652 3921 4433 4019 4190 4092 3946 4165 3678 4213 3410 4213 3410 4213 3142 4189 2850 4116 2582 4019 2290 3897 2022 3726 1730 3556 1486 3361 1218 3142 999 2898 780 2679 585 2436 415 2192 269 1948 147 1705 74 1486 25 1486 25 1291 1 1096 49 950 98 804 195 682 317 585 463 487 658 390 853 268 1291 170 1803 49 2874 49 2874 0 3142 0 3410 24 3678 73 3922 122 4165 195 4409 292 4628 414 4823 536 5018 682 5188 828 5359 999 5480 1169 5602 1364 5675 1583 5748 1778 5797 1778 5797 Z N">
              <draw:equation draw:name="f0" draw:formula="logwidth"/>
              <draw:equation draw:name="f1" draw:formula="logheight"/>
            </draw:enhanced-geometry>
          </draw:custom-shape>
          <draw:custom-shape draw:name="CustomShape 288" draw:style-name="gr13" draw:text-style-name="P23" draw:layer="layout" svg:width="0.201cm" svg:height="0.268cm" svg:x="15.774cm" svg:y="12.579cm">
            <text:p/>
            <draw:enhanced-geometry draw:mirror-horizontal="false" draw:mirror-vertical="false" svg:viewBox="0 0 0 0" drawooo:sub-view-size="3483 4629" draw:text-areas="0 0 ?f0 ?f1" draw:type="ooxml-non-primitive" draw:enhanced-path="M 2558 98 L 2558 98 2387 49 2241 1 2095 1 1973 1 1851 49 1729 98 1632 196 1535 293 1364 561 1169 902 780 1730 780 1730 366 2607 195 2996 73 3386 25 3557 0 3727 25 3898 49 4044 98 4165 195 4287 317 4385 463 4482 463 4482 633 4555 828 4604 1023 4628 1194 4628 1388 4604 1583 4555 1778 4482 1949 4409 2143 4312 2314 4190 2484 4044 2655 3873 2801 3703 2947 3508 3069 3313 3191 3094 3191 3094 3288 2875 3361 2631 3410 2412 3459 2168 3483 1949 3483 1730 3459 1511 3434 1316 3386 1121 3313 926 3239 756 3118 585 2996 439 2874 317 2728 196 2558 98 2558 98 Z N">
              <draw:equation draw:name="f0" draw:formula="logwidth"/>
              <draw:equation draw:name="f1" draw:formula="logheight"/>
            </draw:enhanced-geometry>
          </draw:custom-shape>
          <draw:custom-shape draw:name="CustomShape 289" draw:style-name="gr13" draw:text-style-name="P23" draw:layer="layout" svg:width="0.612cm" svg:height="0.577cm" svg:x="15.27cm" svg:y="12.649cm">
            <text:p/>
            <draw:enhanced-geometry draw:mirror-horizontal="false" draw:mirror-vertical="false" svg:viewBox="0 0 0 0" drawooo:sub-view-size="10522 9913" draw:text-areas="0 0 ?f0 ?f1" draw:type="ooxml-non-primitive" draw:enhanced-path="M 8135 3191 L 8135 3191 8037 2923 7940 2655 7794 2119 7721 1851 7623 1608 7502 1340 7355 1120 7355 1120 7161 853 6941 633 6698 463 6430 292 6162 171 5870 73 5578 25 5285 0 5285 0 5261 0 5261 0 5237 0 5237 0 4944 25 4652 73 4360 171 4092 292 3824 463 3580 633 3361 853 3166 1120 3166 1120 3020 1340 2898 1608 2801 1851 2728 2119 2558 2655 2484 2923 2387 3191 2387 3191 2241 3434 2095 3678 1900 3897 1729 4092 1315 4457 901 4847 901 4847 707 5066 512 5310 366 5553 244 5821 146 6113 73 6405 25 6722 0 7014 0 7014 25 7307 49 7599 122 7867 219 8135 317 8403 439 8622 609 8865 780 9060 950 9255 1145 9401 1364 9547 1608 9669 1851 9766 2095 9840 2363 9888 2606 9913 2606 9913 2972 9888 3337 9791 3678 9669 3994 9474 3994 9474 4141 9377 4287 9304 4433 9279 4579 9231 4896 9206 5261 9206 5261 9206 5626 9206 5943 9231 6089 9279 6235 9304 6381 9377 6527 9474 6527 9474 6844 9669 7185 9791 7550 9888 7916 9913 7916 9913 8184 9888 8427 9840 8671 9766 8914 9669 9158 9547 9377 9401 9572 9255 9742 9060 9913 8865 10083 8622 10205 8403 10302 8135 10400 7867 10473 7599 10497 7307 10522 7014 10522 7014 10497 6722 10449 6405 10375 6113 10278 5821 10156 5553 10010 5310 9815 5066 9620 4847 9620 4847 9206 4457 8792 4092 8622 3897 8427 3678 8281 3434 8135 3191 8135 3191 Z N">
              <draw:equation draw:name="f0" draw:formula="logwidth"/>
              <draw:equation draw:name="f1" draw:formula="logheight"/>
            </draw:enhanced-geometry>
          </draw:custom-shape>
        </draw:g>
        <draw:g draw:name="Group 290">
          <draw:custom-shape draw:name="CustomShape 291" draw:style-name="gr13" draw:text-style-name="P23" draw:layer="layout" svg:width="0.358cm" svg:height="0.958cm" svg:x="9.118cm" svg:y="1.259cm">
            <text:p/>
            <draw:enhanced-geometry draw:mirror-horizontal="false" draw:mirror-vertical="false" svg:viewBox="0 0 0 0" drawooo:sub-view-size="6163 16440" draw:text-areas="0 0 ?f0 ?f1" draw:type="ooxml-non-primitive" draw:enhanced-path="M 6162 3118 L 0 0 0 13322 6162 16440 6162 3118 Z N">
              <draw:equation draw:name="f0" draw:formula="logwidth"/>
              <draw:equation draw:name="f1" draw:formula="logheight"/>
            </draw:enhanced-geometry>
          </draw:custom-shape>
          <draw:custom-shape draw:name="CustomShape 292" draw:style-name="gr13" draw:text-style-name="P23" draw:layer="layout" svg:width="0.356cm" svg:height="0.946cm" svg:x="8.76cm" svg:y="1.258cm">
            <text:p/>
            <draw:enhanced-geometry draw:mirror-horizontal="false" draw:mirror-vertical="false" svg:viewBox="0 0 0 0" drawooo:sub-view-size="6138 16246" draw:text-areas="0 0 ?f0 ?f1" draw:type="ooxml-non-primitive" draw:enhanced-path="M 6137 1 L 536 2850 536 2850 414 2899 317 2997 219 3094 146 3216 73 3313 24 3435 0 3557 0 3679 0 15880 0 15880 0 16002 49 16075 97 16148 170 16197 244 16221 341 16246 463 16221 560 16173 6137 13323 6137 1 Z N">
              <draw:equation draw:name="f0" draw:formula="logwidth"/>
              <draw:equation draw:name="f1" draw:formula="logheight"/>
            </draw:enhanced-geometry>
          </draw:custom-shape>
          <draw:custom-shape draw:name="CustomShape 293" draw:style-name="gr13" draw:text-style-name="P23" draw:layer="layout" svg:width="0.358cm" svg:height="0.945cm" svg:x="9.478cm" svg:y="1.271cm">
            <text:p/>
            <draw:enhanced-geometry draw:mirror-horizontal="false" draw:mirror-vertical="false" svg:viewBox="0 0 0 0" drawooo:sub-view-size="6163 16221" draw:text-areas="0 0 ?f0 ?f1" draw:type="ooxml-non-primitive" draw:enhanced-path="M 5578 49 L 0 2898 0 16221 5626 13371 5626 13371 5724 13322 5845 13225 5918 13127 6016 13030 6065 12908 6113 12786 6138 12665 6162 12543 6162 341 6162 341 6138 219 6113 146 6065 73 5992 24 5894 0 5797 0 5699 0 5578 49 5578 49 Z N">
              <draw:equation draw:name="f0" draw:formula="logwidth"/>
              <draw:equation draw:name="f1" draw:formula="logheight"/>
            </draw:enhanced-geometry>
          </draw:custom-shape>
          <draw:custom-shape draw:name="CustomShape 294" draw:style-name="gr13" draw:text-style-name="P23" draw:layer="layout" svg:width="0.106cm" svg:height="0.059cm" svg:x="9.62cm" svg:y="1.586cm">
            <text:p/>
            <draw:enhanced-geometry draw:mirror-horizontal="false" draw:mirror-vertical="false" svg:viewBox="0 0 0 0" drawooo:sub-view-size="1852 1049" draw:text-areas="0 0 ?f0 ?f1" draw:type="ooxml-non-primitive" draw:enhanced-path="M 1 1 L 1852 1048 N">
              <draw:equation draw:name="f0" draw:formula="logwidth"/>
              <draw:equation draw:name="f1" draw:formula="logheight"/>
            </draw:enhanced-geometry>
          </draw:custom-shape>
          <draw:custom-shape draw:name="CustomShape 295" draw:style-name="gr13" draw:text-style-name="P23" draw:layer="layout" svg:width="0.103cm" svg:height="0.181cm" svg:x="9.622cm" svg:y="1.525cm">
            <text:p/>
            <draw:enhanced-geometry draw:mirror-horizontal="false" draw:mirror-vertical="false" svg:viewBox="0 0 0 0" drawooo:sub-view-size="1803 3143" draw:text-areas="0 0 ?f0 ?f1" draw:type="ooxml-non-primitive" draw:enhanced-path="M 1802 1 L 0 3142 N">
              <draw:equation draw:name="f0" draw:formula="logwidth"/>
              <draw:equation draw:name="f1" draw:formula="logheight"/>
            </draw:enhanced-geometry>
          </draw:custom-shape>
          <draw:custom-shape draw:name="CustomShape 296" draw:style-name="gr13" draw:text-style-name="P23" draw:layer="layout" svg:width="0.001cm" svg:height="0.012cm" svg:x="8.855cm" svg:y="1.932cm">
            <text:p/>
            <draw:enhanced-geometry draw:mirror-horizontal="false" draw:mirror-vertical="false" svg:viewBox="0 0 0 0" drawooo:sub-view-size="1 244" draw:text-areas="0 0 ?f0 ?f1" draw:type="ooxml-non-primitive" draw:enhanced-path="M 1 244 L 1 244 1 0 N">
              <draw:equation draw:name="f0" draw:formula="logwidth"/>
              <draw:equation draw:name="f1" draw:formula="logheight"/>
            </draw:enhanced-geometry>
          </draw:custom-shape>
          <draw:custom-shape draw:name="CustomShape 297" draw:style-name="gr13" draw:text-style-name="P23" draw:layer="layout" svg:width="0.002cm" svg:height="0.026cm" svg:x="8.861cm" svg:y="1.858cm">
            <text:p/>
            <draw:enhanced-geometry draw:mirror-horizontal="false" draw:mirror-vertical="false" svg:viewBox="0 0 0 0" drawooo:sub-view-size="74 488" draw:text-areas="0 0 ?f0 ?f1" draw:type="ooxml-non-primitive" draw:enhanced-path="M 0 488 L 73 1 N">
              <draw:equation draw:name="f0" draw:formula="logwidth"/>
              <draw:equation draw:name="f1" draw:formula="logheight"/>
            </draw:enhanced-geometry>
          </draw:custom-shape>
          <draw:custom-shape draw:name="CustomShape 298" draw:style-name="gr13" draw:text-style-name="P23" draw:layer="layout" svg:width="0.007cm" svg:height="0.026cm" svg:x="8.874cm" svg:y="1.785cm">
            <text:p/>
            <draw:enhanced-geometry draw:mirror-horizontal="false" draw:mirror-vertical="false" svg:viewBox="0 0 0 0" drawooo:sub-view-size="147 488" draw:text-areas="0 0 ?f0 ?f1" draw:type="ooxml-non-primitive" draw:enhanced-path="M 0 488 L 98 147 147 1 N">
              <draw:equation draw:name="f0" draw:formula="logwidth"/>
              <draw:equation draw:name="f1" draw:formula="logheight"/>
            </draw:enhanced-geometry>
          </draw:custom-shape>
          <draw:custom-shape draw:name="CustomShape 299" draw:style-name="gr13" draw:text-style-name="P23" draw:layer="layout" svg:width="0.009cm" svg:height="0.024cm" svg:x="8.897cm" svg:y="1.717cm">
            <text:p/>
            <draw:enhanced-geometry draw:mirror-horizontal="false" draw:mirror-vertical="false" svg:viewBox="0 0 0 0" drawooo:sub-view-size="195 439" draw:text-areas="0 0 ?f0 ?f1" draw:type="ooxml-non-primitive" draw:enhanced-path="M 0 439 L 195 25 195 1 N">
              <draw:equation draw:name="f0" draw:formula="logwidth"/>
              <draw:equation draw:name="f1" draw:formula="logheight"/>
            </draw:enhanced-geometry>
          </draw:custom-shape>
          <draw:custom-shape draw:name="CustomShape 300" draw:style-name="gr13" draw:text-style-name="P23" draw:layer="layout" svg:width="0.015cm" svg:height="0.021cm" svg:x="8.931cm" svg:y="1.655cm">
            <text:p/>
            <draw:enhanced-geometry draw:mirror-horizontal="false" draw:mirror-vertical="false" svg:viewBox="0 0 0 0" drawooo:sub-view-size="293 391" draw:text-areas="0 0 ?f0 ?f1" draw:type="ooxml-non-primitive" draw:enhanced-path="M 1 391 L 74 269 293 1 N">
              <draw:equation draw:name="f0" draw:formula="logwidth"/>
              <draw:equation draw:name="f1" draw:formula="logheight"/>
            </draw:enhanced-geometry>
          </draw:custom-shape>
          <draw:custom-shape draw:name="CustomShape 301" draw:style-name="gr13" draw:text-style-name="P23" draw:layer="layout" svg:width="0.022cm" svg:height="0.014cm" svg:x="8.979cm" svg:y="1.606cm">
            <text:p/>
            <draw:enhanced-geometry draw:mirror-horizontal="false" draw:mirror-vertical="false" svg:viewBox="0 0 0 0" drawooo:sub-view-size="415 269" draw:text-areas="0 0 ?f0 ?f1" draw:type="ooxml-non-primitive" draw:enhanced-path="M 1 269 L 25 244 220 123 415 1 N">
              <draw:equation draw:name="f0" draw:formula="logwidth"/>
              <draw:equation draw:name="f1" draw:formula="logheight"/>
            </draw:enhanced-geometry>
          </draw:custom-shape>
          <draw:custom-shape draw:name="CustomShape 302" draw:style-name="gr13" draw:text-style-name="P23" draw:layer="layout" svg:width="0.025cm" svg:height="0.004cm" svg:x="9.045cm" svg:y="1.582cm">
            <text:p/>
            <draw:enhanced-geometry draw:mirror-horizontal="false" draw:mirror-vertical="false" svg:viewBox="0 0 0 0" drawooo:sub-view-size="464 99" draw:text-areas="0 0 ?f0 ?f1" draw:type="ooxml-non-primitive" draw:enhanced-path="M 1 98 L 220 50 464 1 464 1 N">
              <draw:equation draw:name="f0" draw:formula="logwidth"/>
              <draw:equation draw:name="f1" draw:formula="logheight"/>
            </draw:enhanced-geometry>
          </draw:custom-shape>
          <draw:custom-shape draw:name="CustomShape 303" draw:style-name="gr13" draw:text-style-name="P23" draw:layer="layout" svg:width="0.026cm" svg:height="0.002cm" svg:x="9.117cm" svg:y="1.581cm">
            <text:p/>
            <draw:enhanced-geometry draw:mirror-horizontal="false" draw:mirror-vertical="false" svg:viewBox="0 0 0 0" drawooo:sub-view-size="488 74" draw:text-areas="0 0 ?f0 ?f1" draw:type="ooxml-non-primitive" draw:enhanced-path="M 0 0 L 146 0 463 74 487 74 N">
              <draw:equation draw:name="f0" draw:formula="logwidth"/>
              <draw:equation draw:name="f1" draw:formula="logheight"/>
            </draw:enhanced-geometry>
          </draw:custom-shape>
          <draw:custom-shape draw:name="CustomShape 304" draw:style-name="gr13" draw:text-style-name="P23" draw:layer="layout" svg:width="0.019cm" svg:height="0.017cm" svg:x="9.187cm" svg:y="1.605cm">
            <text:p/>
            <draw:enhanced-geometry draw:mirror-horizontal="false" draw:mirror-vertical="false" svg:viewBox="0 0 0 0" drawooo:sub-view-size="366 318" draw:text-areas="0 0 ?f0 ?f1" draw:type="ooxml-non-primitive" draw:enhanced-path="M 0 1 L 98 74 317 268 366 317 N">
              <draw:equation draw:name="f0" draw:formula="logwidth"/>
              <draw:equation draw:name="f1" draw:formula="logheight"/>
            </draw:enhanced-geometry>
          </draw:custom-shape>
          <draw:custom-shape draw:name="CustomShape 305" draw:style-name="gr13" draw:text-style-name="P23" draw:layer="layout" svg:width="0.009cm" svg:height="0.024cm" svg:x="9.234cm" svg:y="1.66cm">
            <text:p/>
            <draw:enhanced-geometry draw:mirror-horizontal="false" draw:mirror-vertical="false" svg:viewBox="0 0 0 0" drawooo:sub-view-size="196 439" draw:text-areas="0 0 ?f0 ?f1" draw:type="ooxml-non-primitive" draw:enhanced-path="M 0 0 L 25 73 171 366 195 439 N">
              <draw:equation draw:name="f0" draw:formula="logwidth"/>
              <draw:equation draw:name="f1" draw:formula="logheight"/>
            </draw:enhanced-geometry>
          </draw:custom-shape>
          <draw:custom-shape draw:name="CustomShape 306" draw:style-name="gr13" draw:text-style-name="P23" draw:layer="layout" svg:width="0.007cm" svg:height="0.025cm" svg:x="9.261cm" svg:y="1.729cm">
            <text:p/>
            <draw:enhanced-geometry draw:mirror-horizontal="false" draw:mirror-vertical="false" svg:viewBox="0 0 0 0" drawooo:sub-view-size="148 464" draw:text-areas="0 0 ?f0 ?f1" draw:type="ooxml-non-primitive" draw:enhanced-path="M 1 0 L 147 463 N">
              <draw:equation draw:name="f0" draw:formula="logwidth"/>
              <draw:equation draw:name="f1" draw:formula="logheight"/>
            </draw:enhanced-geometry>
          </draw:custom-shape>
          <draw:custom-shape draw:name="CustomShape 307" draw:style-name="gr13" draw:text-style-name="P23" draw:layer="layout" svg:width="0.007cm" svg:height="0.025cm" svg:x="9.282cm" svg:y="1.8cm">
            <text:p/>
            <draw:enhanced-geometry draw:mirror-horizontal="false" draw:mirror-vertical="false" svg:viewBox="0 0 0 0" drawooo:sub-view-size="147 463" draw:text-areas="0 0 ?f0 ?f1" draw:type="ooxml-non-primitive" draw:enhanced-path="M 0 0 L 146 463 N">
              <draw:equation draw:name="f0" draw:formula="logwidth"/>
              <draw:equation draw:name="f1" draw:formula="logheight"/>
            </draw:enhanced-geometry>
          </draw:custom-shape>
          <draw:custom-shape draw:name="CustomShape 308" draw:style-name="gr13" draw:text-style-name="P23" draw:layer="layout" svg:width="0.009cm" svg:height="0.024cm" svg:x="9.305cm" svg:y="1.871cm">
            <text:p/>
            <draw:enhanced-geometry draw:mirror-horizontal="false" draw:mirror-vertical="false" svg:viewBox="0 0 0 0" drawooo:sub-view-size="196 440" draw:text-areas="0 0 ?f0 ?f1" draw:type="ooxml-non-primitive" draw:enhanced-path="M 1 1 L 50 123 196 415 196 439 N">
              <draw:equation draw:name="f0" draw:formula="logwidth"/>
              <draw:equation draw:name="f1" draw:formula="logheight"/>
            </draw:enhanced-geometry>
          </draw:custom-shape>
          <draw:custom-shape draw:name="CustomShape 309" draw:style-name="gr13" draw:text-style-name="P23" draw:layer="layout" svg:width="0.015cm" svg:height="0.019cm" svg:x="9.339cm" svg:y="1.936cm">
            <text:p/>
            <draw:enhanced-geometry draw:mirror-horizontal="false" draw:mirror-vertical="false" svg:viewBox="0 0 0 0" drawooo:sub-view-size="293 366" draw:text-areas="0 0 ?f0 ?f1" draw:type="ooxml-non-primitive" draw:enhanced-path="M 0 0 L 98 146 293 366 N">
              <draw:equation draw:name="f0" draw:formula="logwidth"/>
              <draw:equation draw:name="f1" draw:formula="logheight"/>
            </draw:enhanced-geometry>
          </draw:custom-shape>
          <draw:custom-shape draw:name="CustomShape 310" draw:style-name="gr13" draw:text-style-name="P23" draw:layer="layout" svg:width="0.024cm" svg:height="0.009cm" svg:x="9.393cm" svg:y="1.986cm">
            <text:p/>
            <draw:enhanced-geometry draw:mirror-horizontal="false" draw:mirror-vertical="false" svg:viewBox="0 0 0 0" drawooo:sub-view-size="440 196" draw:text-areas="0 0 ?f0 ?f1" draw:type="ooxml-non-primitive" draw:enhanced-path="M 1 1 L 171 98 439 195 N">
              <draw:equation draw:name="f0" draw:formula="logwidth"/>
              <draw:equation draw:name="f1" draw:formula="logheight"/>
            </draw:enhanced-geometry>
          </draw:custom-shape>
          <draw:custom-shape draw:name="CustomShape 311" draw:style-name="gr13" draw:text-style-name="P23" draw:layer="layout" svg:width="0.026cm" svg:height="0.001cm" svg:x="9.463cm" svg:y="2.004cm">
            <text:p/>
            <draw:enhanced-geometry draw:mirror-horizontal="false" draw:mirror-vertical="false" svg:viewBox="0 0 0 0" drawooo:sub-view-size="488 25" draw:text-areas="0 0 ?f0 ?f1" draw:type="ooxml-non-primitive" draw:enhanced-path="M 0 0 L 49 25 487 0 487 0 N">
              <draw:equation draw:name="f0" draw:formula="logwidth"/>
              <draw:equation draw:name="f1" draw:formula="logheight"/>
            </draw:enhanced-geometry>
          </draw:custom-shape>
          <draw:custom-shape draw:name="CustomShape 312" draw:style-name="gr13" draw:text-style-name="P23" draw:layer="layout" svg:width="0.025cm" svg:height="0.005cm" svg:x="9.536cm" svg:y="1.993cm">
            <text:p/>
            <draw:enhanced-geometry draw:mirror-horizontal="false" draw:mirror-vertical="false" svg:viewBox="0 0 0 0" drawooo:sub-view-size="464 123" draw:text-areas="0 0 ?f0 ?f1" draw:type="ooxml-non-primitive" draw:enhanced-path="M 1 122 L 196 73 464 0 464 0 N">
              <draw:equation draw:name="f0" draw:formula="logwidth"/>
              <draw:equation draw:name="f1" draw:formula="logheight"/>
            </draw:enhanced-geometry>
          </draw:custom-shape>
          <draw:custom-shape draw:name="CustomShape 313" draw:style-name="gr13" draw:text-style-name="P23" draw:layer="layout" svg:width="0.022cm" svg:height="0.014cm" svg:x="9.606cm" svg:y="1.96cm">
            <text:p/>
            <draw:enhanced-geometry draw:mirror-horizontal="false" draw:mirror-vertical="false" svg:viewBox="0 0 0 0" drawooo:sub-view-size="415 269" draw:text-areas="0 0 ?f0 ?f1" draw:type="ooxml-non-primitive" draw:enhanced-path="M 0 268 L 195 146 390 0 414 0 N">
              <draw:equation draw:name="f0" draw:formula="logwidth"/>
              <draw:equation draw:name="f1" draw:formula="logheight"/>
            </draw:enhanced-geometry>
          </draw:custom-shape>
          <draw:custom-shape draw:name="CustomShape 314" draw:style-name="gr13" draw:text-style-name="P23" draw:layer="layout" svg:width="0.012cm" svg:height="0.022cm" svg:x="9.662cm" svg:y="1.903cm">
            <text:p/>
            <draw:enhanced-geometry draw:mirror-horizontal="false" draw:mirror-vertical="false" svg:viewBox="0 0 0 0" drawooo:sub-view-size="244 415" draw:text-areas="0 0 ?f0 ?f1" draw:type="ooxml-non-primitive" draw:enhanced-path="M 0 414 L 24 365 146 195 244 0 N">
              <draw:equation draw:name="f0" draw:formula="logwidth"/>
              <draw:equation draw:name="f1" draw:formula="logheight"/>
            </draw:enhanced-geometry>
          </draw:custom-shape>
          <draw:custom-shape draw:name="CustomShape 315" draw:style-name="gr13" draw:text-style-name="P23" draw:layer="layout" svg:width="0.004cm" svg:height="0.026cm" svg:x="9.691cm" svg:y="1.832cm">
            <text:p/>
            <draw:enhanced-geometry draw:mirror-horizontal="false" draw:mirror-vertical="false" svg:viewBox="0 0 0 0" drawooo:sub-view-size="98 488" draw:text-areas="0 0 ?f0 ?f1" draw:type="ooxml-non-primitive" draw:enhanced-path="M 0 487 L 49 293 98 0 N">
              <draw:equation draw:name="f0" draw:formula="logwidth"/>
              <draw:equation draw:name="f1" draw:formula="logheight"/>
            </draw:enhanced-geometry>
          </draw:custom-shape>
          <draw:custom-shape draw:name="CustomShape 316" draw:style-name="gr13" draw:text-style-name="P23" draw:layer="layout" svg:width="0.001cm" svg:height="0.026cm" svg:x="9.699cm" svg:y="1.758cm">
            <text:p/>
            <draw:enhanced-geometry draw:mirror-horizontal="false" draw:mirror-vertical="false" svg:viewBox="0 0 0 0" drawooo:sub-view-size="25 488" draw:text-areas="0 0 ?f0 ?f1" draw:type="ooxml-non-primitive" draw:enhanced-path="M 25 488 L 25 464 25 123 0 1 N">
              <draw:equation draw:name="f0" draw:formula="logwidth"/>
              <draw:equation draw:name="f1" draw:formula="logheight"/>
            </draw:enhanced-geometry>
          </draw:custom-shape>
          <draw:custom-shape draw:name="CustomShape 317" draw:style-name="gr13" draw:text-style-name="P23" draw:layer="layout" svg:width="0.001cm" svg:height="0.012cm" svg:x="9.689cm" svg:y="1.696cm">
            <text:p/>
            <draw:enhanced-geometry draw:mirror-horizontal="false" draw:mirror-vertical="false" svg:viewBox="0 0 0 0" drawooo:sub-view-size="50 244" draw:text-areas="0 0 ?f0 ?f1" draw:type="ooxml-non-primitive" draw:enhanced-path="M 49 244 L 49 244 1 0 N">
              <draw:equation draw:name="f0" draw:formula="logwidth"/>
              <draw:equation draw:name="f1" draw:formula="logheight"/>
            </draw:enhanced-geometry>
          </draw:custom-shape>
        </draw:g>
        <draw:g draw:name="Group 318">
          <draw:custom-shape draw:name="CustomShape 319" draw:style-name="gr13" draw:text-style-name="P23" draw:layer="layout" svg:width="0.922cm" svg:height="0.922cm" svg:x="15.115cm" svg:y="1.277cm">
            <text:p/>
            <draw:enhanced-geometry draw:mirror-horizontal="false" draw:mirror-vertical="false" svg:viewBox="0 0 0 0" drawooo:sub-view-size="15832 15832" draw:text-areas="0 0 ?f0 ?f1" draw:type="ooxml-non-primitive" draw:enhanced-path="M 7916 1 L 7916 1 7502 25 7112 49 6723 98 6333 171 5943 244 5553 366 5188 488 4847 634 4482 780 4141 950 3824 1145 3483 1364 3191 1584 2874 1803 2607 2071 2314 2314 2071 2607 1803 2874 1584 3191 1364 3483 1145 3824 950 4141 780 4482 634 4847 488 5188 366 5553 244 5943 171 6333 98 6722 49 7112 25 7502 1 7916 1 7916 25 8330 49 8720 98 9109 171 9499 244 9889 366 10278 488 10644 634 10985 780 11350 950 11691 1145 12008 1364 12348 1584 12641 1803 12957 2071 13225 2314 13518 2607 13761 2874 14029 3191 14248 3483 14467 3824 14687 4141 14881 4482 15052 4847 15198 5188 15344 5553 15466 5943 15588 6333 15661 6723 15734 7112 15783 7502 15807 7916 15831 7916 15831 8330 15807 8720 15783 9109 15734 9499 15661 9889 15588 10278 15466 10644 15344 10985 15198 11350 15052 11691 14881 12008 14687 12349 14467 12641 14248 12957 14029 13225 13761 13518 13518 13761 13225 14029 12957 14248 12641 14467 12348 14687 12008 14881 11691 15052 11350 15198 10985 15344 10644 15466 10278 15588 9889 15661 9499 15734 9109 15783 8720 15807 8330 15831 7916 15831 7916 15807 7502 15783 7112 15734 6722 15661 6333 15588 5943 15466 5553 15344 5188 15198 4847 15052 4482 14881 4141 14687 3824 14467 3483 14248 3191 14029 2874 13761 2607 13518 2314 13225 2071 12957 1803 12641 1584 12349 1364 12008 1145 11691 950 11350 780 10985 634 10644 488 10278 366 9889 244 9499 171 9109 98 8720 49 8330 25 7916 1 7916 1 Z N">
              <draw:equation draw:name="f0" draw:formula="logwidth"/>
              <draw:equation draw:name="f1" draw:formula="logheight"/>
            </draw:enhanced-geometry>
          </draw:custom-shape>
          <draw:custom-shape draw:name="CustomShape 320" draw:style-name="gr13" draw:text-style-name="P23" draw:layer="layout" svg:width="0.808cm" svg:height="0.808cm" svg:x="15.171cm" svg:y="1.333cm">
            <text:p/>
            <draw:enhanced-geometry draw:mirror-horizontal="false" draw:mirror-vertical="false" svg:viewBox="0 0 0 0" drawooo:sub-view-size="13884 13884" draw:text-areas="0 0 ?f0 ?f1" draw:type="ooxml-non-primitive" draw:enhanced-path="M 6942 13883 L 6942 13883 6577 13883 6236 13834 5895 13810 5554 13737 5213 13664 4872 13566 4555 13469 4239 13323 3946 13201 3630 13031 3337 12884 3069 12690 2802 12495 2534 12300 2290 12081 2047 11837 1803 11594 1584 11350 1389 11082 1194 10814 999 10546 853 10254 683 9938 561 9645 415 9329 317 9012 220 8671 147 8330 74 7989 49 7648 1 7307 1 6942 1 6942 1 6577 49 6236 74 5895 147 5554 220 5213 317 4872 415 4555 561 4238 683 3946 853 3630 999 3337 1194 3069 1389 2802 1584 2534 1803 2290 2047 2047 2290 1803 2534 1584 2802 1389 3069 1194 3337 999 3630 853 3946 683 4239 561 4555 415 4872 317 5213 220 5554 147 5895 74 6236 49 6577 1 6942 1 6942 1 7307 1 7648 49 7989 74 8330 147 8671 220 9012 317 9329 415 9645 561 9938 683 10254 853 10546 999 10814 1194 11082 1389 11350 1584 11594 1803 11837 2047 12081 2290 12300 2534 12495 2802 12690 3069 12885 3337 13031 3630 13201 3946 13323 4238 13469 4555 13566 4872 13664 5213 13737 5554 13810 5895 13834 6236 13883 6577 13883 6942 13883 6942 13883 7307 13834 7648 13810 7989 13737 8330 13664 8671 13566 9012 13469 9329 13323 9645 13201 9938 13031 10254 12885 10546 12690 10814 12495 11082 12300 11350 12081 11594 11837 11837 11594 12081 11350 12300 11082 12495 10814 12690 10546 12884 10254 13031 9938 13201 9645 13323 9329 13469 9012 13566 8671 13664 8330 13737 7989 13810 7648 13834 7307 13883 6942 13883 6942 13883 Z N">
              <draw:equation draw:name="f0" draw:formula="logwidth"/>
              <draw:equation draw:name="f1" draw:formula="logheight"/>
            </draw:enhanced-geometry>
          </draw:custom-shape>
          <draw:custom-shape draw:name="CustomShape 321" draw:style-name="gr13" draw:text-style-name="P23" draw:layer="layout" svg:width="0.126cm" svg:height="0.393cm" svg:x="15.581cm" svg:y="1.483cm">
            <text:p/>
            <draw:enhanced-geometry draw:mirror-horizontal="false" draw:mirror-vertical="false" svg:viewBox="0 0 0 0" drawooo:sub-view-size="2193 6772" draw:text-areas="0 0 ?f0 ?f1" draw:type="ooxml-non-primitive" draw:enhanced-path="M 1 1 L 1 4580 2193 6772 N">
              <draw:equation draw:name="f0" draw:formula="logwidth"/>
              <draw:equation draw:name="f1" draw:formula="logheight"/>
            </draw:enhanced-geometry>
          </draw:custom-shape>
          <draw:custom-shape draw:name="CustomShape 322" draw:style-name="gr13" draw:text-style-name="P23" draw:layer="layout" svg:width="0.001cm" svg:height="0.066cm" svg:x="15.577cm" svg:y="1.333cm">
            <text:p/>
            <draw:enhanced-geometry draw:mirror-horizontal="false" draw:mirror-vertical="false" svg:viewBox="0 0 0 0" drawooo:sub-view-size="1 1170" draw:text-areas="0 0 ?f0 ?f1" draw:type="ooxml-non-primitive" draw:enhanced-path="M 1 1170 L 1 1 N">
              <draw:equation draw:name="f0" draw:formula="logwidth"/>
              <draw:equation draw:name="f1" draw:formula="logheight"/>
            </draw:enhanced-geometry>
          </draw:custom-shape>
          <draw:custom-shape draw:name="CustomShape 323" draw:style-name="gr13" draw:text-style-name="P23" draw:layer="layout" svg:width="0.001cm" svg:height="0.001cm" svg:x="15.375cm" svg:y="1.387cm">
            <text:p/>
            <draw:enhanced-geometry draw:mirror-horizontal="false" draw:mirror-vertical="false" svg:viewBox="0 0 0 0" drawooo:sub-view-size="1 1" draw:text-areas="0 0 ?f0 ?f1" draw:type="ooxml-non-primitive" draw:enhanced-path="M 1 0 L 1 0 N">
              <draw:equation draw:name="f0" draw:formula="logwidth"/>
              <draw:equation draw:name="f1" draw:formula="logheight"/>
            </draw:enhanced-geometry>
          </draw:custom-shape>
          <draw:custom-shape draw:name="CustomShape 324" draw:style-name="gr13" draw:text-style-name="P23" draw:layer="layout" svg:width="0.031cm" svg:height="0.056cm" svg:x="15.375cm" svg:y="1.387cm">
            <text:p/>
            <draw:enhanced-geometry draw:mirror-horizontal="false" draw:mirror-vertical="false" svg:viewBox="0 0 0 0" drawooo:sub-view-size="561 999" draw:text-areas="0 0 ?f0 ?f1" draw:type="ooxml-non-primitive" draw:enhanced-path="M 1 0 L 561 999 N">
              <draw:equation draw:name="f0" draw:formula="logwidth"/>
              <draw:equation draw:name="f1" draw:formula="logheight"/>
            </draw:enhanced-geometry>
          </draw:custom-shape>
          <draw:custom-shape draw:name="CustomShape 325" draw:style-name="gr13" draw:text-style-name="P23" draw:layer="layout" svg:width="0.001cm" svg:height="0.001cm" svg:x="15.225cm" svg:y="1.537cm">
            <text:p/>
            <draw:enhanced-geometry draw:mirror-horizontal="false" draw:mirror-vertical="false" svg:viewBox="0 0 0 0" drawooo:sub-view-size="1 1" draw:text-areas="0 0 ?f0 ?f1" draw:type="ooxml-non-primitive" draw:enhanced-path="M 0 0 L 0 0 N">
              <draw:equation draw:name="f0" draw:formula="logwidth"/>
              <draw:equation draw:name="f1" draw:formula="logheight"/>
            </draw:enhanced-geometry>
          </draw:custom-shape>
          <draw:custom-shape draw:name="CustomShape 326" draw:style-name="gr13" draw:text-style-name="P23" draw:layer="layout" svg:width="0.056cm" svg:height="0.031cm" svg:x="15.225cm" svg:y="1.537cm">
            <text:p/>
            <draw:enhanced-geometry draw:mirror-horizontal="false" draw:mirror-vertical="false" svg:viewBox="0 0 0 0" drawooo:sub-view-size="999 561" draw:text-areas="0 0 ?f0 ?f1" draw:type="ooxml-non-primitive" draw:enhanced-path="M 0 0 L 999 561 N">
              <draw:equation draw:name="f0" draw:formula="logwidth"/>
              <draw:equation draw:name="f1" draw:formula="logheight"/>
            </draw:enhanced-geometry>
          </draw:custom-shape>
          <draw:custom-shape draw:name="CustomShape 327" draw:style-name="gr13" draw:text-style-name="P23" draw:layer="layout" svg:width="0.066cm" svg:height="0.001cm" svg:x="15.171cm" svg:y="1.739cm">
            <text:p/>
            <draw:enhanced-geometry draw:mirror-horizontal="false" draw:mirror-vertical="false" svg:viewBox="0 0 0 0" drawooo:sub-view-size="1170 1" draw:text-areas="0 0 ?f0 ?f1" draw:type="ooxml-non-primitive" draw:enhanced-path="M 1 1 L 1170 1 N">
              <draw:equation draw:name="f0" draw:formula="logwidth"/>
              <draw:equation draw:name="f1" draw:formula="logheight"/>
            </draw:enhanced-geometry>
          </draw:custom-shape>
          <draw:custom-shape draw:name="CustomShape 328" draw:style-name="gr13" draw:text-style-name="P23" draw:layer="layout" svg:width="0.001cm" svg:height="0.001cm" svg:x="15.225cm" svg:y="1.94cm">
            <text:p/>
            <draw:enhanced-geometry draw:mirror-horizontal="false" draw:mirror-vertical="false" svg:viewBox="0 0 0 0" drawooo:sub-view-size="1 1" draw:text-areas="0 0 ?f0 ?f1" draw:type="ooxml-non-primitive" draw:enhanced-path="M 0 0 L 0 0 N">
              <draw:equation draw:name="f0" draw:formula="logwidth"/>
              <draw:equation draw:name="f1" draw:formula="logheight"/>
            </draw:enhanced-geometry>
          </draw:custom-shape>
          <draw:custom-shape draw:name="CustomShape 329" draw:style-name="gr13" draw:text-style-name="P23" draw:layer="layout" svg:width="0.056cm" svg:height="0.031cm" svg:x="15.225cm" svg:y="1.908cm">
            <text:p/>
            <draw:enhanced-geometry draw:mirror-horizontal="false" draw:mirror-vertical="false" svg:viewBox="0 0 0 0" drawooo:sub-view-size="999 561" draw:text-areas="0 0 ?f0 ?f1" draw:type="ooxml-non-primitive" draw:enhanced-path="M 0 560 L 999 0 N">
              <draw:equation draw:name="f0" draw:formula="logwidth"/>
              <draw:equation draw:name="f1" draw:formula="logheight"/>
            </draw:enhanced-geometry>
          </draw:custom-shape>
          <draw:custom-shape draw:name="CustomShape 330" draw:style-name="gr13" draw:text-style-name="P23" draw:layer="layout" svg:width="0.031cm" svg:height="0.056cm" svg:x="15.375cm" svg:y="2.031cm">
            <text:p/>
            <draw:enhanced-geometry draw:mirror-horizontal="false" draw:mirror-vertical="false" svg:viewBox="0 0 0 0" drawooo:sub-view-size="561 999" draw:text-areas="0 0 ?f0 ?f1" draw:type="ooxml-non-primitive" draw:enhanced-path="M 1 999 L 561 0 N">
              <draw:equation draw:name="f0" draw:formula="logwidth"/>
              <draw:equation draw:name="f1" draw:formula="logheight"/>
            </draw:enhanced-geometry>
          </draw:custom-shape>
          <draw:custom-shape draw:name="CustomShape 331" draw:style-name="gr13" draw:text-style-name="P23" draw:layer="layout" svg:width="0.001cm" svg:height="0.001cm" svg:x="15.375cm" svg:y="2.09cm">
            <text:p/>
            <draw:enhanced-geometry draw:mirror-horizontal="false" draw:mirror-vertical="false" svg:viewBox="0 0 0 0" drawooo:sub-view-size="1 1" draw:text-areas="0 0 ?f0 ?f1" draw:type="ooxml-non-primitive" draw:enhanced-path="M 1 1 L 1 1 N">
              <draw:equation draw:name="f0" draw:formula="logwidth"/>
              <draw:equation draw:name="f1" draw:formula="logheight"/>
            </draw:enhanced-geometry>
          </draw:custom-shape>
          <draw:custom-shape draw:name="CustomShape 332" draw:style-name="gr13" draw:text-style-name="P23" draw:layer="layout" svg:width="0.001cm" svg:height="0.066cm" svg:x="15.577cm" svg:y="2.075cm">
            <text:p/>
            <draw:enhanced-geometry draw:mirror-horizontal="false" draw:mirror-vertical="false" svg:viewBox="0 0 0 0" drawooo:sub-view-size="1 1170" draw:text-areas="0 0 ?f0 ?f1" draw:type="ooxml-non-primitive" draw:enhanced-path="M 1 0 L 1 1169 N">
              <draw:equation draw:name="f0" draw:formula="logwidth"/>
              <draw:equation draw:name="f1" draw:formula="logheight"/>
            </draw:enhanced-geometry>
          </draw:custom-shape>
          <draw:custom-shape draw:name="CustomShape 333" draw:style-name="gr13" draw:text-style-name="P23" draw:layer="layout" svg:width="0.031cm" svg:height="0.056cm" svg:x="15.746cm" svg:y="2.031cm">
            <text:p/>
            <draw:enhanced-geometry draw:mirror-horizontal="false" draw:mirror-vertical="false" svg:viewBox="0 0 0 0" drawooo:sub-view-size="561 999" draw:text-areas="0 0 ?f0 ?f1" draw:type="ooxml-non-primitive" draw:enhanced-path="M 560 999 L 0 0 N">
              <draw:equation draw:name="f0" draw:formula="logwidth"/>
              <draw:equation draw:name="f1" draw:formula="logheight"/>
            </draw:enhanced-geometry>
          </draw:custom-shape>
          <draw:custom-shape draw:name="CustomShape 334" draw:style-name="gr13" draw:text-style-name="P23" draw:layer="layout" svg:width="0.001cm" svg:height="0.001cm" svg:x="15.778cm" svg:y="2.09cm">
            <text:p/>
            <draw:enhanced-geometry draw:mirror-horizontal="false" draw:mirror-vertical="false" svg:viewBox="0 0 0 0" drawooo:sub-view-size="1 1" draw:text-areas="0 0 ?f0 ?f1" draw:type="ooxml-non-primitive" draw:enhanced-path="M 0 1 L 0 1 N">
              <draw:equation draw:name="f0" draw:formula="logwidth"/>
              <draw:equation draw:name="f1" draw:formula="logheight"/>
            </draw:enhanced-geometry>
          </draw:custom-shape>
          <draw:custom-shape draw:name="CustomShape 335" draw:style-name="gr13" draw:text-style-name="P23" draw:layer="layout" svg:width="0.056cm" svg:height="0.031cm" svg:x="15.869cm" svg:y="1.908cm">
            <text:p/>
            <draw:enhanced-geometry draw:mirror-horizontal="false" draw:mirror-vertical="false" svg:viewBox="0 0 0 0" drawooo:sub-view-size="999 561" draw:text-areas="0 0 ?f0 ?f1" draw:type="ooxml-non-primitive" draw:enhanced-path="M 999 560 L 0 0 N">
              <draw:equation draw:name="f0" draw:formula="logwidth"/>
              <draw:equation draw:name="f1" draw:formula="logheight"/>
            </draw:enhanced-geometry>
          </draw:custom-shape>
          <draw:custom-shape draw:name="CustomShape 336" draw:style-name="gr13" draw:text-style-name="P23" draw:layer="layout" svg:width="0.001cm" svg:height="0.001cm" svg:x="15.928cm" svg:y="1.94cm">
            <text:p/>
            <draw:enhanced-geometry draw:mirror-horizontal="false" draw:mirror-vertical="false" svg:viewBox="0 0 0 0" drawooo:sub-view-size="1 1" draw:text-areas="0 0 ?f0 ?f1" draw:type="ooxml-non-primitive" draw:enhanced-path="M 1 0 L 1 0 N">
              <draw:equation draw:name="f0" draw:formula="logwidth"/>
              <draw:equation draw:name="f1" draw:formula="logheight"/>
            </draw:enhanced-geometry>
          </draw:custom-shape>
          <draw:custom-shape draw:name="CustomShape 337" draw:style-name="gr13" draw:text-style-name="P23" draw:layer="layout" svg:width="0.066cm" svg:height="0.001cm" svg:x="15.914cm" svg:y="1.739cm">
            <text:p/>
            <draw:enhanced-geometry draw:mirror-horizontal="false" draw:mirror-vertical="false" svg:viewBox="0 0 0 0" drawooo:sub-view-size="1170 1" draw:text-areas="0 0 ?f0 ?f1" draw:type="ooxml-non-primitive" draw:enhanced-path="M 1169 1 L 0 1 N">
              <draw:equation draw:name="f0" draw:formula="logwidth"/>
              <draw:equation draw:name="f1" draw:formula="logheight"/>
            </draw:enhanced-geometry>
          </draw:custom-shape>
          <draw:custom-shape draw:name="CustomShape 338" draw:style-name="gr13" draw:text-style-name="P23" draw:layer="layout" svg:width="0.056cm" svg:height="0.031cm" svg:x="15.869cm" svg:y="1.537cm">
            <text:p/>
            <draw:enhanced-geometry draw:mirror-horizontal="false" draw:mirror-vertical="false" svg:viewBox="0 0 0 0" drawooo:sub-view-size="999 561" draw:text-areas="0 0 ?f0 ?f1" draw:type="ooxml-non-primitive" draw:enhanced-path="M 0 561 L 999 0 N">
              <draw:equation draw:name="f0" draw:formula="logwidth"/>
              <draw:equation draw:name="f1" draw:formula="logheight"/>
            </draw:enhanced-geometry>
          </draw:custom-shape>
          <draw:custom-shape draw:name="CustomShape 339" draw:style-name="gr13" draw:text-style-name="P23" draw:layer="layout" svg:width="0.001cm" svg:height="0.001cm" svg:x="15.928cm" svg:y="1.537cm">
            <text:p/>
            <draw:enhanced-geometry draw:mirror-horizontal="false" draw:mirror-vertical="false" svg:viewBox="0 0 0 0" drawooo:sub-view-size="1 1" draw:text-areas="0 0 ?f0 ?f1" draw:type="ooxml-non-primitive" draw:enhanced-path="M 1 0 L 1 0 N">
              <draw:equation draw:name="f0" draw:formula="logwidth"/>
              <draw:equation draw:name="f1" draw:formula="logheight"/>
            </draw:enhanced-geometry>
          </draw:custom-shape>
          <draw:custom-shape draw:name="CustomShape 340" draw:style-name="gr13" draw:text-style-name="P23" draw:layer="layout" svg:width="0.031cm" svg:height="0.056cm" svg:x="15.746cm" svg:y="1.387cm">
            <text:p/>
            <draw:enhanced-geometry draw:mirror-horizontal="false" draw:mirror-vertical="false" svg:viewBox="0 0 0 0" drawooo:sub-view-size="561 999" draw:text-areas="0 0 ?f0 ?f1" draw:type="ooxml-non-primitive" draw:enhanced-path="M 560 0 L 0 999 N">
              <draw:equation draw:name="f0" draw:formula="logwidth"/>
              <draw:equation draw:name="f1" draw:formula="logheight"/>
            </draw:enhanced-geometry>
          </draw:custom-shape>
          <draw:custom-shape draw:name="CustomShape 341" draw:style-name="gr13" draw:text-style-name="P23" draw:layer="layout" svg:width="0.001cm" svg:height="0.001cm" svg:x="15.778cm" svg:y="1.387cm">
            <text:p/>
            <draw:enhanced-geometry draw:mirror-horizontal="false" draw:mirror-vertical="false" svg:viewBox="0 0 0 0" drawooo:sub-view-size="1 1" draw:text-areas="0 0 ?f0 ?f1" draw:type="ooxml-non-primitive" draw:enhanced-path="M 0 0 L 0 0 N">
              <draw:equation draw:name="f0" draw:formula="logwidth"/>
              <draw:equation draw:name="f1" draw:formula="logheight"/>
            </draw:enhanced-geometry>
          </draw:custom-shape>
        </draw:g>
        <draw:g draw:name="Group 342">
          <draw:custom-shape draw:name="CustomShape 343" draw:style-name="gr13" draw:text-style-name="P23" draw:layer="layout" svg:width="0.936cm" svg:height="0.154cm" svg:x="13.538cm" svg:y="1.343cm">
            <text:p/>
            <draw:enhanced-geometry draw:mirror-horizontal="false" draw:mirror-vertical="false" svg:viewBox="0 0 0 0" drawooo:sub-view-size="16076 2680" draw:text-areas="0 0 ?f0 ?f1" draw:type="ooxml-non-primitive" draw:enhanced-path="M 16075 2679 L 16075 0 1 0 1 2679 N">
              <draw:equation draw:name="f0" draw:formula="logwidth"/>
              <draw:equation draw:name="f1" draw:formula="logheight"/>
            </draw:enhanced-geometry>
          </draw:custom-shape>
          <draw:custom-shape draw:name="CustomShape 344" draw:style-name="gr13" draw:text-style-name="P23" draw:layer="layout" svg:width="0.103cm" svg:height="0.103cm" svg:x="13.656cm" svg:y="1.368cm">
            <text:p/>
            <draw:enhanced-geometry draw:mirror-horizontal="false" draw:mirror-vertical="false" svg:viewBox="0 0 0 0" drawooo:sub-view-size="1803 1803" draw:text-areas="0 0 ?f0 ?f1" draw:type="ooxml-non-primitive" draw:enhanced-path="M 902 1803 L 902 1803 731 1778 561 1729 390 1632 268 1535 147 1388 73 1242 25 1072 0 901 0 901 25 707 73 536 147 390 268 244 390 146 561 49 731 0 902 0 902 0 1072 0 1242 49 1413 146 1535 244 1657 390 1730 536 1778 707 1803 901 1803 901 1778 1072 1730 1242 1657 1388 1535 1535 1413 1632 1242 1729 1072 1778 902 1803 902 1803 N">
              <draw:equation draw:name="f0" draw:formula="logwidth"/>
              <draw:equation draw:name="f1" draw:formula="logheight"/>
            </draw:enhanced-geometry>
          </draw:custom-shape>
          <draw:custom-shape draw:name="CustomShape 345" draw:style-name="gr13" draw:text-style-name="P23" draw:layer="layout" svg:width="0.103cm" svg:height="0.103cm" svg:x="14.253cm" svg:y="1.368cm">
            <text:p/>
            <draw:enhanced-geometry draw:mirror-horizontal="false" draw:mirror-vertical="false" svg:viewBox="0 0 0 0" drawooo:sub-view-size="1803 1803" draw:text-areas="0 0 ?f0 ?f1" draw:type="ooxml-non-primitive" draw:enhanced-path="M 902 1803 L 902 1803 731 1778 561 1729 390 1632 268 1535 147 1388 74 1242 25 1072 0 901 0 901 25 707 74 536 147 390 268 244 390 146 561 49 731 0 902 0 902 0 1072 0 1243 49 1413 146 1535 244 1657 390 1730 536 1778 707 1803 901 1803 901 1778 1072 1730 1242 1657 1388 1535 1535 1413 1632 1243 1729 1072 1778 902 1803 902 1803 N">
              <draw:equation draw:name="f0" draw:formula="logwidth"/>
              <draw:equation draw:name="f1" draw:formula="logheight"/>
            </draw:enhanced-geometry>
          </draw:custom-shape>
          <draw:custom-shape draw:name="CustomShape 346" draw:style-name="gr13" draw:text-style-name="P23" draw:layer="layout" svg:width="0.936cm" svg:height="0.072cm" svg:x="13.538cm" svg:y="2.112cm">
            <text:p/>
            <draw:enhanced-geometry draw:mirror-horizontal="false" draw:mirror-vertical="false" svg:viewBox="0 0 0 0" drawooo:sub-view-size="16076 1267" draw:text-areas="0 0 ?f0 ?f1" draw:type="ooxml-non-primitive" draw:enhanced-path="M 1 0 L 1 487 1 487 25 658 74 804 147 926 220 1048 342 1145 488 1218 634 1267 780 1267 15296 1267 15296 1267 15442 1267 15588 1218 15734 1145 15856 1048 15929 926 16002 804 16051 658 16075 487 16075 0 N">
              <draw:equation draw:name="f0" draw:formula="logwidth"/>
              <draw:equation draw:name="f1" draw:formula="logheight"/>
            </draw:enhanced-geometry>
          </draw:custom-shape>
          <draw:custom-shape draw:name="CustomShape 347" draw:style-name="gr13" draw:text-style-name="P23" draw:layer="layout" svg:width="0.065cm" svg:height="0.146cm" svg:x="14.306cm" svg:y="1.298cm">
            <text:p/>
            <draw:enhanced-geometry draw:mirror-horizontal="false" draw:mirror-vertical="false" svg:viewBox="0 0 0 0" drawooo:sub-view-size="1146 2534" draw:text-areas="0 0 ?f0 ?f1" draw:type="ooxml-non-primitive" draw:enhanced-path="M 634 2534 L 488 2534 488 2534 390 2534 293 2485 220 2461 147 2388 74 2315 49 2242 1 2144 1 2047 1 488 1 488 1 391 49 293 74 220 147 147 220 74 293 50 390 1 488 1 683 1 683 1 780 1 877 50 950 74 1024 147 1072 220 1121 293 1145 391 1145 488 N">
              <draw:equation draw:name="f0" draw:formula="logwidth"/>
              <draw:equation draw:name="f1" draw:formula="logheight"/>
            </draw:enhanced-geometry>
          </draw:custom-shape>
          <draw:custom-shape draw:name="CustomShape 348" draw:style-name="gr13" draw:text-style-name="P23" draw:layer="layout" svg:width="0.065cm" svg:height="0.146cm" svg:x="13.709cm" svg:y="1.298cm">
            <text:p/>
            <draw:enhanced-geometry draw:mirror-horizontal="false" draw:mirror-vertical="false" svg:viewBox="0 0 0 0" drawooo:sub-view-size="1146 2534" draw:text-areas="0 0 ?f0 ?f1" draw:type="ooxml-non-primitive" draw:enhanced-path="M 634 2534 L 488 2534 488 2534 390 2534 293 2485 220 2461 147 2388 74 2315 49 2242 1 2144 1 2047 1 488 1 488 1 391 49 293 74 220 147 147 220 74 293 50 390 1 488 1 682 1 682 1 780 1 877 50 950 74 1023 147 1072 220 1121 293 1145 391 1145 488 N">
              <draw:equation draw:name="f0" draw:formula="logwidth"/>
              <draw:equation draw:name="f1" draw:formula="logheight"/>
            </draw:enhanced-geometry>
          </draw:custom-shape>
          <draw:custom-shape draw:name="CustomShape 349" draw:style-name="gr13" draw:text-style-name="P23" draw:layer="layout" svg:width="0.936cm" svg:height="0.634cm" svg:x="13.538cm" svg:y="1.505cm">
            <text:p/>
            <draw:enhanced-geometry draw:mirror-horizontal="false" draw:mirror-vertical="false" svg:viewBox="0 0 0 0" drawooo:sub-view-size="16076 10888" draw:text-areas="0 0 ?f0 ?f1" draw:type="ooxml-non-primitive" draw:enhanced-path="M 1 1 L 1 10303 1 10303 25 10400 74 10498 147 10595 220 10693 342 10766 488 10839 634 10887 780 10887 15296 10887 15296 10887 15442 10887 15588 10839 15734 10766 15856 10668 15929 10546 16002 10425 16051 10278 16075 10108 16075 1 1 1 Z N">
              <draw:equation draw:name="f0" draw:formula="logwidth"/>
              <draw:equation draw:name="f1" draw:formula="logheight"/>
            </draw:enhanced-geometry>
          </draw:custom-shape>
          <draw:custom-shape draw:name="CustomShape 350" draw:style-name="gr13" draw:text-style-name="P23" draw:layer="layout" svg:width="0.7cm" svg:height="0.407cm" svg:x="13.656cm" svg:y="1.619cm">
            <text:p/>
            <draw:enhanced-geometry draw:mirror-horizontal="false" draw:mirror-vertical="false" svg:viewBox="0 0 0 0" drawooo:sub-view-size="12032 7015" draw:text-areas="0 0 ?f0 ?f1" draw:type="ooxml-non-primitive" draw:enhanced-path="M 0 0 L 12032 0 12032 7014 0 7014 0 0 Z N">
              <draw:equation draw:name="f0" draw:formula="logwidth"/>
              <draw:equation draw:name="f1" draw:formula="logheight"/>
            </draw:enhanced-geometry>
          </draw:custom-shape>
          <draw:custom-shape draw:name="CustomShape 351" draw:style-name="gr13" draw:text-style-name="P23" draw:layer="layout" svg:width="0.7cm" svg:height="0.001cm" svg:x="13.656cm" svg:y="1.892cm">
            <text:p/>
            <draw:enhanced-geometry draw:mirror-horizontal="false" draw:mirror-vertical="false" svg:viewBox="0 0 0 0" drawooo:sub-view-size="12032 1" draw:text-areas="0 0 ?f0 ?f1" draw:type="ooxml-non-primitive" draw:enhanced-path="M 0 0 L 12032 0 N">
              <draw:equation draw:name="f0" draw:formula="logwidth"/>
              <draw:equation draw:name="f1" draw:formula="logheight"/>
            </draw:enhanced-geometry>
          </draw:custom-shape>
          <draw:custom-shape draw:name="CustomShape 352" draw:style-name="gr13" draw:text-style-name="P23" draw:layer="layout" svg:width="0.7cm" svg:height="0.001cm" svg:x="13.656cm" svg:y="1.756cm">
            <text:p/>
            <draw:enhanced-geometry draw:mirror-horizontal="false" draw:mirror-vertical="false" svg:viewBox="0 0 0 0" drawooo:sub-view-size="12032 1" draw:text-areas="0 0 ?f0 ?f1" draw:type="ooxml-non-primitive" draw:enhanced-path="M 0 0 L 12032 0 N">
              <draw:equation draw:name="f0" draw:formula="logwidth"/>
              <draw:equation draw:name="f1" draw:formula="logheight"/>
            </draw:enhanced-geometry>
          </draw:custom-shape>
          <draw:custom-shape draw:name="CustomShape 353" draw:style-name="gr13" draw:text-style-name="P23" draw:layer="layout" svg:width="0.001cm" svg:height="0.407cm" svg:x="14.218cm" svg:y="1.619cm">
            <text:p/>
            <draw:enhanced-geometry draw:mirror-horizontal="false" draw:mirror-vertical="false" svg:viewBox="0 0 0 0" drawooo:sub-view-size="1 7015" draw:text-areas="0 0 ?f0 ?f1" draw:type="ooxml-non-primitive" draw:enhanced-path="M 1 0 L 1 7014 N">
              <draw:equation draw:name="f0" draw:formula="logwidth"/>
              <draw:equation draw:name="f1" draw:formula="logheight"/>
            </draw:enhanced-geometry>
          </draw:custom-shape>
          <draw:custom-shape draw:name="CustomShape 354" draw:style-name="gr13" draw:text-style-name="P23" draw:layer="layout" svg:width="0.001cm" svg:height="0.407cm" svg:x="14.077cm" svg:y="1.619cm">
            <text:p/>
            <draw:enhanced-geometry draw:mirror-horizontal="false" draw:mirror-vertical="false" svg:viewBox="0 0 0 0" drawooo:sub-view-size="1 7015" draw:text-areas="0 0 ?f0 ?f1" draw:type="ooxml-non-primitive" draw:enhanced-path="M 0 0 L 0 7014 N">
              <draw:equation draw:name="f0" draw:formula="logwidth"/>
              <draw:equation draw:name="f1" draw:formula="logheight"/>
            </draw:enhanced-geometry>
          </draw:custom-shape>
          <draw:custom-shape draw:name="CustomShape 355" draw:style-name="gr13" draw:text-style-name="P23" draw:layer="layout" svg:width="0.001cm" svg:height="0.407cm" svg:x="13.938cm" svg:y="1.619cm">
            <text:p/>
            <draw:enhanced-geometry draw:mirror-horizontal="false" draw:mirror-vertical="false" svg:viewBox="0 0 0 0" drawooo:sub-view-size="1 7015" draw:text-areas="0 0 ?f0 ?f1" draw:type="ooxml-non-primitive" draw:enhanced-path="M 1 0 L 1 7014 N">
              <draw:equation draw:name="f0" draw:formula="logwidth"/>
              <draw:equation draw:name="f1" draw:formula="logheight"/>
            </draw:enhanced-geometry>
          </draw:custom-shape>
          <draw:custom-shape draw:name="CustomShape 356" draw:style-name="gr13" draw:text-style-name="P23" draw:layer="layout" svg:width="0.001cm" svg:height="0.407cm" svg:x="13.797cm" svg:y="1.619cm">
            <text:p/>
            <draw:enhanced-geometry draw:mirror-horizontal="false" draw:mirror-vertical="false" svg:viewBox="0 0 0 0" drawooo:sub-view-size="1 7015" draw:text-areas="0 0 ?f0 ?f1" draw:type="ooxml-non-primitive" draw:enhanced-path="M 1 0 L 1 7014 N">
              <draw:equation draw:name="f0" draw:formula="logwidth"/>
              <draw:equation draw:name="f1" draw:formula="logheight"/>
            </draw:enhanced-geometry>
          </draw:custom-shape>
        </draw:g>
        <draw:g draw:name="Group 357">
          <draw:custom-shape draw:name="CustomShape 358" draw:style-name="gr13" draw:text-style-name="P23" draw:layer="layout" svg:width="0.902cm" svg:height="1.103cm" svg:x="2.552cm" svg:y="2.781cm">
            <text:p/>
            <draw:enhanced-geometry draw:mirror-horizontal="false" draw:mirror-vertical="false" svg:viewBox="0 0 0 0" drawooo:sub-view-size="15490 18924" draw:text-areas="0 0 ?f0 ?f1" draw:type="ooxml-non-primitive" draw:enhanced-path="M 15490 17828 L 15490 17828 15465 17998 15417 18169 15319 18364 15197 18534 15051 18680 14881 18802 14735 18900 14564 18924 1023 18924 1023 18924 852 18900 682 18802 511 18680 341 18534 219 18364 97 18169 24 17998 0 17828 0 877 0 877 24 706 97 560 195 414 341 268 487 171 658 73 828 24 974 0 N">
              <draw:equation draw:name="f0" draw:formula="logwidth"/>
              <draw:equation draw:name="f1" draw:formula="logheight"/>
            </draw:enhanced-geometry>
          </draw:custom-shape>
          <draw:custom-shape draw:name="CustomShape 359" draw:style-name="gr13" draw:text-style-name="P23" draw:layer="layout" svg:width="0.879cm" svg:height="1.078cm" svg:x="2.623cm" svg:y="2.724cm">
            <text:p/>
            <draw:enhanced-geometry draw:mirror-horizontal="false" draw:mirror-vertical="false" svg:viewBox="0 0 0 0" drawooo:sub-view-size="15101 18511" draw:text-areas="0 0 ?f0 ?f1" draw:type="ooxml-non-primitive" draw:enhanced-path="M 15101 3362 L 15101 17731 15101 17731 15076 17877 15028 18024 14979 18145 14882 18267 14760 18365 14614 18438 14468 18486 14321 18511 780 18511 780 18511 634 18486 488 18438 342 18365 220 18267 123 18145 74 18024 25 17877 1 17731 1 780 1 780 25 610 74 464 123 342 220 220 342 123 488 50 634 1 780 1 11740 1 N">
              <draw:equation draw:name="f0" draw:formula="logwidth"/>
              <draw:equation draw:name="f1" draw:formula="logheight"/>
            </draw:enhanced-geometry>
          </draw:custom-shape>
          <draw:custom-shape draw:name="CustomShape 360" draw:style-name="gr13" draw:text-style-name="P23" draw:layer="layout" svg:width="0.194cm" svg:height="0.194cm" svg:x="3.309cm" svg:y="2.724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N">
              <draw:equation draw:name="f0" draw:formula="logwidth"/>
              <draw:equation draw:name="f1" draw:formula="logheight"/>
            </draw:enhanced-geometry>
          </draw:custom-shape>
        </draw:g>
        <draw:g draw:name="Group 361">
          <draw:custom-shape draw:name="CustomShape 362" draw:style-name="gr13" draw:text-style-name="P23" draw:layer="layout" svg:width="0.139cm" svg:height="0.467cm" svg:x="15.577cm" svg:y="3.379cm">
            <text:p/>
            <draw:enhanced-geometry draw:mirror-horizontal="false" draw:mirror-vertical="false" svg:viewBox="0 0 0 0" drawooo:sub-view-size="2413 8038" draw:text-areas="0 0 ?f0 ?f1" draw:type="ooxml-non-primitive" draw:enhanced-path="M 2412 6820 L 2412 6820 2388 7063 2315 7283 2217 7502 2071 7672 1876 7818 1681 7940 1462 8013 1219 8038 1219 8038 975 8013 732 7940 537 7818 366 7672 196 7502 98 7283 25 7063 1 6820 1 1 N">
              <draw:equation draw:name="f0" draw:formula="logwidth"/>
              <draw:equation draw:name="f1" draw:formula="logheight"/>
            </draw:enhanced-geometry>
          </draw:custom-shape>
          <draw:custom-shape draw:name="CustomShape 363" draw:style-name="gr13" draw:text-style-name="P23" draw:layer="layout" svg:width="1.124cm" svg:height="0.531cm" svg:x="15.014cm" svg:y="2.823cm">
            <text:p/>
            <draw:enhanced-geometry draw:mirror-horizontal="false" draw:mirror-vertical="false" svg:viewBox="0 0 0 0" drawooo:sub-view-size="19290 9134" draw:text-areas="0 0 ?f0 ?f1" draw:type="ooxml-non-primitive" draw:enhanced-path="M 4993 8817 L 4993 8817 5212 8671 5456 8501 5748 8330 6040 8184 6357 8038 6674 7940 6990 7867 7307 7843 7307 7843 7623 7867 7916 7892 8184 7940 8452 8038 8719 8135 8963 8257 9182 8379 9401 8525 9888 8525 9888 8525 10108 8379 10327 8257 10570 8135 10838 8038 11106 7940 11374 7892 11666 7867 11983 7843 11983 7843 12300 7867 12616 7940 12933 8038 13249 8184 13542 8330 13834 8501 14078 8671 14297 8817 14297 8817 14516 8647 14784 8476 15052 8330 15368 8184 15685 8038 16002 7940 16343 7867 16659 7843 16659 7843 17073 7867 17487 7940 17853 8062 18218 8208 18534 8379 18827 8598 19095 8866 19289 9134 19289 9134 19265 8695 19192 8233 19119 7819 19046 7380 18924 6942 18802 6528 18632 6114 18486 5724 18291 5334 18072 4945 17853 4555 17609 4190 17365 3824 17073 3483 16781 3143 16464 2826 16464 2826 16148 2509 15831 2217 15490 1949 15125 1706 14759 1462 14394 1243 14004 1024 13615 853 13225 683 12811 512 12397 390 11983 269 11545 171 11131 98 10692 49 10254 1 9036 1 9036 1 8598 49 8159 98 7745 171 7307 269 6893 390 6479 512 6065 683 5675 853 5285 1024 4896 1243 4530 1462 4165 1706 3800 1949 3459 2217 3142 2509 2826 2826 2826 2826 2509 3143 2217 3483 1924 3824 1681 4190 1437 4555 1218 4945 999 5334 804 5724 658 6114 487 6528 366 6942 244 7380 171 7819 98 8233 25 8695 0 9134 0 9134 195 8866 463 8598 755 8379 1072 8208 1437 8062 1803 7940 2217 7867 2631 7843 2631 7843 2947 7867 3288 7940 3605 8038 3922 8184 4238 8330 4506 8476 4774 8647 4993 8817 4993 8817 Z N">
              <draw:equation draw:name="f0" draw:formula="logwidth"/>
              <draw:equation draw:name="f1" draw:formula="logheight"/>
            </draw:enhanced-geometry>
          </draw:custom-shape>
          <draw:custom-shape draw:name="CustomShape 364" draw:style-name="gr13" draw:text-style-name="P23" draw:layer="layout" svg:width="0.001cm" svg:height="0.054cm" svg:x="15.577cm" svg:y="2.768cm">
            <text:p/>
            <draw:enhanced-geometry draw:mirror-horizontal="false" draw:mirror-vertical="false" svg:viewBox="0 0 0 0" drawooo:sub-view-size="1 951" draw:text-areas="0 0 ?f0 ?f1" draw:type="ooxml-non-primitive" draw:enhanced-path="M 1 951 L 1 1 N">
              <draw:equation draw:name="f0" draw:formula="logwidth"/>
              <draw:equation draw:name="f1" draw:formula="logheight"/>
            </draw:enhanced-geometry>
          </draw:custom-shape>
          <draw:custom-shape draw:name="CustomShape 365" draw:style-name="gr13" draw:text-style-name="P23" draw:layer="layout" svg:width="0.001cm" svg:height="0.427cm" svg:x="15.577cm" svg:y="2.891cm">
            <text:p/>
            <draw:enhanced-geometry draw:mirror-horizontal="false" draw:mirror-vertical="false" svg:viewBox="0 0 0 0" drawooo:sub-view-size="1 7356" draw:text-areas="0 0 ?f0 ?f1" draw:type="ooxml-non-primitive" draw:enhanced-path="M 1 1 L 1 7356 N">
              <draw:equation draw:name="f0" draw:formula="logwidth"/>
              <draw:equation draw:name="f1" draw:formula="logheight"/>
            </draw:enhanced-geometry>
          </draw:custom-shape>
          <draw:custom-shape draw:name="CustomShape 366" draw:style-name="gr13" draw:text-style-name="P23" draw:layer="layout" svg:width="0.197cm" svg:height="0.443cm" svg:x="15.635cm" svg:y="2.876cm">
            <text:p/>
            <draw:enhanced-geometry draw:mirror-horizontal="false" draw:mirror-vertical="false" svg:viewBox="0 0 0 0" drawooo:sub-view-size="3411 7624" draw:text-areas="0 0 ?f0 ?f1" draw:type="ooxml-non-primitive" draw:enhanced-path="M 3410 7624 L 3410 7624 3337 7112 3215 6406 3142 5968 3020 5505 2874 4994 2704 4482 2509 3922 2265 3362 1998 2802 1681 2217 1340 1633 950 1072 488 512 0 1 N">
              <draw:equation draw:name="f0" draw:formula="logwidth"/>
              <draw:equation draw:name="f1" draw:formula="logheight"/>
            </draw:enhanced-geometry>
          </draw:custom-shape>
          <draw:custom-shape draw:name="CustomShape 367" draw:style-name="gr13" draw:text-style-name="P23" draw:layer="layout" svg:width="0.197cm" svg:height="0.443cm" svg:x="15.319cm" svg:y="2.876cm">
            <text:p/>
            <draw:enhanced-geometry draw:mirror-horizontal="false" draw:mirror-vertical="false" svg:viewBox="0 0 0 0" drawooo:sub-view-size="3411 7624" draw:text-areas="0 0 ?f0 ?f1" draw:type="ooxml-non-primitive" draw:enhanced-path="M 3410 1 L 3410 1 2923 512 2461 1072 2071 1633 1706 2217 1413 2802 1121 3362 902 3922 707 4482 536 4994 390 5505 269 5968 171 6406 49 7112 1 7624 N">
              <draw:equation draw:name="f0" draw:formula="logwidth"/>
              <draw:equation draw:name="f1" draw:formula="logheight"/>
            </draw:enhanced-geometry>
          </draw:custom-shape>
        </draw:g>
        <draw:g draw:name="Group 368">
          <draw:custom-shape draw:name="CustomShape 369" draw:style-name="gr13" draw:text-style-name="P23" draw:layer="layout" svg:width="0.237cm" svg:height="0.051cm" svg:x="15.457cm" svg:y="6.796cm">
            <text:p/>
            <draw:enhanced-geometry draw:mirror-horizontal="false" draw:mirror-vertical="false" svg:viewBox="0 0 0 0" drawooo:sub-view-size="4092 902" draw:text-areas="0 0 ?f0 ?f1" draw:type="ooxml-non-primitive" draw:enhanced-path="M 4092 902 L 4092 1 0 1 0 902 4092 902 Z N">
              <draw:equation draw:name="f0" draw:formula="logwidth"/>
              <draw:equation draw:name="f1" draw:formula="logheight"/>
            </draw:enhanced-geometry>
          </draw:custom-shape>
          <draw:custom-shape draw:name="CustomShape 370" draw:style-name="gr13" draw:text-style-name="P23" draw:layer="layout" svg:width="0.237cm" svg:height="0.051cm" svg:x="15.457cm" svg:y="6.742cm">
            <text:p/>
            <draw:enhanced-geometry draw:mirror-horizontal="false" draw:mirror-vertical="false" svg:viewBox="0 0 0 0" drawooo:sub-view-size="4092 902" draw:text-areas="0 0 ?f0 ?f1" draw:type="ooxml-non-primitive" draw:enhanced-path="M 4092 901 L 4092 0 0 0 0 901 4092 901 Z N">
              <draw:equation draw:name="f0" draw:formula="logwidth"/>
              <draw:equation draw:name="f1" draw:formula="logheight"/>
            </draw:enhanced-geometry>
          </draw:custom-shape>
          <draw:custom-shape draw:name="CustomShape 371" draw:style-name="gr13" draw:text-style-name="P23" draw:layer="layout" svg:width="0.237cm" svg:height="0.068cm" svg:x="15.457cm" svg:y="6.849cm">
            <text:p/>
            <draw:enhanced-geometry draw:mirror-horizontal="false" draw:mirror-vertical="false" svg:viewBox="0 0 0 0" drawooo:sub-view-size="4092 1195" draw:text-areas="0 0 ?f0 ?f1" draw:type="ooxml-non-primitive" draw:enhanced-path="M 0 1 L 0 171 0 171 24 318 98 464 195 585 341 659 1875 1170 1875 1170 2046 1194 2046 1194 2216 1170 3751 659 3751 659 3897 585 3994 464 4067 318 4092 171 4092 1 0 1 Z N">
              <draw:equation draw:name="f0" draw:formula="logwidth"/>
              <draw:equation draw:name="f1" draw:formula="logheight"/>
            </draw:enhanced-geometry>
          </draw:custom-shape>
          <draw:custom-shape draw:name="CustomShape 372" draw:style-name="gr13" draw:text-style-name="P23" draw:layer="layout" svg:width="0.081cm" svg:height="0.388cm" svg:x="15.432cm" svg:y="6.296cm">
            <text:p/>
            <draw:enhanced-geometry draw:mirror-horizontal="false" draw:mirror-vertical="false" svg:viewBox="0 0 0 0" drawooo:sub-view-size="1414 6675" draw:text-areas="0 0 ?f0 ?f1" draw:type="ooxml-non-primitive" draw:enhanced-path="M 1413 6674 L 1413 6674 585 2850 1 1 N">
              <draw:equation draw:name="f0" draw:formula="logwidth"/>
              <draw:equation draw:name="f1" draw:formula="logheight"/>
            </draw:enhanced-geometry>
          </draw:custom-shape>
          <draw:custom-shape draw:name="CustomShape 373" draw:style-name="gr13" draw:text-style-name="P23" draw:layer="layout" svg:width="0.598cm" svg:height="0.716cm" svg:x="15.277cm" svg:y="5.968cm">
            <text:p/>
            <draw:enhanced-geometry draw:mirror-horizontal="false" draw:mirror-vertical="false" svg:viewBox="0 0 0 0" drawooo:sub-view-size="10278 12301" draw:text-areas="0 0 ?f0 ?f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N">
              <draw:equation draw:name="f0" draw:formula="logwidth"/>
              <draw:equation draw:name="f1" draw:formula="logheight"/>
            </draw:enhanced-geometry>
          </draw:custom-shape>
          <draw:custom-shape draw:name="CustomShape 374" draw:style-name="gr13" draw:text-style-name="P23" draw:layer="layout" svg:width="0.081cm" svg:height="0.388cm" svg:x="15.639cm" svg:y="6.296cm">
            <text:p/>
            <draw:enhanced-geometry draw:mirror-horizontal="false" draw:mirror-vertical="false" svg:viewBox="0 0 0 0" drawooo:sub-view-size="1414 6675" draw:text-areas="0 0 ?f0 ?f1" draw:type="ooxml-non-primitive" draw:enhanced-path="M 1413 1 L 1413 1 829 2850 1 6674 N">
              <draw:equation draw:name="f0" draw:formula="logwidth"/>
              <draw:equation draw:name="f1" draw:formula="logheight"/>
            </draw:enhanced-geometry>
          </draw:custom-shape>
          <draw:custom-shape draw:name="CustomShape 375" draw:style-name="gr13" draw:text-style-name="P23" draw:layer="layout" svg:width="0.208cm" svg:height="0.044cm" svg:x="15.471cm" svg:y="6.282cm">
            <text:p/>
            <draw:enhanced-geometry draw:mirror-horizontal="false" draw:mirror-vertical="false" svg:viewBox="0 0 0 0" drawooo:sub-view-size="3606 780" draw:text-areas="0 0 ?f0 ?f1" draw:type="ooxml-non-primitive" draw:enhanced-path="M 1 73 L 829 780 1657 73 1657 73 1730 25 1803 0 1876 25 1949 73 2777 780 3605 73 N">
              <draw:equation draw:name="f0" draw:formula="logwidth"/>
              <draw:equation draw:name="f1" draw:formula="logheight"/>
            </draw:enhanced-geometry>
          </draw:custom-shape>
          <draw:custom-shape draw:name="CustomShape 376" draw:style-name="gr13" draw:text-style-name="P23" draw:layer="layout" svg:width="0.237cm" svg:height="0.001cm" svg:x="15.457cm" svg:y="6.691cm">
            <text:p/>
            <draw:enhanced-geometry draw:mirror-horizontal="false" draw:mirror-vertical="false" svg:viewBox="0 0 0 0" drawooo:sub-view-size="4092 1" draw:text-areas="0 0 ?f0 ?f1" draw:type="ooxml-non-primitive" draw:enhanced-path="M 0 1 L 4092 1 N">
              <draw:equation draw:name="f0" draw:formula="logwidth"/>
              <draw:equation draw:name="f1" draw:formula="logheight"/>
            </draw:enhanced-geometry>
          </draw:custom-shape>
        </draw:g>
        <draw:g draw:name="Group 377">
          <draw:custom-shape draw:name="CustomShape 378" draw:style-name="gr13" draw:text-style-name="P23" draw:layer="layout" svg:width="1.007cm" svg:height="0.612cm" svg:x="7.225cm" svg:y="7.709cm">
            <text:p/>
            <draw:enhanced-geometry draw:mirror-horizontal="false" draw:mirror-vertical="false" svg:viewBox="0 0 0 0" drawooo:sub-view-size="17293 10523" draw:text-areas="0 0 ?f0 ?f1" draw:type="ooxml-non-primitive" draw:enhanced-path="M 14711 7916 L 14711 7916 14151 8379 13493 8842 12811 9280 12446 9475 12056 9670 11667 9840 11253 10011 10839 10157 10425 10278 9986 10376 9548 10449 9109 10498 8647 10522 8647 10522 8233 10522 7843 10473 7453 10425 7064 10327 6674 10230 6284 10108 5919 9986 5554 9840 5213 9670 4847 9499 4190 9109 3557 8695 2972 8233 2412 7794 1900 7332 1438 6893 1048 6479 390 5748 1 5261 1 5261 390 4774 1048 4044 1438 3630 1900 3191 2412 2728 2972 2290 3557 1852 4190 1413 4847 1024 5213 853 5554 683 5919 536 6284 415 6674 293 7064 196 7453 98 7843 49 8233 1 8647 1 8647 1 9109 25 9548 74 9986 147 10425 244 10839 366 11253 512 11667 683 12056 853 12446 1048 12811 1243 13493 1681 14151 2144 14711 2607 14711 2607 15198 3021 15637 3435 16026 3824 16367 4190 16927 4823 17293 5261 17293 5261 16927 5700 16367 6333 16026 6698 15637 7088 15198 7502 14711 7916 14711 7916 Z N">
              <draw:equation draw:name="f0" draw:formula="logwidth"/>
              <draw:equation draw:name="f1" draw:formula="logheight"/>
            </draw:enhanced-geometry>
          </draw:custom-shape>
          <draw:custom-shape draw:name="CustomShape 379" draw:style-name="gr13" draw:text-style-name="P23" draw:layer="layout" svg:width="0.186cm" svg:height="0.186cm" svg:x="7.636cm" svg:y="7.922cm">
            <text:p/>
            <draw:enhanced-geometry draw:mirror-horizontal="false" draw:mirror-vertical="false" svg:viewBox="0 0 0 0" drawooo:sub-view-size="3216 3216" draw:text-areas="0 0 ?f0 ?f1" draw:type="ooxml-non-primitive" draw:enhanced-path="M 0 1608 L 0 1608 25 1438 49 1292 73 1121 146 975 195 853 293 707 366 585 487 488 585 366 707 293 853 196 974 147 1121 74 1291 50 1437 25 1608 1 1608 1 1778 25 1924 50 2095 74 2241 147 2363 196 2509 293 2631 366 2728 488 2850 585 2923 707 3020 853 3069 975 3142 1121 3166 1292 3191 1438 3215 1608 3215 1608 3191 1779 3166 1925 3142 2095 3069 2242 3020 2363 2923 2509 2850 2631 2728 2729 2631 2850 2509 2924 2363 3021 2241 3070 2095 3143 1924 3167 1778 3191 1608 3216 1608 3216 1437 3191 1291 3167 1121 3143 974 3070 853 3021 707 2924 585 2850 487 2729 366 2631 293 2509 195 2363 146 2242 73 2095 49 1925 25 1779 0 1608 0 1608 Z N">
              <draw:equation draw:name="f0" draw:formula="logwidth"/>
              <draw:equation draw:name="f1" draw:formula="logheight"/>
            </draw:enhanced-geometry>
          </draw:custom-shape>
          <draw:custom-shape draw:name="CustomShape 380" draw:style-name="gr13" draw:text-style-name="P23" draw:layer="layout" svg:width="0.484cm" svg:height="0.484cm" svg:x="7.487cm" svg:y="7.773cm">
            <text:p/>
            <draw:enhanced-geometry draw:mirror-horizontal="false" draw:mirror-vertical="false" svg:viewBox="0 0 0 0" drawooo:sub-view-size="8331 8331" draw:text-areas="0 0 ?f0 ?f1" draw:type="ooxml-non-primitive" draw:enhanced-path="M 1 4165 L 1 4165 25 3751 74 3337 196 2923 318 2534 512 2168 707 1827 951 1511 1219 1218 1511 951 1828 707 2169 512 2534 317 2924 195 3313 74 3727 25 4166 1 4166 1 4580 25 4994 74 5408 195 5797 317 6163 512 6504 707 6820 951 7113 1218 7381 1511 7624 1827 7819 2168 8014 2534 8136 2923 8257 3337 8306 3751 8330 4165 8330 4165 8306 4579 8257 4993 8136 5407 8014 5797 7819 6162 7624 6503 7381 6820 7113 7112 6820 7380 6504 7624 6163 7819 5797 8013 5408 8135 4994 8257 4580 8306 4166 8330 4166 8330 3727 8306 3313 8257 2924 8135 2534 8013 2169 7819 1828 7624 1511 7380 1219 7112 951 6820 707 6503 512 6162 318 5797 196 5407 74 4993 25 4579 1 4165 1 4165 Z N">
              <draw:equation draw:name="f0" draw:formula="logwidth"/>
              <draw:equation draw:name="f1" draw:formula="logheight"/>
            </draw:enhanced-geometry>
          </draw:custom-shape>
        </draw:g>
        <draw:g draw:name="Group 381">
          <draw:custom-shape draw:name="CustomShape 382" draw:style-name="gr13" draw:text-style-name="P23" draw:layer="layout" svg:width="0.734cm" svg:height="0.18cm" svg:x="15.208cm" svg:y="7.521cm">
            <text:p/>
            <draw:enhanced-geometry draw:mirror-horizontal="false" draw:mirror-vertical="false" svg:viewBox="0 0 0 0" drawooo:sub-view-size="12617 3119" draw:text-areas="0 0 ?f0 ?f1" draw:type="ooxml-non-primitive" draw:enhanced-path="M 12130 1413 L 8647 1413 8647 878 8647 878 8623 707 8574 537 8501 391 8379 269 8257 147 8111 74 7941 25 7770 1 4848 1 4848 1 4677 25 4507 74 4361 147 4239 269 4117 391 4044 537 3995 707 3971 878 3971 1413 488 1413 488 1413 391 1413 293 1462 220 1486 147 1560 74 1633 50 1706 1 1803 1 1901 1 3118 12617 3118 12617 1901 12617 1901 12617 1803 12568 1706 12544 1633 12471 1560 12398 1486 12325 1462 12227 1413 12130 1413 12130 1413 Z M 4750 878 L 4750 878 4750 829 4775 805 4799 780 4848 780 7770 780 7770 780 7819 780 7843 805 7868 829 7868 878 7868 1413 4750 1413 4750 878 Z N">
              <draw:equation draw:name="f0" draw:formula="logwidth"/>
              <draw:equation draw:name="f1" draw:formula="logheight"/>
            </draw:enhanced-geometry>
          </draw:custom-shape>
          <draw:custom-shape draw:name="CustomShape 383" draw:style-name="gr13" draw:text-style-name="P23" draw:layer="layout" svg:width="0.675cm" svg:height="0.834cm" svg:x="15.238cm" svg:y="7.72cm">
            <text:p/>
            <draw:enhanced-geometry draw:mirror-horizontal="false" draw:mirror-vertical="false" svg:viewBox="0 0 0 0" drawooo:sub-view-size="11594 14322" draw:text-areas="0 0 ?f0 ?f1" draw:type="ooxml-non-primitive" draw:enhanced-path="M 0 1 L 0 13834 0 13834 0 13932 49 14029 74 14102 147 14175 220 14224 293 14273 390 14297 488 14321 11106 14321 11106 14321 11204 14297 11301 14273 11374 14224 11447 14175 11520 14102 11545 14029 11593 13932 11593 13834 11593 1 N">
              <draw:equation draw:name="f0" draw:formula="logwidth"/>
              <draw:equation draw:name="f1" draw:formula="logheight"/>
            </draw:enhanced-geometry>
          </draw:custom-shape>
          <draw:custom-shape draw:name="CustomShape 384" draw:style-name="gr13" draw:text-style-name="P23" draw:layer="layout" svg:width="0.001cm" svg:height="0.609cm" svg:x="15.376cm" svg:y="7.833cm">
            <text:p/>
            <draw:enhanced-geometry draw:mirror-horizontal="false" draw:mirror-vertical="false" svg:viewBox="0 0 0 0" drawooo:sub-view-size="1 10474" draw:text-areas="0 0 ?f0 ?f1" draw:type="ooxml-non-primitive" draw:enhanced-path="M 1 10473 L 1 1 N">
              <draw:equation draw:name="f0" draw:formula="logwidth"/>
              <draw:equation draw:name="f1" draw:formula="logheight"/>
            </draw:enhanced-geometry>
          </draw:custom-shape>
          <draw:custom-shape draw:name="CustomShape 385" draw:style-name="gr13" draw:text-style-name="P23" draw:layer="layout" svg:width="0.001cm" svg:height="0.609cm" svg:x="15.577cm" svg:y="7.833cm">
            <text:p/>
            <draw:enhanced-geometry draw:mirror-horizontal="false" draw:mirror-vertical="false" svg:viewBox="0 0 0 0" drawooo:sub-view-size="1 10474" draw:text-areas="0 0 ?f0 ?f1" draw:type="ooxml-non-primitive" draw:enhanced-path="M 1 1 L 1 10473 N">
              <draw:equation draw:name="f0" draw:formula="logwidth"/>
              <draw:equation draw:name="f1" draw:formula="logheight"/>
            </draw:enhanced-geometry>
          </draw:custom-shape>
          <draw:custom-shape draw:name="CustomShape 386" draw:style-name="gr13" draw:text-style-name="P23" draw:layer="layout" svg:width="0.001cm" svg:height="0.609cm" svg:x="15.777cm" svg:y="7.833cm">
            <text:p/>
            <draw:enhanced-geometry draw:mirror-horizontal="false" draw:mirror-vertical="false" svg:viewBox="0 0 0 0" drawooo:sub-view-size="1 10474" draw:text-areas="0 0 ?f0 ?f1" draw:type="ooxml-non-primitive" draw:enhanced-path="M 1 1 L 1 10473 N">
              <draw:equation draw:name="f0" draw:formula="logwidth"/>
              <draw:equation draw:name="f1" draw:formula="logheight"/>
            </draw:enhanced-geometry>
          </draw:custom-shape>
        </draw:g>
        <draw:g draw:name="Group 387">
          <draw:custom-shape draw:name="CustomShape 388" draw:style-name="gr13" draw:text-style-name="P23" draw:layer="layout" svg:width="0.265cm" svg:height="0.265cm" svg:x="4.678cm" svg:y="11.107cm">
            <text:p/>
            <draw:enhanced-geometry draw:mirror-horizontal="false" draw:mirror-vertical="false" svg:viewBox="0 0 0 0" drawooo:sub-view-size="4580 4579" draw:text-areas="0 0 ?f0 ?f1" draw:type="ooxml-non-primitive" draw:enhanced-path="M 731 4189 L 731 4189 853 4286 999 4384 1170 4457 1316 4506 1486 4554 1657 4579 1827 4579 1973 4579 2144 4579 2314 4530 2485 4481 2631 4433 2777 4360 2923 4262 3069 4165 3191 4043 3191 4043 3337 3872 3483 3653 3605 3410 3751 3117 3995 2484 4214 1827 4409 1169 4531 609 4579 219 4579 97 4579 24 4579 24 4506 0 4385 0 3970 73 3410 195 2777 365 2095 609 1462 852 1194 974 926 1120 707 1266 561 1388 561 1388 439 1534 342 1656 244 1802 171 1973 98 2119 49 2289 25 2436 1 2606 1 2776 25 2947 49 3117 98 3264 147 3434 220 3580 317 3726 415 3872 731 4189 Z N">
              <draw:equation draw:name="f0" draw:formula="logwidth"/>
              <draw:equation draw:name="f1" draw:formula="logheight"/>
            </draw:enhanced-geometry>
          </draw:custom-shape>
          <draw:custom-shape draw:name="CustomShape 389" draw:style-name="gr13" draw:text-style-name="P23" draw:layer="layout" svg:width="0.363cm" svg:height="0.363cm" svg:x="4.233cm" svg:y="11.152cm">
            <text:p/>
            <draw:enhanced-geometry draw:mirror-horizontal="false" draw:mirror-vertical="false" svg:viewBox="0 0 0 0" drawooo:sub-view-size="6260 6260" draw:text-areas="0 0 ?f0 ?f1" draw:type="ooxml-non-primitive" draw:enhanced-path="M 5675 5334 L 5675 5334 5821 5139 5943 4944 6041 4725 6138 4506 6187 4287 6235 4043 6260 3824 6260 3581 6235 3361 6187 3118 6138 2899 6041 2679 5943 2460 5821 2265 5675 2071 5505 1900 5505 1900 5286 1705 4993 1510 4652 1316 4263 1145 3849 975 3410 804 2485 487 1608 244 853 73 536 25 293 0 122 0 25 25 25 25 1 122 1 293 25 536 74 853 244 1608 488 2485 804 3410 975 3848 1145 4262 1316 4652 1511 4993 1705 5285 1900 5505 1900 5505 2071 5675 2266 5821 2460 5943 2680 6040 2899 6138 3118 6187 3362 6235 3581 6260 3824 6260 4043 6235 4287 6187 4506 6138 4725 6040 4945 5943 5139 5821 5334 5675 5675 5334 Z N">
              <draw:equation draw:name="f0" draw:formula="logwidth"/>
              <draw:equation draw:name="f1" draw:formula="logheight"/>
            </draw:enhanced-geometry>
          </draw:custom-shape>
          <draw:custom-shape draw:name="CustomShape 390" draw:style-name="gr13" draw:text-style-name="P23" draw:layer="layout" svg:width="0.557cm" svg:height="0.55cm" svg:x="4.359cm" svg:y="10.562cm">
            <text:p/>
            <draw:enhanced-geometry draw:mirror-horizontal="false" draw:mirror-vertical="false" svg:viewBox="0 0 0 0" drawooo:sub-view-size="9572 9450" draw:text-areas="0 0 ?f0 ?f1" draw:type="ooxml-non-primitive" draw:enhanced-path="M 5358 9450 L 5358 9450 5650 9328 5918 9133 6162 8914 6381 8646 6381 8646 6649 8670 6917 8670 7160 8646 7404 8597 7623 8524 7818 8427 7989 8305 8159 8159 8305 7989 8427 7794 8524 7599 8597 7380 8670 7160 8695 6917 8695 6649 8670 6381 8670 6381 8865 6211 9060 6016 9206 5821 9328 5626 9425 5407 9499 5212 9547 4993 9572 4774 9547 4554 9499 4335 9425 4116 9328 3921 9206 3702 9060 3507 8865 3337 8670 3166 8670 3166 8695 2898 8695 2630 8670 2387 8597 2143 8524 1924 8427 1729 8305 1559 8159 1388 7989 1242 7818 1120 7623 1023 7404 950 7160 901 6917 853 6649 853 6381 901 6381 901 6211 682 6040 487 5845 341 5626 219 5431 122 5212 49 4993 0 4774 0 4555 0 4335 49 4140 122 3921 219 3726 341 3532 487 3337 682 3166 901 3166 901 2898 853 2655 853 2387 901 2168 950 1949 1023 1754 1120 1559 1242 1388 1388 1267 1559 1120 1729 1023 1924 950 2143 901 2387 877 2630 877 2898 901 3166 901 3166 682 3337 512 3507 341 3702 219 3921 122 4116 49 4335 24 4554 0 4774 24 4993 49 5212 122 5407 219 5626 341 5821 512 6016 682 6211 901 6381 901 6381 877 6649 877 6917 901 7160 950 7380 1023 7599 1120 7794 1267 7989 1388 8159 1559 8305 1754 8427 1949 8524 2168 8597 2387 8646 2655 8670 2898 8670 3166 8646 3166 8646 3410 8914 3653 9133 3921 9328 4189 9450 N">
              <draw:equation draw:name="f0" draw:formula="logwidth"/>
              <draw:equation draw:name="f1" draw:formula="logheight"/>
            </draw:enhanced-geometry>
          </draw:custom-shape>
          <draw:custom-shape draw:name="CustomShape 391" draw:style-name="gr13" draw:text-style-name="P23" draw:layer="layout" svg:width="0.001cm" svg:height="0.598cm" svg:x="4.638cm" svg:y="11.114cm">
            <text:p/>
            <draw:enhanced-geometry draw:mirror-horizontal="false" draw:mirror-vertical="false" svg:viewBox="0 0 0 0" drawooo:sub-view-size="1 10279" draw:text-areas="0 0 ?f0 ?f1" draw:type="ooxml-non-primitive" draw:enhanced-path="M 1 10279 L 1 1 N">
              <draw:equation draw:name="f0" draw:formula="logwidth"/>
              <draw:equation draw:name="f1" draw:formula="logheight"/>
            </draw:enhanced-geometry>
          </draw:custom-shape>
          <draw:custom-shape draw:name="CustomShape 392" draw:style-name="gr13" draw:text-style-name="P23" draw:layer="layout" svg:width="0.129cm" svg:height="0.129cm" svg:x="4.572cm" svg:y="10.775cm">
            <text:p/>
            <draw:enhanced-geometry draw:mirror-horizontal="false" draw:mirror-vertical="false" svg:viewBox="0 0 0 0" drawooo:sub-view-size="2242 2241" draw:text-areas="0 0 ?f0 ?f1" draw:type="ooxml-non-primitive" draw:enhanced-path="M 1121 2241 L 1121 2241 902 2217 682 2144 512 2046 341 1900 195 1754 98 1559 25 1340 0 1121 0 1121 25 901 98 682 195 487 341 317 512 195 682 98 902 25 1121 0 1121 0 1364 25 1559 98 1754 195 1924 317 2046 487 2168 682 2217 901 2241 1121 2241 1121 2217 1340 2168 1559 2046 1754 1924 1900 1754 2046 1559 2144 1364 2217 1121 2241 1121 2241 N">
              <draw:equation draw:name="f0" draw:formula="logwidth"/>
              <draw:equation draw:name="f1" draw:formula="logheight"/>
            </draw:enhanced-geometry>
          </draw:custom-shape>
          <draw:custom-shape draw:name="CustomShape 393" draw:style-name="gr13" draw:text-style-name="P23" draw:layer="layout" svg:width="0.201cm" svg:height="0.201cm" svg:x="4.349cm" svg:y="11.269cm">
            <text:p/>
            <draw:enhanced-geometry draw:mirror-horizontal="false" draw:mirror-vertical="false" svg:viewBox="0 0 0 0" drawooo:sub-view-size="3484 3484" draw:text-areas="0 0 ?f0 ?f1" draw:type="ooxml-non-primitive" draw:enhanced-path="M 1 0 L 3483 3483 N">
              <draw:equation draw:name="f0" draw:formula="logwidth"/>
              <draw:equation draw:name="f1" draw:formula="logheight"/>
            </draw:enhanced-geometry>
          </draw:custom-shape>
          <draw:custom-shape draw:name="CustomShape 394" draw:style-name="gr13" draw:text-style-name="P23" draw:layer="layout" svg:width="0.126cm" svg:height="0.126cm" svg:x="4.713cm" svg:y="11.21cm">
            <text:p/>
            <draw:enhanced-geometry draw:mirror-horizontal="false" draw:mirror-vertical="false" svg:viewBox="0 0 0 0" drawooo:sub-view-size="2193 2193" draw:text-areas="0 0 ?f0 ?f1" draw:type="ooxml-non-primitive" draw:enhanced-path="M 2192 1 L 1 2193 N">
              <draw:equation draw:name="f0" draw:formula="logwidth"/>
              <draw:equation draw:name="f1" draw:formula="logheight"/>
            </draw:enhanced-geometry>
          </draw:custom-shape>
        </draw:g>
        <draw:g draw:name="Group 395">
          <draw:custom-shape draw:name="CustomShape 396" draw:style-name="gr13" draw:text-style-name="P23" draw:layer="layout" svg:width="0.858cm" svg:height="0.312cm" svg:x="5.744cm" svg:y="11.418cm">
            <text:p/>
            <draw:enhanced-geometry draw:mirror-horizontal="false" draw:mirror-vertical="false" svg:viewBox="0 0 0 0" drawooo:sub-view-size="14736 5384" draw:text-areas="0 0 ?f0 ?f1"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N">
              <draw:equation draw:name="f0" draw:formula="logwidth"/>
              <draw:equation draw:name="f1" draw:formula="logheight"/>
            </draw:enhanced-geometry>
          </draw:custom-shape>
          <draw:custom-shape draw:name="CustomShape 397" draw:style-name="gr13" draw:text-style-name="P23" draw:layer="layout" svg:width="0.001cm" svg:height="0.808cm" svg:x="6.173cm" svg:y="10.643cm">
            <text:p/>
            <draw:enhanced-geometry draw:mirror-horizontal="false" draw:mirror-vertical="false" svg:viewBox="0 0 0 0" drawooo:sub-view-size="1 13883" draw:text-areas="0 0 ?f0 ?f1" draw:type="ooxml-non-primitive" draw:enhanced-path="M 0 13883 L 0 0 N">
              <draw:equation draw:name="f0" draw:formula="logwidth"/>
              <draw:equation draw:name="f1" draw:formula="logheight"/>
            </draw:enhanced-geometry>
          </draw:custom-shape>
          <draw:custom-shape draw:name="CustomShape 398" draw:style-name="gr13" draw:text-style-name="P23" draw:layer="layout" svg:width="0.265cm" svg:height="0.265cm" svg:x="6.21cm" svg:y="10.66cm">
            <text:p/>
            <draw:enhanced-geometry draw:mirror-horizontal="false" draw:mirror-vertical="false" svg:viewBox="0 0 0 0" drawooo:sub-view-size="4579 4580" draw:text-areas="0 0 ?f0 ?f1"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N">
              <draw:equation draw:name="f0" draw:formula="logwidth"/>
              <draw:equation draw:name="f1" draw:formula="logheight"/>
            </draw:enhanced-geometry>
          </draw:custom-shape>
          <draw:custom-shape draw:name="CustomShape 399" draw:style-name="gr13" draw:text-style-name="P23" draw:layer="layout" svg:width="0.126cm" svg:height="0.126cm" svg:x="6.246cm" svg:y="10.764cm">
            <text:p/>
            <draw:enhanced-geometry draw:mirror-horizontal="false" draw:mirror-vertical="false" svg:viewBox="0 0 0 0" drawooo:sub-view-size="2193 2193" draw:text-areas="0 0 ?f0 ?f1" draw:type="ooxml-non-primitive" draw:enhanced-path="M 2192 0 L 0 2192 N">
              <draw:equation draw:name="f0" draw:formula="logwidth"/>
              <draw:equation draw:name="f1" draw:formula="logheight"/>
            </draw:enhanced-geometry>
          </draw:custom-shape>
          <draw:custom-shape draw:name="CustomShape 400" draw:style-name="gr13" draw:text-style-name="P23" draw:layer="layout" svg:width="0.363cm" svg:height="0.363cm" svg:x="5.769cm" svg:y="10.896cm">
            <text:p/>
            <draw:enhanced-geometry draw:mirror-horizontal="false" draw:mirror-vertical="false" svg:viewBox="0 0 0 0" drawooo:sub-view-size="6260 6260" draw:text-areas="0 0 ?f0 ?f1"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N">
              <draw:equation draw:name="f0" draw:formula="logwidth"/>
              <draw:equation draw:name="f1" draw:formula="logheight"/>
            </draw:enhanced-geometry>
          </draw:custom-shape>
          <draw:custom-shape draw:name="CustomShape 401" draw:style-name="gr13" draw:text-style-name="P23" draw:layer="layout" svg:width="0.201cm" svg:height="0.201cm" svg:x="5.886cm" svg:y="11.013cm">
            <text:p/>
            <draw:enhanced-geometry draw:mirror-horizontal="false" draw:mirror-vertical="false" svg:viewBox="0 0 0 0" drawooo:sub-view-size="3484 3484" draw:text-areas="0 0 ?f0 ?f1" draw:type="ooxml-non-primitive" draw:enhanced-path="M 0 1 L 3483 3483 N">
              <draw:equation draw:name="f0" draw:formula="logwidth"/>
              <draw:equation draw:name="f1" draw:formula="logheight"/>
            </draw:enhanced-geometry>
          </draw:custom-shape>
        </draw:g>
        <draw:g draw:name="Group 402">
          <draw:custom-shape draw:name="CustomShape 403" draw:style-name="gr13" draw:text-style-name="P23" draw:layer="layout" svg:width="0.95cm" svg:height="0.032cm" svg:x="15.1cm" svg:y="11.523cm">
            <text:p/>
            <draw:enhanced-geometry draw:mirror-horizontal="false" draw:mirror-vertical="false" svg:viewBox="0 0 0 0" drawooo:sub-view-size="16318 585" draw:text-areas="0 0 ?f0 ?f1" draw:type="ooxml-non-primitive" draw:enhanced-path="M 16318 0 L 16318 0 16074 24 15879 73 15709 146 15538 244 15538 244 15319 365 15051 487 14881 536 14710 560 14516 585 14272 585 14272 585 14053 585 13858 560 13687 536 13517 487 13249 365 13030 244 13030 244 12859 146 12689 73 12494 24 12251 0 12251 0 11983 24 11788 73 11617 146 11471 244 11471 244 11228 365 10960 487 10814 536 10619 560 10424 585 10205 585 10205 585 9961 585 9766 560 9596 536 9425 487 9157 365 8938 244 8938 244 8768 146 8597 73 8402 24 8159 0 8159 0 7915 24 7721 73 7550 146 7380 244 7380 244 7160 365 6892 487 6722 536 6551 560 6332 585 6113 585 6113 585 5894 585 5699 560 5504 536 5358 487 5090 365 4847 244 4847 244 4676 146 4530 73 4335 24 4067 0 4067 0 3824 24 3629 73 3458 146 3288 244 3288 244 3069 365 2801 487 2630 536 2460 560 2265 585 2046 585 2046 585 1802 585 1607 560 1437 536 1266 487 999 365 779 244 779 244 609 146 438 73 244 24 0 0 N">
              <draw:equation draw:name="f0" draw:formula="logwidth"/>
              <draw:equation draw:name="f1" draw:formula="logheight"/>
            </draw:enhanced-geometry>
          </draw:custom-shape>
          <draw:custom-shape draw:name="CustomShape 404" draw:style-name="gr13" draw:text-style-name="P23" draw:layer="layout" svg:width="0.95cm" svg:height="0.032cm" svg:x="15.1cm" svg:y="11.591cm">
            <text:p/>
            <draw:enhanced-geometry draw:mirror-horizontal="false" draw:mirror-vertical="false" svg:viewBox="0 0 0 0" drawooo:sub-view-size="16318 585" draw:text-areas="0 0 ?f0 ?f1" draw:type="ooxml-non-primitive" draw:enhanced-path="M 0 0 L 0 0 219 24 414 49 609 73 755 122 1023 244 1266 365 1266 365 1413 463 1583 536 1778 585 2046 585 2046 585 2289 585 2484 536 2655 463 2801 365 2801 365 3044 244 3312 122 3458 73 3653 49 3848 24 4067 0 4067 0 4311 24 4506 49 4676 73 4847 122 5115 244 5334 365 5334 365 5504 463 5675 536 5870 585 6113 585 6113 585 6357 585 6551 536 6722 463 6892 365 6892 365 7112 244 7380 122 7550 73 7721 49 7940 24 8159 0 8159 0 8378 24 8597 49 8768 73 8914 122 9206 244 9425 365 9425 365 9596 463 9766 536 9961 585 10205 585 10205 585 10448 585 10643 536 10814 463 10984 365 10984 365 11203 244 11471 122 11642 73 11812 49 12007 24 12251 0 12251 0 12470 24 12665 49 12859 73 13006 122 13273 244 13493 365 13493 365 13663 463 13834 536 14028 585 14272 585 14272 585 14540 585 14735 536 14905 463 15051 365 15051 365 15295 244 15563 122 15709 73 15904 49 16099 24 16318 0 N">
              <draw:equation draw:name="f0" draw:formula="logwidth"/>
              <draw:equation draw:name="f1" draw:formula="logheight"/>
            </draw:enhanced-geometry>
          </draw:custom-shape>
          <draw:custom-shape draw:name="CustomShape 405" draw:style-name="gr13" draw:text-style-name="P23" draw:layer="layout" svg:width="0.95cm" svg:height="0.032cm" svg:x="15.1cm" svg:y="11.648cm">
            <text:p/>
            <draw:enhanced-geometry draw:mirror-horizontal="false" draw:mirror-vertical="false" svg:viewBox="0 0 0 0" drawooo:sub-view-size="16318 585" draw:text-areas="0 0 ?f0 ?f1" draw:type="ooxml-non-primitive" draw:enhanced-path="M 16318 0 L 16318 0 16074 25 15879 73 15709 146 15538 244 15538 244 15319 366 15051 487 14881 536 14710 560 14516 585 14272 585 14272 585 14053 585 13858 560 13687 536 13517 487 13249 366 13030 244 13030 244 12859 146 12689 73 12494 25 12251 0 12251 0 11983 25 11788 73 11617 146 11471 244 11471 244 11228 366 10960 487 10814 536 10619 560 10424 585 10205 585 10205 585 9961 585 9766 560 9596 536 9425 487 9157 366 8938 244 8938 244 8768 146 8597 73 8402 25 8159 0 8159 0 7915 25 7721 73 7550 146 7380 244 7380 244 7160 366 6892 487 6722 536 6551 560 6332 585 6113 585 6113 585 5894 585 5699 560 5504 536 5358 487 5090 366 4847 244 4847 244 4676 146 4530 73 4335 25 4067 0 4067 0 3824 25 3629 73 3458 146 3288 244 3288 244 3069 366 2801 487 2630 536 2460 560 2265 585 2046 585 2046 585 1802 585 1607 560 1437 536 1266 487 999 366 779 244 779 244 609 146 438 73 244 25 0 0 N">
              <draw:equation draw:name="f0" draw:formula="logwidth"/>
              <draw:equation draw:name="f1" draw:formula="logheight"/>
            </draw:enhanced-geometry>
          </draw:custom-shape>
          <draw:custom-shape draw:name="CustomShape 406" draw:style-name="gr13" draw:text-style-name="P23" draw:layer="layout" svg:width="0.813cm" svg:height="0.877cm" svg:x="15.17cm" svg:y="10.616cm">
            <text:p/>
            <draw:enhanced-geometry draw:mirror-horizontal="false" draw:mirror-vertical="false" svg:viewBox="0 0 0 0" drawooo:sub-view-size="13956 15052" draw:text-areas="0 0 ?f0 ?f1" draw:type="ooxml-non-primitive" draw:enhanced-path="M 13347 6747 L 12470 6406 12470 3532 10790 3532 10790 2022 8427 2022 8427 1 6966 1 5505 1 5505 2022 3142 2022 3142 3532 1462 3532 1462 6406 585 6747 585 6747 414 6844 268 6966 147 7112 49 7258 0 7404 0 7575 0 7770 73 7965 1510 11277 1510 14833 1510 14833 1754 14711 2046 14589 2241 14540 2436 14516 2655 14492 2874 14467 2874 14467 3167 14492 3410 14516 3629 14565 3824 14638 4141 14760 4384 14906 4384 14906 4530 14979 4628 15028 4774 15052 4920 15052 4920 15052 5091 15052 5212 15028 5334 14979 5456 14906 5456 14906 5724 14760 6040 14638 6235 14565 6454 14516 6698 14492 6966 14467 6966 14467 7234 14492 7477 14516 7697 14565 7891 14638 8232 14760 8476 14906 8476 14906 8598 14979 8719 15028 8841 15052 9012 15052 9012 15052 9158 15052 9304 15028 9401 14979 9548 14906 9548 14906 9791 14760 10108 14638 10303 14565 10522 14516 10765 14492 11058 14467 11058 14467 11277 14492 11496 14516 11691 14540 11886 14589 12178 14711 12421 14833 12421 11277 13858 7965 13858 7965 13931 7770 13956 7575 13931 7404 13883 7258 13785 7112 13664 6966 13517 6844 13347 6747 13347 6747 N">
              <draw:equation draw:name="f0" draw:formula="logwidth"/>
              <draw:equation draw:name="f1" draw:formula="logheight"/>
            </draw:enhanced-geometry>
          </draw:custom-shape>
          <draw:custom-shape draw:name="CustomShape 407" draw:style-name="gr13" draw:text-style-name="P23" draw:layer="layout" svg:width="0.035cm" svg:height="0.063cm" svg:x="15.48cm" svg:y="10.95cm">
            <text:p/>
            <draw:enhanced-geometry draw:mirror-horizontal="false" draw:mirror-vertical="false" svg:viewBox="0 0 0 0" drawooo:sub-view-size="634 1122" draw:text-areas="0 0 ?f0 ?f1" draw:type="ooxml-non-primitive" draw:enhanced-path="M 317 1121 L 317 1121 244 1097 196 1073 123 1024 74 951 25 780 1 561 1 561 25 342 74 147 123 98 196 25 244 1 317 1 317 1 366 1 439 25 488 98 537 147 610 342 634 561 634 561 610 780 537 951 488 1024 439 1073 366 1097 317 1121 317 1121 N">
              <draw:equation draw:name="f0" draw:formula="logwidth"/>
              <draw:equation draw:name="f1" draw:formula="logheight"/>
            </draw:enhanced-geometry>
          </draw:custom-shape>
          <draw:custom-shape draw:name="CustomShape 408" draw:style-name="gr13" draw:text-style-name="P23" draw:layer="layout" svg:width="0.035cm" svg:height="0.063cm" svg:x="15.636cm" svg:y="10.95cm">
            <text:p/>
            <draw:enhanced-geometry draw:mirror-horizontal="false" draw:mirror-vertical="false" svg:viewBox="0 0 0 0" drawooo:sub-view-size="635 1122" draw:text-areas="0 0 ?f0 ?f1" draw:type="ooxml-non-primitive" draw:enhanced-path="M 317 1121 L 317 1121 269 1097 196 1073 147 1024 98 951 25 780 1 561 1 561 25 342 98 147 147 98 196 25 269 1 317 1 317 1 390 1 464 25 512 98 561 147 610 342 634 561 634 561 610 780 561 951 512 1024 464 1073 390 1097 317 1121 317 1121 N">
              <draw:equation draw:name="f0" draw:formula="logwidth"/>
              <draw:equation draw:name="f1" draw:formula="logheight"/>
            </draw:enhanced-geometry>
          </draw:custom-shape>
          <draw:custom-shape draw:name="CustomShape 409" draw:style-name="gr13" draw:text-style-name="P23" draw:layer="layout" svg:width="0.641cm" svg:height="0.126cm" svg:x="15.255cm" svg:y="10.862cm">
            <text:p/>
            <draw:enhanced-geometry draw:mirror-horizontal="false" draw:mirror-vertical="false" svg:viewBox="0 0 0 0" drawooo:sub-view-size="11010 2193" draw:text-areas="0 0 ?f0 ?f1" draw:type="ooxml-non-primitive" draw:enhanced-path="M 11009 2193 L 5505 1 1 2193 N">
              <draw:equation draw:name="f0" draw:formula="logwidth"/>
              <draw:equation draw:name="f1" draw:formula="logheight"/>
            </draw:enhanced-geometry>
          </draw:custom-shape>
          <draw:custom-shape draw:name="CustomShape 410" draw:style-name="gr13" draw:text-style-name="P23" draw:layer="layout" svg:width="0.53cm" svg:height="0.085cm" svg:x="15.311cm" svg:y="10.787cm">
            <text:p/>
            <draw:enhanced-geometry draw:mirror-horizontal="false" draw:mirror-vertical="false" svg:viewBox="0 0 0 0" drawooo:sub-view-size="9110 1486" draw:text-areas="0 0 ?f0 ?f1" draw:type="ooxml-non-primitive" draw:enhanced-path="M 1 1486 L 1681 1486 1681 0 4555 0 7429 0 7429 1486 9109 1486 N">
              <draw:equation draw:name="f0" draw:formula="logwidth"/>
              <draw:equation draw:name="f1" draw:formula="logheight"/>
            </draw:enhanced-geometry>
          </draw:custom-shape>
          <draw:custom-shape draw:name="CustomShape 411" draw:style-name="gr13" draw:text-style-name="P23" draw:layer="layout" svg:width="0.001cm" svg:height="0.338cm" svg:x="15.577cm" svg:y="10.862cm">
            <text:p/>
            <draw:enhanced-geometry draw:mirror-horizontal="false" draw:mirror-vertical="false" svg:viewBox="0 0 0 0" drawooo:sub-view-size="1 5822" draw:text-areas="0 0 ?f0 ?f1" draw:type="ooxml-non-primitive" draw:enhanced-path="M 1 1 L 1 5822 N">
              <draw:equation draw:name="f0" draw:formula="logwidth"/>
              <draw:equation draw:name="f1" draw:formula="logheight"/>
            </draw:enhanced-geometry>
          </draw:custom-shape>
        </draw:g>
        <draw:g draw:name="Group 412">
          <draw:custom-shape draw:name="CustomShape 413" draw:style-name="gr13" draw:text-style-name="P23" draw:layer="layout" svg:width="0.207cm" svg:height="0.207cm" svg:x="12.753cm" svg:y="12.122cm">
            <text:p/>
            <draw:enhanced-geometry draw:mirror-horizontal="false" draw:mirror-vertical="false" svg:viewBox="0 0 0 0" drawooo:sub-view-size="3581 3581" draw:text-areas="0 0 ?f0 ?f1"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N">
              <draw:equation draw:name="f0" draw:formula="logwidth"/>
              <draw:equation draw:name="f1" draw:formula="logheight"/>
            </draw:enhanced-geometry>
          </draw:custom-shape>
          <draw:custom-shape draw:name="CustomShape 414" draw:style-name="gr13" draw:text-style-name="P23" draw:layer="layout" svg:width="0.206cm" svg:height="0.206cm" svg:x="12.018cm" svg:y="12.183cm">
            <text:p/>
            <draw:enhanced-geometry draw:mirror-horizontal="false" draw:mirror-vertical="false" svg:viewBox="0 0 0 0" drawooo:sub-view-size="3557 3557" draw:text-areas="0 0 ?f0 ?f1"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N">
              <draw:equation draw:name="f0" draw:formula="logwidth"/>
              <draw:equation draw:name="f1" draw:formula="logheight"/>
            </draw:enhanced-geometry>
          </draw:custom-shape>
          <draw:custom-shape draw:name="CustomShape 415" draw:style-name="gr13" draw:text-style-name="P23" draw:layer="layout" svg:width="0.207cm" svg:height="0.207cm" svg:x="11.809cm" svg:y="12.824cm">
            <text:p/>
            <draw:enhanced-geometry draw:mirror-horizontal="false" draw:mirror-vertical="false" svg:viewBox="0 0 0 0" drawooo:sub-view-size="3581 3581" draw:text-areas="0 0 ?f0 ?f1"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N">
              <draw:equation draw:name="f0" draw:formula="logwidth"/>
              <draw:equation draw:name="f1" draw:formula="logheight"/>
            </draw:enhanced-geometry>
          </draw:custom-shape>
          <draw:custom-shape draw:name="CustomShape 416" draw:style-name="gr13" draw:text-style-name="P23" draw:layer="layout" svg:width="0.206cm" svg:height="0.204cm" svg:x="12.323cm" svg:y="13.121cm">
            <text:p/>
            <draw:enhanced-geometry draw:mirror-horizontal="false" draw:mirror-vertical="false" svg:viewBox="0 0 0 0" drawooo:sub-view-size="3557 3533" draw:text-areas="0 0 ?f0 ?f1"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N">
              <draw:equation draw:name="f0" draw:formula="logwidth"/>
              <draw:equation draw:name="f1" draw:formula="logheight"/>
            </draw:enhanced-geometry>
          </draw:custom-shape>
          <draw:custom-shape draw:name="CustomShape 417" draw:style-name="gr13" draw:text-style-name="P23" draw:layer="layout" svg:width="0.206cm" svg:height="0.207cm" svg:x="12.859cm" svg:y="12.669cm">
            <text:p/>
            <draw:enhanced-geometry draw:mirror-horizontal="false" draw:mirror-vertical="false" svg:viewBox="0 0 0 0" drawooo:sub-view-size="3557 3581" draw:text-areas="0 0 ?f0 ?f1"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N">
              <draw:equation draw:name="f0" draw:formula="logwidth"/>
              <draw:equation draw:name="f1" draw:formula="logheight"/>
            </draw:enhanced-geometry>
          </draw:custom-shape>
          <draw:custom-shape draw:name="CustomShape 418" draw:style-name="gr13" draw:text-style-name="P23" draw:layer="layout" svg:width="0.439cm" svg:height="0.44cm" svg:x="12.226cm" svg:y="12.487cm">
            <text:p/>
            <draw:enhanced-geometry draw:mirror-horizontal="false" draw:mirror-vertical="false" svg:viewBox="0 0 0 0" drawooo:sub-view-size="7551 7576" draw:text-areas="0 0 ?f0 ?f1"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N">
              <draw:equation draw:name="f0" draw:formula="logwidth"/>
              <draw:equation draw:name="f1" draw:formula="logheight"/>
            </draw:enhanced-geometry>
          </draw:custom-shape>
          <draw:custom-shape draw:name="CustomShape 419" draw:style-name="gr13" draw:text-style-name="P23" draw:layer="layout" svg:width="0.189cm" svg:height="0.245cm" svg:x="12.122cm" svg:y="12.286cm">
            <text:p/>
            <draw:enhanced-geometry draw:mirror-horizontal="false" draw:mirror-vertical="false" svg:viewBox="0 0 0 0" drawooo:sub-view-size="3264 4239" draw:text-areas="0 0 ?f0 ?f1" draw:type="ooxml-non-primitive" draw:enhanced-path="M 0 1 L 3264 4238 N">
              <draw:equation draw:name="f0" draw:formula="logwidth"/>
              <draw:equation draw:name="f1" draw:formula="logheight"/>
            </draw:enhanced-geometry>
          </draw:custom-shape>
          <draw:custom-shape draw:name="CustomShape 420" draw:style-name="gr13" draw:text-style-name="P23" draw:layer="layout" svg:width="0.267cm" svg:height="0.311cm" svg:x="12.59cm" svg:y="12.227cm">
            <text:p/>
            <draw:enhanced-geometry draw:mirror-horizontal="false" draw:mirror-vertical="false" svg:viewBox="0 0 0 0" drawooo:sub-view-size="4604 5359" draw:text-areas="0 0 ?f0 ?f1" draw:type="ooxml-non-primitive" draw:enhanced-path="M 0 5359 L 4603 1 N">
              <draw:equation draw:name="f0" draw:formula="logwidth"/>
              <draw:equation draw:name="f1" draw:formula="logheight"/>
            </draw:enhanced-geometry>
          </draw:custom-shape>
          <draw:custom-shape draw:name="CustomShape 421" draw:style-name="gr13" draw:text-style-name="P23" draw:layer="layout" svg:width="0.295cm" svg:height="0.036cm" svg:x="12.665cm" svg:y="12.736cm">
            <text:p/>
            <draw:enhanced-geometry draw:mirror-horizontal="false" draw:mirror-vertical="false" svg:viewBox="0 0 0 0" drawooo:sub-view-size="5091 659" draw:text-areas="0 0 ?f0 ?f1" draw:type="ooxml-non-primitive" draw:enhanced-path="M 5090 658 L 0 1 N">
              <draw:equation draw:name="f0" draw:formula="logwidth"/>
              <draw:equation draw:name="f1" draw:formula="logheight"/>
            </draw:enhanced-geometry>
          </draw:custom-shape>
          <draw:custom-shape draw:name="CustomShape 422" draw:style-name="gr13" draw:text-style-name="P23" draw:layer="layout" svg:width="0.009cm" svg:height="0.294cm" svg:x="12.426cm" svg:y="12.928cm">
            <text:p/>
            <draw:enhanced-geometry draw:mirror-horizontal="false" draw:mirror-vertical="false" svg:viewBox="0 0 0 0" drawooo:sub-view-size="196 5067" draw:text-areas="0 0 ?f0 ?f1" draw:type="ooxml-non-primitive" draw:enhanced-path="M 0 5067 L 195 1 N">
              <draw:equation draw:name="f0" draw:formula="logwidth"/>
              <draw:equation draw:name="f1" draw:formula="logheight"/>
            </draw:enhanced-geometry>
          </draw:custom-shape>
          <draw:custom-shape draw:name="CustomShape 423" draw:style-name="gr13" draw:text-style-name="P23" draw:layer="layout" svg:width="0.328cm" svg:height="0.135cm" svg:x="11.913cm" svg:y="12.792cm">
            <text:p/>
            <draw:enhanced-geometry draw:mirror-horizontal="false" draw:mirror-vertical="false" svg:viewBox="0 0 0 0" drawooo:sub-view-size="5651 2340" draw:text-areas="0 0 ?f0 ?f1" draw:type="ooxml-non-primitive" draw:enhanced-path="M 0 2339 L 5651 1 N">
              <draw:equation draw:name="f0" draw:formula="logwidth"/>
              <draw:equation draw:name="f1" draw:formula="logheight"/>
            </draw:enhanced-geometry>
          </draw:custom-shape>
        </draw:g>
        <draw:g draw:name="Group 424">
          <draw:custom-shape draw:name="CustomShape 425" draw:style-name="gr13" draw:text-style-name="P23" draw:layer="layout" svg:width="1.017cm" svg:height="0.557cm" svg:x="10.358cm" svg:y="12.747cm">
            <text:p/>
            <draw:enhanced-geometry draw:mirror-horizontal="false" draw:mirror-vertical="false" svg:viewBox="0 0 0 0" drawooo:sub-view-size="17464 9573" draw:text-areas="0 0 ?f0 ?f1" draw:type="ooxml-non-primitive" draw:enhanced-path="M 1 1 L 1 4677 8720 9572 17463 4677 17463 1 N">
              <draw:equation draw:name="f0" draw:formula="logwidth"/>
              <draw:equation draw:name="f1" draw:formula="logheight"/>
            </draw:enhanced-geometry>
          </draw:custom-shape>
          <draw:custom-shape draw:name="CustomShape 426" draw:style-name="gr13" draw:text-style-name="P23" draw:layer="layout" svg:width="1.016cm" svg:height="0.291cm" svg:x="10.36cm" svg:y="12.143cm">
            <text:p/>
            <draw:enhanced-geometry draw:mirror-horizontal="false" draw:mirror-vertical="false" svg:viewBox="0 0 0 0" drawooo:sub-view-size="17439 5018" draw:text-areas="0 0 ?f0 ?f1" draw:type="ooxml-non-primitive" draw:enhanced-path="M 17438 5018 L 8671 1 0 5018 N">
              <draw:equation draw:name="f0" draw:formula="logwidth"/>
              <draw:equation draw:name="f1" draw:formula="logheight"/>
            </draw:enhanced-geometry>
          </draw:custom-shape>
          <draw:custom-shape draw:name="CustomShape 427" draw:style-name="gr13" draw:text-style-name="P23" draw:layer="layout" svg:width="0.638cm" svg:height="0.525cm" svg:x="10.229cm" svg:y="12.436cm">
            <text:p/>
            <draw:enhanced-geometry draw:mirror-horizontal="false" draw:mirror-vertical="false" svg:viewBox="0 0 0 0" drawooo:sub-view-size="10961 9037" draw:text-areas="0 0 ?f0 ?f1" draw:type="ooxml-non-primitive" draw:enhanced-path="M 8720 9037 L 1 4068 2241 1 10960 4969 8720 9037 Z N">
              <draw:equation draw:name="f0" draw:formula="logwidth"/>
              <draw:equation draw:name="f1" draw:formula="logheight"/>
            </draw:enhanced-geometry>
          </draw:custom-shape>
          <draw:custom-shape draw:name="CustomShape 428" draw:style-name="gr13" draw:text-style-name="P23" draw:layer="layout" svg:width="0.638cm" svg:height="0.525cm" svg:x="10.868cm" svg:y="12.436cm">
            <text:p/>
            <draw:enhanced-geometry draw:mirror-horizontal="false" draw:mirror-vertical="false" svg:viewBox="0 0 0 0" drawooo:sub-view-size="10961 9037" draw:text-areas="0 0 ?f0 ?f1" draw:type="ooxml-non-primitive" draw:enhanced-path="M 2241 9037 L 10960 4068 8719 1 0 4969 2241 9037 Z N">
              <draw:equation draw:name="f0" draw:formula="logwidth"/>
              <draw:equation draw:name="f1" draw:formula="logheight"/>
            </draw:enhanced-geometry>
          </draw:custom-shape>
          <draw:custom-shape draw:name="CustomShape 429" draw:style-name="gr13" draw:text-style-name="P23" draw:layer="layout" svg:width="0.001cm" svg:height="0.578cm" svg:x="10.868cm" svg:y="12.726cm">
            <text:p/>
            <draw:enhanced-geometry draw:mirror-horizontal="false" draw:mirror-vertical="false" svg:viewBox="0 0 0 0" drawooo:sub-view-size="1 9938" draw:text-areas="0 0 ?f0 ?f1" draw:type="ooxml-non-primitive" draw:enhanced-path="M 0 0 L 0 9937 N">
              <draw:equation draw:name="f0" draw:formula="logwidth"/>
              <draw:equation draw:name="f1" draw:formula="logheight"/>
            </draw:enhanced-geometry>
          </draw:custom-shape>
        </draw:g>
        <draw:g draw:name="Group 430">
          <draw:custom-shape draw:name="CustomShape 431" draw:style-name="gr13" draw:text-style-name="P23" draw:layer="layout" svg:width="0.634cm" svg:height="0.432cm" svg:x="1.068cm" svg:y="12.409cm">
            <text:p/>
            <draw:enhanced-geometry draw:mirror-horizontal="false" draw:mirror-vertical="false" svg:viewBox="0 0 0 0" drawooo:sub-view-size="10888 7429" draw:text-areas="0 0 ?f0 ?f1" draw:type="ooxml-non-primitive" draw:enhanced-path="M 2947 0 L 6406 7428 10887 2314 4019 2314 0 7428 6406 7428 N">
              <draw:equation draw:name="f0" draw:formula="logwidth"/>
              <draw:equation draw:name="f1" draw:formula="logheight"/>
            </draw:enhanced-geometry>
          </draw:custom-shape>
          <draw:custom-shape draw:name="CustomShape 432" draw:style-name="gr13" draw:text-style-name="P23" draw:layer="layout" svg:width="0.171cm" svg:height="0.446cm" svg:x="1.66cm" svg:y="12.394cm">
            <text:p/>
            <draw:enhanced-geometry draw:mirror-horizontal="false" draw:mirror-vertical="false" svg:viewBox="0 0 0 0" drawooo:sub-view-size="2972 7673" draw:text-areas="0 0 ?f0 ?f1" draw:type="ooxml-non-primitive" draw:enhanced-path="M 2971 7672 L 0 1 1364 1 1364 1 1534 25 1681 49 1827 147 1875 195 1900 244 1924 342 1900 439 1851 536 1778 658 1656 804 1486 975 N">
              <draw:equation draw:name="f0" draw:formula="logwidth"/>
              <draw:equation draw:name="f1" draw:formula="logheight"/>
            </draw:enhanced-geometry>
          </draw:custom-shape>
          <draw:custom-shape draw:name="CustomShape 433" draw:style-name="gr13" draw:text-style-name="P23" draw:layer="layout" svg:width="0.47cm" svg:height="0.47cm" svg:x="0.832cm" svg:y="12.606cm">
            <text:p/>
            <draw:enhanced-geometry draw:mirror-horizontal="false" draw:mirror-vertical="false" svg:viewBox="0 0 0 0" drawooo:sub-view-size="8087 8087" draw:text-areas="0 0 ?f0 ?f1" draw:type="ooxml-non-primitive" draw:enhanced-path="M 1 4043 L 1 4043 25 3629 74 3215 171 2826 317 2460 488 2119 682 1778 926 1462 1194 1170 1462 926 1778 682 2119 488 2460 317 2850 171 3240 74 3629 25 4043 0 4043 0 4458 25 4872 74 5237 171 5627 317 5968 488 6308 682 6625 926 6917 1170 7161 1462 7404 1778 7599 2119 7770 2460 7916 2826 8013 3215 8062 3629 8086 4043 8086 4043 8062 4457 8013 4847 7916 5237 7770 5626 7599 5967 7404 6308 7161 6625 6917 6893 6625 7161 6308 7404 5968 7599 5627 7770 5237 7916 4872 8013 4458 8062 4043 8086 4043 8086 3629 8062 3240 8013 2850 7916 2460 7770 2119 7599 1778 7404 1462 7161 1194 6893 926 6625 682 6308 488 5967 317 5626 171 5237 74 4847 25 4457 1 4043 1 4043 Z N">
              <draw:equation draw:name="f0" draw:formula="logwidth"/>
              <draw:equation draw:name="f1" draw:formula="logheight"/>
            </draw:enhanced-geometry>
          </draw:custom-shape>
          <draw:custom-shape draw:name="CustomShape 434" draw:style-name="gr13" draw:text-style-name="P23" draw:layer="layout" svg:width="0.47cm" svg:height="0.47cm" svg:x="1.597cm" svg:y="12.606cm">
            <text:p/>
            <draw:enhanced-geometry draw:mirror-horizontal="false" draw:mirror-vertical="false" svg:viewBox="0 0 0 0" drawooo:sub-view-size="8087 8087" draw:text-areas="0 0 ?f0 ?f1" draw:type="ooxml-non-primitive" draw:enhanced-path="M 1 4043 L 1 4043 1 3629 74 3215 171 2826 317 2460 488 2119 682 1778 926 1462 1170 1170 1462 926 1778 682 2119 488 2460 317 2826 171 3215 74 3629 25 4043 0 4043 0 4457 25 4847 74 5237 171 5602 317 5967 488 6308 682 6601 926 6893 1170 7161 1462 7380 1778 7599 2119 7770 2460 7892 2826 7989 3215 8062 3629 8086 4043 8086 4043 8062 4457 7989 4847 7892 5237 7770 5626 7599 5967 7380 6308 7161 6625 6893 6893 6601 7161 6308 7404 5967 7599 5602 7770 5237 7916 4847 8013 4457 8062 4043 8086 4043 8086 3629 8062 3215 8013 2826 7916 2460 7770 2119 7599 1778 7404 1462 7161 1170 6893 926 6625 682 6308 488 5967 317 5626 171 5237 74 4847 1 4457 1 4043 1 4043 Z N">
              <draw:equation draw:name="f0" draw:formula="logwidth"/>
              <draw:equation draw:name="f1" draw:formula="logheight"/>
            </draw:enhanced-geometry>
          </draw:custom-shape>
          <draw:custom-shape draw:name="CustomShape 435" draw:style-name="gr13" draw:text-style-name="P23" draw:layer="layout" svg:width="0.2cm" svg:height="0.015cm" svg:x="1.169cm" svg:y="12.394cm">
            <text:p/>
            <draw:enhanced-geometry draw:mirror-horizontal="false" draw:mirror-vertical="false" svg:viewBox="0 0 0 0" drawooo:sub-view-size="3460 293" draw:text-areas="0 0 ?f0 ?f1" draw:type="ooxml-non-primitive" draw:enhanced-path="M 1 1 L 3459 293 N">
              <draw:equation draw:name="f0" draw:formula="logwidth"/>
              <draw:equation draw:name="f1" draw:formula="logheight"/>
            </draw:enhanced-geometry>
          </draw:custom-shape>
          <draw:custom-shape draw:name="CustomShape 436" draw:style-name="gr13" draw:text-style-name="P23" draw:layer="layout" svg:width="0.085cm" svg:height="0.085cm" svg:x="1.789cm" svg:y="12.798cm">
            <text:p/>
            <draw:enhanced-geometry draw:mirror-horizontal="false" draw:mirror-vertical="false" svg:viewBox="0 0 0 0" drawooo:sub-view-size="1487 1487" draw:text-areas="0 0 ?f0 ?f1" draw:type="ooxml-non-primitive" draw:enhanced-path="M 0 755 L 0 755 25 609 73 463 122 341 220 220 341 147 463 73 609 25 755 0 755 0 902 25 1048 73 1169 147 1267 220 1364 341 1437 463 1486 609 1486 755 1486 755 1486 902 1437 1048 1364 1169 1267 1267 1169 1364 1048 1437 902 1486 755 1486 755 1486 609 1486 463 1437 341 1364 220 1267 122 1169 73 1048 25 902 0 755 0 755 Z N">
              <draw:equation draw:name="f0" draw:formula="logwidth"/>
              <draw:equation draw:name="f1" draw:formula="logheight"/>
            </draw:enhanced-geometry>
          </draw:custom-shape>
          <draw:custom-shape draw:name="CustomShape 437" draw:style-name="gr13" draw:text-style-name="P23" draw:layer="layout" svg:width="0.085cm" svg:height="0.085cm" svg:x="1.026cm" svg:y="12.798cm">
            <text:p/>
            <draw:enhanced-geometry draw:mirror-horizontal="false" draw:mirror-vertical="false" svg:viewBox="0 0 0 0" drawooo:sub-view-size="1487 1487" draw:text-areas="0 0 ?f0 ?f1" draw:type="ooxml-non-primitive" draw:enhanced-path="M 1 755 L 1 755 1 609 50 463 123 341 220 220 317 147 439 73 585 25 731 0 731 0 878 25 1024 73 1146 147 1267 220 1340 341 1413 463 1462 609 1486 755 1486 755 1462 902 1413 1048 1340 1169 1267 1267 1146 1364 1024 1437 878 1486 731 1486 731 1486 585 1486 439 1437 317 1364 220 1267 123 1169 50 1048 1 902 1 755 1 755 Z N">
              <draw:equation draw:name="f0" draw:formula="logwidth"/>
              <draw:equation draw:name="f1" draw:formula="logheight"/>
            </draw:enhanced-geometry>
          </draw:custom-shape>
        </draw:g>
        <draw:g draw:name="Group 438">
          <draw:custom-shape draw:name="CustomShape 439" draw:style-name="gr15" draw:text-style-name="P23" draw:layer="layout" svg:width="1.204cm" svg:height="1.172cm" svg:x="20.122cm" svg:y="5.209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N">
              <draw:equation draw:name="f0" draw:formula="logwidth"/>
              <draw:equation draw:name="f1" draw:formula="logheight"/>
            </draw:enhanced-geometry>
          </draw:custom-shape>
          <draw:custom-shape draw:name="CustomShape 440" draw:style-name="gr15" draw:text-style-name="P23" draw:layer="layout" svg:width="0.783cm" svg:height="0.783cm" svg:x="20.332cm" svg:y="5.404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N">
              <draw:equation draw:name="f0" draw:formula="logwidth"/>
              <draw:equation draw:name="f1" draw:formula="logheight"/>
            </draw:enhanced-geometry>
          </draw:custom-shape>
        </draw:g>
        <draw:g draw:name="Group 441">
          <draw:custom-shape draw:name="CustomShape 442" draw:style-name="gr16" draw:text-style-name="P24" draw:layer="layout" svg:width="2.997cm" svg:height="2.919cm" svg:x="17.666cm" svg:y="7.17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N">
              <draw:equation draw:name="f0" draw:formula="logwidth"/>
              <draw:equation draw:name="f1" draw:formula="logheight"/>
            </draw:enhanced-geometry>
          </draw:custom-shape>
          <draw:custom-shape draw:name="CustomShape 443" draw:style-name="gr16" draw:text-style-name="P24" draw:layer="layout" svg:width="1.95cm" svg:height="1.95cm" svg:x="18.19cm" svg:y="7.654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N">
              <draw:equation draw:name="f0" draw:formula="logwidth"/>
              <draw:equation draw:name="f1" draw:formula="logheight"/>
            </draw:enhanced-geometry>
          </draw:custom-shape>
        </draw:g>
        <draw:g draw:name="Group 444">
          <draw:custom-shape draw:name="CustomShape 445" draw:style-name="gr17" draw:text-style-name="P23" draw:layer="layout" svg:width="1.204cm" svg:height="1.172cm" svg:x="17.667cm" svg:y="5.209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N">
              <draw:equation draw:name="f0" draw:formula="logwidth"/>
              <draw:equation draw:name="f1" draw:formula="logheight"/>
            </draw:enhanced-geometry>
          </draw:custom-shape>
          <draw:custom-shape draw:name="CustomShape 446" draw:style-name="gr17" draw:text-style-name="P23" draw:layer="layout" svg:width="0.783cm" svg:height="0.783cm" svg:x="17.877cm" svg:y="5.404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N">
              <draw:equation draw:name="f0" draw:formula="logwidth"/>
              <draw:equation draw:name="f1" draw:formula="logheight"/>
            </draw:enhanced-geometry>
          </draw:custom-shape>
        </draw:g>
        <draw:custom-shape draw:name="CustomShape 447" draw:style-name="gr18" draw:text-style-name="P23" draw:layer="layout" svg:width="1.115cm" svg:height="0.629cm" svg:x="20.656cm" svg:y="5.865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N">
            <draw:equation draw:name="f0" draw:formula="logwidth"/>
            <draw:equation draw:name="f1" draw:formula="logheight"/>
          </draw:enhanced-geometry>
        </draw:custom-shape>
        <draw:custom-shape draw:name="CustomShape 448" draw:style-name="gr13" draw:text-style-name="P23" draw:layer="layout" svg:width="1.115cm" svg:height="0.629cm" svg:x="18.201cm" svg:y="5.865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N">
            <draw:equation draw:name="f0" draw:formula="logwidth"/>
            <draw:equation draw:name="f1" draw:formula="logheight"/>
          </draw:enhanced-geometry>
        </draw:custom-shape>
        <draw:custom-shape draw:name="CustomShape 449" draw:style-name="gr19" draw:text-style-name="P23" draw:layer="layout" svg:width="2.777cm" svg:height="1.568cm" svg:x="18.994cm" svg:y="8.803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N">
            <draw:equation draw:name="f0" draw:formula="logwidth"/>
            <draw:equation draw:name="f1" draw:formula="logheight"/>
          </draw:enhanced-geometry>
        </draw:custom-shape>
        <presentation:notes draw:style-name="dp2">
          <draw:page-thumbnail draw:style-name="gr2" draw:layer="layout" svg:width="19.797cm" svg:height="11.136cm" svg:x="0.601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5" draw:master-page-name="Standard_20_1">
        <draw:g draw:name="Group 1">
          <draw:custom-shape draw:name="CustomShape 2" draw:style-name="gr20" draw:text-style-name="P25" draw:layer="layout" svg:width="0.585cm" svg:height="0.45cm" svg:x="9.067cm" svg:y="4.24cm">
            <text:p/>
            <draw:enhanced-geometry draw:mirror-horizontal="false" draw:mirror-vertical="false" svg:viewBox="0 0 0 0" drawooo:sub-view-size="517 397" draw:text-areas="0 0 ?f0 ?f1" draw:type="ooxml-non-primitive" draw:enhanced-path="M 517 117 C 368 128 368 128 368 128 284 0 284 0 284 0 239 77 158 129 68 137 0 273 0 273 0 273 83 397 83 397 83 397 265 383 429 277 517 117 Z N">
              <draw:equation draw:name="f0" draw:formula="logwidth"/>
              <draw:equation draw:name="f1" draw:formula="logheight"/>
            </draw:enhanced-geometry>
          </draw:custom-shape>
          <draw:custom-shape draw:name="CustomShape 3" draw:style-name="gr21" draw:text-style-name="P26" draw:layer="layout" svg:width="0.52cm" svg:height="0.433cm" svg:x="8.608cm" svg:y="4.263cm">
            <text:p/>
            <draw:enhanced-geometry draw:mirror-horizontal="false" draw:mirror-vertical="false" svg:viewBox="0 0 0 0" drawooo:sub-view-size="459 382" draw:text-areas="0 0 ?f0 ?f1" draw:type="ooxml-non-primitive" draw:enhanced-path="M 459 378 C 376 254 376 254 376 254 445 118 445 118 445 118 355 117 270 73 218 0 66 8 66 8 66 8 0 143 0 143 0 143 104 294 277 382 459 378 Z N">
              <draw:equation draw:name="f0" draw:formula="logwidth"/>
              <draw:equation draw:name="f1" draw:formula="logheight"/>
            </draw:enhanced-geometry>
          </draw:custom-shape>
          <draw:custom-shape draw:name="CustomShape 4" draw:style-name="gr12" draw:text-style-name="P21" draw:layer="layout" svg:width="0.586cm" svg:height="0.45cm" svg:x="8.576cm" svg:y="3.465cm">
            <text:p/>
            <draw:enhanced-geometry draw:mirror-horizontal="false" draw:mirror-vertical="false" svg:viewBox="0 0 0 0" drawooo:sub-view-size="518 397" draw:text-areas="0 0 ?f0 ?f1" draw:type="ooxml-non-primitive" draw:enhanced-path="M 233 397 C 279 320 359 268 449 260 518 125 518 125 518 125 434 0 434 0 434 0 252 14 88 120 0 280 149 270 149 270 149 270 L 233 397 Z N">
              <draw:equation draw:name="f0" draw:formula="logwidth"/>
              <draw:equation draw:name="f1" draw:formula="logheight"/>
            </draw:enhanced-geometry>
          </draw:custom-shape>
          <draw:custom-shape draw:name="CustomShape 5" draw:style-name="gr22" draw:text-style-name="P27" draw:layer="layout" svg:width="0.34cm" svg:height="0.595cm" svg:x="8.497cm" svg:y="3.801cm">
            <text:p/>
            <draw:enhanced-geometry draw:mirror-horizontal="false" draw:mirror-vertical="false" svg:viewBox="0 0 0 0" drawooo:sub-view-size="301 525" draw:text-areas="0 0 ?f0 ?f1" draw:type="ooxml-non-primitive" draw:enhanced-path="M 58 10 C 18 93 0 186 5 278 11 366 38 451 83 525 149 391 149 391 149 391 301 382 301 382 301 382 280 346 268 304 265 262 262 215 271 169 290 127 207 0 207 0 207 0 L 58 10 Z N">
              <draw:equation draw:name="f0" draw:formula="logwidth"/>
              <draw:equation draw:name="f1" draw:formula="logheight"/>
            </draw:enhanced-geometry>
          </draw:custom-shape>
          <draw:custom-shape draw:name="CustomShape 6" draw:style-name="gr23" draw:text-style-name="P28" draw:layer="layout" svg:width="0.341cm" svg:height="0.597cm" svg:x="9.392cm" svg:y="3.759cm">
            <text:p/>
            <draw:enhanced-geometry draw:mirror-horizontal="false" draw:mirror-vertical="false" svg:viewBox="0 0 0 0" drawooo:sub-view-size="302 526" draw:text-areas="0 0 ?f0 ?f1" draw:type="ooxml-non-primitive" draw:enhanced-path="M 244 515 C 284 432 302 340 296 247 290 159 263 74 218 0 153 134 153 134 153 134 0 143 0 143 0 143 21 180 33 221 36 264 39 310 30 357 11 399 94 526 94 526 94 526 L 244 515 Z N">
              <draw:equation draw:name="f0" draw:formula="logwidth"/>
              <draw:equation draw:name="f1" draw:formula="logheight"/>
            </draw:enhanced-geometry>
          </draw:custom-shape>
          <draw:custom-shape draw:name="CustomShape 7" draw:style-name="gr24" draw:text-style-name="P29" draw:layer="layout" svg:width="0.52cm" svg:height="0.434cm" svg:x="9.101cm" svg:y="3.459cm">
            <text:p/>
            <draw:enhanced-geometry draw:mirror-horizontal="false" draw:mirror-vertical="false" svg:viewBox="0 0 0 0" drawooo:sub-view-size="459 383" draw:text-areas="0 0 ?f0 ?f1" draw:type="ooxml-non-primitive" draw:enhanced-path="M 0 4 C 83 128 83 128 83 128 15 264 15 264 15 264 104 265 189 309 241 383 393 374 393 374 393 374 459 239 459 239 459 239 356 89 182 0 0 4 Z N">
              <draw:equation draw:name="f0" draw:formula="logwidth"/>
              <draw:equation draw:name="f1" draw:formula="logheight"/>
            </draw:enhanced-geometry>
          </draw:custom-shape>
        </draw:g>
        <draw:g draw:name="Group 8">
          <draw:custom-shape draw:name="CustomShape 9" draw:style-name="gr20" draw:text-style-name="P25" draw:layer="layout" svg:width="0.585cm" svg:height="0.706cm" svg:x="4.943cm" svg:y="3.988cm">
            <text:p/>
            <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
              <draw:equation draw:name="f0" draw:formula="logwidth"/>
              <draw:equation draw:name="f1" draw:formula="logheight"/>
            </draw:enhanced-geometry>
          </draw:custom-shape>
          <draw:custom-shape draw:name="CustomShape 10" draw:style-name="gr23" draw:text-style-name="P28" draw:layer="layout" svg:width="0.702cm" svg:height="0.588cm" svg:x="5.47cm" svg:y="4.107cm">
            <text:p/>
            <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
              <draw:equation draw:name="f0" draw:formula="logwidth"/>
              <draw:equation draw:name="f1" draw:formula="logheight"/>
            </draw:enhanced-geometry>
          </draw:custom-shape>
          <draw:custom-shape draw:name="CustomShape 11" draw:style-name="gr24" draw:text-style-name="P29" draw:layer="layout" svg:width="0.585cm" svg:height="0.705cm" svg:x="5.587cm" svg:y="3.46cm">
            <text:p/>
            <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
              <draw:equation draw:name="f0" draw:formula="logwidth"/>
              <draw:equation draw:name="f1" draw:formula="logheight"/>
            </draw:enhanced-geometry>
          </draw:custom-shape>
          <draw:custom-shape draw:name="CustomShape 12" draw:style-name="gr12" draw:text-style-name="P21" draw:layer="layout" svg:width="0.703cm" svg:height="0.588cm" svg:x="4.943cm" svg:y="3.459cm">
            <text:p/>
            <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
              <draw:equation draw:name="f0" draw:formula="logwidth"/>
              <draw:equation draw:name="f1" draw:formula="logheight"/>
            </draw:enhanced-geometry>
          </draw:custom-shape>
        </draw:g>
        <draw:g draw:name="Group 13">
          <draw:custom-shape draw:name="CustomShape 14" draw:style-name="gr23" draw:text-style-name="P28" draw:layer="layout" svg:width="1.049cm" svg:height="0.471cm" svg:x="3.25cm" svg:y="4.224cm">
            <text:p/>
            <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
              <draw:equation draw:name="f0" draw:formula="logwidth"/>
              <draw:equation draw:name="f1" draw:formula="logheight"/>
            </draw:enhanced-geometry>
          </draw:custom-shape>
          <draw:custom-shape draw:name="CustomShape 15" draw:style-name="gr24" draw:text-style-name="P29" draw:layer="layout" svg:width="0.589cm" svg:height="0.917cm" svg:x="3.81cm" svg:y="3.461cm">
            <text:p/>
            <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
              <draw:equation draw:name="f0" draw:formula="logwidth"/>
              <draw:equation draw:name="f1" draw:formula="logheight"/>
            </draw:enhanced-geometry>
          </draw:custom-shape>
          <draw:custom-shape draw:name="CustomShape 16" draw:style-name="gr12" draw:text-style-name="P21" draw:layer="layout" svg:width="0.708cm" svg:height="0.899cm" svg:x="3.161cm" svg:y="3.459cm">
            <text:p/>
            <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
              <draw:equation draw:name="f0" draw:formula="logwidth"/>
              <draw:equation draw:name="f1" draw:formula="logheight"/>
            </draw:enhanced-geometry>
          </draw:custom-shape>
        </draw:g>
        <draw:g draw:name="Group 17">
          <draw:custom-shape draw:name="CustomShape 18" draw:style-name="gr21" draw:text-style-name="P26" draw:layer="layout" svg:width="0.435cm" svg:height="0.706cm" svg:x="6.718cm" svg:y="3.854cm">
            <text:p/>
            <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
              <draw:equation draw:name="f0" draw:formula="logwidth"/>
              <draw:equation draw:name="f1" draw:formula="logheight"/>
            </draw:enhanced-geometry>
          </draw:custom-shape>
          <draw:custom-shape draw:name="CustomShape 19" draw:style-name="gr20" draw:text-style-name="P25" draw:layer="layout" svg:width="0.693cm" svg:height="0.39cm" svg:x="6.981cm" svg:y="4.305cm">
            <text:p/>
            <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
              <draw:equation draw:name="f0" draw:formula="logwidth"/>
              <draw:equation draw:name="f1" draw:formula="logheight"/>
            </draw:enhanced-geometry>
          </draw:custom-shape>
          <draw:custom-shape draw:name="CustomShape 20" draw:style-name="gr23" draw:text-style-name="P28" draw:layer="layout" svg:width="0.447cm" svg:height="0.657cm" svg:x="7.505cm" svg:y="3.914cm">
            <text:p/>
            <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
              <draw:equation draw:name="f0" draw:formula="logwidth"/>
              <draw:equation draw:name="f1" draw:formula="logheight"/>
            </draw:enhanced-geometry>
          </draw:custom-shape>
          <draw:custom-shape draw:name="CustomShape 21" draw:style-name="gr24" draw:text-style-name="P29" draw:layer="layout" svg:width="0.555cm" svg:height="0.564cm" svg:x="7.363cm" svg:y="3.461cm">
            <text:p/>
            <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
              <draw:equation draw:name="f0" draw:formula="logwidth"/>
              <draw:equation draw:name="f1" draw:formula="logheight"/>
            </draw:enhanced-geometry>
          </draw:custom-shape>
          <draw:custom-shape draw:name="CustomShape 22" draw:style-name="gr12" draw:text-style-name="P21" draw:layer="layout" svg:width="0.667cm" svg:height="0.507cm" svg:x="6.758cm" svg:y="3.46cm">
            <text:p/>
            <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
              <draw:equation draw:name="f0" draw:formula="logwidth"/>
              <draw:equation draw:name="f1" draw:formula="logheight"/>
            </draw:enhanced-geometry>
          </draw:custom-shape>
        </draw:g>
        <draw:g draw:name="Group 23">
          <draw:custom-shape draw:name="CustomShape 24" draw:style-name="gr12" draw:text-style-name="P21" draw:layer="layout" svg:width="0.686cm" svg:height="0.925cm" svg:x="12.06cm" svg:y="3.46cm">
            <text:p/>
            <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
              <draw:equation draw:name="f0" draw:formula="logwidth"/>
              <draw:equation draw:name="f1" draw:formula="logheight"/>
            </draw:enhanced-geometry>
          </draw:custom-shape>
          <draw:custom-shape draw:name="CustomShape 25" draw:style-name="gr24" draw:text-style-name="P29" draw:layer="layout" svg:width="0.614cm" svg:height="0.911cm" svg:x="12.681cm" svg:y="3.46cm">
            <text:p/>
            <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
              <draw:equation draw:name="f0" draw:formula="logwidth"/>
              <draw:equation draw:name="f1" draw:formula="logheight"/>
            </draw:enhanced-geometry>
          </draw:custom-shape>
          <draw:custom-shape draw:name="CustomShape 26" draw:style-name="gr23" draw:text-style-name="P28" draw:layer="layout" svg:width="1.057cm" svg:height="0.475cm" svg:x="12.154cm" svg:y="4.221cm">
            <text:p/>
            <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
              <draw:equation draw:name="f0" draw:formula="logwidth"/>
              <draw:equation draw:name="f1" draw:formula="logheight"/>
            </draw:enhanced-geometry>
          </draw:custom-shape>
        </draw:g>
        <draw:g draw:name="Group 27">
          <draw:custom-shape draw:name="CustomShape 28" draw:style-name="gr12" draw:text-style-name="P21" draw:layer="layout" svg:width="0.686cm" svg:height="0.614cm" svg:x="13.841cm" svg:y="3.461cm">
            <text:p/>
            <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
              <draw:equation draw:name="f0" draw:formula="logwidth"/>
              <draw:equation draw:name="f1" draw:formula="logheight"/>
            </draw:enhanced-geometry>
          </draw:custom-shape>
          <draw:custom-shape draw:name="CustomShape 29" draw:style-name="gr20" draw:text-style-name="P25" draw:layer="layout" svg:width="0.615cm" svg:height="0.686cm" svg:x="13.841cm" svg:y="4.01cm">
            <text:p/>
            <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
              <draw:equation draw:name="f0" draw:formula="logwidth"/>
              <draw:equation draw:name="f1" draw:formula="logheight"/>
            </draw:enhanced-geometry>
          </draw:custom-shape>
          <draw:custom-shape draw:name="CustomShape 30" draw:style-name="gr24" draw:text-style-name="P29" draw:layer="layout" svg:width="0.615cm" svg:height="0.686cm" svg:x="14.462cm" svg:y="3.46cm">
            <text:p/>
            <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
              <draw:equation draw:name="f0" draw:formula="logwidth"/>
              <draw:equation draw:name="f1" draw:formula="logheight"/>
            </draw:enhanced-geometry>
          </draw:custom-shape>
          <draw:custom-shape draw:name="CustomShape 31" draw:style-name="gr23" draw:text-style-name="P28" draw:layer="layout" svg:width="0.686cm" svg:height="0.615cm" svg:x="14.391cm" svg:y="4.081cm">
            <text:p/>
            <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
              <draw:equation draw:name="f0" draw:formula="logwidth"/>
              <draw:equation draw:name="f1" draw:formula="logheight"/>
            </draw:enhanced-geometry>
          </draw:custom-shape>
        </draw:g>
        <draw:g draw:name="Group 32">
          <draw:custom-shape draw:name="CustomShape 33" draw:style-name="gr21" draw:text-style-name="P26" draw:layer="layout" svg:width="0.439cm" svg:height="0.699cm" svg:x="15.623cm" svg:y="3.873cm">
            <text:p/>
            <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
              <draw:equation draw:name="f0" draw:formula="logwidth"/>
              <draw:equation draw:name="f1" draw:formula="logheight"/>
            </draw:enhanced-geometry>
          </draw:custom-shape>
          <draw:custom-shape draw:name="CustomShape 34" draw:style-name="gr12" draw:text-style-name="P21" draw:layer="layout" svg:width="0.647cm" svg:height="0.522cm" svg:x="15.655cm" svg:y="3.46cm">
            <text:p/>
            <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
              <draw:equation draw:name="f0" draw:formula="logwidth"/>
              <draw:equation draw:name="f1" draw:formula="logheight"/>
            </draw:enhanced-geometry>
          </draw:custom-shape>
          <draw:custom-shape draw:name="CustomShape 35" draw:style-name="gr23" draw:text-style-name="P28" draw:layer="layout" svg:width="0.423cm" svg:height="0.67cm" svg:x="16.436cm" svg:y="3.891cm">
            <text:p/>
            <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
              <draw:equation draw:name="f0" draw:formula="logwidth"/>
              <draw:equation draw:name="f1" draw:formula="logheight"/>
            </draw:enhanced-geometry>
          </draw:custom-shape>
          <draw:custom-shape draw:name="CustomShape 36" draw:style-name="gr24" draw:text-style-name="P29" draw:layer="layout" svg:width="0.576cm" svg:height="0.541cm" svg:x="16.244cm" svg:y="3.46cm">
            <text:p/>
            <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
              <draw:equation draw:name="f0" draw:formula="logwidth"/>
              <draw:equation draw:name="f1" draw:formula="logheight"/>
            </draw:enhanced-geometry>
          </draw:custom-shape>
          <draw:custom-shape draw:name="CustomShape 37" draw:style-name="gr20" draw:text-style-name="P25" draw:layer="layout" svg:width="0.701cm" svg:height="0.374cm" svg:x="15.898cm" svg:y="4.321cm">
            <text:p/>
            <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
              <draw:equation draw:name="f0" draw:formula="logwidth"/>
              <draw:equation draw:name="f1" draw:formula="logheight"/>
            </draw:enhanced-geometry>
          </draw:custom-shape>
        </draw:g>
        <draw:g draw:name="Group 38">
          <draw:custom-shape draw:name="CustomShape 39" draw:style-name="gr22" draw:text-style-name="P27" draw:layer="layout" svg:width="0.36cm" svg:height="0.598cm" svg:x="17.405cm" svg:y="3.791cm">
            <text:p/>
            <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
              <draw:equation draw:name="f0" draw:formula="logwidth"/>
              <draw:equation draw:name="f1" draw:formula="logheight"/>
            </draw:enhanced-geometry>
          </draw:custom-shape>
          <draw:custom-shape draw:name="CustomShape 40" draw:style-name="gr21" draw:text-style-name="P26" draw:layer="layout" svg:width="0.522cm" svg:height="0.452cm" svg:x="17.505cm" svg:y="4.244cm">
            <text:p/>
            <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
              <draw:equation draw:name="f0" draw:formula="logwidth"/>
              <draw:equation draw:name="f1" draw:formula="logheight"/>
            </draw:enhanced-geometry>
          </draw:custom-shape>
          <draw:custom-shape draw:name="CustomShape 41" draw:style-name="gr12" draw:text-style-name="P21" draw:layer="layout" svg:width="0.591cm" svg:height="0.469cm" svg:x="17.488cm" svg:y="3.459cm">
            <text:p/>
            <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
              <draw:equation draw:name="f0" draw:formula="logwidth"/>
              <draw:equation draw:name="f1" draw:formula="logheight"/>
            </draw:enhanced-geometry>
          </draw:custom-shape>
          <draw:custom-shape draw:name="CustomShape 42" draw:style-name="gr24" draw:text-style-name="P29" draw:layer="layout" svg:width="0.522cm" svg:height="0.452cm" svg:x="18.02cm" svg:y="3.459cm">
            <text:p/>
            <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
              <draw:equation draw:name="f0" draw:formula="logwidth"/>
              <draw:equation draw:name="f1" draw:formula="logheight"/>
            </draw:enhanced-geometry>
          </draw:custom-shape>
          <draw:custom-shape draw:name="CustomShape 43" draw:style-name="gr23" draw:text-style-name="P28" draw:layer="layout" svg:width="0.36cm" svg:height="0.598cm" svg:x="18.282cm" svg:y="3.767cm">
            <text:p/>
            <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
              <draw:equation draw:name="f0" draw:formula="logwidth"/>
              <draw:equation draw:name="f1" draw:formula="logheight"/>
            </draw:enhanced-geometry>
          </draw:custom-shape>
          <draw:custom-shape draw:name="CustomShape 44" draw:style-name="gr20" draw:text-style-name="P25" draw:layer="layout" svg:width="0.591cm" svg:height="0.468cm" svg:x="17.968cm" svg:y="4.228cm">
            <text:p/>
            <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
              <draw:equation draw:name="f0" draw:formula="logwidth"/>
              <draw:equation draw:name="f1" draw:formula="logheight"/>
            </draw:enhanced-geometry>
          </draw:custom-shape>
        </draw:g>
        <draw:g draw:name="Group 45">
          <draw:custom-shape draw:name="CustomShape 46" draw:style-name="gr12" draw:text-style-name="P21" draw:layer="layout" svg:width="0.697cm" svg:height="1.235cm" svg:x="10.277cm" svg:y="3.459cm">
            <text:p/>
            <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
              <draw:equation draw:name="f0" draw:formula="logwidth"/>
              <draw:equation draw:name="f1" draw:formula="logheight"/>
            </draw:enhanced-geometry>
          </draw:custom-shape>
          <draw:custom-shape draw:name="CustomShape 47" draw:style-name="gr24" draw:text-style-name="P29" draw:layer="layout" svg:width="0.697cm" svg:height="1.235cm" svg:x="10.815cm" svg:y="3.459cm">
            <text:p/>
            <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
              <draw:equation draw:name="f0" draw:formula="logwidth"/>
              <draw:equation draw:name="f1" draw:formula="logheight"/>
            </draw:enhanced-geometry>
          </draw:custom-shape>
        </draw:g>
        <draw:g draw:name="Group 48">
          <draw:custom-shape draw:name="CustomShape 49" draw:style-name="gr23" draw:text-style-name="P28" draw:layer="layout" svg:width="0.93cm" svg:height="0.752cm" svg:x="19.494cm" svg:y="3.943cm">
            <text:p/>
            <draw:enhanced-geometry draw:mirror-horizontal="false" draw:mirror-vertical="false" svg:viewBox="0 0 0 0" drawooo:sub-view-size="861 697" draw:text-areas="0 0 ?f0 ?f1" draw:type="ooxml-non-primitive" draw:enhanced-path="M 849 6 C 847 0 839 0 837 5 830 26 820 51 806 78 770 150 700 250 575 321 513 356 448 374 380 374 262 374 180 321 176 319 176 319 176 319 176 319 108 279 65 205 65 125 65 112 66 99 69 86 70 79 61 76 57 81 21 139 3 203 2 275 0 517 156 664 182 686 182 687 183 687 185 688 219 694 254 697 289 697 604 697 861 441 861 125 861 85 857 45 849 6 Z N">
              <draw:equation draw:name="f0" draw:formula="logwidth"/>
              <draw:equation draw:name="f1" draw:formula="logheight"/>
            </draw:enhanced-geometry>
          </draw:custom-shape>
          <draw:custom-shape draw:name="CustomShape 50" draw:style-name="gr12" draw:text-style-name="P21" draw:layer="layout" svg:width="0.787cm" svg:height="1.02cm" svg:x="19.188cm" svg:y="3.647cm">
            <text:p/>
            <draw:enhanced-geometry draw:mirror-horizontal="false" draw:mirror-vertical="false" svg:viewBox="0 0 0 0" drawooo:sub-view-size="729 945" draw:text-areas="0 0 ?f0 ?f1" draw:type="ooxml-non-primitive" draw:enhanced-path="M 717 228 C 722 233 729 227 726 221 694 161 647 112 586 76 500 26 406 0 307 0 221 0 157 20 140 26 139 26 138 27 137 27 49 131 0 263 0 399 0 649 163 868 396 943 401 945 406 938 402 934 387 917 371 896 354 870 310 803 258 693 259 549 260 423 315 337 360 286 410 231 459 206 461 205 461 205 461 205 461 205 495 185 533 175 572 175 627 175 678 195 717 228 Z N">
              <draw:equation draw:name="f0" draw:formula="logwidth"/>
              <draw:equation draw:name="f1" draw:formula="logheight"/>
            </draw:enhanced-geometry>
          </draw:custom-shape>
          <draw:custom-shape draw:name="CustomShape 51" draw:style-name="gr24" draw:text-style-name="P29" draw:layer="layout" svg:width="1.001cm" svg:height="0.858cm" svg:x="19.388cm" svg:y="3.46cm">
            <text:p/>
            <draw:enhanced-geometry draw:mirror-horizontal="false" draw:mirror-vertical="false" svg:viewBox="0 0 0 0" drawooo:sub-view-size="927 795" draw:text-areas="0 0 ?f0 ?f1" draw:type="ooxml-non-primitive" draw:enhanced-path="M 660 746 C 871 626 920 418 927 385 927 384 927 383 926 381 846 153 630 0 387 0 245 0 109 53 4 147 0 151 4 159 10 158 39 152 78 147 122 147 226 147 324 174 414 227 522 290 570 381 591 446 613 514 611 567 611 573 611 669 549 752 463 783 457 785 458 795 465 795 469 795 474 795 478 795 541 795 602 778 660 746 Z N">
              <draw:equation draw:name="f0" draw:formula="logwidth"/>
              <draw:equation draw:name="f1" draw:formula="logheight"/>
            </draw:enhanced-geometry>
          </draw:custom-shape>
        </draw:g>
        <draw:g draw:name="Group 52">
          <draw:custom-shape draw:name="CustomShape 53" draw:style-name="gr20" draw:text-style-name="P25" draw:layer="layout" svg:width="0.393cm" svg:height="0.707cm" svg:x="21.807cm" svg:y="3.93cm">
            <text:p/>
            <draw:enhanced-geometry draw:mirror-horizontal="false" draw:mirror-vertical="false" svg:viewBox="0 0 0 0" drawooo:sub-view-size="335 602" draw:text-areas="0 0 ?f0 ?f1" draw:type="ooxml-non-primitive" draw:enhanced-path="M 335 194 C 0 0 0 0 0 0 24 37 38 81 38 126 38 602 38 602 38 602 200 525 312 371 335 194 Z N">
              <draw:equation draw:name="f0" draw:formula="logwidth"/>
              <draw:equation draw:name="f1" draw:formula="logheight"/>
            </draw:enhanced-geometry>
          </draw:custom-shape>
          <draw:custom-shape draw:name="CustomShape 54" draw:style-name="gr22" draw:text-style-name="P27" draw:layer="layout" svg:width="0.636cm" svg:height="0.541cm" svg:x="20.97cm" svg:y="4.028cm">
            <text:p/>
            <draw:enhanced-geometry draw:mirror-horizontal="false" draw:mirror-vertical="false" svg:viewBox="0 0 0 0" drawooo:sub-view-size="542 461" draw:text-areas="0 0 ?f0 ?f1" draw:type="ooxml-non-primitive" draw:enhanced-path="M 207 461 C 542 267 542 267 542 267 537 268 531 268 526 268 486 268 446 257 411 236 2 0 2 0 2 0 1 15 0 29 0 43 0 209 76 361 207 461 Z N">
              <draw:equation draw:name="f0" draw:formula="logwidth"/>
              <draw:equation draw:name="f1" draw:formula="logheight"/>
            </draw:enhanced-geometry>
          </draw:custom-shape>
          <draw:custom-shape draw:name="CustomShape 55" draw:style-name="gr24" draw:text-style-name="P29" draw:layer="layout" svg:width="0.588cm" svg:height="0.501cm" svg:x="21.351cm" svg:y="3.46cm">
            <text:p/>
            <draw:enhanced-geometry draw:mirror-horizontal="false" draw:mirror-vertical="false" svg:viewBox="0 0 0 0" drawooo:sub-view-size="501 427" draw:text-areas="0 0 ?f0 ?f1" draw:type="ooxml-non-primitive" draw:enhanced-path="M 93 329 C 501 93 501 93 501 93 413 32 310 0 202 0 132 0 64 13 0 40 0 427 0 427 0 427 20 387 52 352 93 329 Z N">
              <draw:equation draw:name="f0" draw:formula="logwidth"/>
              <draw:equation draw:name="f1" draw:formula="logheight"/>
            </draw:enhanced-geometry>
          </draw:custom-shape>
          <draw:custom-shape draw:name="CustomShape 56" draw:style-name="gr12" draw:text-style-name="P21" draw:layer="layout" svg:width="0.394cm" svg:height="0.706cm" svg:x="20.975cm" svg:y="3.519cm">
            <text:p/>
            <draw:enhanced-geometry draw:mirror-horizontal="false" draw:mirror-vertical="false" svg:viewBox="0 0 0 0" drawooo:sub-view-size="336 601" draw:text-areas="0 0 ?f0 ?f1" draw:type="ooxml-non-primitive" draw:enhanced-path="M 0 408 C 336 601 336 601 336 601 311 565 297 521 297 475 297 0 297 0 297 0 135 76 23 231 0 408 Z N">
              <draw:equation draw:name="f0" draw:formula="logwidth"/>
              <draw:equation draw:name="f1" draw:formula="logheight"/>
            </draw:enhanced-geometry>
          </draw:custom-shape>
          <draw:custom-shape draw:name="CustomShape 57" draw:style-name="gr21" draw:text-style-name="P26" draw:layer="layout" svg:width="0.588cm" svg:height="0.502cm" svg:x="21.237cm" svg:y="4.193cm">
            <text:p/>
            <draw:enhanced-geometry draw:mirror-horizontal="false" draw:mirror-vertical="false" svg:viewBox="0 0 0 0" drawooo:sub-view-size="501 428" draw:text-areas="0 0 ?f0 ?f1" draw:type="ooxml-non-primitive" draw:enhanced-path="M 408 98 C 0 334 0 334 0 334 88 396 191 428 299 428 369 428 437 414 501 388 501 0 501 0 501 0 481 41 449 76 408 98 Z N">
              <draw:equation draw:name="f0" draw:formula="logwidth"/>
              <draw:equation draw:name="f1" draw:formula="logheight"/>
            </draw:enhanced-geometry>
          </draw:custom-shape>
          <draw:custom-shape draw:name="CustomShape 58" draw:style-name="gr23" draw:text-style-name="P28" draw:layer="layout" svg:width="0.636cm" svg:height="0.541cm" svg:x="21.57cm" svg:y="3.587cm">
            <text:p/>
            <draw:enhanced-geometry draw:mirror-horizontal="false" draw:mirror-vertical="false" svg:viewBox="0 0 0 0" drawooo:sub-view-size="542 461" draw:text-areas="0 0 ?f0 ?f1" draw:type="ooxml-non-primitive" draw:enhanced-path="M 131 225 C 540 461 540 461 540 461 541 446 542 432 542 417 542 252 466 100 335 0 0 194 0 194 0 194 5 193 11 193 16 193 57 193 96 204 131 225 Z N">
              <draw:equation draw:name="f0" draw:formula="logwidth"/>
              <draw:equation draw:name="f1" draw:formula="logheight"/>
            </draw:enhanced-geometry>
          </draw:custom-shape>
        </draw:g>
        <draw:g draw:name="Group 59">
          <draw:custom-shape draw:name="CustomShape 60" draw:style-name="gr21" draw:text-style-name="P26" draw:layer="layout" svg:width="0.771cm" svg:height="0.272cm" svg:x="5.02cm" svg:y="2.459cm">
            <text:p/>
            <draw:enhanced-geometry draw:mirror-horizontal="false" draw:mirror-vertical="false" svg:viewBox="0 0 0 0" drawooo:sub-view-size="767 273" draw:text-areas="0 0 ?f0 ?f1" draw:type="ooxml-non-primitive" draw:enhanced-path="M 8 71 C 26 131 228 66 244 81 269 104 240 171 254 194 274 228 588 273 743 165 767 149 749 103 751 0 16 0 16 0 16 0 10 17 0 43 8 71 Z N">
              <draw:equation draw:name="f0" draw:formula="logwidth"/>
              <draw:equation draw:name="f1" draw:formula="logheight"/>
            </draw:enhanced-geometry>
          </draw:custom-shape>
          <draw:custom-shape draw:name="CustomShape 61" draw:style-name="gr20" draw:text-style-name="P25" draw:layer="layout" svg:width="0.884cm" svg:height="0.233cm" svg:x="4.938cm" svg:y="2.224cm">
            <text:p/>
            <draw:enhanced-geometry draw:mirror-horizontal="false" draw:mirror-vertical="false" svg:viewBox="0 0 0 0" drawooo:sub-view-size="879 233" draw:text-areas="0 0 ?f0 ?f1" draw:type="ooxml-non-primitive" draw:enhanced-path="M 75 52 C 81 64 64 89 66 104 68 117 105 132 105 132 105 132 78 157 77 169 76 182 101 204 101 218 102 221 100 227 98 233 833 233 833 233 833 233 834 202 837 167 843 126 850 80 863 39 879 0 0 0 0 0 0 0 22 20 65 34 75 52 Z N">
              <draw:equation draw:name="f0" draw:formula="logwidth"/>
              <draw:equation draw:name="f1" draw:formula="logheight"/>
            </draw:enhanced-geometry>
          </draw:custom-shape>
          <draw:custom-shape draw:name="CustomShape 62" draw:style-name="gr23" draw:text-style-name="P28" draw:layer="layout" svg:width="0.99cm" svg:height="0.232cm" svg:x="4.924cm" svg:y="1.99cm">
            <text:p/>
            <draw:enhanced-geometry draw:mirror-horizontal="false" draw:mirror-vertical="false" svg:viewBox="0 0 0 0" drawooo:sub-view-size="984 233" draw:text-areas="0 0 ?f0 ?f1" draw:type="ooxml-non-primitive" draw:enhanced-path="M 984 0 C 119 0 119 0 119 0 121 7 122 14 121 20 115 71 3 151 1 207 0 217 5 225 13 233 892 233 892 233 892 233 910 190 932 150 954 106 965 83 977 45 984 0 Z N">
              <draw:equation draw:name="f0" draw:formula="logwidth"/>
              <draw:equation draw:name="f1" draw:formula="logheight"/>
            </draw:enhanced-geometry>
          </draw:custom-shape>
          <draw:custom-shape draw:name="CustomShape 63" draw:style-name="gr12" draw:text-style-name="P21" draw:layer="layout" svg:width="0.831cm" svg:height="0.259cm" svg:x="5.067cm" svg:y="1.495cm">
            <text:p/>
            <draw:enhanced-geometry draw:mirror-horizontal="false" draw:mirror-vertical="false" svg:viewBox="0 0 0 0" drawooo:sub-view-size="826 259" draw:text-areas="0 0 ?f0 ?f1" draw:type="ooxml-non-primitive" draw:enhanced-path="M 691 105 C 485 0 280 20 171 77 84 123 31 190 0 259 826 259 826 259 826 259 803 196 762 140 691 105 Z N">
              <draw:equation draw:name="f0" draw:formula="logwidth"/>
              <draw:equation draw:name="f1" draw:formula="logheight"/>
            </draw:enhanced-geometry>
          </draw:custom-shape>
          <draw:custom-shape draw:name="CustomShape 64" draw:style-name="gr24" draw:text-style-name="P29" draw:layer="layout" svg:width="0.904cm" svg:height="0.233cm" svg:x="5.022cm" svg:y="1.756cm">
            <text:p/>
            <draw:enhanced-geometry draw:mirror-horizontal="false" draw:mirror-vertical="false" svg:viewBox="0 0 0 0" drawooo:sub-view-size="899 233" draw:text-areas="0 0 ?f0 ?f1" draw:type="ooxml-non-primitive" draw:enhanced-path="M 871 0 C 45 0 45 0 45 0 20 53 9 106 4 150 0 184 15 210 22 233 887 233 887 233 887 233 898 163 899 77 871 0 Z N">
              <draw:equation draw:name="f0" draw:formula="logwidth"/>
              <draw:equation draw:name="f1" draw:formula="logheight"/>
            </draw:enhanced-geometry>
          </draw:custom-shape>
        </draw:g>
        <draw:g draw:name="Group 65">
          <draw:custom-shape draw:name="CustomShape 66" draw:style-name="gr12" draw:text-style-name="P21" draw:layer="layout" svg:width="0.764cm" svg:height="0.665cm" svg:x="6.881cm" svg:y="1.495cm">
            <text:p/>
            <draw:enhanced-geometry draw:mirror-horizontal="true" draw:mirror-vertical="false" svg:viewBox="0 0 0 0" drawooo:sub-view-size="885 771" draw:text-areas="0 0 ?f0 ?f1" draw:type="ooxml-non-primitive" draw:enhanced-path="M 708 363 C 699 358 687 357 677 361 662 366 649 378 640 395 630 411 626 429 629 444 631 455 637 464 646 470 655 475 667 476 677 471 551 690 551 690 551 690 548 696 542 699 536 699 365 699 365 699 365 699 362 700 359 703 359 706 358 713 358 720 365 724 368 726 372 728 376 730 387 737 388 751 378 759 368 767 354 771 341 770 328 771 314 768 304 759 294 751 295 737 306 730 310 728 314 726 317 724 323 720 323 713 323 706 323 703 320 700 317 699 115 699 115 699 115 699 112 699 109 697 108 694 108 694 108 694 108 694 58 592 0 246 247 121 487 0 726 23 852 89 862 94 871 99 879 104 883 107 885 112 882 116 725 389 725 389 725 389 723 378 717 368 708 363 Z N">
              <draw:equation draw:name="f0" draw:formula="logwidth"/>
              <draw:equation draw:name="f1" draw:formula="logheight"/>
            </draw:enhanced-geometry>
          </draw:custom-shape>
          <draw:custom-shape draw:name="CustomShape 67" draw:style-name="gr23" draw:text-style-name="P28" draw:layer="layout" svg:width="0.564cm" svg:height="0.976cm" svg:x="6.593cm" svg:y="1.601cm">
            <text:p/>
            <draw:enhanced-geometry draw:mirror-horizontal="true" draw:mirror-vertical="false" svg:viewBox="0 0 0 0" drawooo:sub-view-size="654 1130" draw:text-areas="0 0 ?f0 ?f1" draw:type="ooxml-non-primitive" draw:enhanced-path="M 208 896 C 217 891 224 882 225 871 228 856 224 838 214 822 205 805 192 793 177 787 167 784 156 784 147 790 137 795 131 805 130 816 3 597 3 597 3 597 0 591 0 585 3 579 142 339 142 339 142 339 142 336 142 332 139 330 133 326 127 323 121 326 117 328 113 331 110 333 98 339 85 333 83 320 81 307 85 294 92 282 99 271 108 260 120 256 132 251 144 259 144 272 145 276 144 281 144 285 145 293 150 296 157 299 160 301 163 299 166 297 334 6 334 6 334 6 337 2 343 0 347 3 480 102 524 251 535 353 542 405 507 442 511 473 518 532 648 625 651 690 654 734 565 752 550 781 543 794 562 823 560 841 559 857 515 874 515 874 515 874 546 903 548 916 549 932 520 957 519 973 519 989 545 1030 532 1073 515 1130 356 1091 288 1083 286 1083 283 1082 282 1079 177 898 177 898 177 898 188 902 199 902 208 896 Z N">
              <draw:equation draw:name="f0" draw:formula="logwidth"/>
              <draw:equation draw:name="f1" draw:formula="logheight"/>
            </draw:enhanced-geometry>
          </draw:custom-shape>
          <draw:custom-shape draw:name="CustomShape 68" draw:style-name="gr24" draw:text-style-name="P29" draw:layer="layout" svg:width="0.607cm" svg:height="0.614cm" svg:x="6.927cm" svg:y="2.117cm">
            <text:p/>
            <draw:enhanced-geometry draw:mirror-horizontal="true" draw:mirror-vertical="false" svg:viewBox="0 0 0 0" drawooo:sub-view-size="704 712" draw:text-areas="0 0 ?f0 ?f1" draw:type="ooxml-non-primitive" draw:enhanced-path="M 11 0 C 170 0 170 0 170 0 162 7 157 17 157 28 157 38 162 48 170 55 182 65 199 70 218 70 237 70 254 65 267 55 275 48 280 38 280 28 280 17 275 7 266 0 411 0 411 0 411 0 417 0 423 3 426 9 565 249 565 249 565 249 568 251 571 253 575 251 581 248 586 244 587 237 587 233 587 228 587 224 587 211 599 203 611 208 623 212 633 223 639 234 646 245 650 259 648 272 646 285 633 290 622 284 618 282 614 280 611 278 604 275 598 278 592 282 589 283 589 287 589 291 700 482 700 482 700 482 700 482 701 484 700 485 700 487 699 488 699 488 699 488 699 488 699 488 671 516 704 593 688 619 664 659 299 712 119 586 83 561 129 479 98 269 84 172 45 96 3 12 0 7 4 0 11 0 Z N">
              <draw:equation draw:name="f0" draw:formula="logwidth"/>
              <draw:equation draw:name="f1" draw:formula="logheight"/>
            </draw:enhanced-geometry>
          </draw:custom-shape>
        </draw:g>
        <draw:g draw:name="Group 69">
          <draw:g draw:name="Group 70">
            <draw:custom-shape draw:name="CustomShape 71" draw:style-name="gr25" draw:text-style-name="P30" draw:layer="layout" svg:width="0.129cm" svg:height="0.128cm" svg:x="20.195cm" svg:y="1.551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CustomShape 72" draw:style-name="gr25" draw:text-style-name="P30" draw:layer="layout" svg:width="0.17cm" svg:height="0.019cm" svg:x="20.336cm" svg:y="1.998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CustomShape 73" draw:style-name="gr25" draw:text-style-name="P30" draw:layer="layout" svg:width="0.129cm" svg:height="0.128cm" svg:x="20.195cm" svg:y="2.335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CustomShape 74" draw:style-name="gr25" draw:text-style-name="P30" draw:layer="layout" svg:width="0.129cm" svg:height="0.127cm" svg:x="19.411cm" svg:y="2.336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CustomShape 75" draw:style-name="gr25" draw:text-style-name="P30" draw:layer="layout" svg:width="0.17cm" svg:height="0.019cm" svg:x="19.228cm" svg:y="1.999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CustomShape 76" draw:style-name="gr25" draw:text-style-name="P30" draw:layer="layout" svg:width="0.128cm" svg:height="0.127cm" svg:x="19.411cm" svg:y="1.552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CustomShape 77" draw:style-name="gr25" draw:text-style-name="P30" draw:layer="layout" svg:width="0.019cm" svg:height="0.17cm" svg:x="19.858cm" svg:y="1.368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CustomShape 78" draw:style-name="gr25" draw:text-style-name="P30" draw:layer="layout" svg:width="0.308cm" svg:height="0.042cm" svg:x="19.713cm" svg:y="2.559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CustomShape 79" draw:style-name="gr25" draw:text-style-name="P30" draw:layer="layout" svg:width="0.292cm" svg:height="0.042cm" svg:x="19.721cm" svg:y="2.624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CustomShape 80" draw:style-name="gr25" draw:text-style-name="P30" draw:layer="layout" svg:width="0.208cm" svg:height="0.042cm" svg:x="19.763cm" svg:y="2.689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custom-shape draw:name="CustomShape 81" draw:style-name="gr22" draw:text-style-name="P27" draw:layer="layout" svg:width="0.371cm" svg:height="0.351cm" svg:x="19.479cm" svg:y="1.855cm">
            <text:p/>
            <draw:enhanced-geometry draw:mirror-horizontal="false" draw:mirror-vertical="false" svg:viewBox="0 0 0 0" drawooo:sub-view-size="380 359" draw:text-areas="0 0 ?f0 ?f1" draw:type="ooxml-non-primitive" draw:enhanced-path="M 63 268 C 78 297 94 324 108 350 113 359 113 359 113 359 380 206 380 206 380 206 23 0 23 0 23 0 22 2 22 4 21 6 21 6 21 6 21 6 0 88 14 174 63 268 Z N">
              <draw:equation draw:name="f0" draw:formula="logwidth"/>
              <draw:equation draw:name="f1" draw:formula="logheight"/>
            </draw:enhanced-geometry>
          </draw:custom-shape>
          <draw:custom-shape draw:name="CustomShape 82" draw:style-name="gr12" draw:text-style-name="P21" draw:layer="layout" svg:width="0.352cm" svg:height="0.429cm" svg:x="19.506cm" svg:y="1.615cm">
            <text:p/>
            <draw:enhanced-geometry draw:mirror-horizontal="false" draw:mirror-vertical="false" svg:viewBox="0 0 0 0" drawooo:sub-view-size="360 438" draw:text-areas="0 0 ?f0 ?f1" draw:type="ooxml-non-primitive" draw:enhanced-path="M 0 230 C 360 438 360 438 360 438 360 0 360 0 360 0 174 3 40 117 0 230 Z N">
              <draw:equation draw:name="f0" draw:formula="logwidth"/>
              <draw:equation draw:name="f1" draw:formula="logheight"/>
            </draw:enhanced-geometry>
          </draw:custom-shape>
          <draw:custom-shape draw:name="CustomShape 83" draw:style-name="gr24" draw:text-style-name="P29" draw:layer="layout" svg:width="0.356cm" svg:height="0.429cm" svg:x="19.872cm" svg:y="1.615cm">
            <text:p/>
            <draw:enhanced-geometry draw:mirror-horizontal="false" draw:mirror-vertical="false" svg:viewBox="0 0 0 0" drawooo:sub-view-size="364 438" draw:text-areas="0 0 ?f0 ?f1" draw:type="ooxml-non-primitive" draw:enhanced-path="M 0 0 C 0 438 0 438 0 438 364 228 364 228 364 228 323 115 186 1 0 0 Z N">
              <draw:equation draw:name="f0" draw:formula="logwidth"/>
              <draw:equation draw:name="f1" draw:formula="logheight"/>
            </draw:enhanced-geometry>
          </draw:custom-shape>
          <draw:custom-shape draw:name="CustomShape 84" draw:style-name="gr23" draw:text-style-name="P28" draw:layer="layout" svg:width="0.375cm" svg:height="0.357cm" svg:x="19.879cm" svg:y="1.852cm">
            <text:p/>
            <draw:enhanced-geometry draw:mirror-horizontal="false" draw:mirror-vertical="false" svg:viewBox="0 0 0 0" drawooo:sub-view-size="384 365" draw:text-areas="0 0 ?f0 ?f1" draw:type="ooxml-non-primitive" draw:enhanced-path="M 322 271 C 371 177 384 91 364 9 364 9 364 9 364 9 363 6 362 3 361 0 0 209 0 209 0 209 270 365 270 365 270 365 277 353 277 353 277 353 291 327 307 300 322 271 Z N">
              <draw:equation draw:name="f0" draw:formula="logwidth"/>
              <draw:equation draw:name="f1" draw:formula="logheight"/>
            </draw:enhanced-geometry>
          </draw:custom-shape>
          <draw:custom-shape draw:name="CustomShape 85" draw:style-name="gr21" draw:text-style-name="P26" draw:layer="layout" svg:width="0.26cm" svg:height="0.458cm" svg:x="19.597cm" svg:y="2.07cm">
            <text:p/>
            <draw:enhanced-geometry draw:mirror-horizontal="false" draw:mirror-vertical="false" svg:viewBox="0 0 0 0" drawooo:sub-view-size="267 468" draw:text-areas="0 0 ?f0 ?f1" draw:type="ooxml-non-primitive" draw:enhanced-path="M 267 468 C 267 0 267 0 267 0 0 153 0 153 0 153 21 190 42 229 61 272 75 304 83 346 90 383 92 398 95 411 98 424 105 457 116 466 151 467 157 468 157 468 157 468 185 468 185 468 185 468 237 468 237 468 237 468 247 468 257 468 267 468 Z N">
              <draw:equation draw:name="f0" draw:formula="logwidth"/>
              <draw:equation draw:name="f1" draw:formula="logheight"/>
            </draw:enhanced-geometry>
          </draw:custom-shape>
          <draw:custom-shape draw:name="CustomShape 86" draw:style-name="gr20" draw:text-style-name="P25" draw:layer="layout" svg:width="0.264cm" svg:height="0.458cm" svg:x="19.872cm" svg:y="2.07cm">
            <text:p/>
            <draw:enhanced-geometry draw:mirror-horizontal="false" draw:mirror-vertical="false" svg:viewBox="0 0 0 0" drawooo:sub-view-size="271 468" draw:text-areas="0 0 ?f0 ?f1" draw:type="ooxml-non-primitive" draw:enhanced-path="M 174 424 C 177 411 180 398 182 383 189 346 197 304 211 272 230 229 251 191 271 156 0 0 0 0 0 0 0 467 0 467 0 467 5 467 5 467 5 467 5 468 5 468 5 468 5 468 5 468 5 468 15 468 25 468 36 468 42 467 42 467 42 467 94 468 94 468 94 468 101 468 108 468 115 467 157 467 167 456 174 424 Z N">
              <draw:equation draw:name="f0" draw:formula="logwidth"/>
              <draw:equation draw:name="f1" draw:formula="logheight"/>
            </draw:enhanced-geometry>
          </draw:custom-shape>
        </draw:g>
        <draw:g draw:name="Group 87">
          <draw:custom-shape draw:name="CustomShape 88" draw:style-name="gr23" draw:text-style-name="P28" draw:layer="layout" svg:width="0.757cm" svg:height="0.608cm" svg:x="8.42cm" svg:y="2.124cm">
            <text:p/>
            <draw:enhanced-geometry draw:mirror-horizontal="false" draw:mirror-vertical="false" svg:viewBox="0 0 0 0" drawooo:sub-view-size="797 638" draw:text-areas="0 0 ?f0 ?f1" draw:type="ooxml-non-primitive" draw:enhanced-path="M 674 281 C 667 288 658 291 648 290 634 289 620 281 608 269 595 257 588 243 586 228 585 219 589 209 595 202 602 195 612 192 622 193 433 4 433 4 433 4 429 0 423 0 419 4 216 207 216 207 216 207 214 209 212 210 209 210 208 210 206 210 205 209 201 204 197 200 198 193 199 190 200 186 201 182 204 171 195 161 184 162 172 163 161 170 153 179 144 187 137 198 136 210 135 221 145 230 156 227 160 226 164 225 167 224 174 223 178 227 183 231 184 232 184 234 184 235 184 237 183 240 181 242 4 419 4 419 4 419 0 423 1 427 2 430 32 483 232 420 247 435 274 459 244 530 258 554 279 589 609 638 773 524 797 507 779 460 781 357 781 354 780 352 779 350 683 255 683 255 683 255 684 265 681 274 674 281 Z N">
              <draw:equation draw:name="f0" draw:formula="logwidth"/>
              <draw:equation draw:name="f1" draw:formula="logheight"/>
            </draw:enhanced-geometry>
          </draw:custom-shape>
          <draw:custom-shape draw:name="CustomShape 89" draw:style-name="gr20" draw:text-style-name="P25" draw:layer="layout" svg:width="0.494cm" svg:height="0.738cm" svg:x="8.315cm" svg:y="1.758cm">
            <text:p/>
            <draw:enhanced-geometry draw:mirror-horizontal="false" draw:mirror-vertical="false" svg:viewBox="0 0 0 0" drawooo:sub-view-size="520 774" draw:text-areas="0 0 ?f0 ?f1" draw:type="ooxml-non-primitive" draw:enhanced-path="M 2 460 C 0 499 80 515 94 542 100 554 83 580 84 597 86 610 125 626 125 626 125 626 97 652 96 664 95 679 121 701 122 716 122 723 116 737 111 754 108 767 114 774 127 763 265 624 265 624 265 624 255 626 246 622 239 615 232 609 229 599 230 589 231 575 239 561 251 549 263 536 277 529 292 528 301 527 311 530 318 537 324 544 328 553 326 563 516 374 516 374 516 374 520 370 520 364 516 361 313 157 313 157 313 157 311 155 310 153 310 150 310 149 310 148 311 147 316 142 320 138 327 139 330 140 334 141 338 142 349 145 359 137 358 125 357 114 350 102 341 94 333 86 322 79 310 78 299 77 290 86 293 98 294 101 295 105 296 109 297 116 293 120 289 124 288 125 286 125 285 126 282 126 280 125 278 123 161 5 161 5 161 5 156 0 148 2 145 8 123 60 112 112 107 154 101 202 132 236 129 263 123 317 5 401 2 460 Z N">
              <draw:equation draw:name="f0" draw:formula="logwidth"/>
              <draw:equation draw:name="f1" draw:formula="logheight"/>
            </draw:enhanced-geometry>
          </draw:custom-shape>
          <draw:custom-shape draw:name="CustomShape 90" draw:style-name="gr24" draw:text-style-name="P29" draw:layer="layout" svg:width="0.5cm" svg:height="0.732cm" svg:x="8.84cm" svg:y="1.694cm">
            <text:p/>
            <draw:enhanced-geometry draw:mirror-horizontal="false" draw:mirror-vertical="false" svg:viewBox="0 0 0 0" drawooo:sub-view-size="527 768" draw:text-areas="0 0 ?f0 ?f1" draw:type="ooxml-non-primitive" draw:enhanced-path="M 281 185 C 288 191 291 201 290 211 289 225 281 239 269 251 257 264 242 271 228 273 218 274 209 270 202 264 195 257 192 247 193 237 4 426 4 426 4 426 0 430 0 436 4 440 207 643 207 643 207 643 209 645 210 647 210 650 210 651 209 653 208 654 204 658 200 662 193 661 189 660 186 659 182 658 171 655 161 664 162 675 163 687 170 698 179 706 187 715 198 722 209 723 221 724 229 714 227 703 226 699 224 695 224 691 222 685 226 681 231 676 232 675 233 675 235 675 237 675 240 676 241 677 326 763 326 763 326 763 332 768 342 765 343 757 344 735 347 712 350 686 365 585 409 509 453 420 488 349 527 147 441 6 438 1 430 0 426 4 254 176 254 176 254 176 264 175 274 178 281 185 Z N">
              <draw:equation draw:name="f0" draw:formula="logwidth"/>
              <draw:equation draw:name="f1" draw:formula="logheight"/>
            </draw:enhanced-geometry>
          </draw:custom-shape>
          <draw:custom-shape draw:name="CustomShape 91" draw:style-name="gr12" draw:text-style-name="P21" draw:layer="layout" svg:width="0.771cm" svg:height="0.596cm" svg:x="8.468cm" svg:y="1.496cm">
            <text:p/>
            <draw:enhanced-geometry draw:mirror-horizontal="false" draw:mirror-vertical="false" svg:viewBox="0 0 0 0" drawooo:sub-view-size="811 626" draw:text-areas="0 0 ?f0 ?f1" draw:type="ooxml-non-primitive" draw:enhanced-path="M 126 345 C 132 338 142 335 151 336 166 337 180 345 192 357 204 369 212 384 213 398 214 408 211 417 204 424 197 431 188 434 178 433 367 622 367 622 367 622 371 626 377 626 380 622 584 419 584 419 584 419 586 417 588 416 591 416 592 416 593 417 594 418 599 422 603 426 602 433 601 437 600 440 599 444 596 455 604 465 616 464 627 463 639 456 647 447 655 439 662 428 663 417 664 405 655 397 643 399 640 400 636 402 632 402 625 404 621 400 617 395 616 394 616 393 615 391 615 389 616 386 618 385 808 195 808 195 808 195 811 192 811 186 808 182 785 154 755 129 717 109 500 0 284 20 170 80 88 123 36 184 2 247 0 251 0 255 3 258 117 372 117 372 117 372 115 362 119 352 126 345 Z N">
              <draw:equation draw:name="f0" draw:formula="logwidth"/>
              <draw:equation draw:name="f1" draw:formula="logheight"/>
            </draw:enhanced-geometry>
          </draw:custom-shape>
        </draw:g>
        <draw:g draw:name="Group 92">
          <draw:custom-shape draw:name="CustomShape 93" draw:style-name="gr12" draw:text-style-name="P21" draw:layer="layout" svg:width="0.495cm" svg:height="0.583cm" svg:x="10.541cm" svg:y="1.495cm">
            <text:p/>
            <draw:enhanced-geometry draw:mirror-horizontal="false" draw:mirror-vertical="false" svg:viewBox="0 0 0 0" drawooo:sub-view-size="518 610" draw:text-areas="0 0 ?f0 ?f1" draw:type="ooxml-non-primitive" draw:enhanced-path="M 26 275 C 36 275 45 280 51 287 61 299 66 315 65 332 66 350 61 366 51 377 45 384 36 389 26 389 16 389 7 384 0 376 0 603 0 603 0 603 0 607 5 610 9 609 244 532 244 532 244 532 245 532 247 532 248 532 250 533 252 534 253 537 256 543 257 548 253 554 251 557 248 560 245 563 237 572 240 584 252 589 263 593 276 592 287 588 299 584 310 578 317 568 323 557 318 545 306 543 303 542 299 541 295 540 288 538 286 533 285 526 284 524 285 521 287 520 287 519 288 518 289 518 505 448 505 448 505 448 507 447 509 445 509 442 518 313 487 155 341 81 224 22 108 0 7 2 3 2 0 5 0 8 0 288 0 288 0 288 7 280 16 275 26 275 Z N">
              <draw:equation draw:name="f0" draw:formula="logwidth"/>
              <draw:equation draw:name="f1" draw:formula="logheight"/>
            </draw:enhanced-geometry>
          </draw:custom-shape>
          <draw:custom-shape draw:name="CustomShape 94" draw:style-name="gr21" draw:text-style-name="P26" draw:layer="layout" svg:width="0.474cm" svg:height="0.581cm" svg:x="10.111cm" svg:y="1.498cm">
            <text:p/>
            <draw:enhanced-geometry draw:mirror-horizontal="false" draw:mirror-vertical="false" svg:viewBox="0 0 0 0" drawooo:sub-view-size="496 608" draw:text-areas="0 0 ?f0 ?f1" draw:type="ooxml-non-primitive" draw:enhanced-path="M 118 481 C 121 472 128 464 137 461 151 455 168 455 184 461 201 466 215 476 222 488 228 497 229 507 226 516 223 526 216 533 206 536 421 606 421 606 421 606 426 608 430 605 430 600 430 353 430 353 430 353 430 352 430 351 431 350 432 347 434 346 437 345 443 345 449 345 453 351 455 354 457 358 459 361 465 371 478 373 486 363 493 354 496 341 496 329 496 317 493 304 486 295 478 286 465 287 459 297 457 300 455 304 453 307 449 313 443 313 437 313 434 313 432 311 431 309 430 308 430 307 430 305 430 7 430 7 430 7 430 3 427 0 423 0 346 5 279 23 231 49 64 136 15 299 3 405 0 431 7 453 14 472 15 473 16 475 18 475 122 509 122 509 122 509 117 501 115 490 118 481 Z N">
              <draw:equation draw:name="f0" draw:formula="logwidth"/>
              <draw:equation draw:name="f1" draw:formula="logheight"/>
            </draw:enhanced-geometry>
          </draw:custom-shape>
          <draw:custom-shape draw:name="CustomShape 95" draw:style-name="gr20" draw:text-style-name="P25" draw:layer="layout" svg:width="0.506cm" svg:height="0.599cm" svg:x="10.009cm" svg:y="1.951cm">
            <text:p/>
            <draw:enhanced-geometry draw:mirror-horizontal="false" draw:mirror-vertical="false" svg:viewBox="0 0 0 0" drawooo:sub-view-size="529 627" draw:text-areas="0 0 ?f0 ?f1" draw:type="ooxml-non-primitive" draw:enhanced-path="M 313 412 C 306 406 301 397 300 387 299 373 305 357 315 343 325 329 339 319 353 315 362 313 372 314 380 320 388 326 393 335 394 345 527 162 527 162 527 162 529 159 528 153 523 152 288 76 288 76 288 76 287 75 286 75 285 74 284 72 282 70 283 67 285 61 287 55 294 53 297 52 301 52 305 51 317 48 322 36 315 26 309 16 297 9 286 6 274 2 261 0 250 5 239 9 236 22 244 31 246 34 249 37 252 40 256 45 254 51 252 57 251 59 249 61 246 61 245 61 244 61 243 61 141 28 141 28 141 28 136 26 131 30 132 35 132 38 132 41 132 44 125 99 5 184 2 244 0 285 82 301 96 329 103 341 85 368 87 384 88 398 128 414 128 414 128 414 99 441 98 453 97 468 124 491 125 506 125 521 101 558 112 598 119 621 149 627 186 626 188 626 190 625 191 624 342 417 342 417 342 417 332 420 322 418 313 412 Z N">
              <draw:equation draw:name="f0" draw:formula="logwidth"/>
              <draw:equation draw:name="f1" draw:formula="logheight"/>
            </draw:enhanced-geometry>
          </draw:custom-shape>
          <draw:custom-shape draw:name="CustomShape 96" draw:style-name="gr24" draw:text-style-name="P29" draw:layer="layout" svg:width="0.475cm" svg:height="0.605cm" svg:x="10.55cm" svg:y="1.944cm">
            <text:p/>
            <draw:enhanced-geometry draw:mirror-horizontal="false" draw:mirror-vertical="false" svg:viewBox="0 0 0 0" drawooo:sub-view-size="497 633" draw:text-areas="0 0 ?f0 ?f1" draw:type="ooxml-non-primitive" draw:enhanced-path="M 326 81 C 328 91 327 101 322 109 314 122 300 131 284 136 267 142 250 142 237 137 227 133 220 126 217 117 214 107 216 97 222 88 6 158 6 158 6 158 2 160 0 165 3 168 148 368 148 368 148 368 149 369 149 370 150 372 150 374 149 377 147 378 142 382 137 386 131 383 127 382 124 380 120 379 109 374 98 381 97 393 96 404 102 417 109 426 116 436 126 445 137 448 149 451 159 443 158 431 158 427 157 423 157 419 156 412 161 408 167 405 169 403 171 404 174 405 175 405 176 406 176 407 336 627 336 627 336 627 340 633 349 630 348 623 345 577 342 510 356 414 372 311 417 234 461 143 475 114 489 66 497 9 497 4 493 0 488 2 305 61 305 61 305 61 315 64 322 72 326 81 Z N">
              <draw:equation draw:name="f0" draw:formula="logwidth"/>
              <draw:equation draw:name="f1" draw:formula="logheight"/>
            </draw:enhanced-geometry>
          </draw:custom-shape>
          <draw:custom-shape draw:name="CustomShape 97" draw:style-name="gr23" draw:text-style-name="P28" draw:layer="layout" svg:width="0.666cm" svg:height="0.619cm" svg:x="10.218cm" svg:y="2.113cm">
            <text:p/>
            <draw:enhanced-geometry draw:mirror-horizontal="false" draw:mirror-vertical="false" svg:viewBox="0 0 0 0" drawooo:sub-view-size="696 647" draw:text-areas="0 0 ?f0 ?f1" draw:type="ooxml-non-primitive" draw:enhanced-path="M 506 283 C 498 289 488 291 478 288 464 285 451 275 441 261 430 246 425 231 426 216 427 206 432 197 439 192 447 186 458 184 468 187 334 4 334 4 334 4 332 0 326 0 324 4 178 204 178 204 178 204 178 205 177 205 176 206 173 207 171 207 169 206 163 202 159 199 159 192 159 188 160 184 160 180 161 168 151 159 139 162 128 165 118 174 111 184 104 194 98 206 99 218 100 230 111 236 122 232 126 230 129 228 133 227 140 225 144 228 149 232 152 234 152 236 152 239 152 240 151 241 151 242 4 444 4 444 4 444 0 449 4 455 10 455 72 448 138 432 147 440 174 465 143 537 158 561 180 598 517 647 683 531 691 525 695 517 696 504 696 502 696 501 695 500 519 258 519 258 519 258 519 268 514 278 506 283 Z N">
              <draw:equation draw:name="f0" draw:formula="logwidth"/>
              <draw:equation draw:name="f1" draw:formula="logheight"/>
            </draw:enhanced-geometry>
          </draw:custom-shape>
        </draw:g>
        <draw:g draw:name="Group 98">
          <draw:custom-shape draw:name="CustomShape 99" draw:style-name="gr12" draw:text-style-name="P21" draw:layer="layout" svg:width="0.533cm" svg:height="0.583cm" svg:x="11.887cm" svg:y="1.495cm">
            <text:p/>
            <draw:enhanced-geometry draw:mirror-horizontal="false" draw:mirror-vertical="false" svg:viewBox="0 0 0 0" drawooo:sub-view-size="518 567" draw:text-areas="0 0 ?f0 ?f1" draw:type="ooxml-non-primitive" draw:enhanced-path="M 144 322 C 151 316 160 314 169 316 182 318 195 327 205 339 215 352 221 366 220 379 220 388 216 397 209 402 202 408 193 410 184 408 308 562 308 562 308 562 312 567 321 565 323 559 400 358 400 358 400 358 401 356 403 354 405 353 406 353 407 353 409 353 414 355 419 357 421 363 422 367 422 370 422 374 425 384 435 390 445 384 454 379 461 369 465 358 469 348 471 336 467 326 464 315 452 312 444 319 441 321 438 323 435 326 430 329 425 327 419 325 418 324 417 324 417 322 416 320 416 318 416 316 517 54 517 54 517 54 518 49 516 44 511 43 356 0 213 22 130 66 74 95 33 133 3 174 0 178 0 182 3 185 133 346 133 346 133 346 133 336 137 327 144 322 Z N">
              <draw:equation draw:name="f0" draw:formula="logwidth"/>
              <draw:equation draw:name="f1" draw:formula="logheight"/>
            </draw:enhanced-geometry>
          </draw:custom-shape>
          <draw:custom-shape draw:name="CustomShape 100" draw:style-name="gr24" draw:text-style-name="P29" draw:layer="layout" svg:width="0.486cm" svg:height="0.566cm" svg:x="12.236cm" svg:y="1.548cm">
            <text:p/>
            <draw:enhanced-geometry draw:mirror-horizontal="false" draw:mirror-vertical="false" svg:viewBox="0 0 0 0" drawooo:sub-view-size="473 550" draw:text-areas="0 0 ?f0 ?f1" draw:type="ooxml-non-primitive" draw:enhanced-path="M 128 252 C 136 255 142 262 145 270 149 283 148 298 143 313 137 328 128 340 116 347 108 351 99 352 90 349 82 345 75 338 73 329 2 514 2 514 2 514 0 520 5 527 12 526 224 492 224 492 224 492 227 491 229 492 231 493 232 494 233 495 233 497 234 502 235 508 230 512 228 515 225 516 222 519 214 526 214 538 224 543 233 549 245 550 256 548 267 546 279 542 286 534 293 525 290 514 280 510 277 508 273 507 270 506 264 503 263 498 263 492 262 490 263 489 263 488 265 486 267 485 269 485 439 458 439 458 439 458 442 457 445 454 446 451 473 328 470 126 304 42 271 25 239 12 207 2 203 0 198 3 196 7 101 254 101 254 101 254 109 249 119 248 128 252 Z N">
              <draw:equation draw:name="f0" draw:formula="logwidth"/>
              <draw:equation draw:name="f1" draw:formula="logheight"/>
            </draw:enhanced-geometry>
          </draw:custom-shape>
          <draw:custom-shape draw:name="CustomShape 101" draw:style-name="gr23" draw:text-style-name="P28" draw:layer="layout" svg:width="0.445cm" svg:height="0.459cm" svg:x="12.241cm" svg:y="2.038cm">
            <text:p/>
            <draw:enhanced-geometry draw:mirror-horizontal="false" draw:mirror-vertical="false" svg:viewBox="0 0 0 0" drawooo:sub-view-size="433 447" draw:text-areas="0 0 ?f0 ?f1" draw:type="ooxml-non-primitive" draw:enhanced-path="M 299 45 C 301 53 298 62 292 69 283 79 270 86 254 88 238 91 223 89 211 82 203 77 198 70 197 61 195 52 198 43 205 36 10 67 10 67 10 67 3 68 0 76 4 81 140 249 140 249 140 249 141 250 142 253 142 255 142 256 141 258 140 258 136 262 131 266 125 264 122 263 119 261 115 260 105 256 95 263 95 274 95 285 100 296 107 304 114 313 124 321 134 323 145 325 154 317 152 306 152 302 151 299 151 295 150 289 154 285 159 282 160 281 161 281 162 281 165 281 167 282 168 284 295 440 295 440 295 440 301 447 311 443 311 435 311 399 312 354 321 300 335 205 376 134 417 51 422 41 427 28 431 13 433 7 428 0 422 1 284 23 284 23 284 23 292 28 298 36 299 45 Z N">
              <draw:equation draw:name="f0" draw:formula="logwidth"/>
              <draw:equation draw:name="f1" draw:formula="logheight"/>
            </draw:enhanced-geometry>
          </draw:custom-shape>
          <draw:custom-shape draw:name="CustomShape 102" draw:style-name="gr20" draw:text-style-name="P25" draw:layer="layout" svg:width="0.521cm" svg:height="0.603cm" svg:x="12.047cm" svg:y="2.128cm">
            <text:p/>
            <draw:enhanced-geometry draw:mirror-horizontal="false" draw:mirror-vertical="false" svg:viewBox="0 0 0 0" drawooo:sub-view-size="507 587" draw:text-areas="0 0 ?f0 ?f1" draw:type="ooxml-non-primitive" draw:enhanced-path="M 344 245 C 337 251 328 253 319 251 306 248 293 240 283 227 273 215 267 201 267 187 267 178 271 170 278 164 285 158 295 156 304 158 179 5 179 5 179 5 175 0 167 1 164 8 87 209 87 209 87 209 86 211 85 213 83 214 81 214 80 214 79 214 73 212 68 210 67 204 66 200 66 196 65 193 63 182 52 177 43 182 33 188 27 198 23 208 19 219 17 231 20 241 24 251 35 255 44 248 47 246 49 243 52 241 58 238 63 239 68 242 69 242 70 243 71 244 72 246 72 249 71 251 10 410 10 410 10 410 10 412 9 414 10 415 16 445 0 490 10 508 30 542 339 587 491 480 507 469 504 446 501 402 355 221 355 221 355 221 355 230 351 239 344 245 Z N">
              <draw:equation draw:name="f0" draw:formula="logwidth"/>
              <draw:equation draw:name="f1" draw:formula="logheight"/>
            </draw:enhanced-geometry>
          </draw:custom-shape>
          <draw:custom-shape draw:name="CustomShape 103" draw:style-name="gr21" draw:text-style-name="P26" draw:layer="layout" svg:width="0.496cm" svg:height="0.488cm" svg:x="11.705cm" svg:y="2.093cm">
            <text:p/>
            <draw:enhanced-geometry draw:mirror-horizontal="false" draw:mirror-vertical="false" svg:viewBox="0 0 0 0" drawooo:sub-view-size="482 475" draw:text-areas="0 0 ?f0 ?f1" draw:type="ooxml-non-primitive" draw:enhanced-path="M 354 298 C 346 295 339 288 336 279 332 267 333 252 339 237 345 222 354 210 366 203 374 199 383 198 391 201 400 204 406 211 409 220 480 36 480 36 480 36 482 30 477 23 470 24 257 58 257 58 257 58 255 58 252 58 251 56 250 56 249 54 249 53 248 47 247 42 251 38 254 35 257 33 260 31 268 24 267 12 258 6 248 1 236 0 225 2 214 3 203 8 196 16 189 24 192 36 202 40 205 42 208 42 212 44 217 47 218 52 219 58 219 59 219 60 218 61 217 64 215 65 212 65 9 98 9 98 9 98 3 98 0 104 2 109 14 138 74 153 86 175 92 186 75 210 77 226 78 239 115 253 115 253 115 253 89 277 88 289 86 302 111 323 112 337 112 350 90 385 101 421 116 475 280 428 323 429 326 429 330 427 331 423 380 296 380 296 380 296 372 300 363 301 354 298 Z N">
              <draw:equation draw:name="f0" draw:formula="logwidth"/>
              <draw:equation draw:name="f1" draw:formula="logheight"/>
            </draw:enhanced-geometry>
          </draw:custom-shape>
          <draw:custom-shape draw:name="CustomShape 104" draw:style-name="gr22" draw:text-style-name="P27" draw:layer="layout" svg:width="0.483cm" svg:height="0.473cm" svg:x="11.712cm" svg:y="1.701cm">
            <text:p/>
            <draw:enhanced-geometry draw:mirror-horizontal="false" draw:mirror-vertical="false" svg:viewBox="0 0 0 0" drawooo:sub-view-size="470 460" draw:text-areas="0 0 ?f0 ?f1" draw:type="ooxml-non-primitive" draw:enhanced-path="M 170 410 C 169 401 171 392 178 385 186 375 200 369 216 366 232 364 247 366 258 373 266 377 271 385 273 394 274 403 271 412 265 419 460 388 460 388 460 388 467 387 470 379 465 373 330 206 330 206 330 206 328 204 327 202 328 200 328 198 329 197 330 196 334 192 338 189 344 191 348 192 351 194 354 195 365 198 375 192 375 181 375 170 369 159 362 150 355 142 346 134 335 132 325 130 316 138 317 149 318 153 319 156 319 160 320 166 315 169 311 173 310 174 308 174 307 174 305 174 303 173 301 171 167 5 167 5 167 5 163 0 155 1 152 6 113 70 97 139 91 193 86 237 114 268 111 294 106 335 32 395 4 446 0 452 5 460 13 459 185 431 185 431 185 431 177 427 172 419 170 410 Z N">
              <draw:equation draw:name="f0" draw:formula="logwidth"/>
              <draw:equation draw:name="f1" draw:formula="logheight"/>
            </draw:enhanced-geometry>
          </draw:custom-shape>
        </draw:g>
        <draw:g draw:name="Group 105">
          <draw:custom-shape draw:name="CustomShape 106" draw:style-name="gr20" draw:text-style-name="P25" draw:layer="layout" svg:width="0.783cm" svg:height="0.366cm" svg:x="3.336cm" svg:y="2.366cm">
            <text:p/>
            <draw:enhanced-geometry draw:mirror-horizontal="false" draw:mirror-vertical="false" svg:viewBox="0 0 0 0" drawooo:sub-view-size="763 358" draw:text-areas="0 0 ?f0 ?f1" draw:type="ooxml-non-primitive" draw:enhanced-path="M 1 27 C 0 41 25 62 25 75 26 89 4 123 14 160 32 219 230 155 245 169 269 192 241 258 255 280 275 313 582 358 735 252 763 232 729 168 749 8 749 4 746 0 742 0 24 0 24 0 24 0 22 0 19 1 17 3 10 11 2 21 1 27 Z N">
              <draw:equation draw:name="f0" draw:formula="logwidth"/>
              <draw:equation draw:name="f1" draw:formula="logheight"/>
            </draw:enhanced-geometry>
          </draw:custom-shape>
          <draw:custom-shape draw:name="CustomShape 107" draw:style-name="gr23" draw:text-style-name="P28" draw:layer="layout" svg:width="0.964cm" svg:height="0.264cm" svg:x="3.246cm" svg:y="2.086cm">
            <text:p/>
            <draw:enhanced-geometry draw:mirror-horizontal="false" draw:mirror-vertical="false" svg:viewBox="0 0 0 0" drawooo:sub-view-size="938 259" draw:text-areas="0 0 ?f0 ?f1" draw:type="ooxml-non-primitive" draw:enhanced-path="M 2 109 C 0 146 74 161 88 186 93 197 77 222 79 237 79 244 91 252 101 257 103 258 104 259 106 259 840 259 840 259 840 259 840 258 840 258 840 258 854 164 895 93 936 10 936 10 936 10 936 10 938 5 935 0 929 0 77 0 77 0 77 0 75 0 73 1 71 3 39 39 3 78 2 109 Z N">
              <draw:equation draw:name="f0" draw:formula="logwidth"/>
              <draw:equation draw:name="f1" draw:formula="logheight"/>
            </draw:enhanced-geometry>
          </draw:custom-shape>
          <draw:custom-shape draw:name="CustomShape 108" draw:style-name="gr24" draw:text-style-name="P29" draw:layer="layout" svg:width="0.915cm" svg:height="0.263cm" svg:x="3.341cm" svg:y="1.805cm">
            <text:p/>
            <draw:enhanced-geometry draw:mirror-horizontal="false" draw:mirror-vertical="false" svg:viewBox="0 0 0 0" drawooo:sub-view-size="891 258" draw:text-areas="0 0 ?f0 ?f1" draw:type="ooxml-non-primitive" draw:enhanced-path="M 8 98 C 2 142 31 174 28 199 26 213 17 230 3 247 0 252 3 258 9 258 849 258 849 258 849 258 852 258 855 256 856 254 875 195 891 98 873 5 872 2 869 0 866 0 34 0 34 0 34 0 31 0 28 2 27 5 17 38 11 70 8 98 Z N">
              <draw:equation draw:name="f0" draw:formula="logwidth"/>
              <draw:equation draw:name="f1" draw:formula="logheight"/>
            </draw:enhanced-geometry>
          </draw:custom-shape>
          <draw:custom-shape draw:name="CustomShape 109" draw:style-name="gr12" draw:text-style-name="P21" draw:layer="layout" svg:width="0.853cm" svg:height="0.293cm" svg:x="3.378cm" svg:y="1.495cm">
            <text:p/>
            <draw:enhanced-geometry draw:mirror-horizontal="false" draw:mirror-vertical="false" svg:viewBox="0 0 0 0" drawooo:sub-view-size="831 287" draw:text-areas="0 0 ?f0 ?f1" draw:type="ooxml-non-primitive" draw:enhanced-path="M 690 102 C 488 0 287 19 180 75 84 125 31 203 2 278 0 282 3 287 8 287 823 287 823 287 823 287 828 287 831 283 830 278 810 207 768 141 690 102 Z N">
              <draw:equation draw:name="f0" draw:formula="logwidth"/>
              <draw:equation draw:name="f1" draw:formula="logheight"/>
            </draw:enhanced-geometry>
          </draw:custom-shape>
        </draw:g>
        <draw:g draw:name="Group 110">
          <draw:custom-shape draw:name="CustomShape 111" draw:style-name="gr23" draw:text-style-name="P28" draw:layer="layout" svg:width="0.827cm" svg:height="0.258cm" svg:x="21.174cm" svg:y="2.189cm">
            <text:p/>
            <draw:enhanced-geometry draw:mirror-horizontal="false" draw:mirror-vertical="false" svg:viewBox="0 0 0 0" drawooo:sub-view-size="724 227" draw:text-areas="0 0 ?f0 ?f1" draw:type="ooxml-non-primitive" draw:enhanced-path="M 0 112 C 0 149 5 185 16 219 17 224 22 227 27 227 697 227 697 227 697 227 702 227 707 224 708 219 719 185 724 149 724 112 724 76 719 41 709 8 708 3 703 0 698 0 26 0 26 0 26 0 21 0 16 3 15 8 5 41 0 76 0 112 Z N">
              <draw:equation draw:name="f0" draw:formula="logwidth"/>
              <draw:equation draw:name="f1" draw:formula="logheight"/>
            </draw:enhanced-geometry>
          </draw:custom-shape>
          <draw:custom-shape draw:name="CustomShape 112" draw:style-name="gr12" draw:text-style-name="P21" draw:layer="layout" svg:width="0.451cm" svg:height="0.392cm" svg:x="21.362cm" svg:y="1.495cm">
            <text:p/>
            <draw:enhanced-geometry draw:mirror-horizontal="false" draw:mirror-vertical="false" svg:viewBox="0 0 0 0" drawooo:sub-view-size="396 343" draw:text-areas="0 0 ?f0 ?f1" draw:type="ooxml-non-primitive" draw:enhanced-path="M 357 266 C 208 7 208 7 208 7 203 0 193 0 188 7 39 266 39 266 39 266 4 326 4 326 4 326 0 334 5 343 14 343 382 343 382 343 382 343 391 343 396 334 392 326 L 357 266 Z N">
              <draw:equation draw:name="f0" draw:formula="logwidth"/>
              <draw:equation draw:name="f1" draw:formula="logheight"/>
            </draw:enhanced-geometry>
          </draw:custom-shape>
          <draw:custom-shape draw:name="CustomShape 113" draw:style-name="gr20" draw:text-style-name="P25" draw:layer="layout" svg:width="0.763cm" svg:height="0.264cm" svg:x="21.206cm" svg:y="2.467cm">
            <text:p/>
            <draw:enhanced-geometry draw:mirror-horizontal="false" draw:mirror-vertical="false" svg:viewBox="0 0 0 0" drawooo:sub-view-size="668 232" draw:text-areas="0 0 ?f0 ?f1" draw:type="ooxml-non-primitive" draw:enhanced-path="M 334 232 C 482 232 609 143 665 17 668 9 663 0 655 0 13 0 13 0 13 0 5 0 0 9 3 17 59 143 186 232 334 232 Z N">
              <draw:equation draw:name="f0" draw:formula="logwidth"/>
              <draw:equation draw:name="f1" draw:formula="logheight"/>
            </draw:enhanced-geometry>
          </draw:custom-shape>
          <draw:custom-shape draw:name="CustomShape 114" draw:style-name="gr24" draw:text-style-name="P29" draw:layer="layout" svg:width="0.766cm" svg:height="0.258cm" svg:x="21.206cm" svg:y="1.909cm">
            <text:p/>
            <draw:enhanced-geometry draw:mirror-horizontal="false" draw:mirror-vertical="false" svg:viewBox="0 0 0 0" drawooo:sub-view-size="671 227" draw:text-areas="0 0 ?f0 ?f1" draw:type="ooxml-non-primitive" draw:enhanced-path="M 654 183 C 653 182 653 182 653 182 552 5 552 5 552 5 550 2 546 0 542 0 128 0 128 0 128 0 124 0 120 2 118 5 17 182 17 182 17 182 16 185 16 185 16 185 11 194 7 202 3 211 0 219 5 227 13 227 657 227 657 227 657 227 665 227 671 219 667 211 663 202 659 193 654 183 Z N">
              <draw:equation draw:name="f0" draw:formula="logwidth"/>
              <draw:equation draw:name="f1" draw:formula="logheight"/>
            </draw:enhanced-geometry>
          </draw:custom-shape>
        </draw:g>
        <draw:g draw:name="Group 115">
          <draw:custom-shape draw:name="CustomShape 116" draw:style-name="gr20" draw:text-style-name="P25" draw:layer="layout" svg:width="0.597cm" svg:height="0.167cm" svg:x="17.624cm" svg:y="2.169cm">
            <text:p/>
            <draw:enhanced-geometry draw:mirror-horizontal="false" draw:mirror-vertical="false" svg:viewBox="0 0 0 0" drawooo:sub-view-size="1741804 492696" draw:text-areas="0 0 ?f0 ?f1" draw:type="ooxml-non-primitive" draw:enhanced-path="M 1741805 0 L 0 0 C 100902 166370 219266 316611 295529 492696 L 1444625 492696 C 1518222 307785 1639761 160655 1741805 0 Z N">
              <draw:equation draw:name="f0" draw:formula="logwidth"/>
              <draw:equation draw:name="f1" draw:formula="logheight"/>
            </draw:enhanced-geometry>
          </draw:custom-shape>
          <draw:custom-shape draw:name="CustomShape 117" draw:style-name="gr12" draw:text-style-name="P21" draw:layer="layout" svg:width="0.621cm" svg:height="0.174cm" svg:x="17.61cm" svg:y="1.613cm">
            <text:p/>
            <draw:enhanced-geometry draw:mirror-horizontal="false" draw:mirror-vertical="false" svg:viewBox="0 0 0 0" drawooo:sub-view-size="1812480 511754" draw:text-areas="0 0 ?f0 ?f1" draw:type="ooxml-non-primitive" draw:enhanced-path="M 1812481 511755 C 1623568 198445 1277493 -1453 899922 8 549593 1341 194628 214066 0 511755 L 1812481 511755 Z N">
              <draw:equation draw:name="f0" draw:formula="logwidth"/>
              <draw:equation draw:name="f1" draw:formula="logheight"/>
            </draw:enhanced-geometry>
          </draw:custom-shape>
          <draw:custom-shape draw:name="CustomShape 118" draw:style-name="gr24" draw:text-style-name="P29" draw:layer="layout" svg:width="0.725cm" svg:height="0.167cm" svg:x="17.558cm" svg:y="1.802cm">
            <text:p/>
            <draw:enhanced-geometry draw:mirror-horizontal="false" draw:mirror-vertical="false" svg:viewBox="0 0 0 0" drawooo:sub-view-size="2113216 492696" draw:text-areas="0 0 ?f0 ?f1" draw:type="ooxml-non-primitive" draw:enhanced-path="M 2113217 492696 C 2110994 311595 2064639 144717 1985582 0 L 127445 0 C 47307 135065 0 285687 0 440944 0 458534 508 475742 1270 492696 L 2113217 492696 Z N">
              <draw:equation draw:name="f0" draw:formula="logwidth"/>
              <draw:equation draw:name="f1" draw:formula="logheight"/>
            </draw:enhanced-geometry>
          </draw:custom-shape>
          <draw:custom-shape draw:name="CustomShape 119" draw:style-name="gr23" draw:text-style-name="P28" draw:layer="layout" svg:width="0.723cm" svg:height="0.167cm" svg:x="17.559cm" svg:y="1.986cm">
            <text:p/>
            <draw:enhanced-geometry draw:mirror-horizontal="false" draw:mirror-vertical="false" svg:viewBox="0 0 0 0" drawooo:sub-view-size="2109469 492696" draw:text-areas="0 0 ?f0 ?f1" draw:type="ooxml-non-primitive" draw:enhanced-path="M 0 0 C 16002 194564 82868 350457 165291 492696 L 1953324 492696 C 2038096 352425 2104454 199073 2109470 0 L 0 0 Z N">
              <draw:equation draw:name="f0" draw:formula="logwidth"/>
              <draw:equation draw:name="f1" draw:formula="logheight"/>
            </draw:enhanced-geometry>
          </draw:custom-shape>
          <draw:custom-shape draw:name="CustomShape 120" draw:style-name="gr21" draw:text-style-name="P26" draw:layer="layout" svg:width="0.383cm" svg:height="0.174cm" svg:x="17.731cm" svg:y="2.352cm">
            <text:p/>
            <draw:enhanced-geometry draw:mirror-horizontal="false" draw:mirror-vertical="false" svg:viewBox="0 0 0 0" drawooo:sub-view-size="1119187 511746" draw:text-areas="0 0 ?f0 ?f1" draw:type="ooxml-non-primitive" draw:enhanced-path="M 0 0 C 38989 100267 63690 209423 63690 334899 63690 432562 142875 511747 240538 511747 L 889889 511747 C 987552 511747 1066737 432562 1066737 334899 L 1066737 311658 C 1066737 194183 1086803 92265 1119188 0 L 0 0 Z N">
              <draw:equation draw:name="f0" draw:formula="logwidth"/>
              <draw:equation draw:name="f1" draw:formula="logheight"/>
            </draw:enhanced-geometry>
          </draw:custom-shape>
          <draw:g draw:name="Group 121">
            <draw:custom-shape draw:name="CustomShape 122" draw:style-name="gr25" draw:text-style-name="P30" draw:layer="layout" svg:width="0.129cm" svg:height="0.128cm" svg:x="18.249cm" svg:y="1.551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CustomShape 123" draw:style-name="gr25" draw:text-style-name="P30" draw:layer="layout" svg:width="0.17cm" svg:height="0.019cm" svg:x="18.39cm" svg:y="1.998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CustomShape 124" draw:style-name="gr25" draw:text-style-name="P30" draw:layer="layout" svg:width="0.129cm" svg:height="0.128cm" svg:x="18.249cm" svg:y="2.335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CustomShape 125" draw:style-name="gr25" draw:text-style-name="P30" draw:layer="layout" svg:width="0.129cm" svg:height="0.127cm" svg:x="17.465cm" svg:y="2.336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CustomShape 126" draw:style-name="gr25" draw:text-style-name="P30" draw:layer="layout" svg:width="0.17cm" svg:height="0.019cm" svg:x="17.282cm" svg:y="1.999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CustomShape 127" draw:style-name="gr25" draw:text-style-name="P30" draw:layer="layout" svg:width="0.128cm" svg:height="0.127cm" svg:x="17.465cm" svg:y="1.552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CustomShape 128" draw:style-name="gr25" draw:text-style-name="P30" draw:layer="layout" svg:width="0.019cm" svg:height="0.17cm" svg:x="17.912cm" svg:y="1.368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CustomShape 129" draw:style-name="gr25" draw:text-style-name="P30" draw:layer="layout" svg:width="0.308cm" svg:height="0.042cm" svg:x="17.767cm" svg:y="2.559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CustomShape 130" draw:style-name="gr25" draw:text-style-name="P30" draw:layer="layout" svg:width="0.292cm" svg:height="0.042cm" svg:x="17.775cm" svg:y="2.624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CustomShape 131" draw:style-name="gr25" draw:text-style-name="P30" draw:layer="layout" svg:width="0.208cm" svg:height="0.042cm" svg:x="17.817cm" svg:y="2.689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roup 132">
          <draw:custom-shape draw:name="CustomShape 133" draw:style-name="gr12" draw:text-style-name="P21" draw:layer="layout" svg:width="0.724cm" svg:height="0.294cm" svg:x="13.666cm" svg:y="1.613cm">
            <text:p/>
            <draw:enhanced-geometry draw:mirror-horizontal="false" draw:mirror-vertical="false" svg:viewBox="0 0 0 0" drawooo:sub-view-size="2085276 859701" draw:text-areas="0 0 ?f0 ?f1" draw:type="ooxml-non-primitive" draw:enhanced-path="M 2085276 859701 C 2064893 746925 2027047 641516 1974723 545821 L 1952816 507721 C 1535303 -176492 577914 -161950 140271 507721 L 116523 545821 C 57721 643421 18098 749783 0 859701 L 2085276 859701 Z N">
              <draw:equation draw:name="f0" draw:formula="logwidth"/>
              <draw:equation draw:name="f1" draw:formula="logheight"/>
            </draw:enhanced-geometry>
          </draw:custom-shape>
          <draw:custom-shape draw:name="CustomShape 134" draw:style-name="gr24" draw:text-style-name="P29" draw:layer="layout" svg:width="0.734cm" svg:height="0.293cm" svg:x="13.662cm" svg:y="1.923cm">
            <text:p/>
            <draw:enhanced-geometry draw:mirror-horizontal="false" draw:mirror-vertical="false" svg:viewBox="0 0 0 0" drawooo:sub-view-size="2113506 857250" draw:text-areas="0 0 ?f0 ?f1" draw:type="ooxml-non-primitive" draw:enhanced-path="M 3910 178753 C 22706 451485 153833 652844 287056 857250 L 1834170 857250 C 1971457 654495 2109316 461137 2113316 178753 L 2113507 140653 C 2112935 92710 2109125 45784 2102585 0 L 5815 0 C -1170 58991 -1932 118872 3910 178753 Z N">
              <draw:equation draw:name="f0" draw:formula="logwidth"/>
              <draw:equation draw:name="f1" draw:formula="logheight"/>
            </draw:enhanced-geometry>
          </draw:custom-shape>
          <draw:custom-shape draw:name="CustomShape 135" draw:style-name="gr23" draw:text-style-name="P28" draw:layer="layout" svg:width="0.519cm" svg:height="0.293cm" svg:x="13.771cm" svg:y="2.233cm">
            <text:p/>
            <draw:enhanced-geometry draw:mirror-horizontal="false" draw:mirror-vertical="false" svg:viewBox="0 0 0 0" drawooo:sub-view-size="1496631 856741" draw:text-areas="0 0 ?f0 ?f1" draw:type="ooxml-non-primitive" draw:enhanced-path="M 0 0 C 63500 97853 125984 197485 175451 306896 L 191071 344996 C 230060 445262 254762 554419 254762 679895 254762 777558 333946 856742 431610 856742 L 1080960 856742 C 1189609 856488 1267206 763143 1257808 656653 1257808 539178 1277874 437261 1310259 344996 L 1324483 306896 C 1370775 194501 1432687 95567 1496632 0 L 0 0 Z N">
              <draw:equation draw:name="f0" draw:formula="logwidth"/>
              <draw:equation draw:name="f1" draw:formula="logheight"/>
            </draw:enhanced-geometry>
          </draw:custom-shape>
          <draw:g draw:name="Group 136">
            <draw:custom-shape draw:name="CustomShape 137" draw:style-name="gr25" draw:text-style-name="P30" draw:layer="layout" svg:width="0.129cm" svg:height="0.128cm" svg:x="14.357cm" svg:y="1.551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CustomShape 138" draw:style-name="gr25" draw:text-style-name="P30" draw:layer="layout" svg:width="0.17cm" svg:height="0.019cm" svg:x="14.498cm" svg:y="1.998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CustomShape 139" draw:style-name="gr25" draw:text-style-name="P30" draw:layer="layout" svg:width="0.129cm" svg:height="0.128cm" svg:x="14.357cm" svg:y="2.335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CustomShape 140" draw:style-name="gr25" draw:text-style-name="P30" draw:layer="layout" svg:width="0.129cm" svg:height="0.127cm" svg:x="13.573cm" svg:y="2.336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CustomShape 141" draw:style-name="gr25" draw:text-style-name="P30" draw:layer="layout" svg:width="0.17cm" svg:height="0.019cm" svg:x="13.39cm" svg:y="1.999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CustomShape 142" draw:style-name="gr25" draw:text-style-name="P30" draw:layer="layout" svg:width="0.128cm" svg:height="0.127cm" svg:x="13.573cm" svg:y="1.552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CustomShape 143" draw:style-name="gr25" draw:text-style-name="P30" draw:layer="layout" svg:width="0.019cm" svg:height="0.17cm" svg:x="14.02cm" svg:y="1.368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CustomShape 144" draw:style-name="gr25" draw:text-style-name="P30" draw:layer="layout" svg:width="0.308cm" svg:height="0.042cm" svg:x="13.875cm" svg:y="2.559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CustomShape 145" draw:style-name="gr25" draw:text-style-name="P30" draw:layer="layout" svg:width="0.292cm" svg:height="0.042cm" svg:x="13.883cm" svg:y="2.624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CustomShape 146" draw:style-name="gr25" draw:text-style-name="P30" draw:layer="layout" svg:width="0.208cm" svg:height="0.042cm" svg:x="13.925cm" svg:y="2.689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roup 147">
          <draw:custom-shape draw:name="CustomShape 148" draw:style-name="gr24" draw:text-style-name="P29" draw:layer="layout" svg:width="0.371cm" svg:height="0.434cm" svg:x="15.981cm" svg:y="1.613cm">
            <text:p/>
            <draw:enhanced-geometry draw:mirror-horizontal="false" draw:mirror-vertical="false" svg:viewBox="0 0 0 0" drawooo:sub-view-size="1085755 1267396" draw:text-areas="0 0 ?f0 ?f1" draw:type="ooxml-non-primitive" draw:enhanced-path="M 1058482 714947 C 1013714 538416 885190 361632 705993 229870 565277 126492 329184 3365 0 0 L 0 1267397 1025144 1267397 C 1092772 1073722 1103694 892810 1058482 714947 Z N">
              <draw:equation draw:name="f0" draw:formula="logwidth"/>
              <draw:equation draw:name="f1" draw:formula="logheight"/>
            </draw:enhanced-geometry>
          </draw:custom-shape>
          <draw:custom-shape draw:name="CustomShape 149" draw:style-name="gr12" draw:text-style-name="P21" draw:layer="layout" svg:width="0.367cm" svg:height="0.434cm" svg:x="15.597cm" svg:y="1.613cm">
            <text:p/>
            <draw:enhanced-geometry draw:mirror-horizontal="false" draw:mirror-vertical="false" svg:viewBox="0 0 0 0" drawooo:sub-view-size="1071591 1267142" draw:text-areas="0 0 ?f0 ?f1" draw:type="ooxml-non-primitive" draw:enhanced-path="M 377536 231331 C 199609 362839 71910 538988 27270 714693 -17942 892556 -7020 1073404 60671 1267143 L 1071591 1267143 1071591 0 C 748249 6794 516220 128905 377536 231331 Z N">
              <draw:equation draw:name="f0" draw:formula="logwidth"/>
              <draw:equation draw:name="f1" draw:formula="logheight"/>
            </draw:enhanced-geometry>
          </draw:custom-shape>
          <draw:custom-shape draw:name="CustomShape 150" draw:style-name="gr23" draw:text-style-name="P28" draw:layer="layout" svg:width="0.346cm" svg:height="0.463cm" svg:x="15.981cm" svg:y="2.063cm">
            <text:p/>
            <draw:enhanced-geometry draw:mirror-horizontal="false" draw:mirror-vertical="false" svg:viewBox="0 0 0 0" drawooo:sub-view-size="1010666 1352232" draw:text-areas="0 0 ?f0 ?f1" draw:type="ooxml-non-primitive" draw:enhanced-path="M 326390 1351915 C 447929 1351090 476758 1318387 497142 1226757 505079 1190943 512382 1152208 520129 1111187 540004 1005586 562610 885888 602869 793750 721932 514413 897255 279463 1010666 0 L 0 0 0 1351725 12573 1351598 12573 1352169 C 41974 1352169 71438 1352169 100838 1352233 L 118364 1351915 C 162116 1351979 284671 1352487 326390 1351915 Z N">
              <draw:equation draw:name="f0" draw:formula="logwidth"/>
              <draw:equation draw:name="f1" draw:formula="logheight"/>
            </draw:enhanced-geometry>
          </draw:custom-shape>
          <draw:custom-shape draw:name="CustomShape 151" draw:style-name="gr20" draw:text-style-name="P25" draw:layer="layout" svg:width="0.341cm" svg:height="0.463cm" svg:x="15.623cm" svg:y="2.063cm">
            <text:p/>
            <draw:enhanced-geometry draw:mirror-horizontal="false" draw:mirror-vertical="false" svg:viewBox="0 0 0 0" drawooo:sub-view-size="996442 1352197" draw:text-areas="0 0 ?f0 ?f1" draw:type="ooxml-non-primitive" draw:enhanced-path="M 996442 1352169 L 996442 0 0 0 C 113538 279591 288671 514287 407797 793750 448056 885888 470662 1005586 490601 1111250 498348 1152208 505651 1190943 513588 1226757 533908 1329246 580580 1351153 682561 1352169 774002 1352169 905256 1352233 996442 1352169 Z N">
              <draw:equation draw:name="f0" draw:formula="logwidth"/>
              <draw:equation draw:name="f1" draw:formula="logheight"/>
            </draw:enhanced-geometry>
          </draw:custom-shape>
          <draw:g draw:name="Group 152">
            <draw:custom-shape draw:name="CustomShape 153" draw:style-name="gr25" draw:text-style-name="P30" draw:layer="layout" svg:width="0.129cm" svg:height="0.128cm" svg:x="16.303cm" svg:y="1.551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CustomShape 154" draw:style-name="gr25" draw:text-style-name="P30" draw:layer="layout" svg:width="0.17cm" svg:height="0.019cm" svg:x="16.444cm" svg:y="1.998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CustomShape 155" draw:style-name="gr25" draw:text-style-name="P30" draw:layer="layout" svg:width="0.129cm" svg:height="0.128cm" svg:x="16.303cm" svg:y="2.335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CustomShape 156" draw:style-name="gr25" draw:text-style-name="P30" draw:layer="layout" svg:width="0.129cm" svg:height="0.127cm" svg:x="15.519cm" svg:y="2.336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CustomShape 157" draw:style-name="gr25" draw:text-style-name="P30" draw:layer="layout" svg:width="0.17cm" svg:height="0.019cm" svg:x="15.336cm" svg:y="1.999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CustomShape 158" draw:style-name="gr25" draw:text-style-name="P30" draw:layer="layout" svg:width="0.128cm" svg:height="0.127cm" svg:x="15.519cm" svg:y="1.552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CustomShape 159" draw:style-name="gr25" draw:text-style-name="P30" draw:layer="layout" svg:width="0.019cm" svg:height="0.17cm" svg:x="15.966cm" svg:y="1.368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CustomShape 160" draw:style-name="gr25" draw:text-style-name="P30" draw:layer="layout" svg:width="0.308cm" svg:height="0.042cm" svg:x="15.821cm" svg:y="2.559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CustomShape 161" draw:style-name="gr25" draw:text-style-name="P30" draw:layer="layout" svg:width="0.292cm" svg:height="0.042cm" svg:x="15.829cm" svg:y="2.624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CustomShape 162" draw:style-name="gr25" draw:text-style-name="P30" draw:layer="layout" svg:width="0.208cm" svg:height="0.042cm" svg:x="15.871cm" svg:y="2.689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roup 163">
          <draw:custom-shape draw:name="CustomShape 164" draw:style-name="gr21" draw:text-style-name="P26" draw:layer="layout" svg:width="0.625cm" svg:height="0.188cm" svg:x="8.81cm" svg:y="8.21cm">
            <text:p/>
            <draw:enhanced-geometry draw:mirror-horizontal="false" draw:mirror-vertical="false" svg:viewBox="0 0 0 0" drawooo:sub-view-size="640 194" draw:text-areas="0 0 ?f0 ?f1" draw:type="ooxml-non-primitive" draw:enhanced-path="M 0 0 C 63 130 63 130 63 130 64 130 64 130 64 130 64 130 64 130 64 131 70 143 70 143 70 143 93 170 188 194 320 194 452 194 547 170 571 143 577 131 577 131 577 131 577 130 577 130 577 130 577 130 577 130 577 130 640 0 640 0 640 0 587 29 452 46 320 46 189 46 53 29 0 0 Z N">
              <draw:equation draw:name="f0" draw:formula="logwidth"/>
              <draw:equation draw:name="f1" draw:formula="logheight"/>
            </draw:enhanced-geometry>
          </draw:custom-shape>
          <draw:custom-shape draw:name="CustomShape 165" draw:style-name="gr22" draw:text-style-name="P27" draw:layer="layout" svg:width="0.471cm" svg:height="0.184cm" svg:x="8.887cm" svg:y="8.378cm">
            <text:p/>
            <draw:enhanced-geometry draw:mirror-horizontal="false" draw:mirror-vertical="false" svg:viewBox="0 0 0 0" drawooo:sub-view-size="483 190" draw:text-areas="0 0 ?f0 ?f1" draw:type="ooxml-non-primitive" draw:enhanced-path="M 0 0 C 61 125 61 125 61 125 62 126 62 127 63 128 70 144 70 144 70 144 93 170 162 190 241 190 320 190 389 170 412 144 420 128 420 128 420 128 421 127 421 126 421 125 483 0 483 0 483 0 437 26 338 41 241 41 144 41 45 26 0 0 Z N">
              <draw:equation draw:name="f0" draw:formula="logwidth"/>
              <draw:equation draw:name="f1" draw:formula="logheight"/>
            </draw:enhanced-geometry>
          </draw:custom-shape>
          <draw:custom-shape draw:name="CustomShape 166" draw:style-name="gr12" draw:text-style-name="P21" draw:layer="layout" svg:width="1.234cm" svg:height="0.196cm" svg:x="8.506cm" svg:y="7.551cm">
            <text:p/>
            <draw:enhanced-geometry draw:mirror-horizontal="false" draw:mirror-vertical="false" svg:viewBox="0 0 0 0" drawooo:sub-view-size="1261 202" draw:text-areas="0 0 ?f0 ?f1" draw:type="ooxml-non-primitive" draw:enhanced-path="M 630 53 C 363 53 82 34 0 0 71 146 71 146 71 146 88 157 134 170 227 181 334 194 478 202 630 202 630 202 630 202 630 202 929 202 1147 174 1189 146 1261 0 1261 0 1261 0 1179 34 897 53 630 53 Z N">
              <draw:equation draw:name="f0" draw:formula="logwidth"/>
              <draw:equation draw:name="f1" draw:formula="logheight"/>
            </draw:enhanced-geometry>
          </draw:custom-shape>
          <draw:custom-shape draw:name="CustomShape 167" draw:style-name="gr23" draw:text-style-name="P28" draw:layer="layout" svg:width="0.93cm" svg:height="0.192cm" svg:x="8.658cm" svg:y="7.88cm">
            <text:p/>
            <draw:enhanced-geometry draw:mirror-horizontal="false" draw:mirror-vertical="false" svg:viewBox="0 0 0 0" drawooo:sub-view-size="951 198" draw:text-areas="0 0 ?f0 ?f1" draw:type="ooxml-non-primitive" draw:enhanced-path="M 0 0 C 70 144 70 144 70 144 101 171 259 198 475 198 692 198 849 171 881 144 951 0 951 0 951 0 881 32 673 50 475 50 277 50 69 32 0 0 Z N">
              <draw:equation draw:name="f0" draw:formula="logwidth"/>
              <draw:equation draw:name="f1" draw:formula="logheight"/>
            </draw:enhanced-geometry>
          </draw:custom-shape>
          <draw:custom-shape draw:name="CustomShape 168" draw:style-name="gr24" draw:text-style-name="P29" draw:layer="layout" svg:width="1.08cm" svg:height="0.194cm" svg:x="8.583cm" svg:y="7.716cm">
            <text:p/>
            <draw:enhanced-geometry draw:mirror-horizontal="false" draw:mirror-vertical="false" svg:viewBox="0 0 0 0" drawooo:sub-view-size="1105 200" draw:text-areas="0 0 ?f0 ?f1" draw:type="ooxml-non-primitive" draw:enhanced-path="M 552 51 C 399 51 255 44 147 31 76 22 26 12 0 0 70 145 70 145 70 145 108 173 296 200 552 200 809 200 996 173 1034 145 1105 0 1105 0 1105 0 1030 33 785 51 552 51 Z N">
              <draw:equation draw:name="f0" draw:formula="logwidth"/>
              <draw:equation draw:name="f1" draw:formula="logheight"/>
            </draw:enhanced-geometry>
          </draw:custom-shape>
          <draw:custom-shape draw:name="CustomShape 169" draw:style-name="gr20" draw:text-style-name="P25" draw:layer="layout" svg:width="0.778cm" svg:height="0.191cm" svg:x="8.734cm" svg:y="8.045cm">
            <text:p/>
            <draw:enhanced-geometry draw:mirror-horizontal="false" draw:mirror-vertical="false" svg:viewBox="0 0 0 0" drawooo:sub-view-size="796 197" draw:text-areas="0 0 ?f0 ?f1" draw:type="ooxml-non-primitive" draw:enhanced-path="M 0 0 C 65 132 65 132 65 132 65 132 65 132 65 132 65 133 65 133 65 133 70 142 70 142 70 142 95 170 221 197 398 197 576 197 702 170 727 142 732 133 732 133 732 133 732 132 732 132 732 132 732 132 732 132 732 132 796 0 796 0 796 0 735 31 562 48 398 48 234 48 62 31 0 0 Z N">
              <draw:equation draw:name="f0" draw:formula="logwidth"/>
              <draw:equation draw:name="f1" draw:formula="logheight"/>
            </draw:enhanced-geometry>
          </draw:custom-shape>
          <draw:custom-shape draw:name="CustomShape 170" draw:style-name="gr26" draw:text-style-name="P31" draw:layer="layout" svg:width="1.234cm" svg:height="0.134cm" svg:x="8.503cm" svg:y="7.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1">
          <draw:custom-shape draw:name="CustomShape 172" draw:style-name="gr26" draw:text-style-name="P31" draw:layer="layout" svg:width="1.236cm" svg:height="0.247cm" svg:x="3.161cm" svg:y="7.4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3" draw:style-name="gr24" draw:text-style-name="P29" draw:layer="layout" svg:width="0.916cm" svg:height="0.374cm" svg:x="3.324cm" svg:y="7.914cm">
            <text:p/>
            <draw:enhanced-geometry draw:mirror-horizontal="false" draw:mirror-vertical="false" svg:viewBox="0 0 0 0" drawooo:sub-view-size="791 325" draw:text-areas="0 0 ?f0 ?f1" draw:type="ooxml-non-primitive" draw:enhanced-path="M 0 0 C 100 218 100 218 100 218 100 218 100 218 100 218 100 218 100 218 100 218 115 251 115 251 115 251 155 294 267 325 395 325 524 325 636 294 676 251 691 218 691 218 691 218 691 218 691 218 691 218 691 218 691 218 691 218 791 0 791 0 791 0 715 44 553 68 395 68 237 68 75 44 0 0 Z N">
              <draw:equation draw:name="f0" draw:formula="logwidth"/>
              <draw:equation draw:name="f1" draw:formula="logheight"/>
            </draw:enhanced-geometry>
          </draw:custom-shape>
          <draw:custom-shape draw:name="CustomShape 174" draw:style-name="gr12" draw:text-style-name="P21" draw:layer="layout" svg:width="1.217cm" svg:height="0.386cm" svg:x="3.173cm" svg:y="7.587cm">
            <text:p/>
            <draw:enhanced-geometry draw:mirror-horizontal="false" draw:mirror-vertical="false" svg:viewBox="0 0 0 0" drawooo:sub-view-size="1051 336" draw:text-areas="0 0 ?f0 ?f1" draw:type="ooxml-non-primitive" draw:enhanced-path="M 917 45 C 812 67 673 79 525 79 378 79 239 67 134 45 87 35 34 20 0 0 116 253 116 253 116 253 160 296 313 336 525 336 738 336 891 296 934 253 1051 0 1051 0 1051 0 1017 20 964 35 917 45 Z N">
              <draw:equation draw:name="f0" draw:formula="logwidth"/>
              <draw:equation draw:name="f1" draw:formula="logheight"/>
            </draw:enhanced-geometry>
          </draw:custom-shape>
          <draw:custom-shape draw:name="CustomShape 175" draw:style-name="gr23" draw:text-style-name="P28" draw:layer="layout" svg:width="0.613cm" svg:height="0.361cm" svg:x="3.474cm" svg:y="8.243cm">
            <text:p/>
            <draw:enhanced-geometry draw:mirror-horizontal="false" draw:mirror-vertical="false" svg:viewBox="0 0 0 0" drawooo:sub-view-size="530 314" draw:text-areas="0 0 ?f0 ?f1" draw:type="ooxml-non-primitive" draw:enhanced-path="M 0 0 C 95 207 95 207 95 207 95 207 95 207 95 207 95 207 95 207 95 207 121 263 121 263 121 263 151 293 204 314 265 314 326 314 380 293 410 263 435 207 435 207 435 207 435 207 435 207 435 207 436 207 436 207 436 207 530 0 530 0 530 0 476 35 378 57 265 57 152 57 55 35 0 0 Z N">
              <draw:equation draw:name="f0" draw:formula="logwidth"/>
              <draw:equation draw:name="f1" draw:formula="logheight"/>
            </draw:enhanced-geometry>
          </draw:custom-shape>
        </draw:g>
        <draw:g draw:name="Group 176">
          <draw:custom-shape draw:name="CustomShape 177" draw:style-name="gr12" draw:text-style-name="P21" draw:layer="layout" svg:width="0.61cm" svg:height="0.609cm" svg:x="12.065cm" svg:y="7.388cm">
            <text:p/>
            <draw:enhanced-geometry draw:mirror-horizontal="false" draw:mirror-vertical="false" svg:viewBox="0 0 0 0" drawooo:sub-view-size="671 671" draw:text-areas="0 0 ?f0 ?f1" draw:type="ooxml-non-primitive" draw:enhanced-path="M 576 124 C 451 0 249 0 125 124 0 249 0 451 125 575 189 640 274 671 359 668 510 669 510 669 510 669 669 669 669 669 669 669 669 509 669 509 669 509 669 358 669 358 669 358 671 274 640 189 576 124 Z N">
              <draw:equation draw:name="f0" draw:formula="logwidth"/>
              <draw:equation draw:name="f1" draw:formula="logheight"/>
            </draw:enhanced-geometry>
          </draw:custom-shape>
          <draw:custom-shape draw:name="CustomShape 178" draw:style-name="gr20" draw:text-style-name="P25" draw:layer="layout" svg:width="0.61cm" svg:height="0.609cm" svg:x="12.065cm" svg:y="8.015cm">
            <text:p/>
            <draw:enhanced-geometry draw:mirror-horizontal="false" draw:mirror-vertical="false" svg:viewBox="0 0 0 0" drawooo:sub-view-size="671 671" draw:text-areas="0 0 ?f0 ?f1" draw:type="ooxml-non-primitive" draw:enhanced-path="M 125 95 C 0 220 0 422 125 546 249 671 451 671 576 546 640 482 671 397 669 312 669 161 669 161 669 161 669 1 669 1 669 1 510 2 510 2 510 2 359 2 359 2 359 2 274 0 189 31 125 95 Z N">
              <draw:equation draw:name="f0" draw:formula="logwidth"/>
              <draw:equation draw:name="f1" draw:formula="logheight"/>
            </draw:enhanced-geometry>
          </draw:custom-shape>
          <draw:custom-shape draw:name="CustomShape 179" draw:style-name="gr23" draw:text-style-name="P28" draw:layer="layout" svg:width="0.61cm" svg:height="0.609cm" svg:x="12.692cm" svg:y="8.015cm">
            <text:p/>
            <draw:enhanced-geometry draw:mirror-horizontal="false" draw:mirror-vertical="false" svg:viewBox="0 0 0 0" drawooo:sub-view-size="671 671" draw:text-areas="0 0 ?f0 ?f1" draw:type="ooxml-non-primitive" draw:enhanced-path="M 96 546 C 220 671 422 671 547 546 671 422 671 220 547 95 482 31 397 0 313 2 161 2 161 2 161 2 2 1 2 1 2 1 2 161 2 161 2 161 2 312 2 312 2 312 0 397 31 482 96 546 Z N">
              <draw:equation draw:name="f0" draw:formula="logwidth"/>
              <draw:equation draw:name="f1" draw:formula="logheight"/>
            </draw:enhanced-geometry>
          </draw:custom-shape>
          <draw:custom-shape draw:name="CustomShape 180" draw:style-name="gr24" draw:text-style-name="P29" draw:layer="layout" svg:width="0.61cm" svg:height="0.609cm" svg:x="12.692cm" svg:y="7.388cm">
            <text:p/>
            <draw:enhanced-geometry draw:mirror-horizontal="false" draw:mirror-vertical="false" svg:viewBox="0 0 0 0" drawooo:sub-view-size="671 671" draw:text-areas="0 0 ?f0 ?f1" draw:type="ooxml-non-primitive" draw:enhanced-path="M 547 575 C 671 451 671 249 547 124 422 0 220 0 96 124 31 189 0 274 2 358 2 509 2 509 2 509 2 669 2 669 2 669 161 669 161 669 161 669 313 668 313 668 313 668 397 671 482 640 547 575 Z N">
              <draw:equation draw:name="f0" draw:formula="logwidth"/>
              <draw:equation draw:name="f1" draw:formula="logheight"/>
            </draw:enhanced-geometry>
          </draw:custom-shape>
        </draw:g>
        <draw:g draw:name="Group 181">
          <draw:custom-shape draw:name="CustomShape 182" draw:style-name="gr26" draw:text-style-name="P31" draw:layer="layout" svg:width="1.236cm" svg:height="0.183cm" svg:x="4.942cm" svg:y="7.4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3" draw:style-name="gr20" draw:text-style-name="P25" draw:layer="layout" svg:width="0.502cm" svg:height="0.265cm" svg:x="5.312cm" svg:y="8.305cm">
            <text:p/>
            <draw:enhanced-geometry draw:mirror-horizontal="false" draw:mirror-vertical="false" svg:viewBox="0 0 0 0" drawooo:sub-view-size="462 245" draw:text-areas="0 0 ?f0 ?f1" draw:type="ooxml-non-primitive" draw:enhanced-path="M 0 0 C 98 204 98 204 98 204 125 229 175 245 231 245 287 245 336 229 363 204 462 0 462 0 462 0 413 27 328 44 231 44 133 44 49 27 0 0 Z N">
              <draw:equation draw:name="f0" draw:formula="logwidth"/>
              <draw:equation draw:name="f1" draw:formula="logheight"/>
            </draw:enhanced-geometry>
          </draw:custom-shape>
          <draw:custom-shape draw:name="CustomShape 184" draw:style-name="gr23" draw:text-style-name="P28" draw:layer="layout" svg:width="0.741cm" svg:height="0.276cm" svg:x="5.191cm" svg:y="8.059cm">
            <text:p/>
            <draw:enhanced-geometry draw:mirror-horizontal="false" draw:mirror-vertical="false" svg:viewBox="0 0 0 0" drawooo:sub-view-size="681 255" draw:text-areas="0 0 ?f0 ?f1" draw:type="ooxml-non-primitive" draw:enhanced-path="M 0 0 C 55 112 55 112 55 112 95 195 95 195 95 195 126 227 217 255 341 255 464 255 555 227 587 195 627 112 627 112 627 112 681 0 681 0 681 0 624 30 508 54 341 54 173 54 58 30 0 0 Z N">
              <draw:equation draw:name="f0" draw:formula="logwidth"/>
              <draw:equation draw:name="f1" draw:formula="logheight"/>
            </draw:enhanced-geometry>
          </draw:custom-shape>
          <draw:custom-shape draw:name="CustomShape 185" draw:style-name="gr12" draw:text-style-name="P21" draw:layer="layout" svg:width="1.212cm" svg:height="0.289cm" svg:x="4.956cm" svg:y="7.573cm">
            <text:p/>
            <draw:enhanced-geometry draw:mirror-horizontal="false" draw:mirror-vertical="false" svg:viewBox="0 0 0 0" drawooo:sub-view-size="1113 267" draw:text-areas="0 0 ?f0 ?f1" draw:type="ooxml-non-primitive" draw:enhanced-path="M 557 66 C 326 66 84 43 0 0 96 198 96 198 96 198 135 230 295 267 557 267 819 267 979 230 1017 198 1113 0 1113 0 1113 0 1029 43 787 66 557 66 Z N">
              <draw:equation draw:name="f0" draw:formula="logwidth"/>
              <draw:equation draw:name="f1" draw:formula="logheight"/>
            </draw:enhanced-geometry>
          </draw:custom-shape>
          <draw:custom-shape draw:name="CustomShape 186" draw:style-name="gr24" draw:text-style-name="P29" draw:layer="layout" svg:width="0.974cm" svg:height="0.28cm" svg:x="5.075cm" svg:y="7.818cm">
            <text:p/>
            <draw:enhanced-geometry draw:mirror-horizontal="false" draw:mirror-vertical="false" svg:viewBox="0 0 0 0" drawooo:sub-view-size="895 259" draw:text-areas="0 0 ?f0 ?f1" draw:type="ooxml-non-primitive" draw:enhanced-path="M 0 0 C 94 193 94 193 94 193 130 227 266 259 448 259 630 259 765 227 802 193 895 0 895 0 895 0 815 38 627 58 448 58 268 58 81 38 0 0 Z N">
              <draw:equation draw:name="f0" draw:formula="logwidth"/>
              <draw:equation draw:name="f1" draw:formula="logheight"/>
            </draw:enhanced-geometry>
          </draw:custom-shape>
        </draw:g>
        <draw:g draw:name="Group 187">
          <draw:custom-shape draw:name="CustomShape 188" draw:style-name="gr26" draw:text-style-name="P31" draw:layer="layout" svg:width="1.236cm" svg:height="0.147cm" svg:x="6.722cm" svg:y="7.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9" draw:style-name="gr23" draw:text-style-name="P28" draw:layer="layout" svg:width="0.831cm" svg:height="0.231cm" svg:x="6.928cm" svg:y="7.948cm">
            <text:p/>
            <draw:enhanced-geometry draw:mirror-horizontal="false" draw:mirror-vertical="false" svg:viewBox="0 0 0 0" drawooo:sub-view-size="735 205" draw:text-areas="0 0 ?f0 ?f1" draw:type="ooxml-non-primitive" draw:enhanced-path="M 0 0 C 75 153 75 153 75 153 104 179 216 205 368 205 519 205 632 179 660 153 735 0 735 0 735 0 668 31 515 47 368 47 221 47 67 31 0 0 Z N">
              <draw:equation draw:name="f0" draw:formula="logwidth"/>
              <draw:equation draw:name="f1" draw:formula="logheight"/>
            </draw:enhanced-geometry>
          </draw:custom-shape>
          <draw:custom-shape draw:name="CustomShape 190" draw:style-name="gr21" draw:text-style-name="P26" draw:layer="layout" svg:width="0.434cm" svg:height="0.217cm" svg:x="7.126cm" svg:y="8.354cm">
            <text:p/>
            <draw:enhanced-geometry draw:mirror-horizontal="false" draw:mirror-vertical="false" svg:viewBox="0 0 0 0" drawooo:sub-view-size="385 193" draw:text-areas="0 0 ?f0 ?f1" draw:type="ooxml-non-primitive" draw:enhanced-path="M 0 0 C 76 157 76 157 76 157 98 178 143 193 193 193 243 193 287 178 309 157 385 0 385 0 385 0 344 21 274 35 193 35 112 35 41 21 0 0 Z N">
              <draw:equation draw:name="f0" draw:formula="logwidth"/>
              <draw:equation draw:name="f1" draw:formula="logheight"/>
            </draw:enhanced-geometry>
          </draw:custom-shape>
          <draw:custom-shape draw:name="CustomShape 191" draw:style-name="gr20" draw:text-style-name="P25" draw:layer="layout" svg:width="0.631cm" svg:height="0.224cm" svg:x="7.027cm" svg:y="8.151cm">
            <text:p/>
            <draw:enhanced-geometry draw:mirror-horizontal="false" draw:mirror-vertical="false" svg:viewBox="0 0 0 0" drawooo:sub-view-size="559 199" draw:text-areas="0 0 ?f0 ?f1" draw:type="ooxml-non-primitive" draw:enhanced-path="M 0 0 C 3 8 3 8 3 8 65 133 65 133 65 133 65 133 65 133 65 133 65 133 65 133 65 133 73 151 73 151 73 151 102 180 195 199 280 199 364 199 457 180 486 151 494 133 494 133 494 133 494 133 494 133 494 133 494 133 494 133 494 133 556 8 556 8 556 8 559 0 559 0 559 0 502 27 389 41 280 41 171 41 57 27 0 0 Z N">
              <draw:equation draw:name="f0" draw:formula="logwidth"/>
              <draw:equation draw:name="f1" draw:formula="logheight"/>
            </draw:enhanced-geometry>
          </draw:custom-shape>
          <draw:custom-shape draw:name="CustomShape 192" draw:style-name="gr12" draw:text-style-name="P21" draw:layer="layout" svg:width="1.22cm" svg:height="0.239cm" svg:x="6.733cm" svg:y="7.547cm">
            <text:p/>
            <draw:enhanced-geometry draw:mirror-horizontal="false" draw:mirror-vertical="false" svg:viewBox="0 0 0 0" drawooo:sub-view-size="1079 212" draw:text-areas="0 0 ?f0 ?f1" draw:type="ooxml-non-primitive" draw:enhanced-path="M 540 54 C 350 54 85 39 0 0 72 146 72 146 72 146 72 146 72 146 72 146 72 147 72 147 72 147 75 152 75 152 75 152 98 179 271 212 540 212 808 212 981 179 1005 152 1007 147 1007 147 1007 147 1007 146 1007 146 1007 146 1008 146 1008 146 1008 146 1079 0 1079 0 1079 0 995 39 729 54 540 54 Z N">
              <draw:equation draw:name="f0" draw:formula="logwidth"/>
              <draw:equation draw:name="f1" draw:formula="logheight"/>
            </draw:enhanced-geometry>
          </draw:custom-shape>
          <draw:custom-shape draw:name="CustomShape 193" draw:style-name="gr24" draw:text-style-name="P29" draw:layer="layout" svg:width="1.023cm" svg:height="0.233cm" svg:x="6.831cm" svg:y="7.749cm">
            <text:p/>
            <draw:enhanced-geometry draw:mirror-horizontal="false" draw:mirror-vertical="false" svg:viewBox="0 0 0 0" drawooo:sub-view-size="905 207" draw:text-areas="0 0 ?f0 ?f1" draw:type="ooxml-non-primitive" draw:enhanced-path="M 453 49 C 325 49 205 41 114 28 62 20 24 10 0 0 69 141 69 141 69 141 69 141 69 141 69 141 69 142 70 142 70 143 72 148 72 148 72 148 93 174 234 207 453 207 557 207 654 199 728 186 794 173 825 158 833 147 836 143 836 143 836 143 836 142 836 142 836 141 836 141 836 141 836 141 905 0 905 0 905 0 881 10 843 20 791 28 701 41 580 49 453 49 Z N">
              <draw:equation draw:name="f0" draw:formula="logwidth"/>
              <draw:equation draw:name="f1" draw:formula="logheight"/>
            </draw:enhanced-geometry>
          </draw:custom-shape>
        </draw:g>
        <draw:g draw:name="Group 194">
          <draw:custom-shape draw:name="CustomShape 195" draw:style-name="gr24" draw:text-style-name="P29" draw:layer="layout" svg:width="0.623cm" svg:height="0.636cm" svg:x="10.897cm" svg:y="7.93cm">
            <text:p/>
            <draw:enhanced-geometry draw:mirror-horizontal="false" draw:mirror-vertical="false" svg:viewBox="0 0 0 0" drawooo:sub-view-size="629 641" draw:text-areas="0 0 ?f0 ?f1" draw:type="ooxml-non-primitive" draw:enhanced-path="M 151 561 C 290 641 468 593 548 454 629 315 581 137 442 57 344 0 226 7 137 65 137 65 137 65 137 65 6 141 6 141 6 141 6 293 6 293 6 293 6 293 6 293 6 293 0 399 53 504 151 561 Z N">
              <draw:equation draw:name="f0" draw:formula="logwidth"/>
              <draw:equation draw:name="f1" draw:formula="logheight"/>
            </draw:enhanced-geometry>
          </draw:custom-shape>
          <draw:custom-shape draw:name="CustomShape 196" draw:style-name="gr23" draw:text-style-name="P28" draw:layer="layout" svg:width="0.623cm" svg:height="0.636cm" svg:x="10.284cm" svg:y="7.93cm">
            <text:p/>
            <draw:enhanced-geometry draw:mirror-horizontal="false" draw:mirror-vertical="false" svg:viewBox="0 0 0 0" drawooo:sub-view-size="629 641" draw:text-areas="0 0 ?f0 ?f1" draw:type="ooxml-non-primitive" draw:enhanced-path="M 187 57 C 48 137 0 315 80 454 161 593 339 641 478 561 576 504 629 399 623 293 623 293 623 293 623 293 623 141 623 141 623 141 491 65 491 65 491 65 491 65 491 65 491 65 402 7 285 0 187 57 Z N">
              <draw:equation draw:name="f0" draw:formula="logwidth"/>
              <draw:equation draw:name="f1" draw:formula="logheight"/>
            </draw:enhanced-geometry>
          </draw:custom-shape>
          <draw:custom-shape draw:name="CustomShape 197" draw:style-name="gr12" draw:text-style-name="P21" draw:layer="layout" svg:width="0.576cm" svg:height="0.622cm" svg:x="10.614cm" svg:y="7.446cm">
            <text:p/>
            <draw:enhanced-geometry draw:mirror-horizontal="false" draw:mirror-vertical="false" svg:viewBox="0 0 0 0" drawooo:sub-view-size="582 627" draw:text-areas="0 0 ?f0 ?f1" draw:type="ooxml-non-primitive" draw:enhanced-path="M 582 291 C 582 131 452 0 291 0 130 0 0 131 0 291 0 405 65 503 159 551 159 551 159 551 159 551 291 627 291 627 291 627 422 551 422 551 422 551 422 551 422 551 422 551 517 503 582 405 582 291 Z N">
              <draw:equation draw:name="f0" draw:formula="logwidth"/>
              <draw:equation draw:name="f1" draw:formula="logheight"/>
            </draw:enhanced-geometry>
          </draw:custom-shape>
        </draw:g>
        <draw:g draw:name="Group 198">
          <draw:custom-shape draw:name="CustomShape 199" draw:style-name="gr24" draw:text-style-name="P29" draw:layer="layout" svg:width="0.617cm" svg:height="0.481cm" svg:x="14.465cm" svg:y="7.657cm">
            <text:p/>
            <draw:enhanced-geometry draw:mirror-horizontal="false" draw:mirror-vertical="false" svg:viewBox="0 0 0 0" drawooo:sub-view-size="701 548" draw:text-areas="0 0 ?f0 ?f1" draw:type="ooxml-non-primitive" draw:enhanced-path="M 332 529 C 382 547 438 548 493 531 627 487 701 342 657 208 614 74 469 0 335 44 280 62 236 96 205 140 0 422 0 422 0 422 L 332 529 Z N">
              <draw:equation draw:name="f0" draw:formula="logwidth"/>
              <draw:equation draw:name="f1" draw:formula="logheight"/>
            </draw:enhanced-geometry>
          </draw:custom-shape>
          <draw:custom-shape draw:name="CustomShape 200" draw:style-name="gr23" draw:text-style-name="P28" draw:layer="layout" svg:width="0.481cm" svg:height="0.564cm" svg:x="14.464cm" svg:y="8.029cm">
            <text:p/>
            <draw:enhanced-geometry draw:mirror-horizontal="false" draw:mirror-vertical="false" svg:viewBox="0 0 0 0" drawooo:sub-view-size="547 642" draw:text-areas="0 0 ?f0 ?f1" draw:type="ooxml-non-primitive" draw:enhanced-path="M 1 348 C 0 402 16 456 50 502 133 617 293 642 407 559 522 476 547 316 464 201 430 155 384 123 333 107 1 0 1 0 1 0 L 1 348 Z N">
              <draw:equation draw:name="f0" draw:formula="logwidth"/>
              <draw:equation draw:name="f1" draw:formula="logheight"/>
            </draw:enhanced-geometry>
          </draw:custom-shape>
          <draw:custom-shape draw:name="CustomShape 201" draw:style-name="gr20" draw:text-style-name="P25" draw:layer="layout" svg:width="0.481cm" svg:height="0.564cm" svg:x="13.983cm" svg:y="8.029cm">
            <text:p/>
            <draw:enhanced-geometry draw:mirror-horizontal="false" draw:mirror-vertical="false" svg:viewBox="0 0 0 0" drawooo:sub-view-size="547 642" draw:text-areas="0 0 ?f0 ?f1" draw:type="ooxml-non-primitive" draw:enhanced-path="M 214 107 C 163 123 117 155 83 201 0 316 25 476 140 559 254 642 414 617 497 502 531 456 547 402 546 348 546 0 546 0 546 0 L 214 107 Z N">
              <draw:equation draw:name="f0" draw:formula="logwidth"/>
              <draw:equation draw:name="f1" draw:formula="logheight"/>
            </draw:enhanced-geometry>
          </draw:custom-shape>
          <draw:custom-shape draw:name="CustomShape 202" draw:style-name="gr21" draw:text-style-name="P26" draw:layer="layout" svg:width="0.617cm" svg:height="0.481cm" svg:x="13.846cm" svg:y="7.657cm">
            <text:p/>
            <draw:enhanced-geometry draw:mirror-horizontal="false" draw:mirror-vertical="false" svg:viewBox="0 0 0 0" drawooo:sub-view-size="701 548" draw:text-areas="0 0 ?f0 ?f1" draw:type="ooxml-non-primitive" draw:enhanced-path="M 496 140 C 465 96 421 62 366 44 232 0 87 74 44 208 0 342 74 487 208 531 263 548 319 547 369 529 701 422 701 422 701 422 L 496 140 Z N">
              <draw:equation draw:name="f0" draw:formula="logwidth"/>
              <draw:equation draw:name="f1" draw:formula="logheight"/>
            </draw:enhanced-geometry>
          </draw:custom-shape>
          <draw:custom-shape draw:name="CustomShape 203" draw:style-name="gr12" draw:text-style-name="P21" draw:layer="layout" svg:width="0.45cm" svg:height="0.607cm" svg:x="14.239cm" svg:y="7.42cm">
            <text:p/>
            <draw:enhanced-geometry draw:mirror-horizontal="false" draw:mirror-vertical="false" svg:viewBox="0 0 0 0" drawooo:sub-view-size="512 691" draw:text-areas="0 0 ?f0 ?f1" draw:type="ooxml-non-primitive" draw:enhanced-path="M 461 409 C 493 366 512 313 512 255 512 114 397 0 256 0 115 0 0 114 0 255 0 313 19 366 51 409 256 691 256 691 256 691 L 461 409 Z N">
              <draw:equation draw:name="f0" draw:formula="logwidth"/>
              <draw:equation draw:name="f1" draw:formula="logheight"/>
            </draw:enhanced-geometry>
          </draw:custom-shape>
        </draw:g>
        <draw:g draw:name="Group 204">
          <draw:custom-shape draw:name="CustomShape 205" draw:style-name="gr21" draw:text-style-name="P26" draw:layer="layout" svg:width="0.44cm" svg:height="0.592cm" svg:x="15.804cm" svg:y="8.007cm">
            <text:p/>
            <draw:enhanced-geometry draw:mirror-horizontal="false" draw:mirror-vertical="false" svg:viewBox="0 0 0 0" drawooo:sub-view-size="402 539" draw:text-areas="0 0 ?f0 ?f1" draw:type="ooxml-non-primitive" draw:enhanced-path="M 52 231 C 0 320 31 435 120 487 210 539 325 508 377 418 394 388 402 355 402 323 402 323 402 323 402 323 402 0 402 0 402 0 122 161 122 161 122 161 122 161 122 161 122 161 94 177 69 201 52 231 Z N">
              <draw:equation draw:name="f0" draw:formula="logwidth"/>
              <draw:equation draw:name="f1" draw:formula="logheight"/>
            </draw:enhanced-geometry>
          </draw:custom-shape>
          <draw:custom-shape draw:name="CustomShape 206" draw:style-name="gr24" draw:text-style-name="P29" draw:layer="layout" svg:width="0.44cm" svg:height="0.592cm" svg:x="16.247cm" svg:y="7.413cm">
            <text:p/>
            <draw:enhanced-geometry draw:mirror-horizontal="false" draw:mirror-vertical="false" svg:viewBox="0 0 0 0" drawooo:sub-view-size="402 539" draw:text-areas="0 0 ?f0 ?f1" draw:type="ooxml-non-primitive" draw:enhanced-path="M 350 308 C 402 218 371 103 281 51 191 0 77 30 25 120 8 150 0 183 0 215 0 215 0 215 0 215 0 539 0 539 0 539 280 377 280 377 280 377 280 377 280 377 280 377 308 361 332 338 350 308 Z N">
              <draw:equation draw:name="f0" draw:formula="logwidth"/>
              <draw:equation draw:name="f1" draw:formula="logheight"/>
            </draw:enhanced-geometry>
          </draw:custom-shape>
          <draw:custom-shape draw:name="CustomShape 207" draw:style-name="gr23" draw:text-style-name="P28" draw:layer="layout" svg:width="0.616cm" svg:height="0.411cm" svg:x="16.247cm" svg:y="7.8cm">
            <text:p/>
            <draw:enhanced-geometry draw:mirror-horizontal="false" draw:mirror-vertical="false" svg:viewBox="0 0 0 0" drawooo:sub-view-size="562 375" draw:text-areas="0 0 ?f0 ?f1" draw:type="ooxml-non-primitive" draw:enhanced-path="M 375 375 C 478 375 562 291 562 188 562 84 478 0 375 0 340 0 308 9 280 26 280 26 280 26 280 26 0 188 0 188 0 188 280 349 280 349 280 349 280 349 280 349 280 349 308 366 340 375 375 375 Z N">
              <draw:equation draw:name="f0" draw:formula="logwidth"/>
              <draw:equation draw:name="f1" draw:formula="logheight"/>
            </draw:enhanced-geometry>
          </draw:custom-shape>
          <draw:custom-shape draw:name="CustomShape 208" draw:style-name="gr20" draw:text-style-name="P25" draw:layer="layout" svg:width="0.44cm" svg:height="0.592cm" svg:x="16.247cm" svg:y="8.007cm">
            <text:p/>
            <draw:enhanced-geometry draw:mirror-horizontal="false" draw:mirror-vertical="false" svg:viewBox="0 0 0 0" drawooo:sub-view-size="402 539" draw:text-areas="0 0 ?f0 ?f1" draw:type="ooxml-non-primitive" draw:enhanced-path="M 25 418 C 77 508 191 539 281 487 371 435 402 320 350 231 332 201 308 177 280 161 280 161 280 161 280 161 0 0 0 0 0 0 0 323 0 323 0 323 0 323 0 323 0 323 0 355 8 388 25 418 Z N">
              <draw:equation draw:name="f0" draw:formula="logwidth"/>
              <draw:equation draw:name="f1" draw:formula="logheight"/>
            </draw:enhanced-geometry>
          </draw:custom-shape>
          <draw:custom-shape draw:name="CustomShape 209" draw:style-name="gr22" draw:text-style-name="P27" draw:layer="layout" svg:width="0.618cm" svg:height="0.411cm" svg:x="15.627cm" svg:y="7.8cm">
            <text:p/>
            <draw:enhanced-geometry draw:mirror-horizontal="false" draw:mirror-vertical="false" svg:viewBox="0 0 0 0" drawooo:sub-view-size="563 375" draw:text-areas="0 0 ?f0 ?f1" draw:type="ooxml-non-primitive" draw:enhanced-path="M 188 0 C 84 0 0 84 0 188 0 291 84 375 188 375 222 375 255 366 283 349 283 349 283 349 283 349 563 188 563 188 563 188 283 26 283 26 283 26 283 26 283 26 283 26 255 9 222 0 188 0 Z N">
              <draw:equation draw:name="f0" draw:formula="logwidth"/>
              <draw:equation draw:name="f1" draw:formula="logheight"/>
            </draw:enhanced-geometry>
          </draw:custom-shape>
          <draw:custom-shape draw:name="CustomShape 210" draw:style-name="gr12" draw:text-style-name="P21" draw:layer="layout" svg:width="0.44cm" svg:height="0.592cm" svg:x="15.804cm" svg:y="7.413cm">
            <text:p/>
            <draw:enhanced-geometry draw:mirror-horizontal="false" draw:mirror-vertical="false" svg:viewBox="0 0 0 0" drawooo:sub-view-size="402 539" draw:text-areas="0 0 ?f0 ?f1" draw:type="ooxml-non-primitive" draw:enhanced-path="M 377 120 C 325 30 210 0 120 51 31 103 0 218 52 308 69 338 94 361 122 377 122 377 122 377 122 377 402 539 402 539 402 539 402 215 402 215 402 215 402 215 402 215 402 215 402 183 394 150 377 120 Z N">
              <draw:equation draw:name="f0" draw:formula="logwidth"/>
              <draw:equation draw:name="f1" draw:formula="logheight"/>
            </draw:enhanced-geometry>
          </draw:custom-shape>
        </draw:g>
        <draw:g draw:name="Group 211">
          <draw:custom-shape draw:name="CustomShape 212" draw:style-name="gr24" draw:text-style-name="P29" draw:layer="layout" svg:width="0.64cm" svg:height="0.62cm" svg:x="19.785cm" svg:y="7.94cm">
            <text:p/>
            <draw:enhanced-geometry draw:mirror-horizontal="false" draw:mirror-vertical="false" svg:viewBox="0 0 0 0" drawooo:sub-view-size="635 614" draw:text-areas="0 0 ?f0 ?f1" draw:type="ooxml-non-primitive" draw:enhanced-path="M 47 160 C 9 230 0 310 20 386 42 466 92 532 163 573 210 600 263 614 317 614 426 614 528 555 583 460 624 389 635 307 613 227 592 148 541 82 470 41 426 15 376 1 325 0 266 97 161 157 47 160 Z N">
              <draw:equation draw:name="f0" draw:formula="logwidth"/>
              <draw:equation draw:name="f1" draw:formula="logheight"/>
            </draw:enhanced-geometry>
          </draw:custom-shape>
          <draw:custom-shape draw:name="CustomShape 213" draw:style-name="gr12" draw:text-style-name="P21" draw:layer="layout" svg:width="0.619cm" svg:height="0.619cm" svg:x="19.514cm" svg:y="7.452cm">
            <text:p/>
            <draw:enhanced-geometry draw:mirror-horizontal="false" draw:mirror-vertical="false" svg:viewBox="0 0 0 0" drawooo:sub-view-size="614 613" draw:text-areas="0 0 ?f0 ?f1" draw:type="ooxml-non-primitive" draw:enhanced-path="M 524 89 C 466 32 389 0 307 0 138 0 0 137 0 307 0 358 13 408 37 453 151 456 256 517 315 613 481 609 614 473 614 307 614 225 582 147 524 89 Z N">
              <draw:equation draw:name="f0" draw:formula="logwidth"/>
              <draw:equation draw:name="f1" draw:formula="logheight"/>
            </draw:enhanced-geometry>
          </draw:custom-shape>
          <draw:custom-shape draw:name="CustomShape 214" draw:style-name="gr23" draw:text-style-name="P28" draw:layer="layout" svg:width="0.617cm" svg:height="0.62cm" svg:x="19.189cm" svg:y="7.94cm">
            <text:p/>
            <draw:enhanced-geometry draw:mirror-horizontal="false" draw:mirror-vertical="false" svg:viewBox="0 0 0 0" drawooo:sub-view-size="612 614" draw:text-areas="0 0 ?f0 ?f1" draw:type="ooxml-non-primitive" draw:enhanced-path="M 612 147 C 556 56 457 0 350 0 296 0 243 14 197 41 50 126 0 314 84 460 139 555 241 614 350 614 350 614 350 614 350 614 404 614 457 600 504 573 548 547 585 511 612 467 558 368 558 246 612 147 Z N">
              <draw:equation draw:name="f0" draw:formula="logwidth"/>
              <draw:equation draw:name="f1" draw:formula="logheight"/>
            </draw:enhanced-geometry>
          </draw:custom-shape>
        </draw:g>
        <draw:g draw:name="Group 215">
          <draw:custom-shape draw:name="CustomShape 216" draw:style-name="gr12" draw:text-style-name="P21" draw:layer="layout" svg:width="0.598cm" svg:height="0.674cm" svg:x="20.97cm" svg:y="7.421cm">
            <text:p/>
            <draw:enhanced-geometry draw:mirror-horizontal="false" draw:mirror-vertical="false" svg:viewBox="0 0 0 0" drawooo:sub-view-size="632 712" draw:text-areas="0 0 ?f0 ?f1" draw:type="ooxml-non-primitive" draw:enhanced-path="M 138 607 C 0 469 0 243 138 104 206 37 295 0 390 0 480 0 566 33 632 94 565 166 529 258 529 356 529 454 565 546 632 617 566 678 480 712 390 712 295 712 206 675 138 607 Z N">
              <draw:equation draw:name="f0" draw:formula="logwidth"/>
              <draw:equation draw:name="f1" draw:formula="logheight"/>
            </draw:enhanced-geometry>
          </draw:custom-shape>
          <draw:custom-shape draw:name="CustomShape 217" draw:style-name="gr20" draw:text-style-name="P25" draw:layer="layout" svg:width="0.674cm" svg:height="0.565cm" svg:x="21.002cm" svg:y="8.027cm">
            <text:p/>
            <draw:enhanced-geometry draw:mirror-horizontal="false" draw:mirror-vertical="false" svg:viewBox="0 0 0 0" drawooo:sub-view-size="712 597" draw:text-areas="0 0 ?f0 ?f1" draw:type="ooxml-non-primitive" draw:enhanced-path="M 356 102 C 454 102 546 66 618 0 679 66 712 151 712 241 712 337 675 426 608 493 541 560 451 597 356 597 261 597 172 560 104 493 37 426 0 337 0 241 0 151 34 66 95 0 166 66 258 102 356 102 Z N">
              <draw:equation draw:name="f0" draw:formula="logwidth"/>
              <draw:equation draw:name="f1" draw:formula="logheight"/>
            </draw:enhanced-geometry>
          </draw:custom-shape>
          <draw:custom-shape draw:name="CustomShape 218" draw:style-name="gr23" draw:text-style-name="P28" draw:layer="layout" svg:width="0.566cm" svg:height="0.673cm" svg:x="21.608cm" svg:y="7.918cm">
            <text:p/>
            <draw:enhanced-geometry draw:mirror-horizontal="false" draw:mirror-vertical="false" svg:viewBox="0 0 0 0" drawooo:sub-view-size="598 711" draw:text-areas="0 0 ?f0 ?f1" draw:type="ooxml-non-primitive" draw:enhanced-path="M 493 607 C 426 674 337 711 242 711 152 711 66 678 0 617 67 546 103 453 103 355 103 258 67 165 0 94 66 33 152 0 242 0 337 0 426 37 493 104 561 171 598 260 598 355 598 451 561 540 493 607 Z N">
              <draw:equation draw:name="f0" draw:formula="logwidth"/>
              <draw:equation draw:name="f1" draw:formula="logheight"/>
            </draw:enhanced-geometry>
          </draw:custom-shape>
          <draw:custom-shape draw:name="CustomShape 219" draw:style-name="gr24" draw:text-style-name="P29" draw:layer="layout" svg:width="0.706cm" svg:height="0.565cm" svg:x="21.5cm" svg:y="7.421cm">
            <text:p/>
            <draw:enhanced-geometry draw:mirror-horizontal="false" draw:mirror-vertical="false" svg:viewBox="0 0 0 0" drawooo:sub-view-size="746 597" draw:text-areas="0 0 ?f0 ?f1" draw:type="ooxml-non-primitive" draw:enhanced-path="M 356 0 C 451 0 540 37 607 104 743 240 746 458 617 597 546 531 454 495 356 495 258 495 166 531 94 597 33 531 0 446 0 356 0 261 37 171 104 104 171 37 261 0 356 0 Z N">
              <draw:equation draw:name="f0" draw:formula="logwidth"/>
              <draw:equation draw:name="f1" draw:formula="logheight"/>
            </draw:enhanced-geometry>
          </draw:custom-shape>
        </draw:g>
        <draw:g draw:name="Group 220">
          <draw:custom-shape draw:name="CustomShape 221" draw:style-name="gr27" draw:text-style-name="P32" draw:layer="layout" svg:width="0.602cm" svg:height="0.705cm" svg:x="17.408cm" svg:y="7.863cm">
            <text:p/>
            <draw:enhanced-geometry draw:mirror-horizontal="false" draw:mirror-vertical="false" svg:viewBox="0 0 0 0" drawooo:sub-view-size="530 618" draw:text-areas="0 0 ?f0 ?f1" draw:type="ooxml-non-primitive" draw:enhanced-path="M 374 277 C 280 220 216 122 203 13 202 5 192 0 185 5 44 104 0 297 88 449 148 553 259 618 380 618 380 618 380 618 380 618 428 618 477 607 521 586 529 583 530 572 523 567 435 501 382 397 380 287 380 283 378 279 374 277 Z N">
              <draw:equation draw:name="f0" draw:formula="logwidth"/>
              <draw:equation draw:name="f1" draw:formula="logheight"/>
            </draw:enhanced-geometry>
          </draw:custom-shape>
          <draw:custom-shape draw:name="CustomShape 222" draw:style-name="gr28" draw:text-style-name="P33" draw:layer="layout" svg:width="0.566cm" svg:height="0.705cm" svg:x="18.078cm" svg:y="7.863cm">
            <text:p/>
            <draw:enhanced-geometry draw:mirror-horizontal="false" draw:mirror-vertical="false" svg:viewBox="0 0 0 0" drawooo:sub-view-size="499 618" draw:text-areas="0 0 ?f0 ?f1" draw:type="ooxml-non-primitive" draw:enhanced-path="M 326 13 C 313 122 250 220 155 277 152 279 149 283 149 287 147 397 94 501 7 567 0 572 1 583 9 586 53 607 101 618 150 618 270 618 382 553 442 449 487 371 499 281 476 194 455 117 409 51 344 5 337 0 327 5 326 13 Z N">
              <draw:equation draw:name="f0" draw:formula="logwidth"/>
              <draw:equation draw:name="f1" draw:formula="logheight"/>
            </draw:enhanced-geometry>
          </draw:custom-shape>
          <draw:custom-shape draw:name="CustomShape 223" draw:style-name="gr29" draw:text-style-name="P34" draw:layer="layout" svg:width="0.36cm" svg:height="0.312cm" svg:x="17.864cm" svg:y="8.199cm">
            <text:p/>
            <draw:enhanced-geometry draw:mirror-horizontal="false" draw:mirror-vertical="false" svg:viewBox="0 0 0 0" drawooo:sub-view-size="318 274" draw:text-areas="0 0 ?f0 ?f1" draw:type="ooxml-non-primitive" draw:enhanced-path="M 165 271 C 253 214 309 118 317 14 318 6 309 0 301 3 256 23 208 33 159 33 110 33 61 23 16 3 8 0 0 6 0 14 9 118 65 214 152 271 156 274 161 274 165 271 Z N">
              <draw:equation draw:name="f0" draw:formula="logwidth"/>
              <draw:equation draw:name="f1" draw:formula="logheight"/>
            </draw:enhanced-geometry>
          </draw:custom-shape>
          <draw:custom-shape draw:name="CustomShape 224" draw:style-name="gr30" draw:text-style-name="P35" draw:layer="layout" svg:width="0.764cm" svg:height="0.384cm" svg:x="17.662cm" svg:y="7.444cm">
            <text:p/>
            <draw:enhanced-geometry draw:mirror-horizontal="false" draw:mirror-vertical="false" svg:viewBox="0 0 0 0" drawooo:sub-view-size="672 337" draw:text-areas="0 0 ?f0 ?f1" draw:type="ooxml-non-primitive" draw:enhanced-path="M 336 0 C 160 0 15 135 0 307 0 315 8 322 16 318 60 299 108 290 156 290 217 290 277 305 330 335 334 337 338 337 341 335 395 305 455 290 516 290 564 290 611 299 655 318 663 321 672 315 671 307 656 135 511 0 336 0 Z N">
              <draw:equation draw:name="f0" draw:formula="logwidth"/>
              <draw:equation draw:name="f1" draw:formula="logheight"/>
            </draw:enhanced-geometry>
          </draw:custom-shape>
          <draw:custom-shape draw:name="CustomShape 225" draw:style-name="gr31" draw:text-style-name="P36" draw:layer="layout" svg:width="0.356cm" svg:height="0.355cm" svg:x="17.659cm" svg:y="7.797cm">
            <text:p/>
            <draw:enhanced-geometry draw:mirror-horizontal="false" draw:mirror-vertical="false" svg:viewBox="0 0 0 0" drawooo:sub-view-size="314 312" draw:text-areas="0 0 ?f0 ?f1" draw:type="ooxml-non-primitive" draw:enhanced-path="M 147 307 C 154 312 163 308 164 299 170 251 185 203 210 161 234 118 268 81 307 52 314 47 313 37 305 33 260 11 210 0 159 0 104 0 49 14 0 40 4 147 59 247 147 307 Z N">
              <draw:equation draw:name="f0" draw:formula="logwidth"/>
              <draw:equation draw:name="f1" draw:formula="logheight"/>
            </draw:enhanced-geometry>
          </draw:custom-shape>
          <draw:custom-shape draw:name="CustomShape 226" draw:style-name="gr32" draw:text-style-name="P37" draw:layer="layout" svg:width="0.348cm" svg:height="0.348cm" svg:x="18.078cm" svg:y="7.8cm">
            <text:p/>
            <draw:enhanced-geometry draw:mirror-horizontal="false" draw:mirror-vertical="false" svg:viewBox="0 0 0 0" drawooo:sub-view-size="307 306" draw:text-areas="0 0 ?f0 ?f1" draw:type="ooxml-non-primitive" draw:enhanced-path="M 9 31 C 1 35 0 45 7 51 45 79 77 116 101 158 126 199 141 246 147 293 148 302 158 306 165 301 248 243 301 149 307 46 307 42 305 38 301 35 254 12 202 0 151 0 101 0 53 11 9 31 Z N">
              <draw:equation draw:name="f0" draw:formula="logwidth"/>
              <draw:equation draw:name="f1" draw:formula="logheight"/>
            </draw:enhanced-geometry>
          </draw:custom-shape>
        </draw:g>
        <draw:g draw:name="Group 227">
          <draw:custom-shape draw:name="CustomShape 228" draw:style-name="gr21" draw:text-style-name="P26" draw:layer="layout" svg:width="0.447cm" svg:height="0.408cm" svg:x="8.981cm" svg:y="5.925cm">
            <text:p/>
            <draw:enhanced-geometry draw:mirror-horizontal="false" draw:mirror-vertical="false" svg:viewBox="0 0 0 0" drawooo:sub-view-size="385 351" draw:text-areas="0 0 ?f0 ?f1" draw:type="ooxml-non-primitive" draw:enhanced-path="M 0 288 C 0 195 0 195 0 195 7 203 17 209 28 209 39 209 49 204 56 195 66 183 72 166 71 146 72 127 66 110 56 98 49 89 39 84 28 84 17 84 7 89 0 98 0 0 0 0 0 0 189 0 189 0 189 0 312 0 312 0 312 0 313 0 313 0 313 0 313 122 313 122 313 122 314 125 317 128 320 128 327 129 334 129 338 122 341 119 342 115 345 111 351 100 366 99 374 109 382 119 385 133 385 146 385 160 382 174 374 184 366 194 351 193 345 182 342 178 341 174 338 170 334 164 327 164 320 164 317 164 314 168 313 171 313 351 313 351 313 351 107 324 107 324 107 324 107 324 74 316 52 310 32 305 0 288 0 288 Z N">
              <draw:equation draw:name="f0" draw:formula="logwidth"/>
              <draw:equation draw:name="f1" draw:formula="logheight"/>
            </draw:enhanced-geometry>
          </draw:custom-shape>
          <draw:custom-shape draw:name="CustomShape 229" draw:style-name="gr20" draw:text-style-name="P25" draw:layer="layout" svg:width="0.394cm" svg:height="0.507cm" svg:x="9.369cm" svg:y="5.841cm">
            <text:p/>
            <draw:enhanced-geometry draw:mirror-horizontal="false" draw:mirror-vertical="false" svg:viewBox="0 0 0 0" drawooo:sub-view-size="339 436" draw:text-areas="0 0 ?f0 ?f1" draw:type="ooxml-non-primitive" draw:enhanced-path="M 187 65 C 187 58 187 51 193 47 197 45 201 43 205 41 216 34 217 20 207 11 197 3 183 0 169 0 156 0 142 3 132 11 122 20 123 34 134 41 138 43 142 45 145 47 152 51 152 58 151 65 151 69 148 71 145 72 61 72 61 72 61 72 0 72 0 72 0 72 0 170 0 170 0 170 7 161 17 156 28 156 39 156 49 161 56 170 66 182 71 199 71 218 71 238 66 255 56 267 49 276 39 281 28 281 17 281 7 275 0 267 0 425 0 425 0 425 86 436 86 436 86 436 128 431 201 415 248 367 307 309 328 205 328 205 328 205 339 143 333 72 193 72 193 72 193 72 190 71 187 69 187 65 Z N">
              <draw:equation draw:name="f0" draw:formula="logwidth"/>
              <draw:equation draw:name="f1" draw:formula="logheight"/>
            </draw:enhanced-geometry>
          </draw:custom-shape>
          <draw:custom-shape draw:name="CustomShape 230" draw:style-name="gr24" draw:text-style-name="P29" draw:layer="layout" svg:width="0.362cm" svg:height="0.405cm" svg:x="8.981cm" svg:y="5.495cm">
            <text:p/>
            <draw:enhanced-geometry draw:mirror-horizontal="false" draw:mirror-vertical="false" svg:viewBox="0 0 0 0" drawooo:sub-view-size="312 348" draw:text-areas="0 0 ?f0 ?f1" draw:type="ooxml-non-primitive" draw:enhanced-path="M 0 157 C 7 149 17 143 28 143 39 143 49 148 56 157 66 169 72 186 71 206 72 225 66 242 56 255 49 263 39 268 28 268 17 268 7 263 0 254 0 348 0 348 0 348 189 348 189 348 189 348 312 348 312 348 312 348 312 254 312 254 312 254 305 263 295 268 284 268 274 268 264 263 257 255 246 242 241 225 241 206 241 186 246 169 257 157 264 148 274 143 284 143 295 143 305 149 312 157 312 23 312 23 312 23 292 20 273 18 256 17 182 11 96 0 0 12 L 0 157 Z N">
              <draw:equation draw:name="f0" draw:formula="logwidth"/>
              <draw:equation draw:name="f1" draw:formula="logheight"/>
            </draw:enhanced-geometry>
          </draw:custom-shape>
          <draw:custom-shape draw:name="CustomShape 231" draw:style-name="gr23" draw:text-style-name="P28" draw:layer="layout" svg:width="0.47cm" svg:height="0.373cm" svg:x="9.284cm" svg:y="5.527cm">
            <text:p/>
            <draw:enhanced-geometry draw:mirror-horizontal="false" draw:mirror-vertical="false" svg:viewBox="0 0 0 0" drawooo:sub-view-size="404 321" draw:text-areas="0 0 ?f0 ?f1" draw:type="ooxml-non-primitive" draw:enhanced-path="M 72 155 C 71 158 69 161 65 161 58 161 52 161 47 155 45 151 43 147 41 143 34 132 20 131 11 141 3 151 0 165 0 179 0 192 3 206 11 216 20 226 34 225 41 214 43 210 45 206 47 203 52 196 58 196 65 197 69 197 71 200 72 203 72 321 72 321 72 321 134 321 134 321 134 321 194 321 194 321 194 321 185 314 180 304 180 293 180 283 185 272 193 265 206 255 223 250 242 250 262 250 279 255 291 265 300 272 305 283 305 293 305 304 299 314 291 321 404 321 404 321 404 321 403 315 402 308 401 301 396 273 371 189 282 113 199 42 130 13 72 0 L 72 155 Z N">
              <draw:equation draw:name="f0" draw:formula="logwidth"/>
              <draw:equation draw:name="f1" draw:formula="logheight"/>
            </draw:enhanced-geometry>
          </draw:custom-shape>
          <draw:custom-shape draw:name="CustomShape 232" draw:style-name="gr25" draw:text-style-name="P30" draw:layer="layout" svg:width="0.297cm" svg:height="0.26cm" svg:x="9.125cm" svg:y="6.329cm">
            <text:p/>
            <draw:enhanced-geometry draw:mirror-horizontal="false" draw:mirror-vertical="false" svg:viewBox="0 0 0 0" drawooo:sub-view-size="256 224" draw:text-areas="0 0 ?f0 ?f1" draw:type="ooxml-non-primitive" draw:enhanced-path="M 253 39 C 254 37 255 35 256 34 0 0 0 0 0 0 142 206 142 206 142 206 148 216 159 221 170 222 225 224 225 224 225 224 233 224 235 221 233 218 229 209 220 192 212 175 207 166 206 154 210 144 L 253 39 Z N">
              <draw:equation draw:name="f0" draw:formula="logwidth"/>
              <draw:equation draw:name="f1" draw:formula="logheight"/>
            </draw:enhanced-geometry>
          </draw:custom-shape>
          <draw:custom-shape draw:name="CustomShape 233" draw:style-name="gr22" draw:text-style-name="P27" draw:layer="layout" svg:width="0.494cm" svg:height="0.401cm" svg:x="8.546cm" svg:y="5.841cm">
            <text:p/>
            <draw:enhanced-geometry draw:mirror-horizontal="false" draw:mirror-vertical="false" svg:viewBox="0 0 0 0" drawooo:sub-view-size="425 345" draw:text-areas="0 0 ?f0 ?f1" draw:type="ooxml-non-primitive" draw:enhanced-path="M 299 269 C 299 269 299 269 299 269 308 298 328 324 352 345 352 243 352 243 352 243 353 240 356 236 359 236 366 236 373 236 377 242 380 246 381 250 384 254 391 265 405 266 413 256 421 246 425 232 424 218 425 205 421 191 413 181 405 171 391 172 384 183 381 187 380 191 377 194 373 201 366 201 359 200 356 200 353 197 352 194 352 72 352 72 352 72 205 72 205 72 205 72 202 71 198 69 198 65 198 58 198 51 204 47 208 45 212 43 216 41 227 34 228 20 218 11 208 3 194 0 180 0 167 0 153 3 143 11 133 20 134 34 145 41 149 43 153 45 156 47 163 51 163 58 162 65 162 69 159 71 156 72 0 72 0 72 0 72 0 72 0 72 0 72 3 89 23 134 23 134 53 249 185 304 299 269 299 269 299 269 299 269 Z N">
              <draw:equation draw:name="f0" draw:formula="logwidth"/>
              <draw:equation draw:name="f1" draw:formula="logheight"/>
            </draw:enhanced-geometry>
          </draw:custom-shape>
          <draw:custom-shape draw:name="CustomShape 234" draw:style-name="gr12" draw:text-style-name="P21" draw:layer="layout" svg:width="0.513cm" svg:height="0.388cm" svg:x="8.527cm" svg:y="5.511cm">
            <text:p/>
            <draw:enhanced-geometry draw:mirror-horizontal="false" draw:mirror-vertical="false" svg:viewBox="0 0 0 0" drawooo:sub-view-size="441 334" draw:text-areas="0 0 ?f0 ?f1" draw:type="ooxml-non-primitive" draw:enhanced-path="M 148 334 C 139 327 134 317 134 306 134 296 139 285 147 278 160 268 177 263 196 263 216 263 233 268 245 278 254 285 259 296 259 306 259 317 253 327 245 334 368 334 368 334 368 334 368 216 368 216 368 216 369 213 372 210 375 210 382 209 389 209 393 216 396 219 397 223 400 227 407 238 421 239 429 229 437 219 441 205 440 192 441 178 437 164 429 154 421 144 407 145 400 156 397 160 396 164 393 168 389 174 382 174 375 174 372 174 369 171 368 168 368 0 368 0 368 0 367 1 366 1 365 1 253 36 253 36 253 36 226 45 199 57 175 72 175 72 109 111 90 130 32 188 0 227 14 334 L 148 334 Z N">
              <draw:equation draw:name="f0" draw:formula="logwidth"/>
              <draw:equation draw:name="f1" draw:formula="logheight"/>
            </draw:enhanced-geometry>
          </draw:custom-shape>
        </draw:g>
        <draw:g draw:name="Group 235">
          <draw:custom-shape draw:name="CustomShape 236" draw:style-name="gr12" draw:text-style-name="P21" draw:layer="layout" svg:width="0.714cm" svg:height="0.468cm" svg:x="10.448cm" svg:y="5.571cm">
            <text:p/>
            <draw:enhanced-geometry draw:mirror-horizontal="false" draw:mirror-vertical="false" svg:viewBox="0 0 0 0" drawooo:sub-view-size="722 472" draw:text-areas="0 0 ?f0 ?f1" draw:type="ooxml-non-primitive" draw:enhanced-path="M 250 429 C 250 413 258 398 270 388 289 372 315 364 344 365 373 364 399 372 418 388 431 398 438 413 438 429 438 446 430 461 417 472 598 472 598 472 598 472 606 472 613 465 613 457 613 457 613 457 613 457 613 457 613 457 613 457 613 320 613 320 613 320 615 315 619 310 624 310 635 310 645 310 651 319 655 325 657 331 661 336 671 353 693 355 705 340 718 325 722 303 722 283 722 263 718 242 705 227 693 211 671 213 661 230 657 235 655 241 651 247 645 256 635 256 624 256 619 256 615 251 613 247 613 104 613 104 613 104 613 96 609 89 602 85 600 84 598 82 595 81 520 29 437 0 345 0 147 9 0 128 25 345 29 385 37 424 49 461 52 467 57 472 64 472 271 472 271 472 271 472 258 461 250 446 250 429 Z N">
              <draw:equation draw:name="f0" draw:formula="logwidth"/>
              <draw:equation draw:name="f1" draw:formula="logheight"/>
            </draw:enhanced-geometry>
          </draw:custom-shape>
          <draw:custom-shape draw:name="CustomShape 237" draw:style-name="gr23" draw:text-style-name="P28" draw:layer="layout" svg:width="0.642cm" svg:height="0.468cm" svg:x="10.977cm" svg:y="6.071cm">
            <text:p/>
            <draw:enhanced-geometry draw:mirror-horizontal="false" draw:mirror-vertical="false" svg:viewBox="0 0 0 0" drawooo:sub-view-size="650 473" draw:text-areas="0 0 ?f0 ?f1" draw:type="ooxml-non-primitive" draw:enhanced-path="M 455 42 C 455 58 448 74 435 84 417 100 391 108 361 107 332 108 306 100 288 84 275 74 268 58 268 42 268 26 275 11 289 0 124 0 124 0 124 0 116 0 109 7 109 15 109 181 109 181 109 181 107 186 104 190 98 191 88 191 78 191 71 181 68 176 65 170 62 164 51 148 30 146 17 161 5 176 0 198 1 218 0 238 5 259 17 274 30 289 51 288 62 271 65 265 68 259 71 254 78 244 88 244 98 245 104 245 107 250 109 254 109 457 109 457 109 457 109 466 118 473 127 470 132 468 138 466 143 464 264 406 377 334 477 243 549 178 607 105 646 21 650 11 643 0 632 0 434 0 434 0 434 0 448 11 455 26 455 42 Z N">
              <draw:equation draw:name="f0" draw:formula="logwidth"/>
              <draw:equation draw:name="f1" draw:formula="logheight"/>
            </draw:enhanced-geometry>
          </draw:custom-shape>
          <draw:custom-shape draw:name="CustomShape 238" draw:style-name="gr20" draw:text-style-name="P25" draw:layer="layout" svg:width="0.537cm" svg:height="0.578cm" svg:x="10.516cm" svg:y="5.962cm">
            <text:p/>
            <draw:enhanced-geometry draw:mirror-horizontal="false" draw:mirror-vertical="false" svg:viewBox="0 0 0 0" drawooo:sub-view-size="544 583" draw:text-areas="0 0 ?f0 ?f1" draw:type="ooxml-non-primitive" draw:enhanced-path="M 502 420 C 486 420 471 413 460 400 445 382 436 356 437 327 436 298 445 271 460 253 471 240 486 233 502 233 518 233 534 241 544 254 544 124 544 124 544 124 544 116 537 109 529 109 312 109 312 109 312 109 307 107 302 103 302 98 302 87 302 78 311 71 317 67 323 65 328 61 345 51 347 30 332 17 317 5 295 0 275 0 255 0 234 5 219 17 203 30 205 51 222 61 227 65 233 67 239 71 248 78 248 87 248 98 248 103 243 107 239 109 19 109 19 109 19 109 8 109 0 120 5 130 18 157 32 183 50 208 170 381 338 493 525 579 525 579 525 579 525 579 534 583 544 576 544 567 544 399 544 399 544 399 534 413 518 420 502 420 Z N">
              <draw:equation draw:name="f0" draw:formula="logwidth"/>
              <draw:equation draw:name="f1" draw:formula="logheight"/>
            </draw:enhanced-geometry>
          </draw:custom-shape>
          <draw:custom-shape draw:name="CustomShape 239" draw:style-name="gr24" draw:text-style-name="P29" draw:layer="layout" svg:width="0.599cm" svg:height="0.604cm" svg:x="11.085cm" svg:y="5.544cm">
            <text:p/>
            <draw:enhanced-geometry draw:mirror-horizontal="false" draw:mirror-vertical="false" svg:viewBox="0 0 0 0" drawooo:sub-view-size="606 609" draw:text-areas="0 0 ?f0 ?f1" draw:type="ooxml-non-primitive" draw:enhanced-path="M 397 49 C 262 0 137 39 19 109 17 110 15 111 13 112 5 116 0 124 0 132 0 238 0 238 0 238 11 225 26 217 43 217 59 217 74 225 85 237 100 256 108 282 108 311 108 340 100 366 85 385 74 398 59 405 43 405 26 405 11 397 0 384 0 485 0 485 0 485 0 493 7 500 15 500 216 500 216 500 216 500 221 502 225 505 225 511 226 521 226 531 216 538 211 541 205 544 199 547 183 558 181 579 196 592 211 604 233 609 252 609 272 609 294 604 309 592 324 579 322 558 306 547 300 544 294 541 289 538 279 531 279 521 279 511 280 505 284 502 289 500 547 500 547 500 547 500 554 500 559 496 561 490 574 451 583 411 588 368 606 217 540 101 397 49 Z N">
              <draw:equation draw:name="f0" draw:formula="logwidth"/>
              <draw:equation draw:name="f1" draw:formula="logheight"/>
            </draw:enhanced-geometry>
          </draw:custom-shape>
        </draw:g>
        <draw:g draw:name="Group 240">
          <draw:custom-shape draw:name="CustomShape 241" draw:style-name="gr24" draw:text-style-name="P29" draw:layer="layout" svg:width="0.58cm" svg:height="0.955cm" svg:x="14.939cm" svg:y="5.507cm">
            <text:p/>
            <draw:enhanced-geometry draw:mirror-horizontal="false" draw:mirror-vertical="false" svg:viewBox="0 0 0 0" drawooo:sub-view-size="517 847" draw:text-areas="0 0 ?f0 ?f1" draw:type="ooxml-non-primitive" draw:enhanced-path="M 0 802 C 37 819 110 847 190 847 190 847 190 847 190 847 199 847 209 847 218 846 349 835 430 763 441 754 491 669 517 573 517 474 517 274 411 96 244 0 282 43 320 107 335 201 354 317 329 414 305 476 279 543 249 582 247 583 247 583 247 583 247 583 236 599 224 615 210 631 168 680 115 725 50 770 35 780 20 790 5 800 3 800 2 801 0 802 Z N">
              <draw:equation draw:name="f0" draw:formula="logwidth"/>
              <draw:equation draw:name="f1" draw:formula="logheight"/>
            </draw:enhanced-geometry>
          </draw:custom-shape>
          <draw:custom-shape draw:name="CustomShape 242" draw:style-name="gr23" draw:text-style-name="P28" draw:layer="layout" svg:width="1.058cm" svg:height="0.833cm" svg:x="14.32cm" svg:y="5.827cm">
            <text:p/>
            <draw:enhanced-geometry draw:mirror-horizontal="false" draw:mirror-vertical="false" svg:viewBox="0 0 0 0" drawooo:sub-view-size="942 739" draw:text-areas="0 0 ?f0 ?f1" draw:type="ooxml-non-primitive" draw:enhanced-path="M 84 145 C 0 309 79 508 87 527 192 662 349 739 520 739 683 739 839 664 942 540 901 562 843 585 770 591 760 592 750 593 740 593 629 593 541 547 524 539 519 537 510 532 508 531 451 498 405 464 363 429 308 383 268 340 237 293 212 256 196 220 188 183 176 134 179 91 195 51 203 32 213 15 225 0 175 27 122 72 84 145 Z N">
              <draw:equation draw:name="f0" draw:formula="logwidth"/>
              <draw:equation draw:name="f1" draw:formula="logheight"/>
            </draw:enhanced-geometry>
          </draw:custom-shape>
          <draw:custom-shape draw:name="CustomShape 243" draw:style-name="gr12" draw:text-style-name="P21" draw:layer="layout" svg:width="1.006cm" svg:height="0.893cm" svg:x="14.288cm" svg:y="5.424cm">
            <text:p/>
            <draw:enhanced-geometry draw:mirror-horizontal="false" draw:mirror-vertical="false" svg:viewBox="0 0 0 0" drawooo:sub-view-size="895 792" draw:text-areas="0 0 ?f0 ?f1" draw:type="ooxml-non-primitive" draw:enhanced-path="M 885 279 C 871 194 837 125 783 74 745 38 710 24 706 23 655 8 602 0 548 0 246 0 0 245 0 547 0 634 20 717 57 792 40 710 32 594 87 488 170 327 318 293 378 286 387 285 396 284 405 284 406 284 406 284 406 284 408 284 408 284 408 284 410 285 410 285 410 285 441 285 472 294 500 311 519 322 535 337 548 356 570 322 603 301 645 291 662 287 678 285 694 285 737 285 776 299 812 326 850 356 874 395 883 444 892 395 895 340 885 279 Z N">
              <draw:equation draw:name="f0" draw:formula="logwidth"/>
              <draw:equation draw:name="f1" draw:formula="logheight"/>
            </draw:enhanced-geometry>
          </draw:custom-shape>
        </draw:g>
        <draw:g draw:name="Group 244">
          <draw:custom-shape draw:name="CustomShape 245" draw:style-name="gr12" draw:text-style-name="P21" draw:layer="layout" svg:width="0.804cm" svg:height="0.774cm" svg:x="12.368cm" svg:y="5.507cm">
            <text:p/>
            <draw:enhanced-geometry draw:mirror-horizontal="false" draw:mirror-vertical="false" svg:viewBox="0 0 0 0" drawooo:sub-view-size="341 326" draw:text-areas="0 0 ?f0 ?f1" draw:type="ooxml-non-primitive" draw:enhanced-path="M 337 79 C 332 73 325 65 312 52 290 31 264 16 261 15 237 5 211 0 184 0 180 0 180 0 180 0 124 2 76 24 44 61 13 97 0 144 5 195 10 237 24 275 47 308 51 314 56 320 61 326 50 296 39 251 47 200 62 106 151 88 162 86 162 86 162 86 162 86 169 85 176 84 183 83 184 83 184 83 184 83 210 83 234 91 257 107 259 109 261 109 262 109 264 109 266 108 269 107 295 91 318 84 341 83 339 82 338 80 337 79 Z N">
              <draw:equation draw:name="f0" draw:formula="logwidth"/>
              <draw:equation draw:name="f1" draw:formula="logheight"/>
            </draw:enhanced-geometry>
          </draw:custom-shape>
          <draw:custom-shape draw:name="CustomShape 246" draw:style-name="gr23" draw:text-style-name="P28" draw:layer="layout" svg:width="0.941cm" svg:height="0.77cm" svg:x="12.477cm" svg:y="5.809cm">
            <text:p/>
            <draw:enhanced-geometry draw:mirror-horizontal="false" draw:mirror-vertical="false" svg:viewBox="0 0 0 0" drawooo:sub-view-size="399 324" draw:text-areas="0 0 ?f0 ?f1" draw:type="ooxml-non-primitive" draw:enhanced-path="M 399 221 C 381 231 357 241 329 246 315 249 299 250 284 250 244 250 214 241 209 239 208 239 206 239 204 238 143 209 100 176 70 133 55 111 46 86 43 59 40 36 44 16 53 0 35 16 18 39 12 75 0 154 37 221 41 228 74 261 116 289 169 314 183 320 199 324 215 324 233 324 252 319 268 312 312 291 350 266 383 236 389 231 394 226 399 221 Z N">
              <draw:equation draw:name="f0" draw:formula="logwidth"/>
              <draw:equation draw:name="f1" draw:formula="logheight"/>
            </draw:enhanced-geometry>
          </draw:custom-shape>
          <draw:custom-shape draw:name="CustomShape 247" draw:style-name="gr24" draw:text-style-name="P29" draw:layer="layout" svg:width="0.581cm" svg:height="0.872cm" svg:x="13.023cm" svg:y="5.505cm">
            <text:p/>
            <draw:enhanced-geometry draw:mirror-horizontal="false" draw:mirror-vertical="false" svg:viewBox="0 0 0 0" drawooo:sub-view-size="247 367" draw:text-areas="0 0 ?f0 ?f1" draw:type="ooxml-non-primitive" draw:enhanced-path="M 53 367 C 68 367 82 365 96 363 150 353 191 320 195 316 221 279 237 239 242 195 247 155 239 116 221 85 201 51 170 26 130 12 110 4 88 0 66 0 44 0 22 4 0 11 11 18 28 30 43 44 57 58 64 66 69 72 71 74 72 76 74 78 80 85 89 87 89 87 102 91 102 91 102 91 102 91 102 91 102 91 143 106 164 140 159 185 154 230 133 268 96 302 70 326 40 345 5 362 18 365 34 367 53 367 53 367 53 367 53 367 Z N">
              <draw:equation draw:name="f0" draw:formula="logwidth"/>
              <draw:equation draw:name="f1" draw:formula="logheight"/>
            </draw:enhanced-geometry>
          </draw:custom-shape>
        </draw:g>
        <draw:g draw:name="Group 248">
          <draw:custom-shape draw:name="CustomShape 249" draw:style-name="gr24" draw:text-style-name="P29" draw:layer="layout" svg:width="0.588cm" svg:height="0.391cm" svg:x="18.765cm" svg:y="5.847cm">
            <text:p/>
            <draw:enhanced-geometry draw:mirror-horizontal="false" draw:mirror-vertical="false" svg:viewBox="0 0 0 0" drawooo:sub-view-size="590 391" draw:text-areas="0 0 ?f0 ?f1" draw:type="ooxml-non-primitive" draw:enhanced-path="M 507 0 C 196 0 196 0 196 0 194 0 192 0 191 2 2 190 2 190 2 190 0 193 0 197 2 200 191 389 191 389 191 389 192 390 194 391 196 391 507 391 507 391 507 391 553 391 590 353 590 307 590 83 590 83 590 83 590 37 553 0 507 0 Z N">
              <draw:equation draw:name="f0" draw:formula="logwidth"/>
              <draw:equation draw:name="f1" draw:formula="logheight"/>
            </draw:enhanced-geometry>
          </draw:custom-shape>
          <draw:custom-shape draw:name="CustomShape 250" draw:style-name="gr20" draw:text-style-name="P25" draw:layer="layout" svg:width="0.589cm" svg:height="0.391cm" svg:x="18.124cm" svg:y="5.847cm">
            <text:p/>
            <draw:enhanced-geometry draw:mirror-horizontal="false" draw:mirror-vertical="false" svg:viewBox="0 0 0 0" drawooo:sub-view-size="591 391" draw:text-areas="0 0 ?f0 ?f1" draw:type="ooxml-non-primitive" draw:enhanced-path="M 84 0 C 38 0 0 37 0 83 0 307 0 307 0 307 0 353 38 391 84 391 395 391 395 391 395 391 396 391 398 390 399 389 588 200 588 200 588 200 591 197 591 193 588 190 399 2 399 2 399 2 398 0 396 0 395 0 L 84 0 Z N">
              <draw:equation draw:name="f0" draw:formula="logwidth"/>
              <draw:equation draw:name="f1" draw:formula="logheight"/>
            </draw:enhanced-geometry>
          </draw:custom-shape>
          <draw:custom-shape draw:name="CustomShape 251" draw:style-name="gr12" draw:text-style-name="P21" draw:layer="layout" svg:width="0.389cm" svg:height="0.592cm" svg:x="18.544cm" svg:y="5.424cm">
            <text:p/>
            <draw:enhanced-geometry draw:mirror-horizontal="false" draw:mirror-vertical="false" svg:viewBox="0 0 0 0" drawooo:sub-view-size="391 591" draw:text-areas="0 0 ?f0 ?f1" draw:type="ooxml-non-primitive" draw:enhanced-path="M 307 0 C 84 0 84 0 84 0 37 0 0 38 0 84 0 395 0 395 0 395 0 396 1 398 2 399 191 588 191 588 191 588 193 591 198 591 200 588 389 399 389 399 389 399 390 398 391 396 391 395 391 84 391 84 391 84 391 38 354 0 307 0 Z N">
              <draw:equation draw:name="f0" draw:formula="logwidth"/>
              <draw:equation draw:name="f1" draw:formula="logheight"/>
            </draw:enhanced-geometry>
          </draw:custom-shape>
          <draw:custom-shape draw:name="CustomShape 252" draw:style-name="gr23" draw:text-style-name="P28" draw:layer="layout" svg:width="0.389cm" svg:height="0.592cm" svg:x="18.544cm" svg:y="6.068cm">
            <text:p/>
            <draw:enhanced-geometry draw:mirror-horizontal="false" draw:mirror-vertical="false" svg:viewBox="0 0 0 0" drawooo:sub-view-size="391 591" draw:text-areas="0 0 ?f0 ?f1" draw:type="ooxml-non-primitive" draw:enhanced-path="M 84 591 C 307 591 307 591 307 591 354 591 391 553 391 507 391 197 391 197 391 197 391 195 390 193 389 192 200 3 200 3 200 3 198 0 193 0 191 3 2 192 2 192 2 192 1 193 0 195 0 197 0 507 0 507 0 507 0 553 37 591 84 591 Z N">
              <draw:equation draw:name="f0" draw:formula="logwidth"/>
              <draw:equation draw:name="f1" draw:formula="logheight"/>
            </draw:enhanced-geometry>
          </draw:custom-shape>
        </draw:g>
        <draw:g draw:name="Group 253">
          <draw:custom-shape draw:name="CustomShape 254" draw:style-name="gr24" draw:text-style-name="P29" draw:layer="layout" svg:width="0.61cm" svg:height="0.725cm" svg:x="16.825cm" svg:y="5.424cm">
            <text:p/>
            <draw:enhanced-geometry draw:mirror-horizontal="false" draw:mirror-vertical="false" svg:viewBox="0 0 0 0" drawooo:sub-view-size="540 642" draw:text-areas="0 0 ?f0 ?f1" draw:type="ooxml-non-primitive" draw:enhanced-path="M 473 593 C 536 545 540 487 540 480 507 208 276 2 0 0 24 14 46 33 64 57 117 125 119 216 119 220 119 425 119 425 119 425 337 425 337 425 337 425 337 642 337 642 337 642 365 640 425 630 473 593 Z N">
              <draw:equation draw:name="f0" draw:formula="logwidth"/>
              <draw:equation draw:name="f1" draw:formula="logheight"/>
            </draw:enhanced-geometry>
          </draw:custom-shape>
          <draw:custom-shape draw:name="CustomShape 255" draw:style-name="gr12" draw:text-style-name="P21" draw:layer="layout" svg:width="0.726cm" svg:height="0.61cm" svg:x="16.204cm" svg:y="5.429cm">
            <text:p/>
            <draw:enhanced-geometry draw:mirror-horizontal="false" draw:mirror-vertical="false" svg:viewBox="0 0 0 0" drawooo:sub-view-size="642 540" draw:text-areas="0 0 ?f0 ?f1" draw:type="ooxml-non-primitive" draw:enhanced-path="M 480 0 C 207 33 1 265 0 540 13 516 32 495 56 476 125 423 215 421 219 421 425 421 425 421 425 421 425 203 425 203 425 203 642 203 642 203 642 203 639 176 629 115 593 68 544 4 486 1 480 0 Z N">
              <draw:equation draw:name="f0" draw:formula="logwidth"/>
              <draw:equation draw:name="f1" draw:formula="logheight"/>
            </draw:enhanced-geometry>
          </draw:custom-shape>
          <draw:custom-shape draw:name="CustomShape 256" draw:style-name="gr20" draw:text-style-name="P25" draw:layer="layout" svg:width="0.61cm" svg:height="0.726cm" svg:x="16.208cm" svg:y="5.935cm">
            <text:p/>
            <draw:enhanced-geometry draw:mirror-horizontal="false" draw:mirror-vertical="false" svg:viewBox="0 0 0 0" drawooo:sub-view-size="540 642" draw:text-areas="0 0 ?f0 ?f1" draw:type="ooxml-non-primitive" draw:enhanced-path="M 476 586 C 423 517 421 426 421 423 421 217 421 217 421 217 203 217 203 217 203 217 203 0 203 0 203 0 175 2 114 12 67 49 4 97 0 155 0 162 32 434 264 641 540 642 516 628 494 610 476 586 Z N">
              <draw:equation draw:name="f0" draw:formula="logwidth"/>
              <draw:equation draw:name="f1" draw:formula="logheight"/>
            </draw:enhanced-geometry>
          </draw:custom-shape>
          <draw:custom-shape draw:name="CustomShape 257" draw:style-name="gr23" draw:text-style-name="P28" draw:layer="layout" svg:width="0.726cm" svg:height="0.61cm" svg:x="16.714cm" svg:y="6.046cm">
            <text:p/>
            <draw:enhanced-geometry draw:mirror-horizontal="false" draw:mirror-vertical="false" svg:viewBox="0 0 0 0" drawooo:sub-view-size="642 540" draw:text-areas="0 0 ?f0 ?f1" draw:type="ooxml-non-primitive" draw:enhanced-path="M 423 119 C 217 119 217 119 217 119 217 337 217 337 217 337 0 337 0 337 0 337 3 365 12 425 49 473 98 536 156 540 162 540 435 507 641 275 642 0 629 24 610 45 586 64 517 117 427 119 423 119 Z N">
              <draw:equation draw:name="f0" draw:formula="logwidth"/>
              <draw:equation draw:name="f1" draw:formula="logheight"/>
            </draw:enhanced-geometry>
          </draw:custom-shape>
        </draw:g>
        <draw:g draw:name="Group 258">
          <draw:custom-shape draw:name="CustomShape 259" draw:style-name="gr23" draw:text-style-name="P28" draw:layer="layout" svg:width="0.469cm" svg:height="0.277cm" svg:x="7.217cm" svg:y="5.901cm">
            <text:p/>
            <draw:enhanced-geometry draw:mirror-horizontal="false" draw:mirror-vertical="false" svg:viewBox="0 0 0 0" drawooo:sub-view-size="513 302" draw:text-areas="0 0 ?f0 ?f1" draw:type="ooxml-non-primitive" draw:enhanced-path="M 447 170 C 454 167 462 168 468 172 474 175 478 182 479 189 511 137 511 137 511 137 513 133 511 127 507 125 466 104 418 87 363 73 339 68 220 38 197 31 153 20 118 10 89 1 85 0 80 2 78 6 55 75 55 75 55 75 54 76 51 78 49 77 45 76 41 74 39 69 38 67 38 64 37 61 35 52 27 48 19 53 12 58 7 66 4 74 1 83 0 93 3 101 6 109 15 111 22 106 24 104 26 102 29 100 33 97 37 98 41 100 44 101 44 103 45 106 20 179 20 179 20 179 18 183 21 188 25 189 53 198 81 206 111 214 135 220 278 256 301 261 346 272 380 285 404 299 408 302 414 300 416 296 446 245 446 245 446 245 439 248 432 247 425 243 419 240 415 234 414 226 412 216 415 204 422 193 428 182 437 173 447 170 Z N">
              <draw:equation draw:name="f0" draw:formula="logwidth"/>
              <draw:equation draw:name="f1" draw:formula="logheight"/>
            </draw:enhanced-geometry>
          </draw:custom-shape>
          <draw:custom-shape draw:name="CustomShape 260" draw:style-name="gr12" draw:text-style-name="P21" draw:layer="layout" svg:width="0.445cm" svg:height="0.419cm" svg:x="7.336cm" svg:y="5.424cm">
            <text:p/>
            <draw:enhanced-geometry draw:mirror-horizontal="false" draw:mirror-vertical="false" svg:viewBox="0 0 0 0" drawooo:sub-view-size="486 456" draw:text-areas="0 0 ?f0 ?f1" draw:type="ooxml-non-primitive" draw:enhanced-path="M 0 212 C 4 206 11 203 18 203 26 203 32 206 37 212 44 220 48 232 47 245 48 258 44 269 37 277 32 283 26 286 18 286 11 286 4 283 0 277 0 331 0 331 0 331 0 336 4 340 9 340 31 337 55 336 83 336 202 336 321 425 321 425 368 456 397 454 436 417 436 417 486 374 486 334 486 273 343 186 190 155 190 49 190 49 190 49 190 22 163 0 130 0 60 0 60 0 60 0 27 0 0 22 0 49 0 148 0 148 0 148 0 148 0 148 0 148 L 0 212 Z N">
              <draw:equation draw:name="f0" draw:formula="logwidth"/>
              <draw:equation draw:name="f1" draw:formula="logheight"/>
            </draw:enhanced-geometry>
          </draw:custom-shape>
          <draw:custom-shape draw:name="CustomShape 261" draw:style-name="gr24" draw:text-style-name="P29" draw:layer="layout" svg:width="0.365cm" svg:height="0.504cm" svg:x="7.001cm" svg:y="5.562cm">
            <text:p/>
            <draw:enhanced-geometry draw:mirror-horizontal="false" draw:mirror-vertical="false" svg:viewBox="0 0 0 0" drawooo:sub-view-size="399 548" draw:text-areas="0 0 ?f0 ?f1" draw:type="ooxml-non-primitive" draw:enhanced-path="M 242 541 C 262 483 262 483 262 483 255 488 248 489 241 486 234 484 229 479 226 472 222 462 223 450 227 437 231 425 238 415 247 410 254 406 261 405 268 407 275 409 280 415 283 422 301 369 301 369 301 369 302 364 300 359 296 358 238 335 219 315 219 287 219 250 254 211 343 194 347 193 350 190 350 186 350 111 350 111 350 111 351 109 353 107 355 107 360 106 364 107 367 111 369 113 370 116 371 118 376 126 385 127 391 120 397 113 399 104 399 95 399 86 397 76 391 69 385 63 376 63 371 71 370 73 369 76 367 78 364 83 360 83 355 83 353 82 351 80 350 78 350 9 350 9 350 9 350 4 346 0 341 1 117 30 0 150 0 292 0 428 100 499 231 546 236 548 240 546 242 541 Z N">
              <draw:equation draw:name="f0" draw:formula="logwidth"/>
              <draw:equation draw:name="f1" draw:formula="logheight"/>
            </draw:enhanced-geometry>
          </draw:custom-shape>
          <draw:custom-shape draw:name="CustomShape 262" draw:style-name="gr21" draw:text-style-name="P26" draw:layer="layout" svg:width="0.521cm" svg:height="0.428cm" svg:x="7.033cm" svg:y="6.233cm">
            <text:p/>
            <draw:enhanced-geometry draw:mirror-horizontal="false" draw:mirror-vertical="false" svg:viewBox="0 0 0 0" drawooo:sub-view-size="569 465" draw:text-areas="0 0 ?f0 ?f1" draw:type="ooxml-non-primitive" draw:enhanced-path="M 520 368 C 520 233 520 233 520 233 521 231 523 229 525 229 530 229 534 229 537 233 539 236 540 238 542 241 546 248 556 249 561 242 567 236 569 226 569 217 569 208 567 199 561 192 556 185 546 186 542 194 540 196 539 199 537 201 534 205 530 205 525 205 523 205 521 203 520 201 520 133 520 133 520 133 520 128 516 124 511 124 489 127 464 129 436 129 317 129 154 29 154 29 110 0 67 8 30 51 30 51 0 88 0 130 0 194 169 278 330 309 330 416 330 416 330 416 330 443 357 465 390 465 460 465 460 465 460 465 493 465 520 443 520 416 520 368 520 368 520 368 Z N">
              <draw:equation draw:name="f0" draw:formula="logwidth"/>
              <draw:equation draw:name="f1" draw:formula="logheight"/>
            </draw:enhanced-geometry>
          </draw:custom-shape>
          <draw:custom-shape draw:name="CustomShape 263" draw:style-name="gr20" draw:text-style-name="P25" draw:layer="layout" svg:width="0.32cm" svg:height="0.492cm" svg:x="7.523cm" svg:y="6.028cm">
            <text:p/>
            <draw:enhanced-geometry draw:mirror-horizontal="false" draw:mirror-vertical="false" svg:viewBox="0 0 0 0" drawooo:sub-view-size="350 535" draw:text-areas="0 0 ?f0 ?f1" draw:type="ooxml-non-primitive" draw:enhanced-path="M 201 3 C 197 0 192 2 190 6 150 73 150 73 150 73 148 74 146 75 143 74 139 72 135 70 135 64 135 62 135 59 135 56 135 47 127 41 119 44 111 47 104 55 100 62 95 70 92 79 93 88 95 96 103 101 111 97 114 95 116 94 119 92 123 90 127 92 131 95 133 96 133 99 133 101 94 168 94 168 94 168 91 171 92 176 96 179 123 201 131 223 131 240 131 283 96 324 7 342 3 342 0 346 0 350 0 407 0 407 0 407 4 401 11 397 19 397 26 397 33 401 37 406 44 415 48 426 48 439 48 452 44 464 37 472 33 478 26 481 19 481 11 481 4 478 0 472 0 526 0 526 0 526 0 531 4 535 9 535 245 503 350 374 350 237 350 143 301 62 201 3 Z N">
              <draw:equation draw:name="f0" draw:formula="logwidth"/>
              <draw:equation draw:name="f1" draw:formula="logheight"/>
            </draw:enhanced-geometry>
          </draw:custom-shape>
        </draw:g>
        <draw:g draw:name="Group 264">
          <draw:custom-shape draw:name="CustomShape 265" draw:style-name="gr33" draw:text-style-name="P38" draw:layer="layout" svg:width="0.525cm" svg:height="0.031cm" svg:x="20.037cm" svg:y="6.629cm">
            <text:p/>
            <draw:enhanced-geometry draw:mirror-horizontal="false" draw:mirror-vertical="false" svg:viewBox="0 0 0 0" drawooo:sub-view-size="569 35" draw:text-areas="0 0 ?f0 ?f1" draw:type="ooxml-non-primitive" draw:enhanced-path="M 569 13 C 569 19 562 23 554 24 520 28 430 35 284 35 134 35 47 28 14 24 6 23 0 19 0 13 0 0 0 0 0 0 569 0 569 0 569 0 L 569 13 Z N">
              <draw:equation draw:name="f0" draw:formula="logwidth"/>
              <draw:equation draw:name="f1" draw:formula="logheight"/>
            </draw:enhanced-geometry>
          </draw:custom-shape>
          <draw:custom-shape draw:name="CustomShape 266" draw:style-name="gr33" draw:text-style-name="P38" draw:layer="layout" svg:width="0.525cm" svg:height="0.067cm" svg:x="20.037cm" svg:y="5.424cm">
            <text:p/>
            <draw:enhanced-geometry draw:mirror-horizontal="false" draw:mirror-vertical="false" svg:viewBox="0 0 0 0" drawooo:sub-view-size="569 74" draw:text-areas="0 0 ?f0 ?f1" draw:type="ooxml-non-primitive" draw:enhanced-path="M 372 32 C 372 24 372 24 372 24 372 14 360 6 345 4 325 2 316 0 287 0 255 0 247 2 228 4 212 5 201 14 201 24 201 32 201 32 201 32 201 36 195 40 188 41 108 43 36 48 13 50 6 51 0 55 0 60 0 74 0 74 0 74 569 74 569 74 569 74 569 60 569 60 569 60 569 55 563 51 555 50 533 47 464 43 385 41 378 40 372 36 372 32 Z N">
              <draw:equation draw:name="f0" draw:formula="logwidth"/>
              <draw:equation draw:name="f1" draw:formula="logheight"/>
            </draw:enhanced-geometry>
          </draw:custom-shape>
          <draw:custom-shape draw:name="CustomShape 267" draw:style-name="gr24" draw:text-style-name="P29" draw:layer="layout" svg:width="0.525cm" svg:height="0.268cm" svg:x="20.037cm" svg:y="5.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8" draw:style-name="gr12" draw:text-style-name="P21" draw:layer="layout" svg:width="0.525cm" svg:height="0.272cm" svg:x="20.037cm" svg:y="5.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9" draw:style-name="gr20" draw:text-style-name="P25" draw:layer="layout" svg:width="0.525cm" svg:height="0.272cm" svg:x="20.037cm" svg:y="6.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0" draw:style-name="gr23" draw:text-style-name="P28" draw:layer="layout" svg:width="0.525cm" svg:height="0.268cm" svg:x="20.037cm" svg:y="6.0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71">
          <draw:custom-shape draw:name="CustomShape 272" draw:style-name="gr12" draw:text-style-name="P21" draw:layer="layout" svg:width="0.53cm" svg:height="0.224cm" svg:x="21.289cm" svg:y="5.423cm">
            <text:p/>
            <draw:enhanced-geometry draw:mirror-horizontal="false" draw:mirror-vertical="false" svg:viewBox="0 0 0 0" drawooo:sub-view-size="550 233" draw:text-areas="0 0 ?f0 ?f1" draw:type="ooxml-non-primitive" draw:enhanced-path="M 88 233 C 49 233 14 205 7 165 0 120 30 78 74 71 448 8 448 8 448 8 492 0 535 30 542 75 550 120 520 162 475 169 102 232 102 232 102 232 97 233 92 233 88 233 Z N">
              <draw:equation draw:name="f0" draw:formula="logwidth"/>
              <draw:equation draw:name="f1" draw:formula="logheight"/>
            </draw:enhanced-geometry>
          </draw:custom-shape>
          <draw:custom-shape draw:name="CustomShape 273" draw:style-name="gr24" draw:text-style-name="P29" draw:layer="layout" svg:width="0.682cm" svg:height="0.25cm" svg:x="21.245cm" svg:y="5.585cm">
            <text:p/>
            <draw:enhanced-geometry draw:mirror-horizontal="false" draw:mirror-vertical="false" svg:viewBox="0 0 0 0" drawooo:sub-view-size="707 260" draw:text-areas="0 0 ?f0 ?f1" draw:type="ooxml-non-primitive" draw:enhanced-path="M 88 260 C 49 260 14 232 7 192 0 147 30 105 74 97 605 7 605 7 605 7 649 0 692 30 699 75 707 119 677 161 632 169 102 259 102 259 102 259 97 260 93 260 88 260 Z N">
              <draw:equation draw:name="f0" draw:formula="logwidth"/>
              <draw:equation draw:name="f1" draw:formula="logheight"/>
            </draw:enhanced-geometry>
          </draw:custom-shape>
          <draw:custom-shape draw:name="CustomShape 274" draw:style-name="gr23" draw:text-style-name="P28" draw:layer="layout" svg:width="0.682cm" svg:height="0.251cm" svg:x="21.245cm" svg:y="5.765cm">
            <text:p/>
            <draw:enhanced-geometry draw:mirror-horizontal="false" draw:mirror-vertical="false" svg:viewBox="0 0 0 0" drawooo:sub-view-size="707 261" draw:text-areas="0 0 ?f0 ?f1" draw:type="ooxml-non-primitive" draw:enhanced-path="M 88 261 C 49 261 14 232 7 192 0 148 30 105 74 98 605 8 605 8 605 8 649 0 692 30 699 75 707 119 677 162 632 169 102 259 102 259 102 259 97 260 93 261 88 261 Z N">
              <draw:equation draw:name="f0" draw:formula="logwidth"/>
              <draw:equation draw:name="f1" draw:formula="logheight"/>
            </draw:enhanced-geometry>
          </draw:custom-shape>
          <draw:custom-shape draw:name="CustomShape 275" draw:style-name="gr20" draw:text-style-name="P25" draw:layer="layout" svg:width="0.682cm" svg:height="0.251cm" svg:x="21.245cm" svg:y="5.946cm">
            <text:p/>
            <draw:enhanced-geometry draw:mirror-horizontal="false" draw:mirror-vertical="false" svg:viewBox="0 0 0 0" drawooo:sub-view-size="707 261" draw:text-areas="0 0 ?f0 ?f1" draw:type="ooxml-non-primitive" draw:enhanced-path="M 88 261 C 49 261 14 233 7 193 0 148 30 106 74 98 605 8 605 8 605 8 649 0 692 31 699 75 707 120 677 162 632 170 102 260 102 260 102 260 97 261 93 261 88 261 Z N">
              <draw:equation draw:name="f0" draw:formula="logwidth"/>
              <draw:equation draw:name="f1" draw:formula="logheight"/>
            </draw:enhanced-geometry>
          </draw:custom-shape>
          <draw:custom-shape draw:name="CustomShape 276" draw:style-name="gr25" draw:text-style-name="P30" draw:layer="layout" svg:width="0.561cm" svg:height="0.381cm" svg:x="21.306cm" svg:y="6.278cm">
            <text:p/>
            <draw:enhanced-geometry draw:mirror-horizontal="false" draw:mirror-vertical="false" svg:viewBox="0 0 0 0" drawooo:sub-view-size="582 395" draw:text-areas="0 0 ?f0 ?f1" draw:type="ooxml-non-primitive" draw:enhanced-path="M 550 0 C 32 0 32 0 32 0 14 0 0 14 0 31 0 54 0 54 0 54 0 152 72 234 166 250 164 253 164 256 164 259 164 273 175 284 188 284 190 284 190 284 190 284 180 287 173 296 173 308 173 321 184 332 197 332 186 334 177 344 177 356 177 370 188 381 202 381 218 381 218 381 218 381 232 390 259 395 289 395 319 395 346 390 360 381 379 381 379 381 379 381 393 381 404 370 404 356 404 344 395 335 384 332 398 332 409 321 409 308 409 296 401 287 391 284 392 284 392 284 392 284 406 284 417 273 417 259 417 256 416 253 415 250 510 234 582 153 582 54 582 31 582 31 582 31 582 14 567 0 550 0 Z N">
              <draw:equation draw:name="f0" draw:formula="logwidth"/>
              <draw:equation draw:name="f1" draw:formula="logheight"/>
            </draw:enhanced-geometry>
          </draw:custom-shape>
          <draw:custom-shape draw:name="CustomShape 277" draw:style-name="gr20" draw:text-style-name="P25" draw:layer="layout" svg:width="0.157cm" svg:height="0.07cm" svg:x="21.361cm" svg:y="6.187cm">
            <text:p/>
            <draw:enhanced-geometry draw:mirror-horizontal="false" draw:mirror-vertical="false" svg:viewBox="0 0 0 0" drawooo:sub-view-size="164 74" draw:text-areas="0 0 ?f0 ?f1" draw:type="ooxml-non-primitive" draw:enhanced-path="M 164 67 C 164 12 164 12 164 12 164 5 158 0 152 1 8 26 8 26 8 26 4 27 0 31 0 36 0 67 0 67 0 67 0 71 3 74 8 74 156 74 156 74 156 74 160 74 164 71 164 67 Z N">
              <draw:equation draw:name="f0" draw:formula="logwidth"/>
              <draw:equation draw:name="f1" draw:formula="logheight"/>
            </draw:enhanced-geometry>
          </draw:custom-shape>
          <draw:custom-shape draw:name="CustomShape 278" draw:style-name="gr20" draw:text-style-name="P25" draw:layer="layout" svg:width="0.157cm" svg:height="0.119cm" svg:x="21.652cm" svg:y="6.138cm">
            <text:p/>
            <draw:enhanced-geometry draw:mirror-horizontal="false" draw:mirror-vertical="false" svg:viewBox="0 0 0 0" drawooo:sub-view-size="164 125" draw:text-areas="0 0 ?f0 ?f1" draw:type="ooxml-non-primitive" draw:enhanced-path="M 164 118 C 164 11 164 11 164 11 164 5 158 0 152 1 8 26 8 26 8 26 3 26 0 31 0 36 0 118 0 118 0 118 0 122 3 125 8 125 156 125 156 125 156 125 160 125 164 122 164 118 Z N">
              <draw:equation draw:name="f0" draw:formula="logwidth"/>
              <draw:equation draw:name="f1" draw:formula="logheight"/>
            </draw:enhanced-geometry>
          </draw:custom-shape>
        </draw:g>
        <draw:g draw:name="Group 279">
          <draw:custom-shape draw:name="CustomShape 280" draw:style-name="gr20" draw:text-style-name="P25" draw:layer="layout" svg:width="0.307cm" svg:height="0.365cm" svg:x="5.081cm" svg:y="5.665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CustomShape 281" draw:style-name="gr22" draw:text-style-name="P27" draw:layer="layout" svg:width="0.307cm" svg:height="0.365cm" svg:x="5.081cm" svg:y="5.974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CustomShape 282" draw:style-name="gr34" draw:text-style-name="P39" draw:layer="layout" svg:width="0.363cm" svg:height="0.307cm" svg:x="5.403cm" svg:y="5.424cm">
            <text:p/>
            <draw:enhanced-geometry draw:mirror-horizontal="false" draw:mirror-vertical="false" svg:viewBox="0 0 0 0" drawooo:sub-view-size="241 204" draw:text-areas="0 0 ?f0 ?f1"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CustomShape 283" draw:style-name="gr35" draw:text-style-name="P40" draw:layer="layout" svg:width="0.365cm" svg:height="0.307cm" svg:x="5.712cm" svg:y="5.424cm">
            <text:p/>
            <draw:enhanced-geometry draw:mirror-horizontal="false" draw:mirror-vertical="false" svg:viewBox="0 0 0 0" drawooo:sub-view-size="242 204" draw:text-areas="0 0 ?f0 ?f1"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CustomShape 284" draw:style-name="gr36" draw:text-style-name="P41" draw:layer="layout" svg:width="0.297cm" svg:height="0.377cm" svg:x="5.081cm" svg:y="6.283cm">
            <text:p/>
            <draw:enhanced-geometry draw:mirror-horizontal="false" draw:mirror-vertical="false" svg:viewBox="0 0 0 0" drawooo:sub-view-size="197 250" draw:text-areas="0 0 ?f0 ?f1"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CustomShape 285" draw:style-name="gr37" draw:text-style-name="P42" draw:layer="layout" svg:width="0.376cm" svg:height="0.296cm" svg:x="5.081cm" svg:y="5.424cm">
            <text:p/>
            <draw:enhanced-geometry draw:mirror-horizontal="false" draw:mirror-vertical="false" svg:viewBox="0 0 0 0" drawooo:sub-view-size="249 197" draw:text-areas="0 0 ?f0 ?f1"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CustomShape 286" draw:style-name="gr38" draw:text-style-name="P43" draw:layer="layout" svg:width="0.363cm" svg:height="0.309cm" svg:x="5.633cm" svg:y="6.351cm">
            <text:p/>
            <draw:enhanced-geometry draw:mirror-horizontal="false" draw:mirror-vertical="false" svg:viewBox="0 0 0 0" drawooo:sub-view-size="241 205" draw:text-areas="0 0 ?f0 ?f1"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CustomShape 287" draw:style-name="gr39" draw:text-style-name="P44" draw:layer="layout" svg:width="0.297cm" svg:height="0.375cm" svg:x="6.021cm" svg:y="5.424cm">
            <text:p/>
            <draw:enhanced-geometry draw:mirror-horizontal="false" draw:mirror-vertical="false" svg:viewBox="0 0 0 0" drawooo:sub-view-size="197 249" draw:text-areas="0 0 ?f0 ?f1"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CustomShape 288" draw:style-name="gr27" draw:text-style-name="P32" draw:layer="layout" svg:width="0.307cm" svg:height="0.365cm" svg:x="6.01cm" svg:y="5.744cm">
            <text:p/>
            <draw:enhanced-geometry draw:mirror-horizontal="false" draw:mirror-vertical="false" svg:viewBox="0 0 0 0" drawooo:sub-view-size="204 242" draw:text-areas="0 0 ?f0 ?f1"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CustomShape 289" draw:style-name="gr40" draw:text-style-name="P45" draw:layer="layout" svg:width="0.365cm" svg:height="0.309cm" svg:x="5.322cm" svg:y="6.351cm">
            <text:p/>
            <draw:enhanced-geometry draw:mirror-horizontal="false" draw:mirror-vertical="false" svg:viewBox="0 0 0 0" drawooo:sub-view-size="242 205" draw:text-areas="0 0 ?f0 ?f1"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CustomShape 290" draw:style-name="gr28" draw:text-style-name="P33" draw:layer="layout" svg:width="0.307cm" svg:height="0.365cm" svg:x="6.01cm" svg:y="6.053cm">
            <text:p/>
            <draw:enhanced-geometry draw:mirror-horizontal="false" draw:mirror-vertical="false" svg:viewBox="0 0 0 0" drawooo:sub-view-size="204 242" draw:text-areas="0 0 ?f0 ?f1"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CustomShape 291" draw:style-name="gr30" draw:text-style-name="P35" draw:layer="layout" svg:width="0.375cm" svg:height="0.298cm" svg:x="5.942cm" svg:y="6.362cm">
            <text:p/>
            <draw:enhanced-geometry draw:mirror-horizontal="false" draw:mirror-vertical="false" svg:viewBox="0 0 0 0" drawooo:sub-view-size="249 198" draw:text-areas="0 0 ?f0 ?f1"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g draw:name="Group 292">
          <draw:custom-shape draw:name="CustomShape 293" draw:style-name="gr12" draw:text-style-name="P21" draw:layer="layout" svg:width="0.745cm" svg:height="0.596cm" svg:x="3.161cm" svg:y="5.424cm">
            <text:p/>
            <draw:enhanced-geometry draw:mirror-horizontal="false" draw:mirror-vertical="false" svg:viewBox="0 0 0 0" drawooo:sub-view-size="515 412" draw:text-areas="0 0 ?f0 ?f1" draw:type="ooxml-non-primitive" draw:enhanced-path="M 159 412 C 147 402 139 388 139 373 139 358 146 344 158 334 175 319 200 312 227 312 254 312 278 319 296 334 307 344 314 358 314 373 314 388 307 402 295 412 402 412 402 412 402 412 408 412 413 407 413 401 413 262 413 262 413 262 414 258 418 253 423 253 433 253 442 253 448 262 452 267 454 272 457 277 467 293 487 294 499 280 510 266 515 246 514 228 515 210 510 190 499 176 487 161 467 162 457 178 454 183 452 189 448 194 442 203 433 203 423 203 418 202 414 198 413 194 413 12 413 12 413 12 413 5 408 0 402 0 11 0 11 0 11 0 5 0 0 5 0 12 0 401 0 401 0 401 0 407 5 412 11 412 L 159 412 Z N">
              <draw:equation draw:name="f0" draw:formula="logwidth"/>
              <draw:equation draw:name="f1" draw:formula="logheight"/>
            </draw:enhanced-geometry>
          </draw:custom-shape>
          <draw:custom-shape draw:name="CustomShape 294" draw:style-name="gr24" draw:text-style-name="P29" draw:layer="layout" svg:width="0.596cm" svg:height="0.745cm" svg:x="3.801cm" svg:y="5.424cm">
            <text:p/>
            <draw:enhanced-geometry draw:mirror-horizontal="false" draw:mirror-vertical="false" svg:viewBox="0 0 0 0" drawooo:sub-view-size="412 515" draw:text-areas="0 0 ?f0 ?f1" draw:type="ooxml-non-primitive" draw:enhanced-path="M 0 160 C 10 148 24 140 39 140 54 140 68 147 78 159 93 176 100 201 100 228 100 255 93 279 78 296 68 308 54 315 39 315 24 315 10 308 0 296 0 402 0 402 0 402 0 409 5 414 11 414 150 414 150 414 150 414 154 415 159 419 159 424 159 434 159 443 150 449 145 452 140 455 135 458 119 468 118 488 132 500 146 511 166 515 184 515 202 515 222 511 236 500 251 488 250 468 234 458 229 455 223 452 218 449 209 443 209 434 209 424 210 419 214 415 218 414 400 414 400 414 400 414 407 414 412 409 412 402 412 12 412 12 412 12 412 5 407 0 400 0 11 0 11 0 11 0 5 0 0 5 0 12 L 0 160 Z N">
              <draw:equation draw:name="f0" draw:formula="logwidth"/>
              <draw:equation draw:name="f1" draw:formula="logheight"/>
            </draw:enhanced-geometry>
          </draw:custom-shape>
          <draw:custom-shape draw:name="CustomShape 295" draw:style-name="gr20" draw:text-style-name="P25" draw:layer="layout" svg:width="0.595cm" svg:height="0.745cm" svg:x="3.161cm" svg:y="5.915cm">
            <text:p/>
            <draw:enhanced-geometry draw:mirror-horizontal="false" draw:mirror-vertical="false" svg:viewBox="0 0 0 0" drawooo:sub-view-size="411 515" draw:text-areas="0 0 ?f0 ?f1" draw:type="ooxml-non-primitive" draw:enhanced-path="M 411 356 C 401 368 387 376 372 376 357 376 343 369 333 357 318 340 311 315 311 288 311 261 318 237 333 219 343 207 357 201 372 201 387 201 401 208 411 220 411 113 411 113 411 113 411 107 406 102 400 102 261 102 261 102 261 102 257 100 252 97 252 92 252 82 252 73 261 67 266 63 271 61 276 58 293 48 294 28 279 16 265 5 245 0 227 1 209 0 189 5 175 16 160 28 161 48 177 58 182 61 188 63 193 67 202 73 202 82 202 92 201 97 197 100 193 102 11 102 11 102 11 102 5 102 0 107 0 113 0 504 0 504 0 504 0 510 5 515 11 515 400 515 400 515 400 515 406 515 411 510 411 504 L 411 356 Z N">
              <draw:equation draw:name="f0" draw:formula="logwidth"/>
              <draw:equation draw:name="f1" draw:formula="logheight"/>
            </draw:enhanced-geometry>
          </draw:custom-shape>
          <draw:custom-shape draw:name="CustomShape 296" draw:style-name="gr23" draw:text-style-name="P28" draw:layer="layout" svg:width="0.745cm" svg:height="0.594cm" svg:x="3.652cm" svg:y="6.066cm">
            <text:p/>
            <draw:enhanced-geometry draw:mirror-horizontal="false" draw:mirror-vertical="false" svg:viewBox="0 0 0 0" drawooo:sub-view-size="515 411" draw:text-areas="0 0 ?f0 ?f1" draw:type="ooxml-non-primitive" draw:enhanced-path="M 355 0 C 367 10 375 24 375 39 375 54 368 68 356 78 339 93 314 100 287 100 260 100 236 93 219 78 207 68 200 54 200 39 200 24 207 10 219 0 113 0 113 0 113 0 106 0 101 5 101 11 101 150 101 150 101 150 100 154 96 159 91 159 81 159 72 159 66 150 63 145 60 140 57 135 47 118 27 117 15 132 4 146 0 166 0 184 0 202 4 222 15 236 27 251 47 250 57 234 60 229 63 223 66 218 72 209 81 209 91 209 96 210 100 214 101 218 101 400 101 400 101 400 101 406 106 411 113 411 503 411 503 411 503 411 510 411 515 406 515 400 515 11 515 11 515 11 515 5 510 0 503 0 L 355 0 Z N">
              <draw:equation draw:name="f0" draw:formula="logwidth"/>
              <draw:equation draw:name="f1" draw:formula="logheight"/>
            </draw:enhanced-geometry>
          </draw:custom-shape>
        </draw:g>
        <draw:g draw:name="Group 297">
          <draw:custom-shape draw:name="CustomShape 298" draw:style-name="gr23" draw:text-style-name="P28" draw:layer="layout" svg:width="0.602cm" svg:height="0.799cm" svg:x="3.005cm" svg:y="9.725cm">
            <text:p/>
            <draw:enhanced-geometry draw:mirror-horizontal="false" draw:mirror-vertical="false" svg:viewBox="0 0 0 0" drawooo:sub-view-size="566 751" draw:text-areas="0 0 ?f0 ?f1" draw:type="ooxml-non-primitive" draw:enhanced-path="M 62 403 C 9 496 0 584 37 649 75 715 155 751 263 751 449 751 449 751 449 751 413 733 375 705 351 658 303 564 352 480 355 476 370 450 370 450 370 450 566 111 566 111 566 111 555 92 555 92 555 92 550 85 487 0 398 0 310 0 265 55 249 79 L 62 403 Z N">
              <draw:equation draw:name="f0" draw:formula="logwidth"/>
              <draw:equation draw:name="f1" draw:formula="logheight"/>
            </draw:enhanced-geometry>
          </draw:custom-shape>
          <draw:custom-shape draw:name="CustomShape 299" draw:style-name="gr24" draw:text-style-name="P29" draw:layer="layout" svg:width="0.882cm" svg:height="0.536cm" svg:x="3.36cm" svg:y="9.989cm">
            <text:p/>
            <draw:enhanced-geometry draw:mirror-horizontal="false" draw:mirror-vertical="false" svg:viewBox="0 0 0 0" drawooo:sub-view-size="829 504" draw:text-areas="0 0 ?f0 ?f1" draw:type="ooxml-non-primitive" draw:enhanced-path="M 766 156 C 676 0 676 0 676 0 680 40 676 87 651 131 600 220 492 222 479 222 479 222 479 222 479 222 448 222 448 222 448 222 57 222 57 222 57 222 45 242 45 242 45 242 43 246 0 318 42 399 91 495 209 503 216 504 566 504 566 504 566 504 674 504 754 468 792 402 829 337 820 249 766 156 Z N">
              <draw:equation draw:name="f0" draw:formula="logwidth"/>
              <draw:equation draw:name="f1" draw:formula="logheight"/>
            </draw:enhanced-geometry>
          </draw:custom-shape>
          <draw:custom-shape draw:name="CustomShape 300" draw:style-name="gr12" draw:text-style-name="P21" draw:layer="layout" svg:width="0.762cm" svg:height="0.783cm" svg:x="3.319cm" svg:y="9.414cm">
            <text:p/>
            <draw:enhanced-geometry draw:mirror-horizontal="false" draw:mirror-vertical="false" svg:viewBox="0 0 0 0" drawooo:sub-view-size="716 736" draw:text-areas="0 0 ?f0 ?f1" draw:type="ooxml-non-primitive" draw:enhanced-path="M 487 145 C 433 52 362 0 286 0 211 0 140 52 86 145 0 294 0 294 0 294 27 278 61 266 104 266 210 266 279 365 282 370 283 371 283 371 283 371 293 390 293 390 293 390 298 397 298 397 298 397 493 736 493 736 493 736 517 736 517 736 517 736 517 736 517 736 517 736 522 736 622 735 667 657 716 573 672 467 668 459 L 487 145 Z N">
              <draw:equation draw:name="f0" draw:formula="logwidth"/>
              <draw:equation draw:name="f1" draw:formula="logheight"/>
            </draw:enhanced-geometry>
          </draw:custom-shape>
        </draw:g>
        <draw:g draw:name="Group 301">
          <draw:custom-shape draw:name="CustomShape 302" draw:style-name="gr27" draw:text-style-name="P32" draw:layer="layout" svg:width="0.417cm" svg:height="0.296cm" svg:x="6.033cm" svg:y="9.884cm">
            <text:p/>
            <draw:enhanced-geometry draw:mirror-horizontal="false" draw:mirror-vertical="false" svg:viewBox="0 0 0 0" drawooo:sub-view-size="381 270" draw:text-areas="0 0 ?f0 ?f1" draw:type="ooxml-non-primitive" draw:enhanced-path="M 295 270 C 336 270 381 237 360 184 360 184 360 184 360 184 254 0 254 0 254 0 6 142 6 142 6 142 80 270 80 270 80 270 0 270 0 270 0 270 0 270 0 270 0 270 L 295 270 Z N">
              <draw:equation draw:name="f0" draw:formula="logwidth"/>
              <draw:equation draw:name="f1" draw:formula="logheight"/>
            </draw:enhanced-geometry>
          </draw:custom-shape>
          <draw:custom-shape draw:name="CustomShape 303" draw:style-name="gr28" draw:text-style-name="P33" draw:layer="layout" svg:width="0.301cm" svg:height="0.389cm" svg:x="5.417cm" svg:y="10.104cm">
            <text:p/>
            <draw:enhanced-geometry draw:mirror-horizontal="false" draw:mirror-vertical="false" svg:viewBox="0 0 0 0" drawooo:sub-view-size="275 355" draw:text-areas="0 0 ?f0 ?f1" draw:type="ooxml-non-primitive" draw:enhanced-path="M 275 70 C 128 70 128 70 128 70 168 0 168 0 168 0 168 0 168 0 168 0 20 256 20 256 20 256 0 291 5 346 62 354 62 355 62 355 62 355 275 355 275 355 275 355 L 275 70 Z N">
              <draw:equation draw:name="f0" draw:formula="logwidth"/>
              <draw:equation draw:name="f1" draw:formula="logheight"/>
            </draw:enhanced-geometry>
          </draw:custom-shape>
          <draw:custom-shape draw:name="CustomShape 304" draw:style-name="gr30" draw:text-style-name="P35" draw:layer="layout" svg:width="0.394cm" svg:height="0.408cm" svg:x="5.488cm" svg:y="9.422cm">
            <text:p/>
            <draw:enhanced-geometry draw:mirror-horizontal="false" draw:mirror-vertical="false" svg:viewBox="0 0 0 0" drawooo:sub-view-size="360 372" draw:text-areas="0 0 ?f0 ?f1" draw:type="ooxml-non-primitive" draw:enhanced-path="M 213 58 C 192 23 142 0 106 45 106 45 106 45 106 45 0 229 0 229 0 229 247 372 247 372 247 372 320 246 320 246 320 246 360 314 360 314 360 314 360 314 360 314 360 314 L 213 58 Z N">
              <draw:equation draw:name="f0" draw:formula="logwidth"/>
              <draw:equation draw:name="f1" draw:formula="logheight"/>
            </draw:enhanced-geometry>
          </draw:custom-shape>
          <draw:custom-shape draw:name="CustomShape 305" draw:style-name="gr41" draw:text-style-name="P46" draw:layer="layout" svg:width="0.449cm" svg:height="0.641cm" svg:x="5.22cm" svg:y="9.853cm">
            <text:p/>
            <draw:enhanced-geometry draw:mirror-horizontal="false" draw:mirror-vertical="false" svg:viewBox="0 0 0 0" drawooo:sub-view-size="410 583" draw:text-areas="0 0 ?f0 ?f1" draw:type="ooxml-non-primitive" draw:enhanced-path="M 410 206 C 314 0 314 0 314 0 86 20 86 20 86 20 125 42 125 42 125 42 20 223 20 223 20 223 0 258 0 302 20 337 129 526 129 526 129 526 150 561 188 583 228 583 241 583 241 583 241 583 241 582 241 582 241 582 184 574 179 519 199 484 347 228 347 228 347 228 347 228 347 228 347 228 372 185 372 185 372 185 L 410 206 Z N">
              <draw:equation draw:name="f0" draw:formula="logwidth"/>
              <draw:equation draw:name="f1" draw:formula="logheight"/>
            </draw:enhanced-geometry>
          </draw:custom-shape>
          <draw:custom-shape draw:name="CustomShape 306" draw:style-name="gr42" draw:text-style-name="P47" draw:layer="layout" svg:width="0.62cm" svg:height="0.463cm" svg:x="5.604cm" svg:y="9.396cm">
            <text:p/>
            <draw:enhanced-geometry draw:mirror-horizontal="false" draw:mirror-vertical="false" svg:viewBox="0 0 0 0" drawooo:sub-view-size="565 422" draw:text-areas="0 0 ?f0 ?f1" draw:type="ooxml-non-primitive" draw:enhanced-path="M 526 238 C 421 57 421 57 421 57 401 21 363 0 322 0 105 0 105 0 105 0 65 0 27 21 7 57 0 68 0 68 0 68 0 68 0 68 0 68 36 23 86 46 107 81 254 337 254 337 254 337 254 337 254 337 254 337 279 381 279 381 279 381 241 402 241 402 241 402 468 422 468 422 468 422 565 216 565 216 565 216 L 526 238 Z N">
              <draw:equation draw:name="f0" draw:formula="logwidth"/>
              <draw:equation draw:name="f1" draw:formula="logheight"/>
            </draw:enhanced-geometry>
          </draw:custom-shape>
          <draw:custom-shape draw:name="CustomShape 307" draw:style-name="gr43" draw:text-style-name="P48" draw:layer="layout" svg:width="0.623cm" svg:height="0.456cm" svg:x="5.834cm" svg:y="10.087cm">
            <text:p/>
            <draw:enhanced-geometry draw:mirror-horizontal="false" draw:mirror-vertical="false" svg:viewBox="0 0 0 0" drawooo:sub-view-size="568 415" draw:text-areas="0 0 ?f0 ?f1" draw:type="ooxml-non-primitive" draw:enhanced-path="M 547 11 C 541 0 541 0 541 0 541 0 541 0 541 0 562 53 517 86 476 86 181 86 181 86 181 86 181 86 181 86 181 86 131 86 131 86 131 86 131 41 131 41 131 41 0 228 0 228 0 228 131 415 131 415 131 415 131 371 131 371 131 371 340 371 340 371 340 371 380 371 418 349 438 314 547 125 547 125 547 125 568 90 568 46 547 11 Z N">
              <draw:equation draw:name="f0" draw:formula="logwidth"/>
              <draw:equation draw:name="f1" draw:formula="logheight"/>
            </draw:enhanced-geometry>
          </draw:custom-shape>
        </draw:g>
        <draw:g draw:name="Group 308">
          <draw:custom-shape draw:name="CustomShape 309" draw:style-name="gr24" draw:text-style-name="P29" draw:layer="layout" svg:width="0.434cm" svg:height="0.437cm" svg:x="12.914cm" svg:y="9.3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0" draw:style-name="gr12" draw:text-style-name="P21" draw:layer="layout" svg:width="0.433cm" svg:height="0.437cm" svg:x="12.124cm" svg:y="9.3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1" draw:style-name="gr23" draw:text-style-name="P28" draw:layer="layout" svg:width="0.434cm" svg:height="0.437cm" svg:x="12.914cm" svg:y="10.1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2" draw:style-name="gr20" draw:text-style-name="P25" draw:layer="layout" svg:width="0.433cm" svg:height="0.437cm" svg:x="12.124cm" svg:y="10.1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3" draw:style-name="gr26" draw:text-style-name="P31" draw:layer="layout" svg:width="0.39cm" svg:height="0.28cm" svg:x="12.539cm" svg:y="9.43cm">
            <text:p/>
            <draw:enhanced-geometry draw:mirror-horizontal="false" draw:mirror-vertical="false" svg:viewBox="0 0 0 0" drawooo:sub-view-size="362 258" draw:text-areas="0 0 ?f0 ?f1" draw:type="ooxml-non-primitive" draw:enhanced-path="M 362 0 C 220 71 142 71 0 0 26 37 41 81 41 129 41 177 26 222 0 258 142 188 220 188 362 258 336 222 321 177 321 129 321 81 336 37 362 0 Z N">
              <draw:equation draw:name="f0" draw:formula="logwidth"/>
              <draw:equation draw:name="f1" draw:formula="logheight"/>
            </draw:enhanced-geometry>
          </draw:custom-shape>
          <draw:custom-shape draw:name="CustomShape 314" draw:style-name="gr26" draw:text-style-name="P31" draw:layer="layout" svg:width="0.39cm" svg:height="0.28cm" svg:x="12.539cm" svg:y="10.23cm">
            <text:p/>
            <draw:enhanced-geometry draw:mirror-horizontal="false" draw:mirror-vertical="false" svg:viewBox="0 0 0 0" drawooo:sub-view-size="362 258" draw:text-areas="0 0 ?f0 ?f1" draw:type="ooxml-non-primitive" draw:enhanced-path="M 321 129 C 321 81 336 36 362 0 220 70 142 70 0 0 26 36 41 81 41 129 41 177 26 221 0 258 142 188 220 188 362 258 336 221 321 177 321 129 Z N">
              <draw:equation draw:name="f0" draw:formula="logwidth"/>
              <draw:equation draw:name="f1" draw:formula="logheight"/>
            </draw:enhanced-geometry>
          </draw:custom-shape>
          <draw:custom-shape draw:name="CustomShape 315" draw:style-name="gr26" draw:text-style-name="P31" draw:layer="layout" svg:width="0.277cm" svg:height="0.395cm" svg:x="12.2cm" svg:y="9.772cm">
            <text:p/>
            <draw:enhanced-geometry draw:mirror-horizontal="false" draw:mirror-vertical="false" svg:viewBox="0 0 0 0" drawooo:sub-view-size="258 363" draw:text-areas="0 0 ?f0 ?f1" draw:type="ooxml-non-primitive" draw:enhanced-path="M 0 363 C 36 337 81 322 129 322 177 322 221 337 258 363 188 221 188 142 258 0 221 26 177 41 129 41 81 41 36 26 0 0 70 142 70 221 0 363 Z N">
              <draw:equation draw:name="f0" draw:formula="logwidth"/>
              <draw:equation draw:name="f1" draw:formula="logheight"/>
            </draw:enhanced-geometry>
          </draw:custom-shape>
          <draw:custom-shape draw:name="CustomShape 316" draw:style-name="gr26" draw:text-style-name="P31" draw:layer="layout" svg:width="0.277cm" svg:height="0.394cm" svg:x="12.99cm" svg:y="9.773cm">
            <text:p/>
            <draw:enhanced-geometry draw:mirror-horizontal="false" draw:mirror-vertical="false" svg:viewBox="0 0 0 0" drawooo:sub-view-size="258 362" draw:text-areas="0 0 ?f0 ?f1" draw:type="ooxml-non-primitive" draw:enhanced-path="M 258 0 C 222 25 177 40 129 40 81 40 37 25 0 0 70 142 70 220 0 362 37 336 81 321 129 321 177 321 222 336 258 362 188 220 188 142 258 0 Z N">
              <draw:equation draw:name="f0" draw:formula="logwidth"/>
              <draw:equation draw:name="f1" draw:formula="logheight"/>
            </draw:enhanced-geometry>
          </draw:custom-shape>
        </draw:g>
        <draw:g draw:name="Group 317">
          <draw:custom-shape draw:name="CustomShape 318" draw:style-name="gr24" draw:text-style-name="P29" draw:layer="layout" svg:width="0.287cm" svg:height="0.288cm" svg:x="15.039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9" draw:style-name="gr12" draw:text-style-name="P21" draw:layer="layout" svg:width="0.287cm" svg:height="0.288cm" svg:x="14.565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0" draw:style-name="gr20" draw:text-style-name="P25" draw:layer="layout" svg:width="0.287cm" svg:height="0.288cm" svg:x="15.039cm" svg:y="10.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1" draw:style-name="gr23" draw:text-style-name="P28" draw:layer="layout" svg:width="0.287cm" svg:height="0.287cm" svg:x="15.275cm" svg:y="9.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2" draw:style-name="gr22" draw:text-style-name="P27" draw:layer="layout" svg:width="0.288cm" svg:height="0.287cm" svg:x="14.326cm" svg:y="9.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3" draw:style-name="gr21" draw:text-style-name="P26" draw:layer="layout" svg:width="0.287cm" svg:height="0.288cm" svg:x="14.565cm" svg:y="10.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4" draw:style-name="gr26" draw:text-style-name="P31" draw:layer="layout" svg:width="0.238cm" svg:height="0.255cm" svg:x="14.47cm" svg:y="9.636cm">
            <text:p/>
            <draw:enhanced-geometry draw:mirror-horizontal="false" draw:mirror-vertical="false" svg:viewBox="0 0 0 0" drawooo:sub-view-size="306 328" draw:text-areas="0 0 ?f0 ?f1" draw:type="ooxml-non-primitive" draw:enhanced-path="M 305 101 C 231 101 166 61 132 0 140 114 103 178 0 227 1 227 1 227 1 227 75 227 140 268 174 328 166 214 203 151 306 101 306 101 305 101 305 101 Z N">
              <draw:equation draw:name="f0" draw:formula="logwidth"/>
              <draw:equation draw:name="f1" draw:formula="logheight"/>
            </draw:enhanced-geometry>
          </draw:custom-shape>
          <draw:custom-shape draw:name="CustomShape 325" draw:style-name="gr26" draw:text-style-name="P31" draw:layer="layout" svg:width="0.203cm" svg:height="0.157cm" svg:x="14.844cm" svg:y="9.48cm">
            <text:p/>
            <draw:enhanced-geometry draw:mirror-horizontal="false" draw:mirror-vertical="false" svg:viewBox="0 0 0 0" drawooo:sub-view-size="262 202" draw:text-areas="0 0 ?f0 ?f1" draw:type="ooxml-non-primitive" draw:enhanced-path="M 234 101 C 234 64 245 30 262 0 167 65 95 65 0 0 17 30 28 64 28 101 28 138 17 172 0 202 95 138 167 138 262 202 245 172 234 138 234 101 Z N">
              <draw:equation draw:name="f0" draw:formula="logwidth"/>
              <draw:equation draw:name="f1" draw:formula="logheight"/>
            </draw:enhanced-geometry>
          </draw:custom-shape>
          <draw:custom-shape draw:name="CustomShape 326" draw:style-name="gr26" draw:text-style-name="P31" draw:layer="layout" svg:width="0.237cm" svg:height="0.255cm" svg:x="15.182cm" svg:y="10.048cm">
            <text:p/>
            <draw:enhanced-geometry draw:mirror-horizontal="false" draw:mirror-vertical="false" svg:viewBox="0 0 0 0" drawooo:sub-view-size="305 327" draw:text-areas="0 0 ?f0 ?f1" draw:type="ooxml-non-primitive" draw:enhanced-path="M 304 101 C 230 101 165 60 131 0 139 114 103 177 0 227 1 227 1 227 2 227 76 227 140 267 175 327 166 214 203 151 305 101 305 101 304 101 304 101 Z N">
              <draw:equation draw:name="f0" draw:formula="logwidth"/>
              <draw:equation draw:name="f1" draw:formula="logheight"/>
            </draw:enhanced-geometry>
          </draw:custom-shape>
          <draw:custom-shape draw:name="CustomShape 327" draw:style-name="gr26" draw:text-style-name="P31" draw:layer="layout" svg:width="0.237cm" svg:height="0.254cm" svg:x="15.182cm" svg:y="9.637cm">
            <text:p/>
            <draw:enhanced-geometry draw:mirror-horizontal="false" draw:mirror-vertical="false" svg:viewBox="0 0 0 0" drawooo:sub-view-size="305 327" draw:text-areas="0 0 ?f0 ?f1" draw:type="ooxml-non-primitive" draw:enhanced-path="M 131 327 C 165 267 230 226 304 226 304 226 305 226 305 226 203 176 166 113 175 0 140 60 76 100 2 100 1 100 1 100 0 100 103 150 139 213 131 327 Z N">
              <draw:equation draw:name="f0" draw:formula="logwidth"/>
              <draw:equation draw:name="f1" draw:formula="logheight"/>
            </draw:enhanced-geometry>
          </draw:custom-shape>
          <draw:custom-shape draw:name="CustomShape 328" draw:style-name="gr26" draw:text-style-name="P31" draw:layer="layout" svg:width="0.238cm" svg:height="0.255cm" svg:x="14.47cm" svg:y="10.048cm">
            <text:p/>
            <draw:enhanced-geometry draw:mirror-horizontal="false" draw:mirror-vertical="false" svg:viewBox="0 0 0 0" drawooo:sub-view-size="306 328" draw:text-areas="0 0 ?f0 ?f1" draw:type="ooxml-non-primitive" draw:enhanced-path="M 132 328 C 166 267 231 227 305 227 305 227 306 227 306 227 203 177 166 114 174 0 140 60 75 101 1 101 1 101 1 101 0 101 103 150 140 214 132 328 Z N">
              <draw:equation draw:name="f0" draw:formula="logwidth"/>
              <draw:equation draw:name="f1" draw:formula="logheight"/>
            </draw:enhanced-geometry>
          </draw:custom-shape>
          <draw:custom-shape draw:name="CustomShape 329" draw:style-name="gr26" draw:text-style-name="P31" draw:layer="layout" svg:width="0.203cm" svg:height="0.156cm" svg:x="14.844cm" svg:y="10.303cm">
            <text:p/>
            <draw:enhanced-geometry draw:mirror-horizontal="false" draw:mirror-vertical="false" svg:viewBox="0 0 0 0" drawooo:sub-view-size="262 202" draw:text-areas="0 0 ?f0 ?f1" draw:type="ooxml-non-primitive" draw:enhanced-path="M 234 101 C 234 64 245 30 262 0 167 64 95 64 0 0 17 30 28 64 28 101 28 138 17 172 0 202 95 137 167 137 262 202 245 172 234 138 234 101 Z N">
              <draw:equation draw:name="f0" draw:formula="logwidth"/>
              <draw:equation draw:name="f1" draw:formula="logheight"/>
            </draw:enhanced-geometry>
          </draw:custom-shape>
        </draw:g>
        <draw:g draw:name="Group 330">
          <draw:custom-shape draw:name="CustomShape 331" draw:style-name="gr24" draw:text-style-name="P29" draw:layer="layout" svg:width="0.287cm" svg:height="0.287cm" svg:x="19.468cm" svg:y="9.4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2" draw:style-name="gr12" draw:text-style-name="P21" draw:layer="layout" svg:width="0.287cm" svg:height="0.287cm" svg:x="18.993cm" svg:y="9.4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3" draw:style-name="gr20" draw:text-style-name="P25" draw:layer="layout" svg:width="0.287cm" svg:height="0.287cm" svg:x="19.468cm" svg:y="10.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4" draw:style-name="gr23" draw:text-style-name="P28" draw:layer="layout" svg:width="0.287cm" svg:height="0.288cm" svg:x="19.704cm" svg:y="9.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5" draw:style-name="gr22" draw:text-style-name="P27" draw:layer="layout" svg:width="0.287cm" svg:height="0.288cm" svg:x="18.755cm" svg:y="9.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6" draw:style-name="gr21" draw:text-style-name="P26" draw:layer="layout" svg:width="0.287cm" svg:height="0.287cm" svg:x="18.993cm" svg:y="10.2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7" draw:style-name="gr44" draw:text-style-name="P23" draw:layer="layout" svg:width="0.08cm" svg:height="0.141cm" svg:x="19.738cm" svg:y="9.666cm">
            <text:p/>
            <draw:enhanced-geometry draw:mirror-horizontal="false" draw:mirror-vertical="false" svg:viewBox="0 0 0 0" drawooo:sub-view-size="94 163" draw:text-areas="0 0 ?f0 ?f1" draw:type="ooxml-non-primitive" draw:enhanced-path="M 0 0 C 20 23 38 49 54 77 70 105 83 134 94 163 N">
              <draw:equation draw:name="f0" draw:formula="logwidth"/>
              <draw:equation draw:name="f1" draw:formula="logheight"/>
            </draw:enhanced-geometry>
          </draw:custom-shape>
          <draw:custom-shape draw:name="CustomShape 338" draw:style-name="gr44" draw:text-style-name="P23" draw:layer="layout" svg:width="0.081cm" svg:height="0.141cm" svg:x="19.737cm" svg:y="10.134cm">
            <text:p/>
            <draw:enhanced-geometry draw:mirror-horizontal="false" draw:mirror-vertical="false" svg:viewBox="0 0 0 0" drawooo:sub-view-size="95 163" draw:text-areas="0 0 ?f0 ?f1" draw:type="ooxml-non-primitive" draw:enhanced-path="M 95 0 C 84 29 71 58 55 85 39 113 20 139 0 163 N">
              <draw:equation draw:name="f0" draw:formula="logwidth"/>
              <draw:equation draw:name="f1" draw:formula="logheight"/>
            </draw:enhanced-geometry>
          </draw:custom-shape>
          <draw:custom-shape draw:name="CustomShape 339" draw:style-name="gr44" draw:text-style-name="P23" draw:layer="layout" svg:width="0.164cm" svg:height="0.005cm" svg:x="19.292cm" svg:y="10.439cm">
            <text:p/>
            <draw:enhanced-geometry draw:mirror-horizontal="false" draw:mirror-vertical="false" svg:viewBox="0 0 0 0" drawooo:sub-view-size="189 8" draw:text-areas="0 0 ?f0 ?f1" draw:type="ooxml-non-primitive" draw:enhanced-path="M 189 0 C 158 5 127 8 95 8 63 8 31 5 0 0 N">
              <draw:equation draw:name="f0" draw:formula="logwidth"/>
              <draw:equation draw:name="f1" draw:formula="logheight"/>
            </draw:enhanced-geometry>
          </draw:custom-shape>
          <draw:custom-shape draw:name="CustomShape 340" draw:style-name="gr44" draw:text-style-name="P23" draw:layer="layout" svg:width="0.08cm" svg:height="0.141cm" svg:x="18.93cm" svg:y="10.133cm">
            <text:p/>
            <draw:enhanced-geometry draw:mirror-horizontal="false" draw:mirror-vertical="false" svg:viewBox="0 0 0 0" drawooo:sub-view-size="94 163" draw:text-areas="0 0 ?f0 ?f1" draw:type="ooxml-non-primitive" draw:enhanced-path="M 94 163 C 74 140 56 114 40 86 24 58 11 30 0 0 N">
              <draw:equation draw:name="f0" draw:formula="logwidth"/>
              <draw:equation draw:name="f1" draw:formula="logheight"/>
            </draw:enhanced-geometry>
          </draw:custom-shape>
          <draw:custom-shape draw:name="CustomShape 341" draw:style-name="gr44" draw:text-style-name="P23" draw:layer="layout" svg:width="0.081cm" svg:height="0.141cm" svg:x="18.93cm" svg:y="9.665cm">
            <text:p/>
            <draw:enhanced-geometry draw:mirror-horizontal="false" draw:mirror-vertical="false" svg:viewBox="0 0 0 0" drawooo:sub-view-size="95 163" draw:text-areas="0 0 ?f0 ?f1" draw:type="ooxml-non-primitive" draw:enhanced-path="M 0 163 C 11 134 24 106 40 78 56 50 75 24 95 0 N">
              <draw:equation draw:name="f0" draw:formula="logwidth"/>
              <draw:equation draw:name="f1" draw:formula="logheight"/>
            </draw:enhanced-geometry>
          </draw:custom-shape>
          <draw:custom-shape draw:name="CustomShape 342" draw:style-name="gr44" draw:text-style-name="P23" draw:layer="layout" svg:width="0.164cm" svg:height="0.005cm" svg:x="19.293cm" svg:y="9.496cm">
            <text:p/>
            <draw:enhanced-geometry draw:mirror-horizontal="false" draw:mirror-vertical="false" svg:viewBox="0 0 0 0" drawooo:sub-view-size="189 8" draw:text-areas="0 0 ?f0 ?f1" draw:type="ooxml-non-primitive" draw:enhanced-path="M 0 8 C 31 3 62 0 94 0 126 0 158 3 189 8 N">
              <draw:equation draw:name="f0" draw:formula="logwidth"/>
              <draw:equation draw:name="f1" draw:formula="logheight"/>
            </draw:enhanced-geometry>
          </draw:custom-shape>
        </draw:g>
        <draw:g draw:name="Group 343">
          <draw:custom-shape draw:name="CustomShape 344" draw:style-name="gr24" draw:text-style-name="P29" draw:layer="layout" svg:width="0.367cm" svg:height="0.368cm" svg:x="21.839cm" svg:y="9.3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5" draw:style-name="gr23" draw:text-style-name="P28" draw:layer="layout" svg:width="0.367cm" svg:height="0.368cm" svg:x="21.839cm" svg:y="10.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6" draw:style-name="gr12" draw:text-style-name="P21" draw:layer="layout" svg:width="0.367cm" svg:height="0.368cm" svg:x="20.97cm" svg:y="9.3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7" draw:style-name="gr20" draw:text-style-name="P25" draw:layer="layout" svg:width="0.367cm" svg:height="0.368cm" svg:x="20.97cm" svg:y="10.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8" draw:style-name="gr44" draw:text-style-name="P23" draw:layer="layout" svg:width="0.047cm" svg:height="0.473cm" svg:x="22.141cm" svg:y="9.73cm">
            <text:p/>
            <draw:enhanced-geometry draw:mirror-horizontal="false" draw:mirror-vertical="false" svg:viewBox="0 0 0 0" drawooo:sub-view-size="39 376" draw:text-areas="0 0 ?f0 ?f1" draw:type="ooxml-non-primitive" draw:enhanced-path="M 0 0 C 25 59 39 123 39 190 39 256 26 319 2 376 N">
              <draw:equation draw:name="f0" draw:formula="logwidth"/>
              <draw:equation draw:name="f1" draw:formula="logheight"/>
            </draw:enhanced-geometry>
          </draw:custom-shape>
          <draw:custom-shape draw:name="CustomShape 349" draw:style-name="gr44" draw:text-style-name="P23" draw:layer="layout" svg:width="0.471cm" svg:height="0.048cm" svg:x="21.355cm" svg:y="10.522cm">
            <text:p/>
            <draw:enhanced-geometry draw:mirror-horizontal="false" draw:mirror-vertical="false" svg:viewBox="0 0 0 0" drawooo:sub-view-size="375 40" draw:text-areas="0 0 ?f0 ?f1" draw:type="ooxml-non-primitive" draw:enhanced-path="M 375 0 C 317 26 253 40 185 40 119 40 57 26 0 2 N">
              <draw:equation draw:name="f0" draw:formula="logwidth"/>
              <draw:equation draw:name="f1" draw:formula="logheight"/>
            </draw:enhanced-geometry>
          </draw:custom-shape>
          <draw:custom-shape draw:name="CustomShape 350" draw:style-name="gr44" draw:text-style-name="P23" draw:layer="layout" svg:width="0.047cm" svg:height="0.471cm" svg:x="20.988cm" svg:y="9.737cm">
            <text:p/>
            <draw:enhanced-geometry draw:mirror-horizontal="false" draw:mirror-vertical="false" svg:viewBox="0 0 0 0" drawooo:sub-view-size="39 375" draw:text-areas="0 0 ?f0 ?f1" draw:type="ooxml-non-primitive" draw:enhanced-path="M 39 375 C 14 317 0 253 0 185 0 120 13 57 37 0 N">
              <draw:equation draw:name="f0" draw:formula="logwidth"/>
              <draw:equation draw:name="f1" draw:formula="logheight"/>
            </draw:enhanced-geometry>
          </draw:custom-shape>
          <draw:custom-shape draw:name="CustomShape 351" draw:style-name="gr44" draw:text-style-name="P23" draw:layer="layout" svg:width="0.471cm" svg:height="0.048cm" svg:x="21.349cm" svg:y="9.369cm">
            <text:p/>
            <draw:enhanced-geometry draw:mirror-horizontal="false" draw:mirror-vertical="false" svg:viewBox="0 0 0 0" drawooo:sub-view-size="375 39" draw:text-areas="0 0 ?f0 ?f1" draw:type="ooxml-non-primitive" draw:enhanced-path="M 375 37 C 318 13 256 0 190 0 122 0 58 14 0 39 N">
              <draw:equation draw:name="f0" draw:formula="logwidth"/>
              <draw:equation draw:name="f1" draw:formula="logheight"/>
            </draw:enhanced-geometry>
          </draw:custom-shape>
          <draw:custom-shape draw:name="CustomShape 352" draw:style-name="gr45" draw:text-style-name="P23" draw:layer="layout" svg:width="0.089cm" svg:height="0.065cm" svg:x="22.111cm" svg:y="10.145cm">
            <text:p/>
            <draw:enhanced-geometry draw:mirror-horizontal="false" draw:mirror-vertical="false" svg:viewBox="0 0 0 0" drawooo:sub-view-size="199 147" draw:text-areas="0 0 ?f0 ?f1" draw:type="ooxml-non-primitive" draw:enhanced-path="M 0 0 L 64 147 199 83 N">
              <draw:equation draw:name="f0" draw:formula="logwidth"/>
              <draw:equation draw:name="f1" draw:formula="logheight"/>
            </draw:enhanced-geometry>
          </draw:custom-shape>
          <draw:custom-shape draw:name="CustomShape 353" draw:style-name="gr45" draw:text-style-name="P23" draw:layer="layout" svg:width="0.064cm" svg:height="0.089cm" svg:x="21.349cm" svg:y="10.492cm">
            <text:p/>
            <draw:enhanced-geometry draw:mirror-horizontal="false" draw:mirror-vertical="false" svg:viewBox="0 0 0 0" drawooo:sub-view-size="144 200" draw:text-areas="0 0 ?f0 ?f1" draw:type="ooxml-non-primitive" draw:enhanced-path="M 144 0 L 0 67 64 200 N">
              <draw:equation draw:name="f0" draw:formula="logwidth"/>
              <draw:equation draw:name="f1" draw:formula="logheight"/>
            </draw:enhanced-geometry>
          </draw:custom-shape>
          <draw:custom-shape draw:name="CustomShape 354" draw:style-name="gr45" draw:text-style-name="P23" draw:layer="layout" svg:width="0.089cm" svg:height="0.064cm" svg:x="20.976cm" svg:y="9.73cm">
            <text:p/>
            <draw:enhanced-geometry draw:mirror-horizontal="false" draw:mirror-vertical="false" svg:viewBox="0 0 0 0" drawooo:sub-view-size="200 144" draw:text-areas="0 0 ?f0 ?f1" draw:type="ooxml-non-primitive" draw:enhanced-path="M 200 144 L 136 0 0 64 N">
              <draw:equation draw:name="f0" draw:formula="logwidth"/>
              <draw:equation draw:name="f1" draw:formula="logheight"/>
            </draw:enhanced-geometry>
          </draw:custom-shape>
          <draw:custom-shape draw:name="CustomShape 355" draw:style-name="gr45" draw:text-style-name="P23" draw:layer="layout" svg:width="0.064cm" svg:height="0.089cm" svg:x="21.763cm" svg:y="9.358cm">
            <text:p/>
            <draw:enhanced-geometry draw:mirror-horizontal="false" draw:mirror-vertical="false" svg:viewBox="0 0 0 0" drawooo:sub-view-size="144 199" draw:text-areas="0 0 ?f0 ?f1" draw:type="ooxml-non-primitive" draw:enhanced-path="M 0 199 L 144 135 81 0 N">
              <draw:equation draw:name="f0" draw:formula="logwidth"/>
              <draw:equation draw:name="f1" draw:formula="logheight"/>
            </draw:enhanced-geometry>
          </draw:custom-shape>
        </draw:g>
        <draw:g draw:name="Group 356">
          <draw:custom-shape draw:name="CustomShape 357" draw:style-name="gr24" draw:text-style-name="P29" draw:layer="layout" svg:width="0.395cm" svg:height="0.451cm" svg:x="17.173cm" svg:y="9.38cm">
            <text:p/>
            <draw:enhanced-geometry draw:mirror-horizontal="false" draw:mirror-vertical="false" svg:viewBox="0 0 0 0" drawooo:sub-view-size="378 432" draw:text-areas="0 0 ?f0 ?f1" draw:type="ooxml-non-primitive" draw:enhanced-path="M 378 119 C 378 111 374 105 367 101 199 4 199 4 199 4 193 0 185 0 178 4 11 101 11 101 11 101 4 104 0 111 0 119 0 313 0 313 0 313 0 313 0 313 0 314 0 321 4 327 10 331 178 428 178 428 178 428 185 432 193 432 199 428 367 331 367 331 367 331 373 327 377 321 378 314 378 313 378 313 378 313 378 119 378 119 378 119 378 119 378 119 378 119 Z N">
              <draw:equation draw:name="f0" draw:formula="logwidth"/>
              <draw:equation draw:name="f1" draw:formula="logheight"/>
            </draw:enhanced-geometry>
          </draw:custom-shape>
          <draw:custom-shape draw:name="CustomShape 358" draw:style-name="gr12" draw:text-style-name="P21" draw:layer="layout" svg:width="0.394cm" svg:height="0.451cm" svg:x="16.751cm" svg:y="9.38cm">
            <text:p/>
            <draw:enhanced-geometry draw:mirror-horizontal="false" draw:mirror-vertical="false" svg:viewBox="0 0 0 0" drawooo:sub-view-size="378 432" draw:text-areas="0 0 ?f0 ?f1" draw:type="ooxml-non-primitive" draw:enhanced-path="M 378 119 C 378 111 374 105 368 101 200 4 200 4 200 4 193 0 185 0 179 4 11 101 11 101 11 101 4 104 0 111 0 119 0 313 0 313 0 313 0 313 0 313 0 314 1 321 5 327 11 331 179 428 179 428 179 428 185 432 193 432 200 428 367 331 367 331 367 331 374 327 378 321 378 314 378 313 378 313 378 313 378 119 378 119 378 119 378 119 378 119 378 119 Z N">
              <draw:equation draw:name="f0" draw:formula="logwidth"/>
              <draw:equation draw:name="f1" draw:formula="logheight"/>
            </draw:enhanced-geometry>
          </draw:custom-shape>
          <draw:custom-shape draw:name="CustomShape 359" draw:style-name="gr22" draw:text-style-name="P27" draw:layer="layout" svg:width="0.394cm" svg:height="0.45cm" svg:x="16.541cm" svg:y="9.745cm">
            <text:p/>
            <draw:enhanced-geometry draw:mirror-horizontal="false" draw:mirror-vertical="false" svg:viewBox="0 0 0 0" drawooo:sub-view-size="377 431" draw:text-areas="0 0 ?f0 ?f1"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CustomShape 360" draw:style-name="gr23" draw:text-style-name="P28" draw:layer="layout" svg:width="0.394cm" svg:height="0.45cm" svg:x="17.383cm" svg:y="9.745cm">
            <text:p/>
            <draw:enhanced-geometry draw:mirror-horizontal="false" draw:mirror-vertical="false" svg:viewBox="0 0 0 0" drawooo:sub-view-size="377 431" draw:text-areas="0 0 ?f0 ?f1"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CustomShape 361" draw:style-name="gr20" draw:text-style-name="P25" draw:layer="layout" svg:width="0.395cm" svg:height="0.45cm" svg:x="17.173cm" svg:y="10.11cm">
            <text:p/>
            <draw:enhanced-geometry draw:mirror-horizontal="false" draw:mirror-vertical="false" svg:viewBox="0 0 0 0" drawooo:sub-view-size="378 431" draw:text-areas="0 0 ?f0 ?f1" draw:type="ooxml-non-primitive" draw:enhanced-path="M 378 118 C 377 111 374 104 367 100 200 3 200 3 200 3 193 0 185 0 179 3 11 100 11 100 11 100 4 104 0 111 0 118 0 118 0 118 0 118 0 312 0 312 0 312 0 312 0 312 0 313 0 320 4 327 11 330 178 427 178 427 178 427 185 431 193 431 199 427 367 330 367 330 367 330 374 327 377 320 378 313 378 313 378 312 378 312 378 119 378 119 378 119 378 118 378 118 378 118 Z N">
              <draw:equation draw:name="f0" draw:formula="logwidth"/>
              <draw:equation draw:name="f1" draw:formula="logheight"/>
            </draw:enhanced-geometry>
          </draw:custom-shape>
          <draw:custom-shape draw:name="CustomShape 362" draw:style-name="gr21" draw:text-style-name="P26" draw:layer="layout" svg:width="0.394cm" svg:height="0.45cm" svg:x="16.751cm" svg:y="10.11cm">
            <text:p/>
            <draw:enhanced-geometry draw:mirror-horizontal="false" draw:mirror-vertical="false" svg:viewBox="0 0 0 0" drawooo:sub-view-size="378 431" draw:text-areas="0 0 ?f0 ?f1" draw:type="ooxml-non-primitive" draw:enhanced-path="M 378 118 C 378 111 374 104 367 100 200 3 200 3 200 3 193 0 185 0 179 3 11 100 11 100 11 100 4 104 1 111 0 118 0 118 0 118 0 118 0 312 0 312 0 312 0 312 0 312 0 313 1 320 4 327 11 330 179 427 179 427 179 427 185 431 193 431 199 427 367 330 367 330 367 330 374 327 378 320 378 313 378 313 378 312 378 312 378 119 378 119 378 119 378 118 378 118 378 118 Z N">
              <draw:equation draw:name="f0" draw:formula="logwidth"/>
              <draw:equation draw:name="f1" draw:formula="logheight"/>
            </draw:enhanced-geometry>
          </draw:custom-shape>
        </draw:g>
        <draw:g draw:name="Group 363">
          <draw:custom-shape draw:name="CustomShape 364" draw:style-name="gr39" draw:text-style-name="P44" draw:layer="layout" svg:width="0.402cm" svg:height="0.403cm" svg:x="7.434cm" svg:y="10.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5" draw:style-name="gr35" draw:text-style-name="P40" draw:layer="layout" svg:width="0.402cm" svg:height="0.403cm" svg:x="7.907cm" svg:y="9.5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6" draw:style-name="gr34" draw:text-style-name="P39" draw:layer="layout" svg:width="0.404cm" svg:height="0.403cm" svg:x="8.379cm" svg:y="10.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7" draw:style-name="gr36" draw:text-style-name="P41" draw:layer="layout" svg:width="0.404cm" svg:height="0.403cm" svg:x="8.851cm" svg:y="9.5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8" draw:style-name="gr40" draw:text-style-name="P45" draw:layer="layout" svg:width="0.404cm" svg:height="0.403cm" svg:x="9.324cm" svg:y="10.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9" draw:style-name="gr30" draw:text-style-name="P35" draw:layer="layout" svg:width="0.402cm" svg:height="0.403cm" svg:x="9.798cm" svg:y="9.5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0" draw:style-name="gr28" draw:text-style-name="P33" draw:layer="layout" svg:width="0.403cm" svg:height="0.403cm" svg:x="10.27cm" svg:y="10.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1" draw:style-name="gr27" draw:text-style-name="P32" draw:layer="layout" svg:width="0.403cm" svg:height="0.403cm" svg:x="10.743cm" svg:y="9.5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2" draw:style-name="gr26" draw:text-style-name="P31" draw:layer="layout" svg:width="0.298cm" svg:height="0.298cm" svg:x="7.723cm" svg:y="9.821cm">
            <text:p/>
            <draw:enhanced-geometry draw:mirror-horizontal="false" draw:mirror-vertical="false" svg:viewBox="0 0 0 0" drawooo:sub-view-size="217 217" draw:text-areas="0 0 ?f0 ?f1" draw:type="ooxml-non-primitive" draw:enhanced-path="M 128 0 C 115 74 74 114 0 128 41 144 73 176 89 217 103 143 143 102 217 89 177 73 144 40 128 0 Z N">
              <draw:equation draw:name="f0" draw:formula="logwidth"/>
              <draw:equation draw:name="f1" draw:formula="logheight"/>
            </draw:enhanced-geometry>
          </draw:custom-shape>
          <draw:custom-shape draw:name="CustomShape 373" draw:style-name="gr26" draw:text-style-name="P31" draw:layer="layout" svg:width="0.298cm" svg:height="0.298cm" svg:x="8.195cm" svg:y="9.821cm">
            <text:p/>
            <draw:enhanced-geometry draw:mirror-horizontal="false" draw:mirror-vertical="false" svg:viewBox="0 0 0 0" drawooo:sub-view-size="217 217" draw:text-areas="0 0 ?f0 ?f1" draw:type="ooxml-non-primitive" draw:enhanced-path="M 0 89 C 74 102 115 143 128 217 145 176 177 144 217 128 143 114 103 74 90 0 73 40 41 73 0 89 Z N">
              <draw:equation draw:name="f0" draw:formula="logwidth"/>
              <draw:equation draw:name="f1" draw:formula="logheight"/>
            </draw:enhanced-geometry>
          </draw:custom-shape>
          <draw:custom-shape draw:name="CustomShape 374" draw:style-name="gr26" draw:text-style-name="P31" draw:layer="layout" svg:width="0.297cm" svg:height="0.298cm" svg:x="8.669cm" svg:y="9.821cm">
            <text:p/>
            <draw:enhanced-geometry draw:mirror-horizontal="false" draw:mirror-vertical="false" svg:viewBox="0 0 0 0" drawooo:sub-view-size="216 217" draw:text-areas="0 0 ?f0 ?f1"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CustomShape 375" draw:style-name="gr26" draw:text-style-name="P31" draw:layer="layout" svg:width="0.297cm" svg:height="0.298cm" svg:x="9.141cm" svg:y="9.821cm">
            <text:p/>
            <draw:enhanced-geometry draw:mirror-horizontal="false" draw:mirror-vertical="false" svg:viewBox="0 0 0 0" drawooo:sub-view-size="216 217" draw:text-areas="0 0 ?f0 ?f1" draw:type="ooxml-non-primitive" draw:enhanced-path="M 0 89 C 74 102 114 143 127 217 144 176 176 144 216 128 142 114 102 74 89 0 72 40 40 73 0 89 Z N">
              <draw:equation draw:name="f0" draw:formula="logwidth"/>
              <draw:equation draw:name="f1" draw:formula="logheight"/>
            </draw:enhanced-geometry>
          </draw:custom-shape>
          <draw:custom-shape draw:name="CustomShape 376" draw:style-name="gr26" draw:text-style-name="P31" draw:layer="layout" svg:width="0.297cm" svg:height="0.298cm" svg:x="9.614cm" svg:y="9.821cm">
            <text:p/>
            <draw:enhanced-geometry draw:mirror-horizontal="false" draw:mirror-vertical="false" svg:viewBox="0 0 0 0" drawooo:sub-view-size="216 217" draw:text-areas="0 0 ?f0 ?f1"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CustomShape 377" draw:style-name="gr26" draw:text-style-name="P31" draw:layer="layout" svg:width="0.298cm" svg:height="0.298cm" svg:x="10.087cm" svg:y="9.821cm">
            <text:p/>
            <draw:enhanced-geometry draw:mirror-horizontal="false" draw:mirror-vertical="false" svg:viewBox="0 0 0 0" drawooo:sub-view-size="217 217" draw:text-areas="0 0 ?f0 ?f1" draw:type="ooxml-non-primitive" draw:enhanced-path="M 0 89 C 74 102 114 143 128 217 144 176 176 144 217 128 143 114 102 74 89 0 73 40 40 73 0 89 Z N">
              <draw:equation draw:name="f0" draw:formula="logwidth"/>
              <draw:equation draw:name="f1" draw:formula="logheight"/>
            </draw:enhanced-geometry>
          </draw:custom-shape>
          <draw:custom-shape draw:name="CustomShape 378" draw:style-name="gr26" draw:text-style-name="P31" draw:layer="layout" svg:width="0.298cm" svg:height="0.298cm" svg:x="10.559cm" svg:y="9.821cm">
            <text:p/>
            <draw:enhanced-geometry draw:mirror-horizontal="false" draw:mirror-vertical="false" svg:viewBox="0 0 0 0" drawooo:sub-view-size="217 217" draw:text-areas="0 0 ?f0 ?f1" draw:type="ooxml-non-primitive" draw:enhanced-path="M 128 0 C 114 74 74 114 0 128 41 144 73 176 89 217 103 143 143 102 217 89 177 73 144 40 128 0 Z N">
              <draw:equation draw:name="f0" draw:formula="logwidth"/>
              <draw:equation draw:name="f1" draw:formula="logheight"/>
            </draw:enhanced-geometry>
          </draw:custom-shape>
        </draw:g>
        <draw:g draw:name="Group 379">
          <draw:custom-shape draw:name="CustomShape 380" draw:style-name="gr46" draw:text-style-name="P49" draw:layer="layout" svg:width="1.236cm" svg:height="0.842cm" svg:x="5.22cm" svg:y="11.32cm">
            <text:p/>
            <draw:enhanced-geometry draw:mirror-horizontal="false" draw:mirror-vertical="false" svg:viewBox="0 0 0 0" drawooo:sub-view-size="734 500" draw:text-areas="0 0 ?f0 ?f1" draw:type="ooxml-non-primitive" draw:enhanced-path="M 699 500 C 0 500 0 500 0 500 0 35 0 35 0 35 0 15 15 0 35 0 699 0 699 0 699 0 718 0 734 15 734 35 734 465 734 465 734 465 734 484 718 500 699 500 Z N">
              <draw:equation draw:name="f0" draw:formula="logwidth"/>
              <draw:equation draw:name="f1" draw:formula="logheight"/>
            </draw:enhanced-geometry>
          </draw:custom-shape>
          <draw:custom-shape draw:name="CustomShape 381" draw:style-name="gr21" draw:text-style-name="P26" draw:layer="layout" svg:width="0.727cm" svg:height="0.2cm" svg:x="5.22cm" svg:y="12.164cm">
            <text:p/>
            <draw:enhanced-geometry draw:mirror-horizontal="false" draw:mirror-vertical="false" svg:viewBox="0 0 0 0" drawooo:sub-view-size="1126 313" draw:text-areas="0 0 ?f0 ?f1" draw:type="ooxml-non-primitive" draw:enhanced-path="M 1126 313 L 0 0 1126 0 1126 313 Z N">
              <draw:equation draw:name="f0" draw:formula="logwidth"/>
              <draw:equation draw:name="f1" draw:formula="logheight"/>
            </draw:enhanced-geometry>
          </draw:custom-shape>
          <draw:custom-shape draw:name="CustomShape 382" draw:style-name="gr46" draw:text-style-name="P49" draw:layer="layout" svg:width="0.454cm" svg:height="0.125cm" svg:x="5.493cm" svg:y="12.24cm">
            <text:p/>
            <draw:enhanced-geometry draw:mirror-horizontal="false" draw:mirror-vertical="false" svg:viewBox="0 0 0 0" drawooo:sub-view-size="704 196" draw:text-areas="0 0 ?f0 ?f1" draw:type="ooxml-non-primitive" draw:enhanced-path="M 0 196 L 704 196 0 0 0 196 Z N">
              <draw:equation draw:name="f0" draw:formula="logwidth"/>
              <draw:equation draw:name="f1" draw:formula="logheight"/>
            </draw:enhanced-geometry>
          </draw:custom-shape>
          <draw:custom-shape draw:name="CustomShape 383" draw:style-name="gr47" draw:text-style-name="P50" draw:layer="layout" svg:width="0.226cm" svg:height="0.182cm" svg:x="5.493cm" svg:y="12.366cm">
            <text:p/>
            <draw:enhanced-geometry draw:mirror-horizontal="false" draw:mirror-vertical="false" svg:viewBox="0 0 0 0" drawooo:sub-view-size="352 284" draw:text-areas="0 0 ?f0 ?f1" draw:type="ooxml-non-primitive" draw:enhanced-path="M 352 284 L 0 0 352 0 352 284 Z N">
              <draw:equation draw:name="f0" draw:formula="logwidth"/>
              <draw:equation draw:name="f1" draw:formula="logheight"/>
            </draw:enhanced-geometry>
          </draw:custom-shape>
          <draw:custom-shape draw:name="CustomShape 384" draw:style-name="gr21" draw:text-style-name="P26" draw:layer="layout" svg:width="0.226cm" svg:height="0.182cm" svg:x="5.493cm" svg:y="12.366cm">
            <text:p/>
            <draw:enhanced-geometry draw:mirror-horizontal="false" draw:mirror-vertical="false" svg:viewBox="0 0 0 0" drawooo:sub-view-size="352 284" draw:text-areas="0 0 ?f0 ?f1" draw:type="ooxml-non-primitive" draw:enhanced-path="M 352 284 L 0 0 352 0 352 284 N">
              <draw:equation draw:name="f0" draw:formula="logwidth"/>
              <draw:equation draw:name="f1" draw:formula="logheight"/>
            </draw:enhanced-geometry>
          </draw:custom-shape>
        </draw:g>
        <draw:g draw:name="Group 385">
          <draw:g draw:name="Group 386">
            <draw:custom-shape draw:name="CustomShape 387" draw:style-name="gr48" draw:text-style-name="P51" draw:layer="layout" svg:width="1.034cm" svg:height="0.516cm" svg:x="18.856cm" svg:y="11.95cm">
              <text:p/>
              <draw:enhanced-geometry draw:mirror-horizontal="false" draw:mirror-vertical="false" svg:viewBox="0 0 0 0" drawooo:sub-view-size="2340 1166" draw:text-areas="0 0 ?f0 ?f1" draw:type="ooxml-non-primitive" draw:enhanced-path="M 1754 292 L 1170 0 587 292 0 584 587 876 1170 1166 1754 876 2340 584 1754 292 Z N">
                <draw:equation draw:name="f0" draw:formula="logwidth"/>
                <draw:equation draw:name="f1" draw:formula="logheight"/>
              </draw:enhanced-geometry>
            </draw:custom-shape>
            <draw:custom-shape draw:name="CustomShape 388" draw:style-name="gr49" draw:text-style-name="P52" draw:layer="layout" svg:width="0.516cm" svg:height="0.345cm" svg:x="18.856cm" svg:y="12.207cm">
              <text:p/>
              <draw:enhanced-geometry draw:mirror-horizontal="false" draw:mirror-vertical="false" svg:viewBox="0 0 0 0" drawooo:sub-view-size="1170 781" draw:text-areas="0 0 ?f0 ?f1" draw:type="ooxml-non-primitive" draw:enhanced-path="M 0 0 L 0 197 1170 781 1170 582 0 0 Z N">
                <draw:equation draw:name="f0" draw:formula="logwidth"/>
                <draw:equation draw:name="f1" draw:formula="logheight"/>
              </draw:enhanced-geometry>
            </draw:custom-shape>
            <draw:custom-shape draw:name="CustomShape 389" draw:style-name="gr40" draw:text-style-name="P45" draw:layer="layout" svg:width="0.516cm" svg:height="0.345cm" svg:x="19.374cm" svg:y="12.207cm">
              <text:p/>
              <draw:enhanced-geometry draw:mirror-horizontal="false" draw:mirror-vertical="false" svg:viewBox="0 0 0 0" drawooo:sub-view-size="1170 781" draw:text-areas="0 0 ?f0 ?f1" draw:type="ooxml-non-primitive" draw:enhanced-path="M 1170 0 L 0 582 0 781 1170 197 1170 0 Z N">
                <draw:equation draw:name="f0" draw:formula="logwidth"/>
                <draw:equation draw:name="f1" draw:formula="logheight"/>
              </draw:enhanced-geometry>
            </draw:custom-shape>
          </draw:g>
          <draw:g draw:name="Group 390">
            <draw:custom-shape draw:name="CustomShape 391" draw:style-name="gr32" draw:text-style-name="P37" draw:layer="layout" svg:width="1.034cm" svg:height="0.515cm" svg:x="18.856cm" svg:y="11.739cm">
              <text:p/>
              <draw:enhanced-geometry draw:mirror-horizontal="false" draw:mirror-vertical="false" svg:viewBox="0 0 0 0" drawooo:sub-view-size="2340 1165" draw:text-areas="0 0 ?f0 ?f1" draw:type="ooxml-non-primitive" draw:enhanced-path="M 1754 292 L 1170 0 587 292 0 581 587 873 1170 1165 1754 873 2340 581 1754 292 Z N">
                <draw:equation draw:name="f0" draw:formula="logwidth"/>
                <draw:equation draw:name="f1" draw:formula="logheight"/>
              </draw:enhanced-geometry>
            </draw:custom-shape>
            <draw:custom-shape draw:name="CustomShape 392" draw:style-name="gr42" draw:text-style-name="P47" draw:layer="layout" svg:width="0.516cm" svg:height="0.345cm" svg:x="18.856cm" svg:y="11.995cm">
              <text:p/>
              <draw:enhanced-geometry draw:mirror-horizontal="false" draw:mirror-vertical="false" svg:viewBox="0 0 0 0" drawooo:sub-view-size="1170 781" draw:text-areas="0 0 ?f0 ?f1" draw:type="ooxml-non-primitive" draw:enhanced-path="M 0 0 L 0 199 1170 781 1170 584 0 0 Z N">
                <draw:equation draw:name="f0" draw:formula="logwidth"/>
                <draw:equation draw:name="f1" draw:formula="logheight"/>
              </draw:enhanced-geometry>
            </draw:custom-shape>
            <draw:custom-shape draw:name="CustomShape 393" draw:style-name="gr30" draw:text-style-name="P35" draw:layer="layout" svg:width="0.516cm" svg:height="0.345cm" svg:x="19.374cm" svg:y="11.995cm">
              <text:p/>
              <draw:enhanced-geometry draw:mirror-horizontal="false" draw:mirror-vertical="false" svg:viewBox="0 0 0 0" drawooo:sub-view-size="1170 781" draw:text-areas="0 0 ?f0 ?f1" draw:type="ooxml-non-primitive" draw:enhanced-path="M 1170 0 L 0 584 0 781 1170 199 1170 0 Z N">
                <draw:equation draw:name="f0" draw:formula="logwidth"/>
                <draw:equation draw:name="f1" draw:formula="logheight"/>
              </draw:enhanced-geometry>
            </draw:custom-shape>
          </draw:g>
          <draw:g draw:name="Group 394">
            <draw:custom-shape draw:name="CustomShape 395" draw:style-name="gr31" draw:text-style-name="P36" draw:layer="layout" svg:width="1.034cm" svg:height="0.515cm" svg:x="18.856cm" svg:y="11.527cm">
              <text:p/>
              <draw:enhanced-geometry draw:mirror-horizontal="false" draw:mirror-vertical="false" svg:viewBox="0 0 0 0" drawooo:sub-view-size="2340 1165" draw:text-areas="0 0 ?f0 ?f1" draw:type="ooxml-non-primitive" draw:enhanced-path="M 1754 292 L 1170 0 587 292 0 584 587 873 1170 1165 1754 873 2340 584 1754 292 Z N">
                <draw:equation draw:name="f0" draw:formula="logwidth"/>
                <draw:equation draw:name="f1" draw:formula="logheight"/>
              </draw:enhanced-geometry>
            </draw:custom-shape>
            <draw:custom-shape draw:name="CustomShape 396" draw:style-name="gr43" draw:text-style-name="P48" draw:layer="layout" svg:width="0.516cm" svg:height="0.343cm" svg:x="18.856cm" svg:y="11.784cm">
              <text:p/>
              <draw:enhanced-geometry draw:mirror-horizontal="false" draw:mirror-vertical="false" svg:viewBox="0 0 0 0" drawooo:sub-view-size="1170 778" draw:text-areas="0 0 ?f0 ?f1" draw:type="ooxml-non-primitive" draw:enhanced-path="M 0 0 L 0 196 1170 778 1170 581 0 0 Z N">
                <draw:equation draw:name="f0" draw:formula="logwidth"/>
                <draw:equation draw:name="f1" draw:formula="logheight"/>
              </draw:enhanced-geometry>
            </draw:custom-shape>
            <draw:custom-shape draw:name="CustomShape 397" draw:style-name="gr27" draw:text-style-name="P32" draw:layer="layout" svg:width="0.516cm" svg:height="0.343cm" svg:x="19.374cm" svg:y="11.784cm">
              <text:p/>
              <draw:enhanced-geometry draw:mirror-horizontal="false" draw:mirror-vertical="false" svg:viewBox="0 0 0 0" drawooo:sub-view-size="1170 778" draw:text-areas="0 0 ?f0 ?f1" draw:type="ooxml-non-primitive" draw:enhanced-path="M 1170 0 L 0 581 0 778 1170 196 1170 0 Z N">
                <draw:equation draw:name="f0" draw:formula="logwidth"/>
                <draw:equation draw:name="f1" draw:formula="logheight"/>
              </draw:enhanced-geometry>
            </draw:custom-shape>
          </draw:g>
          <draw:g draw:name="Group 398">
            <draw:custom-shape draw:name="CustomShape 399" draw:style-name="gr50" draw:text-style-name="P53" draw:layer="layout" svg:width="1.034cm" svg:height="0.516cm" svg:x="18.856cm" svg:y="11.316cm">
              <text:p/>
              <draw:enhanced-geometry draw:mirror-horizontal="false" draw:mirror-vertical="false" svg:viewBox="0 0 0 0" drawooo:sub-view-size="2340 1166" draw:text-areas="0 0 ?f0 ?f1" draw:type="ooxml-non-primitive" draw:enhanced-path="M 1754 290 L 1170 0 587 290 0 582 587 874 1170 1166 1754 874 2340 582 1754 290 Z N">
                <draw:equation draw:name="f0" draw:formula="logwidth"/>
                <draw:equation draw:name="f1" draw:formula="logheight"/>
              </draw:enhanced-geometry>
            </draw:custom-shape>
            <draw:custom-shape draw:name="CustomShape 400" draw:style-name="gr51" draw:text-style-name="P54" draw:layer="layout" svg:width="0.516cm" svg:height="0.344cm" svg:x="18.856cm" svg:y="11.574cm">
              <text:p/>
              <draw:enhanced-geometry draw:mirror-horizontal="false" draw:mirror-vertical="false" svg:viewBox="0 0 0 0" drawooo:sub-view-size="1170 780" draw:text-areas="0 0 ?f0 ?f1" draw:type="ooxml-non-primitive" draw:enhanced-path="M 0 0 L 0 196 1170 780 1170 584 0 0 Z N">
                <draw:equation draw:name="f0" draw:formula="logwidth"/>
                <draw:equation draw:name="f1" draw:formula="logheight"/>
              </draw:enhanced-geometry>
            </draw:custom-shape>
            <draw:custom-shape draw:name="CustomShape 401" draw:style-name="gr39" draw:text-style-name="P44" draw:layer="layout" svg:width="0.516cm" svg:height="0.344cm" svg:x="19.374cm" svg:y="11.574cm">
              <text:p/>
              <draw:enhanced-geometry draw:mirror-horizontal="false" draw:mirror-vertical="false" svg:viewBox="0 0 0 0" drawooo:sub-view-size="1170 780" draw:text-areas="0 0 ?f0 ?f1" draw:type="ooxml-non-primitive" draw:enhanced-path="M 1170 0 L 0 584 0 780 1170 196 1170 0 Z N">
                <draw:equation draw:name="f0" draw:formula="logwidth"/>
                <draw:equation draw:name="f1" draw:formula="logheight"/>
              </draw:enhanced-geometry>
            </draw:custom-shape>
          </draw:g>
        </draw:g>
        <draw:g draw:name="Group 402">
          <draw:custom-shape draw:name="CustomShape 403" draw:style-name="gr39" draw:text-style-name="P44" draw:layer="layout" svg:width="0.384cm" svg:height="0.834cm" svg:x="7.975cm" svg:y="11.648cm">
            <text:p/>
            <draw:enhanced-geometry draw:mirror-horizontal="false" draw:mirror-vertical="false" svg:viewBox="0 0 0 0" drawooo:sub-view-size="1083 2355" draw:text-areas="0 0 ?f0 ?f1" draw:type="ooxml-non-primitive" draw:enhanced-path="M 542 0 L 269 133 0 270 0 2355 1083 2355 1083 270 814 133 542 0 Z N">
              <draw:equation draw:name="f0" draw:formula="logwidth"/>
              <draw:equation draw:name="f1" draw:formula="logheight"/>
            </draw:enhanced-geometry>
          </draw:custom-shape>
          <draw:custom-shape draw:name="CustomShape 404" draw:style-name="gr27" draw:text-style-name="P32" draw:layer="layout" svg:width="0.385cm" svg:height="0.944cm" svg:x="8.36cm" svg:y="11.538cm">
            <text:p/>
            <draw:enhanced-geometry draw:mirror-horizontal="false" draw:mirror-vertical="false" svg:viewBox="0 0 0 0" drawooo:sub-view-size="1087 2666" draw:text-areas="0 0 ?f0 ?f1" draw:type="ooxml-non-primitive" draw:enhanced-path="M 545 0 L 273 133 0 266 0 2666 1087 2666 1087 266 814 133 545 0 Z N">
              <draw:equation draw:name="f0" draw:formula="logwidth"/>
              <draw:equation draw:name="f1" draw:formula="logheight"/>
            </draw:enhanced-geometry>
          </draw:custom-shape>
          <draw:custom-shape draw:name="CustomShape 405" draw:style-name="gr30" draw:text-style-name="P35" draw:layer="layout" svg:width="0.385cm" svg:height="1.056cm" svg:x="8.747cm" svg:y="11.426cm">
            <text:p/>
            <draw:enhanced-geometry draw:mirror-horizontal="false" draw:mirror-vertical="false" svg:viewBox="0 0 0 0" drawooo:sub-view-size="1086 2981" draw:text-areas="0 0 ?f0 ?f1" draw:type="ooxml-non-primitive" draw:enhanced-path="M 541 0 L 272 137 0 270 0 2981 1086 2981 1086 270 814 137 541 0 Z N">
              <draw:equation draw:name="f0" draw:formula="logwidth"/>
              <draw:equation draw:name="f1" draw:formula="logheight"/>
            </draw:enhanced-geometry>
          </draw:custom-shape>
          <draw:custom-shape draw:name="CustomShape 406" draw:style-name="gr40" draw:text-style-name="P45" draw:layer="layout" svg:width="0.384cm" svg:height="1.166cm" svg:x="9.134cm" svg:y="11.316cm">
            <text:p/>
            <draw:enhanced-geometry draw:mirror-horizontal="false" draw:mirror-vertical="false" svg:viewBox="0 0 0 0" drawooo:sub-view-size="1083 3292" draw:text-areas="0 0 ?f0 ?f1" draw:type="ooxml-non-primitive" draw:enhanced-path="M 269 133 L 0 267 0 3292 1083 3292 1083 267 814 133 542 0 269 133 Z N">
              <draw:equation draw:name="f0" draw:formula="logwidth"/>
              <draw:equation draw:name="f1" draw:formula="logheight"/>
            </draw:enhanced-geometry>
          </draw:custom-shape>
          <draw:custom-shape draw:name="CustomShape 407" draw:style-name="gr52" draw:text-style-name="P55" draw:layer="layout" svg:width="0.493cm" svg:height="0.068cm" svg:x="7.975cm" svg:y="12.484cm">
            <text:p/>
            <draw:enhanced-geometry draw:mirror-horizontal="false" draw:mirror-vertical="false" svg:viewBox="0 0 0 0" drawooo:sub-view-size="1389 197" draw:text-areas="0 0 ?f0 ?f1" draw:type="ooxml-non-primitive" draw:enhanced-path="M 0 0 L 608 197 1389 197 1083 0 0 0 Z N">
              <draw:equation draw:name="f0" draw:formula="logwidth"/>
              <draw:equation draw:name="f1" draw:formula="logheight"/>
            </draw:enhanced-geometry>
          </draw:custom-shape>
          <draw:custom-shape draw:name="CustomShape 408" draw:style-name="gr53" draw:text-style-name="P56" draw:layer="layout" svg:width="0.385cm" svg:height="0.068cm" svg:x="8.36cm" svg:y="12.484cm">
            <text:p/>
            <draw:enhanced-geometry draw:mirror-horizontal="false" draw:mirror-vertical="false" svg:viewBox="0 0 0 0" drawooo:sub-view-size="1087 197" draw:text-areas="0 0 ?f0 ?f1" draw:type="ooxml-non-primitive" draw:enhanced-path="M 1087 0 L 1087 197 306 197 0 0 1087 0 Z N">
              <draw:equation draw:name="f0" draw:formula="logwidth"/>
              <draw:equation draw:name="f1" draw:formula="logheight"/>
            </draw:enhanced-geometry>
          </draw:custom-shape>
          <draw:custom-shape draw:name="CustomShape 409" draw:style-name="gr54" draw:text-style-name="P57" draw:layer="layout" svg:width="0.494cm" svg:height="0.068cm" svg:x="9.026cm" svg:y="12.484cm">
            <text:p/>
            <draw:enhanced-geometry draw:mirror-horizontal="false" draw:mirror-vertical="false" svg:viewBox="0 0 0 0" drawooo:sub-view-size="1392 197" draw:text-areas="0 0 ?f0 ?f1" draw:type="ooxml-non-primitive" draw:enhanced-path="M 1392 0 L 781 197 0 197 306 0 1392 0 Z N">
              <draw:equation draw:name="f0" draw:formula="logwidth"/>
              <draw:equation draw:name="f1" draw:formula="logheight"/>
            </draw:enhanced-geometry>
          </draw:custom-shape>
          <draw:custom-shape draw:name="CustomShape 410" draw:style-name="gr55" draw:text-style-name="P58" draw:layer="layout" svg:width="0.386cm" svg:height="0.068cm" svg:x="8.747cm" svg:y="12.484cm">
            <text:p/>
            <draw:enhanced-geometry draw:mirror-horizontal="false" draw:mirror-vertical="false" svg:viewBox="0 0 0 0" drawooo:sub-view-size="1089 197" draw:text-areas="0 0 ?f0 ?f1" draw:type="ooxml-non-primitive" draw:enhanced-path="M 0 0 L 0 197 783 197 1089 0 0 0 Z N">
              <draw:equation draw:name="f0" draw:formula="logwidth"/>
              <draw:equation draw:name="f1" draw:formula="logheight"/>
            </draw:enhanced-geometry>
          </draw:custom-shape>
        </draw:g>
        <draw:g draw:name="Group 411">
          <draw:custom-shape draw:name="CustomShape 412" draw:style-name="gr35" draw:text-style-name="P40" draw:layer="layout" svg:width="0.372cm" svg:height="1.061cm" svg:x="11.414cm" svg:y="11.388cm">
            <text:p/>
            <draw:enhanced-geometry draw:mirror-horizontal="false" draw:mirror-vertical="false" svg:viewBox="0 0 0 0" drawooo:sub-view-size="287 813" draw:text-areas="0 0 ?f0 ?f1" draw:type="ooxml-non-primitive" draw:enhanced-path="M 144 0 C 64 0 0 65 0 144 0 813 0 813 0 813 287 813 287 813 287 813 287 144 287 144 287 144 287 65 223 0 144 0 Z N">
              <draw:equation draw:name="f0" draw:formula="logwidth"/>
              <draw:equation draw:name="f1" draw:formula="logheight"/>
            </draw:enhanced-geometry>
          </draw:custom-shape>
          <draw:custom-shape draw:name="CustomShape 413" draw:style-name="gr56" draw:text-style-name="P59" draw:layer="layout" svg:width="0.312cm" svg:height="0.314cm" svg:x="11.444cm" svg:y="11.4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14" draw:style-name="gr39" draw:text-style-name="P44" draw:layer="layout" svg:width="0.373cm" svg:height="0.992cm" svg:x="11.788cm" svg:y="11.457cm">
            <text:p/>
            <draw:enhanced-geometry draw:mirror-horizontal="false" draw:mirror-vertical="false" svg:viewBox="0 0 0 0" drawooo:sub-view-size="288 760" draw:text-areas="0 0 ?f0 ?f1" draw:type="ooxml-non-primitive" draw:enhanced-path="M 144 0 C 65 0 0 65 0 144 0 760 0 760 0 760 288 760 288 760 288 760 288 144 288 144 288 144 288 65 224 0 144 0 Z N">
              <draw:equation draw:name="f0" draw:formula="logwidth"/>
              <draw:equation draw:name="f1" draw:formula="logheight"/>
            </draw:enhanced-geometry>
          </draw:custom-shape>
          <draw:custom-shape draw:name="CustomShape 415" draw:style-name="gr52" draw:text-style-name="P55" draw:layer="layout" svg:width="0.313cm" svg:height="0.314cm" svg:x="11.818cm" svg:y="11.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16" draw:style-name="gr27" draw:text-style-name="P32" draw:layer="layout" svg:width="0.373cm" svg:height="0.942cm" svg:x="12.163cm" svg:y="11.507cm">
            <text:p/>
            <draw:enhanced-geometry draw:mirror-horizontal="false" draw:mirror-vertical="false" svg:viewBox="0 0 0 0" drawooo:sub-view-size="288 722" draw:text-areas="0 0 ?f0 ?f1" draw:type="ooxml-non-primitive" draw:enhanced-path="M 144 0 C 65 0 0 65 0 144 0 722 0 722 0 722 288 722 288 722 288 722 288 144 288 144 288 144 288 65 224 0 144 0 Z N">
              <draw:equation draw:name="f0" draw:formula="logwidth"/>
              <draw:equation draw:name="f1" draw:formula="logheight"/>
            </draw:enhanced-geometry>
          </draw:custom-shape>
          <draw:custom-shape draw:name="CustomShape 417" draw:style-name="gr53" draw:text-style-name="P56" draw:layer="layout" svg:width="0.313cm" svg:height="0.314cm" svg:x="12.193cm" svg:y="11.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18" draw:style-name="gr28" draw:text-style-name="P33" draw:layer="layout" svg:width="0.373cm" svg:height="0.942cm" svg:x="12.538cm" svg:y="11.507cm">
            <text:p/>
            <draw:enhanced-geometry draw:mirror-horizontal="false" draw:mirror-vertical="false" svg:viewBox="0 0 0 0" drawooo:sub-view-size="288 722" draw:text-areas="0 0 ?f0 ?f1" draw:type="ooxml-non-primitive" draw:enhanced-path="M 144 0 C 64 0 0 65 0 144 0 722 0 722 0 722 288 722 288 722 288 722 288 144 288 144 288 144 288 65 223 0 144 0 Z N">
              <draw:equation draw:name="f0" draw:formula="logwidth"/>
              <draw:equation draw:name="f1" draw:formula="logheight"/>
            </draw:enhanced-geometry>
          </draw:custom-shape>
          <draw:custom-shape draw:name="CustomShape 419" draw:style-name="gr57" draw:text-style-name="P60" draw:layer="layout" svg:width="0.313cm" svg:height="0.314cm" svg:x="12.569cm" svg:y="11.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0" draw:style-name="gr30" draw:text-style-name="P35" draw:layer="layout" svg:width="0.373cm" svg:height="0.992cm" svg:x="12.913cm" svg:y="11.457cm">
            <text:p/>
            <draw:enhanced-geometry draw:mirror-horizontal="false" draw:mirror-vertical="false" svg:viewBox="0 0 0 0" drawooo:sub-view-size="288 760" draw:text-areas="0 0 ?f0 ?f1" draw:type="ooxml-non-primitive" draw:enhanced-path="M 144 0 C 64 0 0 65 0 144 0 760 0 760 0 760 288 760 288 760 288 760 288 144 288 144 288 144 288 65 223 0 144 0 Z N">
              <draw:equation draw:name="f0" draw:formula="logwidth"/>
              <draw:equation draw:name="f1" draw:formula="logheight"/>
            </draw:enhanced-geometry>
          </draw:custom-shape>
          <draw:custom-shape draw:name="CustomShape 421" draw:style-name="gr55" draw:text-style-name="P58" draw:layer="layout" svg:width="0.313cm" svg:height="0.314cm" svg:x="12.944cm" svg:y="11.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2" draw:style-name="gr40" draw:text-style-name="P45" draw:layer="layout" svg:width="0.372cm" svg:height="1.061cm" svg:x="13.289cm" svg:y="11.388cm">
            <text:p/>
            <draw:enhanced-geometry draw:mirror-horizontal="false" draw:mirror-vertical="false" svg:viewBox="0 0 0 0" drawooo:sub-view-size="287 813" draw:text-areas="0 0 ?f0 ?f1" draw:type="ooxml-non-primitive" draw:enhanced-path="M 143 0 C 64 0 0 65 0 144 0 813 0 813 0 813 287 813 287 813 287 813 287 144 287 144 287 144 287 65 223 0 143 0 Z N">
              <draw:equation draw:name="f0" draw:formula="logwidth"/>
              <draw:equation draw:name="f1" draw:formula="logheight"/>
            </draw:enhanced-geometry>
          </draw:custom-shape>
          <draw:custom-shape draw:name="CustomShape 423" draw:style-name="gr54" draw:text-style-name="P57" draw:layer="layout" svg:width="0.312cm" svg:height="0.314cm" svg:x="13.319cm" svg:y="11.4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4" draw:style-name="gr36" draw:text-style-name="P41" draw:layer="layout" svg:width="0.373cm" svg:height="1.133cm" svg:x="13.663cm" svg:y="11.316cm">
            <text:p/>
            <draw:enhanced-geometry draw:mirror-horizontal="false" draw:mirror-vertical="false" svg:viewBox="0 0 0 0" drawooo:sub-view-size="288 868" draw:text-areas="0 0 ?f0 ?f1" draw:type="ooxml-non-primitive" draw:enhanced-path="M 144 0 C 65 0 0 64 0 144 0 868 0 868 0 868 288 868 288 868 288 868 288 144 288 144 288 144 288 64 224 0 144 0 Z N">
              <draw:equation draw:name="f0" draw:formula="logwidth"/>
              <draw:equation draw:name="f1" draw:formula="logheight"/>
            </draw:enhanced-geometry>
          </draw:custom-shape>
          <draw:custom-shape draw:name="CustomShape 425" draw:style-name="gr58" draw:text-style-name="P61" draw:layer="layout" svg:width="0.313cm" svg:height="0.314cm" svg:x="13.693cm" svg:y="11.3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6" draw:style-name="gr34" draw:text-style-name="P39" draw:layer="layout" svg:width="0.373cm" svg:height="1.133cm" svg:x="11.039cm" svg:y="11.316cm">
            <text:p/>
            <draw:enhanced-geometry draw:mirror-horizontal="false" draw:mirror-vertical="false" svg:viewBox="0 0 0 0" drawooo:sub-view-size="288 868" draw:text-areas="0 0 ?f0 ?f1" draw:type="ooxml-non-primitive" draw:enhanced-path="M 144 0 C 64 0 0 64 0 144 0 868 0 868 0 868 288 868 288 868 288 868 288 144 288 144 288 144 288 64 223 0 144 0 Z N">
              <draw:equation draw:name="f0" draw:formula="logwidth"/>
              <draw:equation draw:name="f1" draw:formula="logheight"/>
            </draw:enhanced-geometry>
          </draw:custom-shape>
          <draw:custom-shape draw:name="CustomShape 427" draw:style-name="gr59" draw:text-style-name="P62" draw:layer="layout" svg:width="0.313cm" svg:height="0.314cm" svg:x="11.069cm" svg:y="11.3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8" draw:style-name="gr59" draw:text-style-name="P62" draw:layer="layout" svg:width="0.759cm" svg:height="0.101cm" svg:x="11.039cm" svg:y="12.451cm">
            <text:p/>
            <draw:enhanced-geometry draw:mirror-horizontal="false" draw:mirror-vertical="false" svg:viewBox="0 0 0 0" drawooo:sub-view-size="1767 239" draw:text-areas="0 0 ?f0 ?f1" draw:type="ooxml-non-primitive" draw:enhanced-path="M 1767 239 L 1198 239 0 0 872 0 1767 239 Z N">
              <draw:equation draw:name="f0" draw:formula="logwidth"/>
              <draw:equation draw:name="f1" draw:formula="logheight"/>
            </draw:enhanced-geometry>
          </draw:custom-shape>
          <draw:custom-shape draw:name="CustomShape 429" draw:style-name="gr56" draw:text-style-name="P59" draw:layer="layout" svg:width="0.63cm" svg:height="0.101cm" svg:x="11.414cm" svg:y="12.451cm">
            <text:p/>
            <draw:enhanced-geometry draw:mirror-horizontal="false" draw:mirror-vertical="false" svg:viewBox="0 0 0 0" drawooo:sub-view-size="1467 239" draw:text-areas="0 0 ?f0 ?f1" draw:type="ooxml-non-primitive" draw:enhanced-path="M 1467 239 L 895 239 0 0 868 0 1467 239 Z N">
              <draw:equation draw:name="f0" draw:formula="logwidth"/>
              <draw:equation draw:name="f1" draw:formula="logheight"/>
            </draw:enhanced-geometry>
          </draw:custom-shape>
          <draw:custom-shape draw:name="CustomShape 430" draw:style-name="gr52" draw:text-style-name="P55" draw:layer="layout" svg:width="0.502cm" svg:height="0.101cm" svg:x="11.788cm" svg:y="12.451cm">
            <text:p/>
            <draw:enhanced-geometry draw:mirror-horizontal="false" draw:mirror-vertical="false" svg:viewBox="0 0 0 0" drawooo:sub-view-size="1171 239" draw:text-areas="0 0 ?f0 ?f1" draw:type="ooxml-non-primitive" draw:enhanced-path="M 1171 239 L 599 239 0 0 872 0 1171 239 Z N">
              <draw:equation draw:name="f0" draw:formula="logwidth"/>
              <draw:equation draw:name="f1" draw:formula="logheight"/>
            </draw:enhanced-geometry>
          </draw:custom-shape>
          <draw:custom-shape draw:name="CustomShape 431" draw:style-name="gr53" draw:text-style-name="P56" draw:layer="layout" svg:width="0.373cm" svg:height="0.101cm" svg:x="12.163cm" svg:y="12.451cm">
            <text:p/>
            <draw:enhanced-geometry draw:mirror-horizontal="false" draw:mirror-vertical="false" svg:viewBox="0 0 0 0" drawooo:sub-view-size="871 239" draw:text-areas="0 0 ?f0 ?f1" draw:type="ooxml-non-primitive" draw:enhanced-path="M 871 239 L 299 239 0 0 871 0 871 239 Z N">
              <draw:equation draw:name="f0" draw:formula="logwidth"/>
              <draw:equation draw:name="f1" draw:formula="logheight"/>
            </draw:enhanced-geometry>
          </draw:custom-shape>
          <draw:custom-shape draw:name="CustomShape 432" draw:style-name="gr57" draw:text-style-name="P60" draw:layer="layout" svg:width="0.373cm" svg:height="0.101cm" svg:x="12.538cm" svg:y="12.451cm">
            <text:p/>
            <draw:enhanced-geometry draw:mirror-horizontal="false" draw:mirror-vertical="false" svg:viewBox="0 0 0 0" drawooo:sub-view-size="871 239" draw:text-areas="0 0 ?f0 ?f1" draw:type="ooxml-non-primitive" draw:enhanced-path="M 572 239 L 0 239 0 0 871 0 572 239 Z N">
              <draw:equation draw:name="f0" draw:formula="logwidth"/>
              <draw:equation draw:name="f1" draw:formula="logheight"/>
            </draw:enhanced-geometry>
          </draw:custom-shape>
          <draw:custom-shape draw:name="CustomShape 433" draw:style-name="gr55" draw:text-style-name="P58" draw:layer="layout" svg:width="0.502cm" svg:height="0.101cm" svg:x="12.785cm" svg:y="12.451cm">
            <text:p/>
            <draw:enhanced-geometry draw:mirror-horizontal="false" draw:mirror-vertical="false" svg:viewBox="0 0 0 0" drawooo:sub-view-size="1171 239" draw:text-areas="0 0 ?f0 ?f1" draw:type="ooxml-non-primitive" draw:enhanced-path="M 572 239 L 0 239 299 0 1171 0 572 239 Z N">
              <draw:equation draw:name="f0" draw:formula="logwidth"/>
              <draw:equation draw:name="f1" draw:formula="logheight"/>
            </draw:enhanced-geometry>
          </draw:custom-shape>
          <draw:custom-shape draw:name="CustomShape 434" draw:style-name="gr54" draw:text-style-name="P57" draw:layer="layout" svg:width="0.63cm" svg:height="0.101cm" svg:x="13.031cm" svg:y="12.451cm">
            <text:p/>
            <draw:enhanced-geometry draw:mirror-horizontal="false" draw:mirror-vertical="false" svg:viewBox="0 0 0 0" drawooo:sub-view-size="1467 239" draw:text-areas="0 0 ?f0 ?f1" draw:type="ooxml-non-primitive" draw:enhanced-path="M 572 239 L 0 239 599 0 1467 0 572 239 Z N">
              <draw:equation draw:name="f0" draw:formula="logwidth"/>
              <draw:equation draw:name="f1" draw:formula="logheight"/>
            </draw:enhanced-geometry>
          </draw:custom-shape>
          <draw:custom-shape draw:name="CustomShape 435" draw:style-name="gr58" draw:text-style-name="P61" draw:layer="layout" svg:width="0.759cm" svg:height="0.101cm" svg:x="13.277cm" svg:y="12.451cm">
            <text:p/>
            <draw:enhanced-geometry draw:mirror-horizontal="false" draw:mirror-vertical="false" svg:viewBox="0 0 0 0" drawooo:sub-view-size="1767 239" draw:text-areas="0 0 ?f0 ?f1" draw:type="ooxml-non-primitive" draw:enhanced-path="M 572 239 L 0 239 895 0 1767 0 572 239 Z N">
              <draw:equation draw:name="f0" draw:formula="logwidth"/>
              <draw:equation draw:name="f1" draw:formula="logheight"/>
            </draw:enhanced-geometry>
          </draw:custom-shape>
        </draw:g>
        <draw:g draw:name="Group 436">
          <draw:g draw:name="Group 437">
            <draw:custom-shape draw:name="CustomShape 438" draw:style-name="gr27" draw:text-style-name="P32" draw:layer="layout" svg:width="1.658cm" svg:height="0.385cm" svg:x="15.679cm" svg:y="11.315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CustomShape 439" draw:style-name="gr53" draw:text-style-name="P56" draw:layer="layout" svg:width="0.194cm" svg:height="0.196cm" svg:x="15.679cm" svg:y="11.504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roup 440">
            <draw:custom-shape draw:name="CustomShape 441" draw:style-name="gr28" draw:text-style-name="P33" draw:layer="layout" svg:width="1.658cm" svg:height="0.385cm" svg:x="15.553cm" svg:y="11.741cm">
              <text:p/>
              <draw:enhanced-geometry draw:mirror-horizontal="tru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CustomShape 442" draw:style-name="gr57" draw:text-style-name="P60" draw:layer="layout" svg:width="0.194cm" svg:height="0.196cm" svg:x="17.016cm" svg:y="11.93cm">
              <text:p/>
              <draw:enhanced-geometry draw:mirror-horizontal="tru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roup 443">
            <draw:custom-shape draw:name="CustomShape 444" draw:style-name="gr30" draw:text-style-name="P35" draw:layer="layout" svg:width="1.658cm" svg:height="0.385cm" svg:x="15.679cm" svg:y="12.167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CustomShape 445" draw:style-name="gr60" draw:text-style-name="P63" draw:layer="layout" svg:width="0.194cm" svg:height="0.196cm" svg:x="15.679cm" svg:y="12.356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custom-shape draw:name="TextShape 446" draw:style-name="gr1" draw:text-style-name="P10" draw:layer="layout" svg:width="20.646cm" svg:height="1.099cm" svg:x="2.376cm" svg:y="0.057cm">
          <text:p text:style-name="P7"><text:span text:style-name="T37">Diagrams and infograph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47" draw:style-name="gr7" draw:text-style-name="P10" draw:layer="layout" svg:width="1.522cm" svg:height="1.091cm" svg:x="11.938cm" svg:y="12.982cm">
          <text:p text:style-name="P7"><text:span text:style-name="T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5"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charset="x-symbol"/>
    <style:font-face style:name="Arial" svg:font-family="Arial"/>
    <style:font-face style:name="DejaVu Sans1" svg:font-family="'DejaVu Sans'"/>
    <style:font-face style:name="Droid Sans" svg:font-family="'Droid Sans'"/>
    <style:font-face style:name="Hind" svg:font-family="Hind"/>
    <style:font-face style:name="Montserrat" svg:font-family="Montserrat"/>
    <style:font-face style:name="Playfair Display1" svg:font-family="'Playfair Display'"/>
    <style:font-face style:name="arial" svg:font-family="arial, helvetica"/>
    <style:font-face style:name="F" svg:font-family="" style:font-family-generic="roman"/>
    <style:font-face style:name="Arial Unicode MS1" svg:font-family="'Arial Unicode MS'" style:font-family-generic="swiss"/>
    <style:font-face style:name="Arial1" svg:font-family="Arial" style:font-pitch="variable"/>
    <style:font-face style:name="Arial Unicode MS" svg:font-family="'Arial Unicode MS'" style:font-pitch="variable"/>
    <style:font-face style:name="DejaVu Sans" svg:font-family="'DejaVu Sans'" style:font-pitch="variable"/>
    <style:font-face style:name="Droid Sans1" svg:font-family="'Droid Sans'" style:font-pitch="variable"/>
    <style:font-face style:name="Hind1" svg:font-family="Hind" style:font-pitch="variable"/>
    <style:font-face style:name="Liberation Sans1" svg:font-family="'Liberation Sans'" style:font-pitch="variable"/>
    <style:font-face style:name="Microsoft YaHei1" svg:font-family="'Microsoft YaHei'" style:font-pitch="variable"/>
    <style:font-face style:name="Montserrat1" svg:font-family="Montserrat" style:font-pitch="variable"/>
    <style:font-face style:name="Playfair Display" svg:font-family="'Playfair Display'" style:font-pitch="variable"/>
    <style:font-face style:name="arial1" svg:font-family="arial, helvetica" style:font-pitch="variable"/>
    <style:font-face style:name="Arial Unicode MS3" svg:font-family="'Arial Unicode MS'"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 Unicode MS2"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msFillBitmap_20_1" draw:display-name="msFillBitmap 1" xlink:href="Pictures/100000000000040000000300AF0F2D7E12160C44.jpg" xlink:type="simple" xlink:show="embed" xlink:actuate="onLoad"/>
    <draw:fill-image draw:name="msFillBitmap_20_10" draw:display-name="msFillBitmap 10" xlink:href="Pictures/100002010000041A000002BCED4C369C0C013333.png" xlink:type="simple" xlink:show="embed" xlink:actuate="onLoad"/>
    <draw:fill-image draw:name="msFillBitmap_20_11" draw:display-name="msFillBitmap 11" xlink:href="Pictures/1000000000000500000002D0846086E84C319FF3.jpg" xlink:type="simple" xlink:show="embed" xlink:actuate="onLoad"/>
    <draw:fill-image draw:name="msFillBitmap_20_12" draw:display-name="msFillBitmap 12" xlink:href="Pictures/100000000000040000000300AF0F2D7E12160C44.jpg" xlink:type="simple" xlink:show="embed" xlink:actuate="onLoad"/>
    <draw:fill-image draw:name="msFillBitmap_20_13" draw:display-name="msFillBitmap 13" xlink:href="Pictures/1000000000000500000002D0BD67F78042058C07.jpg" xlink:type="simple" xlink:show="embed" xlink:actuate="onLoad"/>
    <draw:fill-image draw:name="msFillBitmap_20_2" draw:display-name="msFillBitmap 2" xlink:href="Pictures/1000000000000500000002D0BD67F78042058C07.jpg" xlink:type="simple" xlink:show="embed" xlink:actuate="onLoad"/>
    <draw:fill-image draw:name="msFillBitmap_20_3" draw:display-name="msFillBitmap 3" xlink:href="Pictures/1000000000000500000002D0BD67F78042058C07.jpg" xlink:type="simple" xlink:show="embed" xlink:actuate="onLoad"/>
    <draw:fill-image draw:name="msFillBitmap_20_4" draw:display-name="msFillBitmap 4" xlink:href="Pictures/1000000000000500000002D0BD67F78042058C07.jpg" xlink:type="simple" xlink:show="embed" xlink:actuate="onLoad"/>
    <draw:fill-image draw:name="msFillBitmap_20_5" draw:display-name="msFillBitmap 5" xlink:href="Pictures/1000000000000500000002D0BD67F78042058C07.jpg" xlink:type="simple" xlink:show="embed" xlink:actuate="onLoad"/>
    <draw:fill-image draw:name="msFillBitmap_20_6" draw:display-name="msFillBitmap 6" xlink:href="Pictures/1000000000000500000002D0BD67F78042058C07.jpg" xlink:type="simple" xlink:show="embed" xlink:actuate="onLoad"/>
    <draw:fill-image draw:name="msFillBitmap_20_7" draw:display-name="msFillBitmap 7" xlink:href="Pictures/1000000000000500000002D0BD67F78042058C07.jpg" xlink:type="simple" xlink:show="embed" xlink:actuate="onLoad"/>
    <draw:fill-image draw:name="msFillBitmap_20_8" draw:display-name="msFillBitmap 8" xlink:href="Pictures/1000000000000500000002D0BD67F78042058C07.jpg" xlink:type="simple" xlink:show="embed" xlink:actuate="onLoad"/>
    <draw:fill-image draw:name="msFillBitmap_20_9" draw:display-name="msFillBitmap 9" xlink:href="Pictures/10000000000002A3000003847D091C5C02C792AC.jpg" xlink:type="simple" xlink:show="embed" xlink:actuate="onLoad"/>
    <draw:marker draw:name="Arrow" svg:viewBox="0 0 20 30" svg:d="M10 0l-10 30h20z"/>
    <draw:stroke-dash draw:name="Dashed_20__28_var_29__20_3" draw:display-name="Dashed (var) 3" draw:style="round" draw:dots1="1" draw:dots1-length="35%" draw:distance="105%"/>
    <draw:stroke-dash draw:name="Dashed_20__28_var_29__20_4" draw:display-name="Dashed (var) 4"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fr" fo:country="FR" style:letter-kerning="true" style:font-name-asian="Arial Unicode MS" style:font-family-asian="'Arial Unicode MS'" style:font-pitch-asian="variable" style:font-size-asian="12pt" style:language-asian="hi" style:country-asian="IN" style:font-size-complex="12pt"/>
    </style:style>
    <style:style style:name="Accentuation" style:family="graphic">
      <style:paragraph-properties style:text-autospace="none"/>
      <style:text-properties fo:font-style="italic" style:font-style-asian="italic" style:font-style-complex="italic"/>
    </style:style>
    <style:style style:name="Accentuation_20_forte" style:display-name="Accentuation forte" style:family="graphic">
      <style:paragraph-properties style:text-autospace="none"/>
      <style:text-properties fo:font-weight="bold"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Arial Unicode MS1" style:font-family-asian="'Arial Unicode MS'" style:font-family-generic-asian="swiss"/>
    </style:style>
    <style:style style:name="Légende" style:family="graphic">
      <style:paragraph-properties fo:margin-top="0.374cm" fo:margin-bottom="0.374cm" style:text-autospace="none"/>
      <style:text-properties fo:font-size="12pt" fo:font-style="italic" style:font-name-asian="Arial Unicode MS1" style:font-family-asian="'Arial Unicode MS'" style:font-family-generic-asian="swiss"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Arial Unicode MS1" style:font-family-asian="'Arial Unicode MS'" style:font-family-generic-asian="swiss"/>
    </style:style>
    <style:style style:name="Corps_20_de_20_texte" style:display-name="Corps de texte" style:family="graphic">
      <style:paragraph-properties fo:margin-top="0cm" fo:margin-bottom="0.436cm" fo:line-height="115%" style:text-autospace="none"/>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2"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3"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bitmap" draw:fill-image-name="msFillBitmap_20_4"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msFillBitmap_20_6"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msFillBitmap_20_7" style:repeat="stretch"/>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bitmap" draw:fill-image-name="msFillBitmap_20_8" style:repeat="stretch"/>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2-outline3" style:display-name="Standard 2-outline3" style:family="presentation" style:parent-style-name="Standard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2-outline4" style:display-name="Standard 2-outline4" style:family="presentation" style:parent-style-name="Standard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2-outline5" style:display-name="Standard 2-outline5" style:family="presentation" style:parent-style-name="Standard_20_2-outline4">
      <style:paragraph-properties fo:margin-top="0.1cm" fo:margin-bottom="0cm"/>
      <style:text-properties fo:font-size="20pt" style:font-size-asian="20pt" style:font-size-complex="20pt"/>
    </style:style>
    <style:style style:name="Standard_20_2-outline6" style:display-name="Standard 2-outline6" style:family="presentation" style:parent-style-name="Standard_20_2-outline5">
      <style:paragraph-properties fo:margin-top="0.1cm" fo:margin-bottom="0cm"/>
      <style:text-properties fo:font-size="20pt" style:font-size-asian="20pt" style:font-size-complex="20pt"/>
    </style:style>
    <style:style style:name="Standard_20_2-outline7" style:display-name="Standard 2-outline7" style:family="presentation" style:parent-style-name="Standard_20_2-outline6">
      <style:paragraph-properties fo:margin-top="0.1cm" fo:margin-bottom="0cm"/>
      <style:text-properties fo:font-size="20pt" style:font-size-asian="20pt" style:font-size-complex="20pt"/>
    </style:style>
    <style:style style:name="Standard_20_2-outline8" style:display-name="Standard 2-outline8" style:family="presentation" style:parent-style-name="Standard_20_2-outline7">
      <style:paragraph-properties fo:margin-top="0.1cm" fo:margin-bottom="0cm"/>
      <style:text-properties fo:font-size="20pt" style:font-size-asian="20pt" style:font-size-complex="20pt"/>
    </style:style>
    <style:style style:name="Standard_20_2-outline9" style:display-name="Standard 2-outline9" style:family="presentation" style:parent-style-name="Standard_20_2-outline8">
      <style:paragraph-properties fo:margin-top="0.1cm" fo:margin-bottom="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solid" draw:fill-color="#ffd900"/>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top="0.1cm" fo:margin-bottom="0cm"/>
      <style:text-properties fo:font-size="20pt" style:font-size-asian="20pt" style:font-size-complex="20pt"/>
    </style:style>
    <style:style style:name="Standard_20_3-outline6" style:display-name="Standard 3-outline6" style:family="presentation" style:parent-style-name="Standard_20_3-outline5">
      <style:paragraph-properties fo:margin-top="0.1cm" fo:margin-bottom="0cm"/>
      <style:text-properties fo:font-size="20pt" style:font-size-asian="20pt" style:font-size-complex="20pt"/>
    </style:style>
    <style:style style:name="Standard_20_3-outline7" style:display-name="Standard 3-outline7" style:family="presentation" style:parent-style-name="Standard_20_3-outline6">
      <style:paragraph-properties fo:margin-top="0.1cm" fo:margin-bottom="0cm"/>
      <style:text-properties fo:font-size="20pt" style:font-size-asian="20pt" style:font-size-complex="20pt"/>
    </style:style>
    <style:style style:name="Standard_20_3-outline8" style:display-name="Standard 3-outline8" style:family="presentation" style:parent-style-name="Standard_20_3-outline7">
      <style:paragraph-properties fo:margin-top="0.1cm" fo:margin-bottom="0cm"/>
      <style:text-properties fo:font-size="20pt" style:font-size-asian="20pt" style:font-size-complex="20pt"/>
    </style:style>
    <style:style style:name="Standard_20_3-outline9" style:display-name="Standard 3-outline9" style:family="presentation" style:parent-style-name="Standard_20_3-outline8">
      <style:paragraph-properties fo:margin-top="0.1cm" fo:margin-bottom="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4-background" style:display-name="Standard 4-background" style:family="presentation">
      <style:graphic-properties draw:stroke="none" draw:fill="solid" draw:fill-color="#ffd900"/>
      <style:text-properties style:letter-kerning="true"/>
    </style:style>
    <style:style style:name="Standard_20_4-backgroundobjects" style:display-name="Standard 4-backgroundobjects" style:family="presentation">
      <style:graphic-properties draw:textarea-horizontal-align="justify" draw:shadow="hidden" draw:shadow-offset-x="0.2cm" draw:shadow-offset-y="0.2cm" draw:shadow-color="#808080"/>
      <style:text-properties style:letter-kerning="true"/>
    </style:style>
    <style:style style:name="Standard_20_4-notes" style:display-name="Standard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4-outline1" style:display-name="Standard 4-outline1" style:family="presentation">
      <style:graphic-properties draw:stroke="none" draw:fill="none" draw:auto-grow-height="false" draw:fit-to-size="shrink-to-fit" style:shrink-to-fit="true">
        <text:list-style style:name="Standard_20_4-outline1" style:display-name="Standard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outline2" style:display-name="Standard 4-outline2" style:family="presentation" style:parent-style-name="Standard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4-outline3" style:display-name="Standard 4-outline3" style:family="presentation" style:parent-style-name="Standard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4-outline4" style:display-name="Standard 4-outline4" style:family="presentation" style:parent-style-name="Standard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4-outline5" style:display-name="Standard 4-outline5" style:family="presentation" style:parent-style-name="Standard_20_4-outline4">
      <style:paragraph-properties fo:margin-top="0.1cm" fo:margin-bottom="0cm"/>
      <style:text-properties fo:font-size="20pt" style:font-size-asian="20pt" style:font-size-complex="20pt"/>
    </style:style>
    <style:style style:name="Standard_20_4-outline6" style:display-name="Standard 4-outline6" style:family="presentation" style:parent-style-name="Standard_20_4-outline5">
      <style:paragraph-properties fo:margin-top="0.1cm" fo:margin-bottom="0cm"/>
      <style:text-properties fo:font-size="20pt" style:font-size-asian="20pt" style:font-size-complex="20pt"/>
    </style:style>
    <style:style style:name="Standard_20_4-outline7" style:display-name="Standard 4-outline7" style:family="presentation" style:parent-style-name="Standard_20_4-outline6">
      <style:paragraph-properties fo:margin-top="0.1cm" fo:margin-bottom="0cm"/>
      <style:text-properties fo:font-size="20pt" style:font-size-asian="20pt" style:font-size-complex="20pt"/>
    </style:style>
    <style:style style:name="Standard_20_4-outline8" style:display-name="Standard 4-outline8" style:family="presentation" style:parent-style-name="Standard_20_4-outline7">
      <style:paragraph-properties fo:margin-top="0.1cm" fo:margin-bottom="0cm"/>
      <style:text-properties fo:font-size="20pt" style:font-size-asian="20pt" style:font-size-complex="20pt"/>
    </style:style>
    <style:style style:name="Standard_20_4-outline9" style:display-name="Standard 4-outline9" style:family="presentation" style:parent-style-name="Standard_20_4-outline8">
      <style:paragraph-properties fo:margin-top="0.1cm" fo:margin-bottom="0cm"/>
      <style:text-properties fo:font-size="20pt" style:font-size-asian="20pt" style:font-size-complex="20pt"/>
    </style:style>
    <style:style style:name="Standard_20_4-subtitle" style:display-name="Standard 4-subtitle" style:family="presentation">
      <style:graphic-properties draw:stroke="none" draw:fill="none" draw:textarea-vertical-align="middle">
        <text:list-style style:name="Standard_20_4-subtitle" style:display-name="Standard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title" style:display-name="Standard 4-title" style:family="presentation">
      <style:graphic-properties draw:stroke="none" draw:fill="none" draw:textarea-vertical-align="middle">
        <text:list-style style:name="Standard_20_4-title" style:display-name="Standard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5-background" style:display-name="Standard 5-background" style:family="presentation">
      <style:graphic-properties draw:stroke="none" draw:fill="bitmap" draw:fill-image-name="msFillBitmap_20_13" style:repeat="stretch"/>
      <style:text-properties style:letter-kerning="true"/>
    </style:style>
    <style:style style:name="Standard_20_5-backgroundobjects" style:display-name="Standard 5-backgroundobjects" style:family="presentation">
      <style:graphic-properties draw:textarea-horizontal-align="justify" draw:shadow="hidden" draw:shadow-offset-x="0.2cm" draw:shadow-offset-y="0.2cm" draw:shadow-color="#808080"/>
      <style:text-properties style:letter-kerning="true"/>
    </style:style>
    <style:style style:name="Standard_20_5-notes" style:display-name="Standard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5-outline1" style:display-name="Standard 5-outline1" style:family="presentation">
      <style:graphic-properties draw:stroke="none" draw:fill="none" draw:auto-grow-height="false" draw:fit-to-size="shrink-to-fit" style:shrink-to-fit="true">
        <text:list-style style:name="Standard_20_5-outline1" style:display-name="Standard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outline2" style:display-name="Standard 5-outline2" style:family="presentation" style:parent-style-name="Standard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5-outline3" style:display-name="Standard 5-outline3" style:family="presentation" style:parent-style-name="Standard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5-outline4" style:display-name="Standard 5-outline4" style:family="presentation" style:parent-style-name="Standard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5-outline5" style:display-name="Standard 5-outline5" style:family="presentation" style:parent-style-name="Standard_20_5-outline4">
      <style:paragraph-properties fo:margin-top="0.1cm" fo:margin-bottom="0cm"/>
      <style:text-properties fo:font-size="20pt" style:font-size-asian="20pt" style:font-size-complex="20pt"/>
    </style:style>
    <style:style style:name="Standard_20_5-outline6" style:display-name="Standard 5-outline6" style:family="presentation" style:parent-style-name="Standard_20_5-outline5">
      <style:paragraph-properties fo:margin-top="0.1cm" fo:margin-bottom="0cm"/>
      <style:text-properties fo:font-size="20pt" style:font-size-asian="20pt" style:font-size-complex="20pt"/>
    </style:style>
    <style:style style:name="Standard_20_5-outline7" style:display-name="Standard 5-outline7" style:family="presentation" style:parent-style-name="Standard_20_5-outline6">
      <style:paragraph-properties fo:margin-top="0.1cm" fo:margin-bottom="0cm"/>
      <style:text-properties fo:font-size="20pt" style:font-size-asian="20pt" style:font-size-complex="20pt"/>
    </style:style>
    <style:style style:name="Standard_20_5-outline8" style:display-name="Standard 5-outline8" style:family="presentation" style:parent-style-name="Standard_20_5-outline7">
      <style:paragraph-properties fo:margin-top="0.1cm" fo:margin-bottom="0cm"/>
      <style:text-properties fo:font-size="20pt" style:font-size-asian="20pt" style:font-size-complex="20pt"/>
    </style:style>
    <style:style style:name="Standard_20_5-outline9" style:display-name="Standard 5-outline9" style:family="presentation" style:parent-style-name="Standard_20_5-outline8">
      <style:paragraph-properties fo:margin-top="0.1cm" fo:margin-bottom="0cm"/>
      <style:text-properties fo:font-size="20pt" style:font-size-asian="20pt" style:font-size-complex="20pt"/>
    </style:style>
    <style:style style:name="Standard_20_5-subtitle" style:display-name="Standard 5-subtitle" style:family="presentation">
      <style:graphic-properties draw:stroke="none" draw:fill="none" draw:textarea-vertical-align="middle">
        <text:list-style style:name="Standard_20_5-subtitle" style:display-name="Standard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title" style:display-name="Standard 5-title" style:family="presentation">
      <style:graphic-properties draw:stroke="none" draw:fill="none" draw:textarea-vertical-align="middle">
        <text:list-style style:name="Standard_20_5-title" style:display-name="Standard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solid" draw:fill-color="#ffd900"/>
    </style:style>
    <style:style style:name="Mdp10" style:family="drawing-page">
      <style:drawing-page-properties draw:background-size="border" draw:fill="bitmap" draw:fill-image-name="msFillBitmap_20_13" style:repeat="stretch"/>
    </style:style>
    <style:style style:name="Mdp1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d9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53cm" svg:stroke-color="#ffd900"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Mgr6" style:family="graphic" style:parent-style-name="standard">
      <style:graphic-properties draw:stroke="solid" svg:stroke-width="0.053cm" svg:stroke-color="#434343"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bitmap" draw:fill-image-name="msFillBitmap_20_12" style:repeat="stretch" draw:textarea-vertical-align="top" draw:auto-grow-height="false" fo:min-height="0cm" fo:min-width="0cm" fo:padding-top="0.125cm" fo:padding-bottom="0.125cm" fo:padding-left="0.25cm" fo:padding-right="0.25cm" fo:wrap-option="wrap" fo:clip="rect(0cm, 114.714cm, 0cm, 0cm)"/>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4"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lank_20_Slide-backgroundobjects">
      <style:graphic-properties draw:stroke="none" draw:fill="none" draw:fill-color="#ffffff" draw:auto-grow-height="false" fo:min-height="1.485cm"/>
      <style:paragraph-properties style:writing-mode="lr-tb"/>
    </style:style>
    <style:style style:name="Mpr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c__20_Content-backgroundobjects">
      <style:graphic-properties draw:stroke="none" draw:fill="none" draw:fill-color="#ffffff" draw:auto-grow-height="false" fo:min-height="1.485cm"/>
      <style:paragraph-properties style:writing-mode="lr-tb"/>
    </style:style>
    <style:style style:name="Mpr8"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le_20_Only-backgroundobjects">
      <style:graphic-properties draw:stroke="none" draw:fill="none" draw:fill-color="#ffffff" draw:auto-grow-height="false" fo:min-height="1.485cm"/>
      <style:paragraph-properties style:writing-mode="lr-tb"/>
    </style:style>
    <style:style style:name="Mpr10"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backgroundobjects">
      <style:graphic-properties draw:stroke="none" draw:fill="none" draw:fill-color="#ffffff" draw:auto-grow-height="false" fo:min-height="1.485cm"/>
      <style:paragraph-properties style:writing-mode="lr-tb"/>
    </style:style>
    <style:style style:name="Mpr12"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Standard_20_1-backgroundobjects">
      <style:graphic-properties draw:stroke="none" draw:fill="none" draw:fill-color="#ffffff" draw:auto-grow-height="false" fo:min-height="1.485cm"/>
      <style:paragraph-properties style:writing-mode="lr-tb"/>
    </style:style>
    <style:style style:name="Mpr14"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Standard_20_2-backgroundobjects">
      <style:graphic-properties draw:stroke="none" draw:fill="none" draw:fill-color="#ffffff" draw:auto-grow-height="false" fo:min-height="1.485cm"/>
      <style:paragraph-properties style:writing-mode="lr-tb"/>
    </style:style>
    <style:style style:name="Mpr16"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Standard_20_3-backgroundobjects">
      <style:graphic-properties draw:stroke="none" draw:fill="none" draw:fill-color="#ffffff" draw:auto-grow-height="false" fo:min-height="1.485cm"/>
      <style:paragraph-properties style:writing-mode="lr-tb"/>
    </style:style>
    <style:style style:name="Mpr18"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Standard_20_4-backgroundobjects">
      <style:graphic-properties draw:stroke="none" draw:fill="none" draw:fill-color="#ffffff" draw:auto-grow-height="false" fo:min-height="1.485cm"/>
      <style:paragraph-properties style:writing-mode="lr-tb"/>
    </style:style>
    <style:style style:name="Mpr20" style:family="presentation" style:parent-style-name="Standard_20_4-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Standard_20_5-backgroundobjects">
      <style:graphic-properties draw:stroke="none" draw:fill="none" draw:fill-color="#ffffff" draw:auto-grow-height="false" fo:min-height="1.485cm"/>
      <style:paragraph-properties style:writing-mode="lr-tb"/>
    </style:style>
    <style:style style:name="Mpr22" style:family="presentation" style:parent-style-name="Standard_20_5-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d900"/>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center"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bitmap" draw:fill-image-name="msFillBitmap_20_12" style:repeat="stretc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d900" style:text-line-through-style="none" style:text-line-through-type="none" style:text-position="0% 100%" style:font-name="Playfair Display1" fo:font-size="96pt" fo:letter-spacing="normal" fo:font-style="normal" style:text-underline-style="none" fo:font-weight="normal" style:font-name-asian="Playfair Display1" style:font-size-asian="96pt" style:font-style-asian="normal" style:font-weight-asian="normal" style:font-name-complex="DejaVu Sans1" style:font-size-complex="9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1">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Slide" style:display-name="Title Slide" style:page-layout-name="PM1" draw:style-name="Mdp1">
      <draw:custom-shape draw:name="CustomShape 2" draw:style-name="Mgr3" draw:text-style-name="MP5" draw:layer="backgroundobjects" svg:width="25.398cm" svg:height="3.417cm" svg:x="0cm" svg:y="10.8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22.858cm" svg:height="2.384cm" svg:x="1.27cm" svg:y="0.57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c__20_2_20_Content" style:display-name="Title, 2 Content" style:page-layout-name="PM1" draw:style-name="Mdp2">
      <draw:custom-shape draw:name="CustomShape 4" draw:style-name="Mgr4" draw:text-style-name="MP6" draw:layer="backgroundobjects" svg:width="8.572cm" svg:height="0.001cm" svg:x="8.413cm" svg:y="2.6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5" draw:style-name="Mgr3" draw:text-style-name="MP5" draw:layer="backgroundobjects" svg:width="25.398cm" svg:height="0.461cm" svg:x="0cm" svg:y="13.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2_20_Content-title" draw:layer="backgroundobjects" svg:width="22.858cm" svg:height="2.384cm" svg:x="1.27cm" svg:y="0.57cm" presentation:class="title" presentation:placeholder="true" presentation:user-transformed="true">
        <draw:text-box/>
      </draw:frame>
      <draw:frame draw:name="PlaceHolder 2" presentation:style-name="Title_2c__20_2_20_Content-outline1" draw:layer="backgroundobjects" svg:width="11.154cm" svg:height="8.285cm" svg:x="1.27cm" svg:y="3.343cm" presentation:class="outline" presentation:placeholder="true" presentation:user-transformed="true">
        <draw:text-box/>
      </draw:frame>
      <draw:frame draw:name="PlaceHolder 3" presentation:style-name="Title_2c__20_2_20_Content-outline1" draw:layer="backgroundobjects" svg:width="11.154cm" svg:height="8.285cm" svg:x="12.984cm" svg:y="3.343cm" presentation:class="outline" presentation:placeholder="true" presentation:user-transformed="true">
        <draw:text-box/>
      </draw:frame>
      <presentation:notes style:page-layout-name="PM0">
        <draw:page-thumbnail presentation:style-name="Title_2c__20_2_20_Content-title" draw:layer="backgroundobjects" svg:width="19.797cm" svg:height="11.136cm" svg:x="0.601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_20_Slide" style:display-name="Blank Slide" style:page-layout-name="PM1" draw:style-name="Mdp3">
      <draw:custom-shape draw:name="CustomShape 2" draw:style-name="Mgr5" draw:text-style-name="MP8" draw:layer="backgroundobjects" svg:width="5.435cm" svg:height="1.81cm" svg:x="9.982cm" svg:y="2.109cm">
        <text:p text:style-name="MP7"><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4" draw:text-style-name="MP6" draw:layer="backgroundobjects" svg:width="8.572cm" svg:height="0.001cm" svg:x="8.413cm" svg:y="11.54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c__20_Content" style:display-name="Title, Content" style:page-layout-name="PM1" draw:style-name="Mdp4">
      <draw:custom-shape draw:name="CustomShape 1" draw:style-name="Mgr3" draw:text-style-name="MP5" draw:layer="backgroundobjects" svg:width="25.398cm" svg:height="0.461cm" svg:x="0cm" svg:y="13.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6" draw:layer="backgroundobjects" svg:width="8.572cm" svg:height="0.001cm" svg:x="8.413cm" svg:y="2.6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Only" style:display-name="Title Only" style:page-layout-name="PM1" draw:style-name="Mdp5">
      <draw:custom-shape draw:name="CustomShape 2" draw:style-name="Mgr4" draw:text-style-name="MP6" draw:layer="backgroundobjects" svg:width="8.572cm" svg:height="0.001cm" svg:x="8.413cm" svg:y="2.6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Mgr3" draw:text-style-name="MP5" draw:layer="backgroundobjects" svg:width="25.398cm" svg:height="0.461cm" svg:x="0cm" svg:y="13.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Only-title" draw:layer="backgroundobjects" svg:width="22.858cm" svg:height="2.384cm" svg:x="1.27cm" svg:y="0.57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0">
        <draw:page-thumbnail presentation:style-name="Title_20_Only-title" draw:layer="backgroundobjects" svg:width="19.797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6">
      <draw:custom-shape draw:name="CustomShape 2" draw:style-name="Mgr4" draw:text-style-name="MP6" draw:layer="backgroundobjects" svg:width="20.92cm" svg:height="0.001cm" svg:x="2.239cm" svg:y="10.06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presentation:style-name="Standard-title" draw:layer="backgroundobjects" svg:width="22.859cm" svg:height="2.385cm" svg:x="1.27cm" svg:y="0.57cm" presentation:class="title" presentation:placeholder="true">
        <draw:text-box/>
      </draw:frame>
      <draw:frame presentation:style-name="Standard-outline1" draw:layer="backgroundobjects" svg:width="22.859cm" svg:height="8.286cm" svg:x="1.27cm" svg:y="3.343cm" presentation:class="outline" presentation:placeholder="true">
        <draw:text-box/>
      </draw:frame>
      <presentation:notes style:page-layout-name="PM0">
        <draw:page-thumbnail presentation:style-name="Standard-title" draw:layer="backgroundobjects" svg:width="19.797cm" svg:height="11.136cm" svg:x="0.601cm" svg:y="2.257cm" presentation:class="page"/>
        <draw:frame presentation:style-name="Standard-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7">
      <draw:custom-shape draw:name="CustomShape 1" draw:style-name="Mgr4" draw:text-style-name="MP6" draw:layer="backgroundobjects" svg:width="21.316cm" svg:height="0.001cm" svg:x="2.041cm" svg:y="13.14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 draw:style-name="Mgr4" draw:text-style-name="MP6" draw:layer="backgroundobjects" svg:width="21.316cm" svg:height="0.001cm" svg:x="2.041cm" svg:y="1.14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presentation:style-name="Standard_20_1-title" draw:layer="backgroundobjects" svg:width="22.859cm" svg:height="2.385cm" svg:x="1.27cm" svg:y="0.57cm" presentation:class="title" presentation:placeholder="true">
        <draw:text-box/>
      </draw:frame>
      <draw:frame presentation:style-name="Standard_20_1-outline1" draw:layer="backgroundobjects" svg:width="22.859cm" svg:height="8.286cm" svg:x="1.27cm" svg:y="3.343cm" presentation:class="outline" presentation:placeholder="true">
        <draw:text-box/>
      </draw:frame>
      <presentation:notes style:page-layout-name="PM0">
        <draw:page-thumbnail presentation:style-name="Standard_20_1-title" draw:layer="backgroundobjects" svg:width="19.797cm" svg:height="11.136cm" svg:x="0.601cm" svg:y="2.257cm" presentation:class="page"/>
        <draw:frame presentation:style-name="Standard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8">
      <draw:custom-shape draw:name="CustomShape 5" draw:style-name="Mgr4" draw:text-style-name="MP6" draw:layer="backgroundobjects" svg:width="8.572cm" svg:height="0.001cm" svg:x="8.413cm" svg:y="2.6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 draw:style-name="Mgr3" draw:text-style-name="MP5" draw:layer="backgroundobjects" svg:width="25.398cm" svg:height="0.461cm" svg:x="0cm" svg:y="13.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_20_2-title" draw:layer="backgroundobjects" svg:width="22.859cm" svg:height="2.385cm" svg:x="1.27cm" svg:y="0.57cm" presentation:class="title" presentation:placeholder="true">
        <draw:text-box/>
      </draw:frame>
      <draw:frame presentation:style-name="Standard_20_2-outline1" draw:layer="backgroundobjects" svg:width="22.859cm" svg:height="8.286cm" svg:x="1.27cm" svg:y="3.343cm" presentation:class="outline" presentation:placeholder="true">
        <draw:text-box/>
      </draw:frame>
      <presentation:notes style:page-layout-name="PM0">
        <draw:page-thumbnail presentation:style-name="Standard_20_2-title" draw:layer="backgroundobjects" svg:width="19.797cm" svg:height="11.136cm" svg:x="0.601cm" svg:y="2.257cm" presentation:class="page"/>
        <draw:frame presentation:style-name="Standard_20_2-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3" style:display-name="Standard 3" style:page-layout-name="PM1" draw:style-name="Mdp9">
      <draw:custom-shape draw:name="CustomShape 1" draw:style-name="Mgr6" draw:text-style-name="MP6" draw:layer="backgroundobjects" svg:width="21.316cm" svg:height="0.001cm" svg:x="2.041cm" svg:y="13.14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 draw:style-name="Mgr6" draw:text-style-name="MP6" draw:layer="backgroundobjects" svg:width="21.316cm" svg:height="0.001cm" svg:x="2.041cm" svg:y="1.14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presentation:style-name="Standard_20_3-title" draw:layer="backgroundobjects" svg:width="22.859cm" svg:height="2.385cm" svg:x="1.27cm" svg:y="0.57cm" presentation:class="title" presentation:placeholder="true">
        <draw:text-box/>
      </draw:frame>
      <draw:frame presentation:style-name="Standard_20_3-outline1" draw:layer="backgroundobjects" svg:width="22.859cm" svg:height="8.286cm" svg:x="1.27cm" svg:y="3.343cm" presentation:class="outline" presentation:placeholder="true">
        <draw:text-box/>
      </draw:frame>
      <presentation:notes style:page-layout-name="PM0">
        <draw:page-thumbnail presentation:style-name="Standard_20_3-title" draw:layer="backgroundobjects" svg:width="19.797cm" svg:height="11.136cm" svg:x="0.601cm" svg:y="2.257cm" presentation:class="page"/>
        <draw:frame presentation:style-name="Standard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4" style:display-name="Standard 4" style:page-layout-name="PM1" draw:style-name="Mdp9">
      <draw:custom-shape draw:name="CustomShape 1" draw:style-name="Mgr7" draw:text-style-name="MP9" draw:layer="backgroundobjects" svg:width="12.7cm" svg:height="12.7cm" svg:x="6.349cm" svg:y="0.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Standard_20_4-title" draw:layer="backgroundobjects" svg:width="22.859cm" svg:height="2.385cm" svg:x="1.27cm" svg:y="0.57cm" presentation:class="title" presentation:placeholder="true">
        <draw:text-box/>
      </draw:frame>
      <draw:frame presentation:style-name="Standard_20_4-outline1" draw:layer="backgroundobjects" svg:width="22.859cm" svg:height="8.286cm" svg:x="1.27cm" svg:y="3.343cm" presentation:class="outline" presentation:placeholder="true">
        <draw:text-box/>
      </draw:frame>
      <presentation:notes style:page-layout-name="PM0">
        <draw:page-thumbnail presentation:style-name="Standard_20_4-title" draw:layer="backgroundobjects" svg:width="19.797cm" svg:height="11.136cm" svg:x="0.601cm" svg:y="2.257cm" presentation:class="page"/>
        <draw:frame presentation:style-name="Standard_20_4-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5" style:display-name="Standard 5" style:page-layout-name="PM1" draw:style-name="Mdp10">
      <draw:custom-shape draw:name="CustomShape 2" draw:style-name="Mgr4" draw:text-style-name="MP6" draw:layer="backgroundobjects" svg:width="8.572cm" svg:height="0.001cm" svg:x="8.413cm" svg:y="12.2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presentation:style-name="Standard_20_5-title" draw:layer="backgroundobjects" svg:width="22.859cm" svg:height="2.385cm" svg:x="1.27cm" svg:y="0.57cm" presentation:class="title" presentation:placeholder="true">
        <draw:text-box/>
      </draw:frame>
      <draw:frame presentation:style-name="Standard_20_5-outline1" draw:layer="backgroundobjects" svg:width="22.859cm" svg:height="8.286cm" svg:x="1.27cm" svg:y="3.343cm" presentation:class="outline" presentation:placeholder="true">
        <draw:text-box/>
      </draw:frame>
      <presentation:notes style:page-layout-name="PM0">
        <draw:page-thumbnail presentation:style-name="Standard_20_5-title" draw:layer="backgroundobjects" svg:width="19.797cm" svg:height="11.136cm" svg:x="0.601cm" svg:y="2.257cm" presentation:class="page"/>
        <draw:frame presentation:style-name="Standard_20_5-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language>fr-FR</dc:language>
    <dc:date>2020-11-27T11:55:05.824000000</dc:date>
    <meta:editing-cycles>8</meta:editing-cycles>
    <meta:editing-duration>PT33M1S</meta:editing-duration>
    <meta:generator>LibreOffice/6.3.4.2$Windows_X86_64 LibreOffice_project/60da17e045e08f1793c57c00ba83cdfce946d0aa</meta:generator>
    <meta:document-statistic meta:object-count="1074"/>
  </office:meta>
</office:document-meta>
</file>